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office:value-type="string">
            <text:p>detectTime</text:p>
          </table:table-cell>
          <table:table-cell office:value-type="string">
            <text:p>midx</text:p>
          </table:table-cell>
          <table:table-cell office:value-type="string">
            <text:p>mid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correctureX</text:p>
          </table:table-cell>
          <table:table-cell office:value-type="string">
            <text:p>correctureY</text:p>
          </table:table-cell>
          <table:table-cell office:value-type="string">
            <text:p>localX</text:p>
          </table:table-cell>
          <table:table-cell office:value-type="string">
            <text:p>localY</text:p>
          </table:table-cell>
          <table:table-cell office:value-type="string">
            <text:p>localXSet</text:p>
          </table:table-cell>
          <table:table-cell table:style-name="Default" office:value-type="string">
            <text:p>localYSe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58636">
            <text:p>-0.0558636</text:p>
          </table:table-cell>
          <table:table-cell office:value-type="float" office:value="0.0554289">
            <text:p>0.0554289</text:p>
          </table:table-cell>
          <table:table-cell office:value-type="float" office:value="-2.81146">
            <text:p>-2.81146</text:p>
          </table:table-cell>
          <table:table-cell office:value-type="float" office:value="-0.0193636">
            <text:p>-0.0193636</text:p>
          </table:table-cell>
          <table:table-cell office:value-type="float" office:value="0.211929">
            <text:p>0.211929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558944">
            <text:p>-0.0558944</text:p>
          </table:table-cell>
          <table:table-cell office:value-type="float" office:value="0.0554681">
            <text:p>0.0554681</text:p>
          </table:table-cell>
          <table:table-cell office:value-type="float" office:value="-2.81103">
            <text:p>-2.81103</text:p>
          </table:table-cell>
          <table:table-cell office:value-type="float" office:value="-0.0198944">
            <text:p>-0.0198944</text:p>
          </table:table-cell>
          <table:table-cell office:value-type="float" office:value="0.210968">
            <text:p>0.210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5918">
            <text:p>-0.055918</text:p>
          </table:table-cell>
          <table:table-cell office:value-type="float" office:value="0.0555">
            <text:p>0.0555</text:p>
          </table:table-cell>
          <table:table-cell office:value-type="float" office:value="-2.81105">
            <text:p>-2.81105</text:p>
          </table:table-cell>
          <table:table-cell office:value-type="float" office:value="-0.019918">
            <text:p>-0.019918</text:p>
          </table:table-cell>
          <table:table-cell office:value-type="float" office:value="0.2105">
            <text:p>0.21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59606">
            <text:p>-0.0559606</text:p>
          </table:table-cell>
          <table:table-cell office:value-type="float" office:value="0.055557">
            <text:p>0.055557</text:p>
          </table:table-cell>
          <table:table-cell office:value-type="float" office:value="-2.81103">
            <text:p>-2.81103</text:p>
          </table:table-cell>
          <table:table-cell office:value-type="float" office:value="-0.0194606">
            <text:p>-0.0194606</text:p>
          </table:table-cell>
          <table:table-cell office:value-type="float" office:value="0.211057">
            <text:p>0.211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0011">
            <text:p>-0.0560011</text:p>
          </table:table-cell>
          <table:table-cell office:value-type="float" office:value="0.0555376">
            <text:p>0.0555376</text:p>
          </table:table-cell>
          <table:table-cell office:value-type="float" office:value="-2.8114">
            <text:p>-2.8114</text:p>
          </table:table-cell>
          <table:table-cell office:value-type="float" office:value="-0.0195011">
            <text:p>-0.0195011</text:p>
          </table:table-cell>
          <table:table-cell office:value-type="float" office:value="0.211038">
            <text:p>0.2110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560177">
            <text:p>-0.0560177</text:p>
          </table:table-cell>
          <table:table-cell office:value-type="float" office:value="0.0555489">
            <text:p>0.0555489</text:p>
          </table:table-cell>
          <table:table-cell office:value-type="float" office:value="-2.81062">
            <text:p>-2.81062</text:p>
          </table:table-cell>
          <table:table-cell office:value-type="float" office:value="-0.0200177">
            <text:p>-0.0200177</text:p>
          </table:table-cell>
          <table:table-cell office:value-type="float" office:value="0.211049">
            <text:p>0.2110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60819">
            <text:p>-0.0560819</text:p>
          </table:table-cell>
          <table:table-cell office:value-type="float" office:value="0.0555652">
            <text:p>0.0555652</text:p>
          </table:table-cell>
          <table:table-cell office:value-type="float" office:value="-2.811">
            <text:p>-2.811</text:p>
          </table:table-cell>
          <table:table-cell office:value-type="float" office:value="-0.0205819">
            <text:p>-0.0205819</text:p>
          </table:table-cell>
          <table:table-cell office:value-type="float" office:value="0.210065">
            <text:p>0.210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61167">
            <text:p>-0.0561167</text:p>
          </table:table-cell>
          <table:table-cell office:value-type="float" office:value="0.0555546">
            <text:p>0.0555546</text:p>
          </table:table-cell>
          <table:table-cell office:value-type="float" office:value="-2.81058">
            <text:p>-2.81058</text:p>
          </table:table-cell>
          <table:table-cell office:value-type="float" office:value="-0.0206167">
            <text:p>-0.0206167</text:p>
          </table:table-cell>
          <table:table-cell office:value-type="float" office:value="0.210055">
            <text:p>0.210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61192">
            <text:p>-0.0561192</text:p>
          </table:table-cell>
          <table:table-cell office:value-type="float" office:value="0.0555899">
            <text:p>0.0555899</text:p>
          </table:table-cell>
          <table:table-cell office:value-type="float" office:value="-2.81053">
            <text:p>-2.81053</text:p>
          </table:table-cell>
          <table:table-cell office:value-type="float" office:value="-0.0201192">
            <text:p>-0.0201192</text:p>
          </table:table-cell>
          <table:table-cell office:value-type="float" office:value="0.21159">
            <text:p>0.211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1464">
            <text:p>-0.0561464</text:p>
          </table:table-cell>
          <table:table-cell office:value-type="float" office:value="0.0556218">
            <text:p>0.0556218</text:p>
          </table:table-cell>
          <table:table-cell office:value-type="float" office:value="-2.81105">
            <text:p>-2.81105</text:p>
          </table:table-cell>
          <table:table-cell office:value-type="float" office:value="-0.0201464">
            <text:p>-0.0201464</text:p>
          </table:table-cell>
          <table:table-cell office:value-type="float" office:value="0.211122">
            <text:p>0.2111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61074">
            <text:p>-0.0561074</text:p>
          </table:table-cell>
          <table:table-cell office:value-type="float" office:value="0.0556615">
            <text:p>0.0556615</text:p>
          </table:table-cell>
          <table:table-cell office:value-type="float" office:value="-2.81093">
            <text:p>-2.81093</text:p>
          </table:table-cell>
          <table:table-cell office:value-type="float" office:value="-0.0201074">
            <text:p>-0.0201074</text:p>
          </table:table-cell>
          <table:table-cell office:value-type="float" office:value="0.211662">
            <text:p>0.2116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1656">
            <text:p>-0.0561656</text:p>
          </table:table-cell>
          <table:table-cell office:value-type="float" office:value="0.0556716">
            <text:p>0.0556716</text:p>
          </table:table-cell>
          <table:table-cell office:value-type="float" office:value="-2.81073">
            <text:p>-2.81073</text:p>
          </table:table-cell>
          <table:table-cell office:value-type="float" office:value="-0.0196656">
            <text:p>-0.0196656</text:p>
          </table:table-cell>
          <table:table-cell office:value-type="float" office:value="0.211172">
            <text:p>0.2111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1795">
            <text:p>-0.0561795</text:p>
          </table:table-cell>
          <table:table-cell office:value-type="float" office:value="0.0557422">
            <text:p>0.0557422</text:p>
          </table:table-cell>
          <table:table-cell office:value-type="float" office:value="-2.8103">
            <text:p>-2.8103</text:p>
          </table:table-cell>
          <table:table-cell office:value-type="float" office:value="-0.0201795">
            <text:p>-0.0201795</text:p>
          </table:table-cell>
          <table:table-cell office:value-type="float" office:value="0.211742">
            <text:p>0.2117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2005">
            <text:p>-0.0562005</text:p>
          </table:table-cell>
          <table:table-cell office:value-type="float" office:value="0.0557236">
            <text:p>0.0557236</text:p>
          </table:table-cell>
          <table:table-cell office:value-type="float" office:value="-2.81133">
            <text:p>-2.81133</text:p>
          </table:table-cell>
          <table:table-cell office:value-type="float" office:value="-0.0197005">
            <text:p>-0.0197005</text:p>
          </table:table-cell>
          <table:table-cell office:value-type="float" office:value="0.211224">
            <text:p>0.211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2564">
            <text:p>-0.0562564</text:p>
          </table:table-cell>
          <table:table-cell office:value-type="float" office:value="0.0557622">
            <text:p>0.0557622</text:p>
          </table:table-cell>
          <table:table-cell office:value-type="float" office:value="-2.81059">
            <text:p>-2.81059</text:p>
          </table:table-cell>
          <table:table-cell office:value-type="float" office:value="-0.0197564">
            <text:p>-0.0197564</text:p>
          </table:table-cell>
          <table:table-cell office:value-type="float" office:value="0.211262">
            <text:p>0.2112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562609">
            <text:p>-0.0562609</text:p>
          </table:table-cell>
          <table:table-cell office:value-type="float" office:value="0.0557502">
            <text:p>0.0557502</text:p>
          </table:table-cell>
          <table:table-cell office:value-type="float" office:value="-2.81141">
            <text:p>-2.81141</text:p>
          </table:table-cell>
          <table:table-cell office:value-type="float" office:value="-0.0202609">
            <text:p>-0.0202609</text:p>
          </table:table-cell>
          <table:table-cell office:value-type="float" office:value="0.21125">
            <text:p>0.21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2933">
            <text:p>-0.0562933</text:p>
          </table:table-cell>
          <table:table-cell office:value-type="float" office:value="0.0557825">
            <text:p>0.0557825</text:p>
          </table:table-cell>
          <table:table-cell office:value-type="float" office:value="-2.81155">
            <text:p>-2.81155</text:p>
          </table:table-cell>
          <table:table-cell office:value-type="float" office:value="-0.0197933">
            <text:p>-0.0197933</text:p>
          </table:table-cell>
          <table:table-cell office:value-type="float" office:value="0.211282">
            <text:p>0.2112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3532">
            <text:p>-0.0563532</text:p>
          </table:table-cell>
          <table:table-cell office:value-type="float" office:value="0.0557946">
            <text:p>0.0557946</text:p>
          </table:table-cell>
          <table:table-cell office:value-type="float" office:value="-2.81137">
            <text:p>-2.81137</text:p>
          </table:table-cell>
          <table:table-cell office:value-type="float" office:value="-0.0203532">
            <text:p>-0.0203532</text:p>
          </table:table-cell>
          <table:table-cell office:value-type="float" office:value="0.210295">
            <text:p>0.2102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63933">
            <text:p>-0.0563933</text:p>
          </table:table-cell>
          <table:table-cell office:value-type="float" office:value="0.0558205">
            <text:p>0.0558205</text:p>
          </table:table-cell>
          <table:table-cell office:value-type="float" office:value="-2.81078">
            <text:p>-2.81078</text:p>
          </table:table-cell>
          <table:table-cell office:value-type="float" office:value="-0.0198933">
            <text:p>-0.0198933</text:p>
          </table:table-cell>
          <table:table-cell office:value-type="float" office:value="0.21232">
            <text:p>0.212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3796">
            <text:p>-0.0563796</text:p>
          </table:table-cell>
          <table:table-cell office:value-type="float" office:value="0.0558355">
            <text:p>0.0558355</text:p>
          </table:table-cell>
          <table:table-cell office:value-type="float" office:value="-2.81028">
            <text:p>-2.81028</text:p>
          </table:table-cell>
          <table:table-cell office:value-type="float" office:value="-0.0198796">
            <text:p>-0.0198796</text:p>
          </table:table-cell>
          <table:table-cell office:value-type="float" office:value="0.211336">
            <text:p>0.2113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64118">
            <text:p>-0.0564118</text:p>
          </table:table-cell>
          <table:table-cell office:value-type="float" office:value="0.0558839">
            <text:p>0.0558839</text:p>
          </table:table-cell>
          <table:table-cell office:value-type="float" office:value="-2.81078">
            <text:p>-2.81078</text:p>
          </table:table-cell>
          <table:table-cell office:value-type="float" office:value="-0.0204118">
            <text:p>-0.0204118</text:p>
          </table:table-cell>
          <table:table-cell office:value-type="float" office:value="0.211384">
            <text:p>0.211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3627">
            <text:p>-0.0563627</text:p>
          </table:table-cell>
          <table:table-cell office:value-type="float" office:value="0.05588">
            <text:p>0.05588</text:p>
          </table:table-cell>
          <table:table-cell office:value-type="float" office:value="-2.81047">
            <text:p>-2.81047</text:p>
          </table:table-cell>
          <table:table-cell office:value-type="float" office:value="-0.0203627">
            <text:p>-0.0203627</text:p>
          </table:table-cell>
          <table:table-cell office:value-type="float" office:value="0.21088">
            <text:p>0.2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6367">
            <text:p>-0.056367</text:p>
          </table:table-cell>
          <table:table-cell office:value-type="float" office:value="0.0559176">
            <text:p>0.0559176</text:p>
          </table:table-cell>
          <table:table-cell office:value-type="float" office:value="-2.81029">
            <text:p>-2.81029</text:p>
          </table:table-cell>
          <table:table-cell office:value-type="float" office:value="-0.020367">
            <text:p>-0.020367</text:p>
          </table:table-cell>
          <table:table-cell office:value-type="float" office:value="0.211918">
            <text:p>0.211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64006">
            <text:p>-0.0564006</text:p>
          </table:table-cell>
          <table:table-cell office:value-type="float" office:value="0.0559331">
            <text:p>0.0559331</text:p>
          </table:table-cell>
          <table:table-cell office:value-type="float" office:value="-2.8103">
            <text:p>-2.8103</text:p>
          </table:table-cell>
          <table:table-cell office:value-type="float" office:value="-0.0204006">
            <text:p>-0.0204006</text:p>
          </table:table-cell>
          <table:table-cell office:value-type="float" office:value="0.211933">
            <text:p>0.2119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64416">
            <text:p>-0.0564416</text:p>
          </table:table-cell>
          <table:table-cell office:value-type="float" office:value="0.0559659">
            <text:p>0.0559659</text:p>
          </table:table-cell>
          <table:table-cell office:value-type="float" office:value="-2.81012">
            <text:p>-2.81012</text:p>
          </table:table-cell>
          <table:table-cell office:value-type="float" office:value="-0.0204416">
            <text:p>-0.0204416</text:p>
          </table:table-cell>
          <table:table-cell office:value-type="float" office:value="0.211966">
            <text:p>0.2119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5043">
            <text:p>-0.0565043</text:p>
          </table:table-cell>
          <table:table-cell office:value-type="float" office:value="0.0560297">
            <text:p>0.0560297</text:p>
          </table:table-cell>
          <table:table-cell office:value-type="float" office:value="-2.80998">
            <text:p>-2.80998</text:p>
          </table:table-cell>
          <table:table-cell office:value-type="float" office:value="-0.0200043">
            <text:p>-0.0200043</text:p>
          </table:table-cell>
          <table:table-cell office:value-type="float" office:value="0.21153">
            <text:p>0.211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5486">
            <text:p>-0.0565486</text:p>
          </table:table-cell>
          <table:table-cell office:value-type="float" office:value="0.0560706">
            <text:p>0.0560706</text:p>
          </table:table-cell>
          <table:table-cell office:value-type="float" office:value="-2.81065">
            <text:p>-2.81065</text:p>
          </table:table-cell>
          <table:table-cell office:value-type="float" office:value="-0.0200486">
            <text:p>-0.0200486</text:p>
          </table:table-cell>
          <table:table-cell office:value-type="float" office:value="0.211571">
            <text:p>0.2115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6602">
            <text:p>-0.056602</text:p>
          </table:table-cell>
          <table:table-cell office:value-type="float" office:value="0.0560765">
            <text:p>0.0560765</text:p>
          </table:table-cell>
          <table:table-cell office:value-type="float" office:value="-2.81034">
            <text:p>-2.81034</text:p>
          </table:table-cell>
          <table:table-cell office:value-type="float" office:value="-0.020102">
            <text:p>-0.020102</text:p>
          </table:table-cell>
          <table:table-cell office:value-type="float" office:value="0.212577">
            <text:p>0.2125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5995">
            <text:p>-0.0565995</text:p>
          </table:table-cell>
          <table:table-cell office:value-type="float" office:value="0.0561207">
            <text:p>0.0561207</text:p>
          </table:table-cell>
          <table:table-cell office:value-type="float" office:value="-2.81044">
            <text:p>-2.81044</text:p>
          </table:table-cell>
          <table:table-cell office:value-type="float" office:value="-0.0205995">
            <text:p>-0.0205995</text:p>
          </table:table-cell>
          <table:table-cell office:value-type="float" office:value="0.212121">
            <text:p>0.2121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6236">
            <text:p>-0.0566236</text:p>
          </table:table-cell>
          <table:table-cell office:value-type="float" office:value="0.0561219">
            <text:p>0.0561219</text:p>
          </table:table-cell>
          <table:table-cell office:value-type="float" office:value="-2.81048">
            <text:p>-2.81048</text:p>
          </table:table-cell>
          <table:table-cell office:value-type="float" office:value="-0.0206235">
            <text:p>-0.0206235</text:p>
          </table:table-cell>
          <table:table-cell office:value-type="float" office:value="0.211122">
            <text:p>0.2111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6241">
            <text:p>-0.0566241</text:p>
          </table:table-cell>
          <table:table-cell office:value-type="float" office:value="0.0561443">
            <text:p>0.0561443</text:p>
          </table:table-cell>
          <table:table-cell office:value-type="float" office:value="-2.81002">
            <text:p>-2.81002</text:p>
          </table:table-cell>
          <table:table-cell office:value-type="float" office:value="-0.0206241">
            <text:p>-0.0206241</text:p>
          </table:table-cell>
          <table:table-cell office:value-type="float" office:value="0.211144">
            <text:p>0.2111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5">
            <text:p>555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6432">
            <text:p>-0.0566432</text:p>
          </table:table-cell>
          <table:table-cell office:value-type="float" office:value="0.056136">
            <text:p>0.056136</text:p>
          </table:table-cell>
          <table:table-cell office:value-type="float" office:value="-2.80994">
            <text:p>-2.80994</text:p>
          </table:table-cell>
          <table:table-cell office:value-type="float" office:value="-0.0211431">
            <text:p>-0.0211431</text:p>
          </table:table-cell>
          <table:table-cell office:value-type="float" office:value="0.210636">
            <text:p>0.2106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674">
            <text:p>-0.056674</text:p>
          </table:table-cell>
          <table:table-cell office:value-type="float" office:value="0.0561689">
            <text:p>0.0561689</text:p>
          </table:table-cell>
          <table:table-cell office:value-type="float" office:value="-2.81032">
            <text:p>-2.81032</text:p>
          </table:table-cell>
          <table:table-cell office:value-type="float" office:value="-0.020674">
            <text:p>-0.020674</text:p>
          </table:table-cell>
          <table:table-cell office:value-type="float" office:value="0.210169">
            <text:p>0.2101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7299">
            <text:p>-0.0567299</text:p>
          </table:table-cell>
          <table:table-cell office:value-type="float" office:value="0.0562145">
            <text:p>0.0562145</text:p>
          </table:table-cell>
          <table:table-cell office:value-type="float" office:value="-2.81035">
            <text:p>-2.81035</text:p>
          </table:table-cell>
          <table:table-cell office:value-type="float" office:value="-0.0207299">
            <text:p>-0.0207299</text:p>
          </table:table-cell>
          <table:table-cell office:value-type="float" office:value="0.211214">
            <text:p>0.211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7547">
            <text:p>-0.0567547</text:p>
          </table:table-cell>
          <table:table-cell office:value-type="float" office:value="0.0562557">
            <text:p>0.0562557</text:p>
          </table:table-cell>
          <table:table-cell office:value-type="float" office:value="-2.81012">
            <text:p>-2.81012</text:p>
          </table:table-cell>
          <table:table-cell office:value-type="float" office:value="-0.0207547">
            <text:p>-0.0207547</text:p>
          </table:table-cell>
          <table:table-cell office:value-type="float" office:value="0.211256">
            <text:p>0.2112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7742">
            <text:p>-0.0567742</text:p>
          </table:table-cell>
          <table:table-cell office:value-type="float" office:value="0.0561975">
            <text:p>0.0561975</text:p>
          </table:table-cell>
          <table:table-cell office:value-type="float" office:value="-2.8104">
            <text:p>-2.8104</text:p>
          </table:table-cell>
          <table:table-cell office:value-type="float" office:value="-0.0207742">
            <text:p>-0.0207742</text:p>
          </table:table-cell>
          <table:table-cell office:value-type="float" office:value="0.211698">
            <text:p>0.2116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7868">
            <text:p>-0.0567868</text:p>
          </table:table-cell>
          <table:table-cell office:value-type="float" office:value="0.0562579">
            <text:p>0.0562579</text:p>
          </table:table-cell>
          <table:table-cell office:value-type="float" office:value="-2.80999">
            <text:p>-2.80999</text:p>
          </table:table-cell>
          <table:table-cell office:value-type="float" office:value="-0.0207868">
            <text:p>-0.0207868</text:p>
          </table:table-cell>
          <table:table-cell office:value-type="float" office:value="0.211258">
            <text:p>0.2112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8611">
            <text:p>-0.0568611</text:p>
          </table:table-cell>
          <table:table-cell office:value-type="float" office:value="0.0562141">
            <text:p>0.0562141</text:p>
          </table:table-cell>
          <table:table-cell office:value-type="float" office:value="-2.81052">
            <text:p>-2.81052</text:p>
          </table:table-cell>
          <table:table-cell office:value-type="float" office:value="-0.0208611">
            <text:p>-0.0208611</text:p>
          </table:table-cell>
          <table:table-cell office:value-type="float" office:value="0.211214">
            <text:p>0.211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0359">
            <text:p>-0.0570359</text:p>
          </table:table-cell>
          <table:table-cell office:value-type="float" office:value="0.0563327">
            <text:p>0.0563327</text:p>
          </table:table-cell>
          <table:table-cell office:value-type="float" office:value="-2.81058">
            <text:p>-2.81058</text:p>
          </table:table-cell>
          <table:table-cell office:value-type="float" office:value="-0.0215359">
            <text:p>-0.0215359</text:p>
          </table:table-cell>
          <table:table-cell office:value-type="float" office:value="0.211833">
            <text:p>0.211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8">
            <text:p>308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71456">
            <text:p>-0.0571456</text:p>
          </table:table-cell>
          <table:table-cell office:value-type="float" office:value="0.0560468">
            <text:p>0.0560468</text:p>
          </table:table-cell>
          <table:table-cell office:value-type="float" office:value="-2.81037">
            <text:p>-2.81037</text:p>
          </table:table-cell>
          <table:table-cell office:value-type="float" office:value="-0.0216456">
            <text:p>-0.0216456</text:p>
          </table:table-cell>
          <table:table-cell office:value-type="float" office:value="0.210047">
            <text:p>0.210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65814">
            <text:p>-0.0565814</text:p>
          </table:table-cell>
          <table:table-cell office:value-type="float" office:value="0.0566982">
            <text:p>0.0566982</text:p>
          </table:table-cell>
          <table:table-cell office:value-type="float" office:value="-2.8108">
            <text:p>-2.8108</text:p>
          </table:table-cell>
          <table:table-cell office:value-type="float" office:value="-0.0210814">
            <text:p>-0.0210814</text:p>
          </table:table-cell>
          <table:table-cell office:value-type="float" office:value="0.212198">
            <text:p>0.2121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66505">
            <text:p>-0.0566505</text:p>
          </table:table-cell>
          <table:table-cell office:value-type="float" office:value="0.0563757">
            <text:p>0.0563757</text:p>
          </table:table-cell>
          <table:table-cell office:value-type="float" office:value="-2.8106">
            <text:p>-2.8106</text:p>
          </table:table-cell>
          <table:table-cell office:value-type="float" office:value="-0.0206505">
            <text:p>-0.0206505</text:p>
          </table:table-cell>
          <table:table-cell office:value-type="float" office:value="0.211876">
            <text:p>0.211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2113">
            <text:p>-0.0572113</text:p>
          </table:table-cell>
          <table:table-cell office:value-type="float" office:value="0.0564427">
            <text:p>0.0564427</text:p>
          </table:table-cell>
          <table:table-cell office:value-type="float" office:value="-2.81055">
            <text:p>-2.81055</text:p>
          </table:table-cell>
          <table:table-cell office:value-type="float" office:value="-0.0212113">
            <text:p>-0.0212113</text:p>
          </table:table-cell>
          <table:table-cell office:value-type="float" office:value="0.211443">
            <text:p>0.211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67548">
            <text:p>-0.0567548</text:p>
          </table:table-cell>
          <table:table-cell office:value-type="float" office:value="0.0566149">
            <text:p>0.0566149</text:p>
          </table:table-cell>
          <table:table-cell office:value-type="float" office:value="-2.80934">
            <text:p>-2.80934</text:p>
          </table:table-cell>
          <table:table-cell office:value-type="float" office:value="-0.0207548">
            <text:p>-0.0207548</text:p>
          </table:table-cell>
          <table:table-cell office:value-type="float" office:value="0.211115">
            <text:p>0.2111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02">
            <text:p>-0.05702</text:p>
          </table:table-cell>
          <table:table-cell office:value-type="float" office:value="0.0564737">
            <text:p>0.0564737</text:p>
          </table:table-cell>
          <table:table-cell office:value-type="float" office:value="-2.80935">
            <text:p>-2.80935</text:p>
          </table:table-cell>
          <table:table-cell office:value-type="float" office:value="-0.02102">
            <text:p>-0.02102</text:p>
          </table:table-cell>
          <table:table-cell office:value-type="float" office:value="0.211474">
            <text:p>0.2114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0">
            <text:p>55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322">
            <text:p>322</text:p>
          </table:table-cell>
          <table:table-cell office:value-type="float" office:value="-0.0564146">
            <text:p>-0.0564146</text:p>
          </table:table-cell>
          <table:table-cell office:value-type="float" office:value="0.0567685">
            <text:p>0.0567685</text:p>
          </table:table-cell>
          <table:table-cell office:value-type="float" office:value="-2.80912">
            <text:p>-2.80912</text:p>
          </table:table-cell>
          <table:table-cell office:value-type="float" office:value="-0.0209146">
            <text:p>-0.0209146</text:p>
          </table:table-cell>
          <table:table-cell office:value-type="float" office:value="0.211268">
            <text:p>0.211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4947">
            <text:p>-0.0574947</text:p>
          </table:table-cell>
          <table:table-cell office:value-type="float" office:value="0.0562575">
            <text:p>0.0562575</text:p>
          </table:table-cell>
          <table:table-cell office:value-type="float" office:value="-2.81011">
            <text:p>-2.81011</text:p>
          </table:table-cell>
          <table:table-cell office:value-type="float" office:value="-0.0214947">
            <text:p>-0.0214947</text:p>
          </table:table-cell>
          <table:table-cell office:value-type="float" office:value="0.211257">
            <text:p>0.2112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69128">
            <text:p>-0.0569128</text:p>
          </table:table-cell>
          <table:table-cell office:value-type="float" office:value="0.0568694">
            <text:p>0.0568694</text:p>
          </table:table-cell>
          <table:table-cell office:value-type="float" office:value="-2.80972">
            <text:p>-2.80972</text:p>
          </table:table-cell>
          <table:table-cell office:value-type="float" office:value="-0.0214128">
            <text:p>-0.0214128</text:p>
          </table:table-cell>
          <table:table-cell office:value-type="float" office:value="0.212369">
            <text:p>0.2123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4213">
            <text:p>-0.0574213</text:p>
          </table:table-cell>
          <table:table-cell office:value-type="float" office:value="0.0562237">
            <text:p>0.0562237</text:p>
          </table:table-cell>
          <table:table-cell office:value-type="float" office:value="-2.81078">
            <text:p>-2.81078</text:p>
          </table:table-cell>
          <table:table-cell office:value-type="float" office:value="-0.0214213">
            <text:p>-0.0214213</text:p>
          </table:table-cell>
          <table:table-cell office:value-type="float" office:value="0.211224">
            <text:p>0.211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9466">
            <text:p>-0.0569466</text:p>
          </table:table-cell>
          <table:table-cell office:value-type="float" office:value="0.0563937">
            <text:p>0.0563937</text:p>
          </table:table-cell>
          <table:table-cell office:value-type="float" office:value="-2.80979">
            <text:p>-2.80979</text:p>
          </table:table-cell>
          <table:table-cell office:value-type="float" office:value="-0.0209466">
            <text:p>-0.0209466</text:p>
          </table:table-cell>
          <table:table-cell office:value-type="float" office:value="0.210394">
            <text:p>0.2103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2435">
            <text:p>-0.0572435</text:p>
          </table:table-cell>
          <table:table-cell office:value-type="float" office:value="0.0562173">
            <text:p>0.0562173</text:p>
          </table:table-cell>
          <table:table-cell office:value-type="float" office:value="-2.8103">
            <text:p>-2.8103</text:p>
          </table:table-cell>
          <table:table-cell office:value-type="float" office:value="-0.0212435">
            <text:p>-0.0212435</text:p>
          </table:table-cell>
          <table:table-cell office:value-type="float" office:value="0.211217">
            <text:p>0.2112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7439">
            <text:p>-0.0567439</text:p>
          </table:table-cell>
          <table:table-cell office:value-type="float" office:value="0.0566116">
            <text:p>0.0566116</text:p>
          </table:table-cell>
          <table:table-cell office:value-type="float" office:value="-2.80969">
            <text:p>-2.80969</text:p>
          </table:table-cell>
          <table:table-cell office:value-type="float" office:value="-0.0207439">
            <text:p>-0.0207439</text:p>
          </table:table-cell>
          <table:table-cell office:value-type="float" office:value="0.211612">
            <text:p>0.2116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1471">
            <text:p>-0.0571471</text:p>
          </table:table-cell>
          <table:table-cell office:value-type="float" office:value="0.0566533">
            <text:p>0.0566533</text:p>
          </table:table-cell>
          <table:table-cell office:value-type="float" office:value="-2.81069">
            <text:p>-2.81069</text:p>
          </table:table-cell>
          <table:table-cell office:value-type="float" office:value="-0.0216471">
            <text:p>-0.0216471</text:p>
          </table:table-cell>
          <table:table-cell office:value-type="float" office:value="0.211653">
            <text:p>0.2116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1289">
            <text:p>-0.0571289</text:p>
          </table:table-cell>
          <table:table-cell office:value-type="float" office:value="0.0564967">
            <text:p>0.0564967</text:p>
          </table:table-cell>
          <table:table-cell office:value-type="float" office:value="-2.80985">
            <text:p>-2.80985</text:p>
          </table:table-cell>
          <table:table-cell office:value-type="float" office:value="-0.0211289">
            <text:p>-0.0211289</text:p>
          </table:table-cell>
          <table:table-cell office:value-type="float" office:value="0.211497">
            <text:p>0.2114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8">
            <text:p>308</text:p>
          </table:table-cell>
          <table:table-cell office:value-type="float" office:value="551">
            <text:p>551</text:p>
          </table:table-cell>
          <table:table-cell office:value-type="float" office:value="628">
            <text:p>628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572735">
            <text:p>-0.0572735</text:p>
          </table:table-cell>
          <table:table-cell office:value-type="float" office:value="0.0564872">
            <text:p>0.0564872</text:p>
          </table:table-cell>
          <table:table-cell office:value-type="float" office:value="-2.81028">
            <text:p>-2.81028</text:p>
          </table:table-cell>
          <table:table-cell office:value-type="float" office:value="-0.0217735">
            <text:p>-0.0217735</text:p>
          </table:table-cell>
          <table:table-cell office:value-type="float" office:value="0.210487">
            <text:p>0.2104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2669">
            <text:p>-0.0572669</text:p>
          </table:table-cell>
          <table:table-cell office:value-type="float" office:value="0.0565648">
            <text:p>0.0565648</text:p>
          </table:table-cell>
          <table:table-cell office:value-type="float" office:value="-2.8095">
            <text:p>-2.8095</text:p>
          </table:table-cell>
          <table:table-cell office:value-type="float" office:value="-0.0217669">
            <text:p>-0.0217669</text:p>
          </table:table-cell>
          <table:table-cell office:value-type="float" office:value="0.212065">
            <text:p>0.212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4594">
            <text:p>-0.0574594</text:p>
          </table:table-cell>
          <table:table-cell office:value-type="float" office:value="0.0565188">
            <text:p>0.0565188</text:p>
          </table:table-cell>
          <table:table-cell office:value-type="float" office:value="-2.80958">
            <text:p>-2.80958</text:p>
          </table:table-cell>
          <table:table-cell office:value-type="float" office:value="-0.0214593">
            <text:p>-0.0214593</text:p>
          </table:table-cell>
          <table:table-cell office:value-type="float" office:value="0.211519">
            <text:p>0.2115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1986">
            <text:p>-0.0571986</text:p>
          </table:table-cell>
          <table:table-cell office:value-type="float" office:value="0.0565059">
            <text:p>0.0565059</text:p>
          </table:table-cell>
          <table:table-cell office:value-type="float" office:value="-2.80953">
            <text:p>-2.80953</text:p>
          </table:table-cell>
          <table:table-cell office:value-type="float" office:value="-0.0211986">
            <text:p>-0.0211986</text:p>
          </table:table-cell>
          <table:table-cell office:value-type="float" office:value="0.211506">
            <text:p>0.2115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3341">
            <text:p>-0.0573341</text:p>
          </table:table-cell>
          <table:table-cell office:value-type="float" office:value="0.0566909">
            <text:p>0.0566909</text:p>
          </table:table-cell>
          <table:table-cell office:value-type="float" office:value="-2.80944">
            <text:p>-2.80944</text:p>
          </table:table-cell>
          <table:table-cell office:value-type="float" office:value="-0.0213341">
            <text:p>-0.0213341</text:p>
          </table:table-cell>
          <table:table-cell office:value-type="float" office:value="0.211691">
            <text:p>0.2116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3389">
            <text:p>-0.0573389</text:p>
          </table:table-cell>
          <table:table-cell office:value-type="float" office:value="0.0565752">
            <text:p>0.0565752</text:p>
          </table:table-cell>
          <table:table-cell office:value-type="float" office:value="-2.80861">
            <text:p>-2.80861</text:p>
          </table:table-cell>
          <table:table-cell office:value-type="float" office:value="-0.0213389">
            <text:p>-0.0213389</text:p>
          </table:table-cell>
          <table:table-cell office:value-type="float" office:value="0.212575">
            <text:p>0.212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3745">
            <text:p>-0.0573745</text:p>
          </table:table-cell>
          <table:table-cell office:value-type="float" office:value="0.056497">
            <text:p>0.056497</text:p>
          </table:table-cell>
          <table:table-cell office:value-type="float" office:value="-2.80818">
            <text:p>-2.80818</text:p>
          </table:table-cell>
          <table:table-cell office:value-type="float" office:value="-0.0208745">
            <text:p>-0.0208745</text:p>
          </table:table-cell>
          <table:table-cell office:value-type="float" office:value="0.211997">
            <text:p>0.2119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1">
            <text:p>551</text:p>
          </table:table-cell>
          <table:table-cell office:value-type="float" office:value="629">
            <text:p>629</text:p>
          </table:table-cell>
          <table:table-cell table:number-columns-repeated="2" office:value-type="float" office:value="322">
            <text:p>322</text:p>
          </table:table-cell>
          <table:table-cell office:value-type="float" office:value="-0.0573854">
            <text:p>-0.0573854</text:p>
          </table:table-cell>
          <table:table-cell office:value-type="float" office:value="0.0567455">
            <text:p>0.0567455</text:p>
          </table:table-cell>
          <table:table-cell office:value-type="float" office:value="-2.80829">
            <text:p>-2.80829</text:p>
          </table:table-cell>
          <table:table-cell office:value-type="float" office:value="-0.0213854">
            <text:p>-0.0213854</text:p>
          </table:table-cell>
          <table:table-cell office:value-type="float" office:value="0.211745">
            <text:p>0.2117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5199">
            <text:p>-0.0575199</text:p>
          </table:table-cell>
          <table:table-cell office:value-type="float" office:value="0.0565581">
            <text:p>0.0565581</text:p>
          </table:table-cell>
          <table:table-cell office:value-type="float" office:value="-2.8083">
            <text:p>-2.8083</text:p>
          </table:table-cell>
          <table:table-cell office:value-type="float" office:value="-0.0215199">
            <text:p>-0.0215199</text:p>
          </table:table-cell>
          <table:table-cell office:value-type="float" office:value="0.211558">
            <text:p>0.2115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5791">
            <text:p>-0.0575791</text:p>
          </table:table-cell>
          <table:table-cell office:value-type="float" office:value="0.056812">
            <text:p>0.056812</text:p>
          </table:table-cell>
          <table:table-cell office:value-type="float" office:value="-2.80899">
            <text:p>-2.80899</text:p>
          </table:table-cell>
          <table:table-cell office:value-type="float" office:value="-0.0215791">
            <text:p>-0.0215791</text:p>
          </table:table-cell>
          <table:table-cell office:value-type="float" office:value="0.211812">
            <text:p>0.2118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6441">
            <text:p>-0.0576441</text:p>
          </table:table-cell>
          <table:table-cell office:value-type="float" office:value="0.0567742">
            <text:p>0.0567742</text:p>
          </table:table-cell>
          <table:table-cell office:value-type="float" office:value="-2.80893">
            <text:p>-2.80893</text:p>
          </table:table-cell>
          <table:table-cell office:value-type="float" office:value="-0.0216441">
            <text:p>-0.0216441</text:p>
          </table:table-cell>
          <table:table-cell office:value-type="float" office:value="0.212274">
            <text:p>0.2122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6224">
            <text:p>-0.0576224</text:p>
          </table:table-cell>
          <table:table-cell office:value-type="float" office:value="0.056631">
            <text:p>0.056631</text:p>
          </table:table-cell>
          <table:table-cell office:value-type="float" office:value="-2.80854">
            <text:p>-2.80854</text:p>
          </table:table-cell>
          <table:table-cell office:value-type="float" office:value="-0.0216224">
            <text:p>-0.0216224</text:p>
          </table:table-cell>
          <table:table-cell office:value-type="float" office:value="0.212631">
            <text:p>0.2126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4905">
            <text:p>-0.0574905</text:p>
          </table:table-cell>
          <table:table-cell office:value-type="float" office:value="0.0567372">
            <text:p>0.0567372</text:p>
          </table:table-cell>
          <table:table-cell office:value-type="float" office:value="-2.80796">
            <text:p>-2.80796</text:p>
          </table:table-cell>
          <table:table-cell office:value-type="float" office:value="-0.0214905">
            <text:p>-0.0214905</text:p>
          </table:table-cell>
          <table:table-cell office:value-type="float" office:value="0.211737">
            <text:p>0.2117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6987">
            <text:p>-0.0576987</text:p>
          </table:table-cell>
          <table:table-cell office:value-type="float" office:value="0.0566008">
            <text:p>0.0566008</text:p>
          </table:table-cell>
          <table:table-cell office:value-type="float" office:value="-2.80792">
            <text:p>-2.80792</text:p>
          </table:table-cell>
          <table:table-cell office:value-type="float" office:value="-0.0216987">
            <text:p>-0.0216987</text:p>
          </table:table-cell>
          <table:table-cell office:value-type="float" office:value="0.211601">
            <text:p>0.2116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8032">
            <text:p>-0.0578032</text:p>
          </table:table-cell>
          <table:table-cell office:value-type="float" office:value="0.0571881">
            <text:p>0.0571881</text:p>
          </table:table-cell>
          <table:table-cell office:value-type="float" office:value="-2.80875">
            <text:p>-2.80875</text:p>
          </table:table-cell>
          <table:table-cell office:value-type="float" office:value="-0.0218032">
            <text:p>-0.0218032</text:p>
          </table:table-cell>
          <table:table-cell office:value-type="float" office:value="0.212188">
            <text:p>0.2121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5851">
            <text:p>-0.0575851</text:p>
          </table:table-cell>
          <table:table-cell office:value-type="float" office:value="0.0566817">
            <text:p>0.0566817</text:p>
          </table:table-cell>
          <table:table-cell office:value-type="float" office:value="-2.80895">
            <text:p>-2.80895</text:p>
          </table:table-cell>
          <table:table-cell office:value-type="float" office:value="-0.0215851">
            <text:p>-0.0215851</text:p>
          </table:table-cell>
          <table:table-cell office:value-type="float" office:value="0.211682">
            <text:p>0.2116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6481">
            <text:p>-0.0576481</text:p>
          </table:table-cell>
          <table:table-cell office:value-type="float" office:value="0.0570242">
            <text:p>0.0570242</text:p>
          </table:table-cell>
          <table:table-cell office:value-type="float" office:value="-2.80869">
            <text:p>-2.80869</text:p>
          </table:table-cell>
          <table:table-cell office:value-type="float" office:value="-0.021648">
            <text:p>-0.021648</text:p>
          </table:table-cell>
          <table:table-cell office:value-type="float" office:value="0.213024">
            <text:p>0.2130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804">
            <text:p>-0.057804</text:p>
          </table:table-cell>
          <table:table-cell office:value-type="float" office:value="0.0565988">
            <text:p>0.0565988</text:p>
          </table:table-cell>
          <table:table-cell office:value-type="float" office:value="-2.80944">
            <text:p>-2.80944</text:p>
          </table:table-cell>
          <table:table-cell office:value-type="float" office:value="-0.022304">
            <text:p>-0.022304</text:p>
          </table:table-cell>
          <table:table-cell office:value-type="float" office:value="0.212099">
            <text:p>0.2120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78835">
            <text:p>-0.0578835</text:p>
          </table:table-cell>
          <table:table-cell office:value-type="float" office:value="0.0570271">
            <text:p>0.0570271</text:p>
          </table:table-cell>
          <table:table-cell office:value-type="float" office:value="-2.80877">
            <text:p>-2.80877</text:p>
          </table:table-cell>
          <table:table-cell office:value-type="float" office:value="-0.0218835">
            <text:p>-0.0218835</text:p>
          </table:table-cell>
          <table:table-cell office:value-type="float" office:value="0.212027">
            <text:p>0.212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9545">
            <text:p>-0.0579545</text:p>
          </table:table-cell>
          <table:table-cell office:value-type="float" office:value="0.0567797">
            <text:p>0.0567797</text:p>
          </table:table-cell>
          <table:table-cell office:value-type="float" office:value="-2.80969">
            <text:p>-2.80969</text:p>
          </table:table-cell>
          <table:table-cell office:value-type="float" office:value="-0.0224545">
            <text:p>-0.0224545</text:p>
          </table:table-cell>
          <table:table-cell office:value-type="float" office:value="0.21178">
            <text:p>0.211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7863">
            <text:p>-0.057863</text:p>
          </table:table-cell>
          <table:table-cell office:value-type="float" office:value="0.0570878">
            <text:p>0.0570878</text:p>
          </table:table-cell>
          <table:table-cell office:value-type="float" office:value="-2.80929">
            <text:p>-2.80929</text:p>
          </table:table-cell>
          <table:table-cell office:value-type="float" office:value="-0.021863">
            <text:p>-0.021863</text:p>
          </table:table-cell>
          <table:table-cell office:value-type="float" office:value="0.212088">
            <text:p>0.212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79343">
            <text:p>-0.0579343</text:p>
          </table:table-cell>
          <table:table-cell office:value-type="float" office:value="0.0567423">
            <text:p>0.0567423</text:p>
          </table:table-cell>
          <table:table-cell office:value-type="float" office:value="-2.80909">
            <text:p>-2.80909</text:p>
          </table:table-cell>
          <table:table-cell office:value-type="float" office:value="-0.0224343">
            <text:p>-0.0224343</text:p>
          </table:table-cell>
          <table:table-cell office:value-type="float" office:value="0.211742">
            <text:p>0.2117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0813">
            <text:p>-0.0580813</text:p>
          </table:table-cell>
          <table:table-cell office:value-type="float" office:value="0.057155">
            <text:p>0.057155</text:p>
          </table:table-cell>
          <table:table-cell office:value-type="float" office:value="-2.80939">
            <text:p>-2.80939</text:p>
          </table:table-cell>
          <table:table-cell office:value-type="float" office:value="-0.0220813">
            <text:p>-0.0220813</text:p>
          </table:table-cell>
          <table:table-cell office:value-type="float" office:value="0.212655">
            <text:p>0.2126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0696">
            <text:p>-0.0580696</text:p>
          </table:table-cell>
          <table:table-cell office:value-type="float" office:value="0.0568496">
            <text:p>0.0568496</text:p>
          </table:table-cell>
          <table:table-cell office:value-type="float" office:value="-2.81028">
            <text:p>-2.81028</text:p>
          </table:table-cell>
          <table:table-cell office:value-type="float" office:value="-0.0220696">
            <text:p>-0.0220696</text:p>
          </table:table-cell>
          <table:table-cell office:value-type="float" office:value="0.21185">
            <text:p>0.211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0429">
            <text:p>-0.0580429</text:p>
          </table:table-cell>
          <table:table-cell office:value-type="float" office:value="0.0571543">
            <text:p>0.0571543</text:p>
          </table:table-cell>
          <table:table-cell office:value-type="float" office:value="-2.80972">
            <text:p>-2.80972</text:p>
          </table:table-cell>
          <table:table-cell office:value-type="float" office:value="-0.0220429">
            <text:p>-0.0220429</text:p>
          </table:table-cell>
          <table:table-cell office:value-type="float" office:value="0.212154">
            <text:p>0.2121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3">
            <text:p>553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19">
            <text:p>319</text:p>
          </table:table-cell>
          <table:table-cell office:value-type="float" office:value="-0.0580244">
            <text:p>-0.0580244</text:p>
          </table:table-cell>
          <table:table-cell office:value-type="float" office:value="0.0568677">
            <text:p>0.0568677</text:p>
          </table:table-cell>
          <table:table-cell office:value-type="float" office:value="-2.81003">
            <text:p>-2.81003</text:p>
          </table:table-cell>
          <table:table-cell office:value-type="float" office:value="-0.0220244">
            <text:p>-0.0220244</text:p>
          </table:table-cell>
          <table:table-cell office:value-type="float" office:value="0.211368">
            <text:p>0.211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8106">
            <text:p>-0.058106</text:p>
          </table:table-cell>
          <table:table-cell office:value-type="float" office:value="0.0571135">
            <text:p>0.0571135</text:p>
          </table:table-cell>
          <table:table-cell office:value-type="float" office:value="-2.81008">
            <text:p>-2.81008</text:p>
          </table:table-cell>
          <table:table-cell office:value-type="float" office:value="-0.022606">
            <text:p>-0.022606</text:p>
          </table:table-cell>
          <table:table-cell office:value-type="float" office:value="0.212113">
            <text:p>0.2121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0315">
            <text:p>-0.0580315</text:p>
          </table:table-cell>
          <table:table-cell office:value-type="float" office:value="0.0569111">
            <text:p>0.0569111</text:p>
          </table:table-cell>
          <table:table-cell office:value-type="float" office:value="-2.80985">
            <text:p>-2.80985</text:p>
          </table:table-cell>
          <table:table-cell office:value-type="float" office:value="-0.0220315">
            <text:p>-0.0220315</text:p>
          </table:table-cell>
          <table:table-cell office:value-type="float" office:value="0.211911">
            <text:p>0.2119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1385">
            <text:p>-0.0581385</text:p>
          </table:table-cell>
          <table:table-cell office:value-type="float" office:value="0.0571303">
            <text:p>0.0571303</text:p>
          </table:table-cell>
          <table:table-cell office:value-type="float" office:value="-2.80925">
            <text:p>-2.80925</text:p>
          </table:table-cell>
          <table:table-cell office:value-type="float" office:value="-0.0216385">
            <text:p>-0.0216385</text:p>
          </table:table-cell>
          <table:table-cell office:value-type="float" office:value="0.21263">
            <text:p>0.212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1039">
            <text:p>-0.0581039</text:p>
          </table:table-cell>
          <table:table-cell office:value-type="float" office:value="0.0569705">
            <text:p>0.0569705</text:p>
          </table:table-cell>
          <table:table-cell office:value-type="float" office:value="-2.80904">
            <text:p>-2.80904</text:p>
          </table:table-cell>
          <table:table-cell office:value-type="float" office:value="-0.0216039">
            <text:p>-0.0216039</text:p>
          </table:table-cell>
          <table:table-cell office:value-type="float" office:value="0.212471">
            <text:p>0.2124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1847">
            <text:p>-0.0581847</text:p>
          </table:table-cell>
          <table:table-cell office:value-type="float" office:value="0.0571842">
            <text:p>0.0571842</text:p>
          </table:table-cell>
          <table:table-cell office:value-type="float" office:value="-2.80904">
            <text:p>-2.80904</text:p>
          </table:table-cell>
          <table:table-cell office:value-type="float" office:value="-0.0221847">
            <text:p>-0.0221847</text:p>
          </table:table-cell>
          <table:table-cell office:value-type="float" office:value="0.212184">
            <text:p>0.2121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0">
            <text:p>310</text:p>
          </table:table-cell>
          <table:table-cell office:value-type="float" office:value="558">
            <text:p>55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81637">
            <text:p>-0.0581637</text:p>
          </table:table-cell>
          <table:table-cell office:value-type="float" office:value="0.0570613">
            <text:p>0.0570613</text:p>
          </table:table-cell>
          <table:table-cell office:value-type="float" office:value="-2.80876">
            <text:p>-2.80876</text:p>
          </table:table-cell>
          <table:table-cell office:value-type="float" office:value="-0.0216637">
            <text:p>-0.0216637</text:p>
          </table:table-cell>
          <table:table-cell office:value-type="float" office:value="0.212061">
            <text:p>0.2120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2528">
            <text:p>-0.0582528</text:p>
          </table:table-cell>
          <table:table-cell office:value-type="float" office:value="0.0571074">
            <text:p>0.0571074</text:p>
          </table:table-cell>
          <table:table-cell office:value-type="float" office:value="-2.80888">
            <text:p>-2.80888</text:p>
          </table:table-cell>
          <table:table-cell office:value-type="float" office:value="-0.0222528">
            <text:p>-0.0222528</text:p>
          </table:table-cell>
          <table:table-cell office:value-type="float" office:value="0.212107">
            <text:p>0.2121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2278">
            <text:p>-0.0582278</text:p>
          </table:table-cell>
          <table:table-cell office:value-type="float" office:value="0.0570779">
            <text:p>0.0570779</text:p>
          </table:table-cell>
          <table:table-cell office:value-type="float" office:value="-2.80831">
            <text:p>-2.80831</text:p>
          </table:table-cell>
          <table:table-cell office:value-type="float" office:value="-0.0222277">
            <text:p>-0.0222277</text:p>
          </table:table-cell>
          <table:table-cell office:value-type="float" office:value="0.211078">
            <text:p>0.21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3">
            <text:p>553</text:p>
          </table:table-cell>
          <table:table-cell office:value-type="float" office:value="631">
            <text:p>631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3527">
            <text:p>-0.0583527</text:p>
          </table:table-cell>
          <table:table-cell office:value-type="float" office:value="0.0571518">
            <text:p>0.0571518</text:p>
          </table:table-cell>
          <table:table-cell office:value-type="float" office:value="-2.8087">
            <text:p>-2.8087</text:p>
          </table:table-cell>
          <table:table-cell office:value-type="float" office:value="-0.0228527">
            <text:p>-0.0228527</text:p>
          </table:table-cell>
          <table:table-cell office:value-type="float" office:value="0.211652">
            <text:p>0.2116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2985">
            <text:p>-0.0582985</text:p>
          </table:table-cell>
          <table:table-cell office:value-type="float" office:value="0.0567376">
            <text:p>0.0567376</text:p>
          </table:table-cell>
          <table:table-cell office:value-type="float" office:value="-2.80832">
            <text:p>-2.80832</text:p>
          </table:table-cell>
          <table:table-cell office:value-type="float" office:value="-0.0222985">
            <text:p>-0.0222985</text:p>
          </table:table-cell>
          <table:table-cell office:value-type="float" office:value="0.211738">
            <text:p>0.211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4651">
            <text:p>-0.0584651</text:p>
          </table:table-cell>
          <table:table-cell office:value-type="float" office:value="0.0570843">
            <text:p>0.0570843</text:p>
          </table:table-cell>
          <table:table-cell office:value-type="float" office:value="-2.80878">
            <text:p>-2.80878</text:p>
          </table:table-cell>
          <table:table-cell office:value-type="float" office:value="-0.0224651">
            <text:p>-0.0224651</text:p>
          </table:table-cell>
          <table:table-cell office:value-type="float" office:value="0.212084">
            <text:p>0.2120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81612">
            <text:p>-0.0581612</text:p>
          </table:table-cell>
          <table:table-cell office:value-type="float" office:value="0.0564129">
            <text:p>0.0564129</text:p>
          </table:table-cell>
          <table:table-cell office:value-type="float" office:value="-2.80905">
            <text:p>-2.80905</text:p>
          </table:table-cell>
          <table:table-cell office:value-type="float" office:value="-0.0236612">
            <text:p>-0.0236612</text:p>
          </table:table-cell>
          <table:table-cell office:value-type="float" office:value="0.210413">
            <text:p>0.2104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0341">
            <text:p>-0.0580341</text:p>
          </table:table-cell>
          <table:table-cell office:value-type="float" office:value="0.0563854">
            <text:p>0.0563854</text:p>
          </table:table-cell>
          <table:table-cell office:value-type="float" office:value="-2.8082">
            <text:p>-2.8082</text:p>
          </table:table-cell>
          <table:table-cell office:value-type="float" office:value="-0.0220341">
            <text:p>-0.0220341</text:p>
          </table:table-cell>
          <table:table-cell office:value-type="float" office:value="0.211385">
            <text:p>0.2113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308">
            <text:p>308</text:p>
          </table:table-cell>
          <table:table-cell office:value-type="float" office:value="552">
            <text:p>552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79682">
            <text:p>-0.0579682</text:p>
          </table:table-cell>
          <table:table-cell office:value-type="float" office:value="0.0564796">
            <text:p>0.0564796</text:p>
          </table:table-cell>
          <table:table-cell office:value-type="float" office:value="-2.8085">
            <text:p>-2.8085</text:p>
          </table:table-cell>
          <table:table-cell office:value-type="float" office:value="-0.0244682">
            <text:p>-0.0244682</text:p>
          </table:table-cell>
          <table:table-cell office:value-type="float" office:value="0.21048">
            <text:p>0.210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83316">
            <text:p>-0.0583316</text:p>
          </table:table-cell>
          <table:table-cell office:value-type="float" office:value="0.0565268">
            <text:p>0.0565268</text:p>
          </table:table-cell>
          <table:table-cell office:value-type="float" office:value="-2.80879">
            <text:p>-2.80879</text:p>
          </table:table-cell>
          <table:table-cell office:value-type="float" office:value="-0.0228316">
            <text:p>-0.0228316</text:p>
          </table:table-cell>
          <table:table-cell office:value-type="float" office:value="0.211027">
            <text:p>0.21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2">
            <text:p>552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9">
            <text:p>319</text:p>
          </table:table-cell>
          <table:table-cell office:value-type="float" office:value="-0.0583185">
            <text:p>-0.0583185</text:p>
          </table:table-cell>
          <table:table-cell office:value-type="float" office:value="0.0564291">
            <text:p>0.0564291</text:p>
          </table:table-cell>
          <table:table-cell office:value-type="float" office:value="-2.80879">
            <text:p>-2.80879</text:p>
          </table:table-cell>
          <table:table-cell office:value-type="float" office:value="-0.0228185">
            <text:p>-0.0228185</text:p>
          </table:table-cell>
          <table:table-cell office:value-type="float" office:value="0.211929">
            <text:p>0.2119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76545">
            <text:p>-0.0576545</text:p>
          </table:table-cell>
          <table:table-cell office:value-type="float" office:value="0.0563009">
            <text:p>0.0563009</text:p>
          </table:table-cell>
          <table:table-cell office:value-type="float" office:value="-2.80868">
            <text:p>-2.80868</text:p>
          </table:table-cell>
          <table:table-cell office:value-type="float" office:value="-0.0221545">
            <text:p>-0.0221545</text:p>
          </table:table-cell>
          <table:table-cell office:value-type="float" office:value="0.210801">
            <text:p>0.2108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89544">
            <text:p>-0.0589544</text:p>
          </table:table-cell>
          <table:table-cell office:value-type="float" office:value="0.0565554">
            <text:p>0.0565554</text:p>
          </table:table-cell>
          <table:table-cell office:value-type="float" office:value="-2.80894">
            <text:p>-2.80894</text:p>
          </table:table-cell>
          <table:table-cell office:value-type="float" office:value="-0.0234544">
            <text:p>-0.0234544</text:p>
          </table:table-cell>
          <table:table-cell office:value-type="float" office:value="0.211555">
            <text:p>0.2115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1339">
            <text:p>-0.0581339</text:p>
          </table:table-cell>
          <table:table-cell office:value-type="float" office:value="0.0562887">
            <text:p>0.0562887</text:p>
          </table:table-cell>
          <table:table-cell office:value-type="float" office:value="-2.8084">
            <text:p>-2.8084</text:p>
          </table:table-cell>
          <table:table-cell office:value-type="float" office:value="-0.0221339">
            <text:p>-0.0221339</text:p>
          </table:table-cell>
          <table:table-cell office:value-type="float" office:value="0.212289">
            <text:p>0.2122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4">
            <text:p>554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90048">
            <text:p>-0.0590048</text:p>
          </table:table-cell>
          <table:table-cell office:value-type="float" office:value="0.0564943">
            <text:p>0.0564943</text:p>
          </table:table-cell>
          <table:table-cell office:value-type="float" office:value="-2.80894">
            <text:p>-2.80894</text:p>
          </table:table-cell>
          <table:table-cell office:value-type="float" office:value="-0.0230048">
            <text:p>-0.0230048</text:p>
          </table:table-cell>
          <table:table-cell office:value-type="float" office:value="0.211994">
            <text:p>0.2119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2249">
            <text:p>-0.0582249</text:p>
          </table:table-cell>
          <table:table-cell office:value-type="float" office:value="0.0562654">
            <text:p>0.0562654</text:p>
          </table:table-cell>
          <table:table-cell office:value-type="float" office:value="-2.80846">
            <text:p>-2.80846</text:p>
          </table:table-cell>
          <table:table-cell office:value-type="float" office:value="-0.0222249">
            <text:p>-0.0222249</text:p>
          </table:table-cell>
          <table:table-cell office:value-type="float" office:value="0.212265">
            <text:p>0.2122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8016">
            <text:p>-0.0588016</text:p>
          </table:table-cell>
          <table:table-cell office:value-type="float" office:value="0.056459">
            <text:p>0.056459</text:p>
          </table:table-cell>
          <table:table-cell office:value-type="float" office:value="-2.80857">
            <text:p>-2.80857</text:p>
          </table:table-cell>
          <table:table-cell office:value-type="float" office:value="-0.0228016">
            <text:p>-0.0228016</text:p>
          </table:table-cell>
          <table:table-cell office:value-type="float" office:value="0.211459">
            <text:p>0.2114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398">
            <text:p>-0.058398</text:p>
          </table:table-cell>
          <table:table-cell office:value-type="float" office:value="0.0562496">
            <text:p>0.0562496</text:p>
          </table:table-cell>
          <table:table-cell office:value-type="float" office:value="-2.80837">
            <text:p>-2.80837</text:p>
          </table:table-cell>
          <table:table-cell office:value-type="float" office:value="-0.022398">
            <text:p>-0.022398</text:p>
          </table:table-cell>
          <table:table-cell office:value-type="float" office:value="0.21125">
            <text:p>0.21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88842">
            <text:p>-0.0588842</text:p>
          </table:table-cell>
          <table:table-cell office:value-type="float" office:value="0.0565304">
            <text:p>0.0565304</text:p>
          </table:table-cell>
          <table:table-cell office:value-type="float" office:value="-2.80845">
            <text:p>-2.80845</text:p>
          </table:table-cell>
          <table:table-cell office:value-type="float" office:value="-0.0223842">
            <text:p>-0.0223842</text:p>
          </table:table-cell>
          <table:table-cell office:value-type="float" office:value="0.21303">
            <text:p>0.213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6578">
            <text:p>-0.0586578</text:p>
          </table:table-cell>
          <table:table-cell office:value-type="float" office:value="0.0562955">
            <text:p>0.0562955</text:p>
          </table:table-cell>
          <table:table-cell office:value-type="float" office:value="-2.80763">
            <text:p>-2.80763</text:p>
          </table:table-cell>
          <table:table-cell office:value-type="float" office:value="-0.0226578">
            <text:p>-0.0226578</text:p>
          </table:table-cell>
          <table:table-cell office:value-type="float" office:value="0.211296">
            <text:p>0.2112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7">
            <text:p>557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0774">
            <text:p>-0.0590774</text:p>
          </table:table-cell>
          <table:table-cell office:value-type="float" office:value="0.0565017">
            <text:p>0.0565017</text:p>
          </table:table-cell>
          <table:table-cell office:value-type="float" office:value="-2.80821">
            <text:p>-2.80821</text:p>
          </table:table-cell>
          <table:table-cell office:value-type="float" office:value="-0.0230774">
            <text:p>-0.0230774</text:p>
          </table:table-cell>
          <table:table-cell office:value-type="float" office:value="0.212502">
            <text:p>0.2125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4385">
            <text:p>-0.0584385</text:p>
          </table:table-cell>
          <table:table-cell office:value-type="float" office:value="0.056352">
            <text:p>0.056352</text:p>
          </table:table-cell>
          <table:table-cell office:value-type="float" office:value="-2.80816">
            <text:p>-2.80816</text:p>
          </table:table-cell>
          <table:table-cell office:value-type="float" office:value="-0.0224385">
            <text:p>-0.0224385</text:p>
          </table:table-cell>
          <table:table-cell office:value-type="float" office:value="0.212352">
            <text:p>0.2123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1111">
            <text:p>-0.0591111</text:p>
          </table:table-cell>
          <table:table-cell office:value-type="float" office:value="0.0565435">
            <text:p>0.0565435</text:p>
          </table:table-cell>
          <table:table-cell office:value-type="float" office:value="-2.80826">
            <text:p>-2.80826</text:p>
          </table:table-cell>
          <table:table-cell office:value-type="float" office:value="-0.023111">
            <text:p>-0.023111</text:p>
          </table:table-cell>
          <table:table-cell office:value-type="float" office:value="0.212043">
            <text:p>0.212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3">
            <text:p>313</text:p>
          </table:table-cell>
          <table:table-cell office:value-type="float" office:value="554">
            <text:p>554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5717">
            <text:p>-0.0585717</text:p>
          </table:table-cell>
          <table:table-cell office:value-type="float" office:value="0.0563685">
            <text:p>0.0563685</text:p>
          </table:table-cell>
          <table:table-cell office:value-type="float" office:value="-2.8074">
            <text:p>-2.8074</text:p>
          </table:table-cell>
          <table:table-cell office:value-type="float" office:value="-0.0225717">
            <text:p>-0.0225717</text:p>
          </table:table-cell>
          <table:table-cell office:value-type="float" office:value="0.212868">
            <text:p>0.2128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90884">
            <text:p>-0.0590884</text:p>
          </table:table-cell>
          <table:table-cell office:value-type="float" office:value="0.0566063">
            <text:p>0.0566063</text:p>
          </table:table-cell>
          <table:table-cell office:value-type="float" office:value="-2.80755">
            <text:p>-2.80755</text:p>
          </table:table-cell>
          <table:table-cell office:value-type="float" office:value="-0.0235884">
            <text:p>-0.0235884</text:p>
          </table:table-cell>
          <table:table-cell office:value-type="float" office:value="0.212106">
            <text:p>0.2121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6871">
            <text:p>-0.0586871</text:p>
          </table:table-cell>
          <table:table-cell office:value-type="float" office:value="0.0564416">
            <text:p>0.0564416</text:p>
          </table:table-cell>
          <table:table-cell office:value-type="float" office:value="-2.80758">
            <text:p>-2.80758</text:p>
          </table:table-cell>
          <table:table-cell office:value-type="float" office:value="-0.0221871">
            <text:p>-0.0221871</text:p>
          </table:table-cell>
          <table:table-cell office:value-type="float" office:value="0.211942">
            <text:p>0.211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114">
            <text:p>-0.0591114</text:p>
          </table:table-cell>
          <table:table-cell office:value-type="float" office:value="0.0566666">
            <text:p>0.0566666</text:p>
          </table:table-cell>
          <table:table-cell office:value-type="float" office:value="-2.80751">
            <text:p>-2.80751</text:p>
          </table:table-cell>
          <table:table-cell office:value-type="float" office:value="-0.0226114">
            <text:p>-0.0226114</text:p>
          </table:table-cell>
          <table:table-cell office:value-type="float" office:value="0.212167">
            <text:p>0.212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4">
            <text:p>554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88406">
            <text:p>-0.0588406</text:p>
          </table:table-cell>
          <table:table-cell office:value-type="float" office:value="0.0565148">
            <text:p>0.0565148</text:p>
          </table:table-cell>
          <table:table-cell office:value-type="float" office:value="-2.80773">
            <text:p>-2.80773</text:p>
          </table:table-cell>
          <table:table-cell office:value-type="float" office:value="-0.0228406">
            <text:p>-0.0228406</text:p>
          </table:table-cell>
          <table:table-cell office:value-type="float" office:value="0.212515">
            <text:p>0.2125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0">
            <text:p>310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074">
            <text:p>-0.0591074</text:p>
          </table:table-cell>
          <table:table-cell office:value-type="float" office:value="0.0567102">
            <text:p>0.0567102</text:p>
          </table:table-cell>
          <table:table-cell office:value-type="float" office:value="-2.80849">
            <text:p>-2.80849</text:p>
          </table:table-cell>
          <table:table-cell office:value-type="float" office:value="-0.0236074">
            <text:p>-0.0236074</text:p>
          </table:table-cell>
          <table:table-cell office:value-type="float" office:value="0.21171">
            <text:p>0.211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8247">
            <text:p>-0.0588247</text:p>
          </table:table-cell>
          <table:table-cell office:value-type="float" office:value="0.0565878">
            <text:p>0.0565878</text:p>
          </table:table-cell>
          <table:table-cell office:value-type="float" office:value="-2.80819">
            <text:p>-2.80819</text:p>
          </table:table-cell>
          <table:table-cell office:value-type="float" office:value="-0.0223247">
            <text:p>-0.0223247</text:p>
          </table:table-cell>
          <table:table-cell office:value-type="float" office:value="0.212088">
            <text:p>0.212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843">
            <text:p>-0.0591843</text:p>
          </table:table-cell>
          <table:table-cell office:value-type="float" office:value="0.0566863">
            <text:p>0.0566863</text:p>
          </table:table-cell>
          <table:table-cell office:value-type="float" office:value="-2.80807">
            <text:p>-2.80807</text:p>
          </table:table-cell>
          <table:table-cell office:value-type="float" office:value="-0.0231843">
            <text:p>-0.0231843</text:p>
          </table:table-cell>
          <table:table-cell office:value-type="float" office:value="0.211686">
            <text:p>0.2116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88444">
            <text:p>-0.0588444</text:p>
          </table:table-cell>
          <table:table-cell office:value-type="float" office:value="0.0566344">
            <text:p>0.0566344</text:p>
          </table:table-cell>
          <table:table-cell office:value-type="float" office:value="-2.80842">
            <text:p>-2.80842</text:p>
          </table:table-cell>
          <table:table-cell office:value-type="float" office:value="-0.0233444">
            <text:p>-0.0233444</text:p>
          </table:table-cell>
          <table:table-cell office:value-type="float" office:value="0.211134">
            <text:p>0.211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557">
            <text:p>-0.0591557</text:p>
          </table:table-cell>
          <table:table-cell office:value-type="float" office:value="0.056743">
            <text:p>0.056743</text:p>
          </table:table-cell>
          <table:table-cell office:value-type="float" office:value="-2.8086">
            <text:p>-2.8086</text:p>
          </table:table-cell>
          <table:table-cell office:value-type="float" office:value="-0.0231557">
            <text:p>-0.0231557</text:p>
          </table:table-cell>
          <table:table-cell office:value-type="float" office:value="0.212743">
            <text:p>0.2127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9244">
            <text:p>-0.0589244</text:p>
          </table:table-cell>
          <table:table-cell office:value-type="float" office:value="0.0566702">
            <text:p>0.0566702</text:p>
          </table:table-cell>
          <table:table-cell office:value-type="float" office:value="-2.80808">
            <text:p>-2.80808</text:p>
          </table:table-cell>
          <table:table-cell office:value-type="float" office:value="-0.0224244">
            <text:p>-0.0224244</text:p>
          </table:table-cell>
          <table:table-cell office:value-type="float" office:value="0.21217">
            <text:p>0.212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1293">
            <text:p>-0.0591293</text:p>
          </table:table-cell>
          <table:table-cell office:value-type="float" office:value="0.056759">
            <text:p>0.056759</text:p>
          </table:table-cell>
          <table:table-cell office:value-type="float" office:value="-2.80806">
            <text:p>-2.80806</text:p>
          </table:table-cell>
          <table:table-cell office:value-type="float" office:value="-0.0226293">
            <text:p>-0.0226293</text:p>
          </table:table-cell>
          <table:table-cell office:value-type="float" office:value="0.213259">
            <text:p>0.213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8939">
            <text:p>-0.0588939</text:p>
          </table:table-cell>
          <table:table-cell office:value-type="float" office:value="0.0567543">
            <text:p>0.0567543</text:p>
          </table:table-cell>
          <table:table-cell office:value-type="float" office:value="-2.80819">
            <text:p>-2.80819</text:p>
          </table:table-cell>
          <table:table-cell office:value-type="float" office:value="-0.0223939">
            <text:p>-0.0223939</text:p>
          </table:table-cell>
          <table:table-cell office:value-type="float" office:value="0.212254">
            <text:p>0.2122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15">
            <text:p>-0.059115</text:p>
          </table:table-cell>
          <table:table-cell office:value-type="float" office:value="0.0567478">
            <text:p>0.0567478</text:p>
          </table:table-cell>
          <table:table-cell office:value-type="float" office:value="-2.8079">
            <text:p>-2.8079</text:p>
          </table:table-cell>
          <table:table-cell office:value-type="float" office:value="-0.023115">
            <text:p>-0.023115</text:p>
          </table:table-cell>
          <table:table-cell office:value-type="float" office:value="0.211248">
            <text:p>0.2112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9013">
            <text:p>-0.0589013</text:p>
          </table:table-cell>
          <table:table-cell office:value-type="float" office:value="0.0567716">
            <text:p>0.0567716</text:p>
          </table:table-cell>
          <table:table-cell office:value-type="float" office:value="-2.80757">
            <text:p>-2.80757</text:p>
          </table:table-cell>
          <table:table-cell office:value-type="float" office:value="-0.0224012">
            <text:p>-0.0224012</text:p>
          </table:table-cell>
          <table:table-cell office:value-type="float" office:value="0.212272">
            <text:p>0.2122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1255">
            <text:p>-0.0591255</text:p>
          </table:table-cell>
          <table:table-cell office:value-type="float" office:value="0.0567803">
            <text:p>0.0567803</text:p>
          </table:table-cell>
          <table:table-cell office:value-type="float" office:value="-2.807">
            <text:p>-2.807</text:p>
          </table:table-cell>
          <table:table-cell office:value-type="float" office:value="-0.0231255">
            <text:p>-0.0231255</text:p>
          </table:table-cell>
          <table:table-cell office:value-type="float" office:value="0.21278">
            <text:p>0.212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9853">
            <text:p>-0.0589853</text:p>
          </table:table-cell>
          <table:table-cell office:value-type="float" office:value="0.0568389">
            <text:p>0.0568389</text:p>
          </table:table-cell>
          <table:table-cell office:value-type="float" office:value="-2.80706">
            <text:p>-2.80706</text:p>
          </table:table-cell>
          <table:table-cell office:value-type="float" office:value="-0.0224853">
            <text:p>-0.0224853</text:p>
          </table:table-cell>
          <table:table-cell office:value-type="float" office:value="0.212339">
            <text:p>0.2123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0541">
            <text:p>-0.0590541</text:p>
          </table:table-cell>
          <table:table-cell office:value-type="float" office:value="0.0567702">
            <text:p>0.0567702</text:p>
          </table:table-cell>
          <table:table-cell office:value-type="float" office:value="-2.80692">
            <text:p>-2.80692</text:p>
          </table:table-cell>
          <table:table-cell office:value-type="float" office:value="-0.0225541">
            <text:p>-0.0225541</text:p>
          </table:table-cell>
          <table:table-cell office:value-type="float" office:value="0.21327">
            <text:p>0.213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89661">
            <text:p>-0.0589661</text:p>
          </table:table-cell>
          <table:table-cell office:value-type="float" office:value="0.0569314">
            <text:p>0.0569314</text:p>
          </table:table-cell>
          <table:table-cell office:value-type="float" office:value="-2.80707">
            <text:p>-2.80707</text:p>
          </table:table-cell>
          <table:table-cell office:value-type="float" office:value="-0.022966">
            <text:p>-0.022966</text:p>
          </table:table-cell>
          <table:table-cell office:value-type="float" office:value="0.212931">
            <text:p>0.212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016">
            <text:p>-0.0591016</text:p>
          </table:table-cell>
          <table:table-cell office:value-type="float" office:value="0.0568326">
            <text:p>0.0568326</text:p>
          </table:table-cell>
          <table:table-cell office:value-type="float" office:value="-2.80675">
            <text:p>-2.80675</text:p>
          </table:table-cell>
          <table:table-cell office:value-type="float" office:value="-0.0236016">
            <text:p>-0.0236016</text:p>
          </table:table-cell>
          <table:table-cell office:value-type="float" office:value="0.212333">
            <text:p>0.2123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89811">
            <text:p>-0.0589811</text:p>
          </table:table-cell>
          <table:table-cell office:value-type="float" office:value="0.056931">
            <text:p>0.056931</text:p>
          </table:table-cell>
          <table:table-cell office:value-type="float" office:value="-2.80738">
            <text:p>-2.80738</text:p>
          </table:table-cell>
          <table:table-cell office:value-type="float" office:value="-0.0224811">
            <text:p>-0.0224811</text:p>
          </table:table-cell>
          <table:table-cell office:value-type="float" office:value="0.213931">
            <text:p>0.213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0374">
            <text:p>-0.0590374</text:p>
          </table:table-cell>
          <table:table-cell office:value-type="float" office:value="0.0568257">
            <text:p>0.0568257</text:p>
          </table:table-cell>
          <table:table-cell office:value-type="float" office:value="-2.80748">
            <text:p>-2.80748</text:p>
          </table:table-cell>
          <table:table-cell office:value-type="float" office:value="-0.0230374">
            <text:p>-0.0230374</text:p>
          </table:table-cell>
          <table:table-cell office:value-type="float" office:value="0.212826">
            <text:p>0.2128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0752">
            <text:p>-0.0590752</text:p>
          </table:table-cell>
          <table:table-cell office:value-type="float" office:value="0.0569669">
            <text:p>0.0569669</text:p>
          </table:table-cell>
          <table:table-cell office:value-type="float" office:value="-2.80725">
            <text:p>-2.80725</text:p>
          </table:table-cell>
          <table:table-cell office:value-type="float" office:value="-0.0225752">
            <text:p>-0.0225752</text:p>
          </table:table-cell>
          <table:table-cell office:value-type="float" office:value="0.212467">
            <text:p>0.2124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0285">
            <text:p>-0.0590285</text:p>
          </table:table-cell>
          <table:table-cell office:value-type="float" office:value="0.0569062">
            <text:p>0.0569062</text:p>
          </table:table-cell>
          <table:table-cell office:value-type="float" office:value="-2.80782">
            <text:p>-2.80782</text:p>
          </table:table-cell>
          <table:table-cell office:value-type="float" office:value="-0.0225285">
            <text:p>-0.0225285</text:p>
          </table:table-cell>
          <table:table-cell office:value-type="float" office:value="0.212406">
            <text:p>0.2124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9999">
            <text:p>-0.0589999</text:p>
          </table:table-cell>
          <table:table-cell office:value-type="float" office:value="0.056984">
            <text:p>0.056984</text:p>
          </table:table-cell>
          <table:table-cell office:value-type="float" office:value="-2.80719">
            <text:p>-2.80719</text:p>
          </table:table-cell>
          <table:table-cell office:value-type="float" office:value="-0.0224999">
            <text:p>-0.0224999</text:p>
          </table:table-cell>
          <table:table-cell office:value-type="float" office:value="0.212484">
            <text:p>0.212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90364">
            <text:p>-0.0590364</text:p>
          </table:table-cell>
          <table:table-cell office:value-type="float" office:value="0.0569112">
            <text:p>0.0569112</text:p>
          </table:table-cell>
          <table:table-cell office:value-type="float" office:value="-2.80723">
            <text:p>-2.80723</text:p>
          </table:table-cell>
          <table:table-cell office:value-type="float" office:value="-0.0235364">
            <text:p>-0.0235364</text:p>
          </table:table-cell>
          <table:table-cell office:value-type="float" office:value="0.211411">
            <text:p>0.2114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9985">
            <text:p>-0.0589985</text:p>
          </table:table-cell>
          <table:table-cell office:value-type="float" office:value="0.0569771">
            <text:p>0.0569771</text:p>
          </table:table-cell>
          <table:table-cell office:value-type="float" office:value="-2.80718">
            <text:p>-2.80718</text:p>
          </table:table-cell>
          <table:table-cell office:value-type="float" office:value="-0.0224985">
            <text:p>-0.0224985</text:p>
          </table:table-cell>
          <table:table-cell office:value-type="float" office:value="0.212477">
            <text:p>0.2124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0876">
            <text:p>-0.0590876</text:p>
          </table:table-cell>
          <table:table-cell office:value-type="float" office:value="0.05692">
            <text:p>0.05692</text:p>
          </table:table-cell>
          <table:table-cell office:value-type="float" office:value="-2.80704">
            <text:p>-2.80704</text:p>
          </table:table-cell>
          <table:table-cell office:value-type="float" office:value="-0.0230876">
            <text:p>-0.0230876</text:p>
          </table:table-cell>
          <table:table-cell office:value-type="float" office:value="0.21292">
            <text:p>0.212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0558">
            <text:p>-0.0590558</text:p>
          </table:table-cell>
          <table:table-cell office:value-type="float" office:value="0.0570029">
            <text:p>0.0570029</text:p>
          </table:table-cell>
          <table:table-cell office:value-type="float" office:value="-2.8074">
            <text:p>-2.8074</text:p>
          </table:table-cell>
          <table:table-cell office:value-type="float" office:value="-0.0225558">
            <text:p>-0.0225558</text:p>
          </table:table-cell>
          <table:table-cell office:value-type="float" office:value="0.212503">
            <text:p>0.2125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0394">
            <text:p>-0.0590394</text:p>
          </table:table-cell>
          <table:table-cell office:value-type="float" office:value="0.0569789">
            <text:p>0.0569789</text:p>
          </table:table-cell>
          <table:table-cell office:value-type="float" office:value="-2.80686">
            <text:p>-2.80686</text:p>
          </table:table-cell>
          <table:table-cell office:value-type="float" office:value="-0.0230394">
            <text:p>-0.0230394</text:p>
          </table:table-cell>
          <table:table-cell office:value-type="float" office:value="0.212979">
            <text:p>0.212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043">
            <text:p>-0.059043</text:p>
          </table:table-cell>
          <table:table-cell office:value-type="float" office:value="0.0570865">
            <text:p>0.0570865</text:p>
          </table:table-cell>
          <table:table-cell office:value-type="float" office:value="-2.80702">
            <text:p>-2.80702</text:p>
          </table:table-cell>
          <table:table-cell office:value-type="float" office:value="-0.022543">
            <text:p>-0.022543</text:p>
          </table:table-cell>
          <table:table-cell office:value-type="float" office:value="0.212587">
            <text:p>0.212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0793">
            <text:p>-0.0590793</text:p>
          </table:table-cell>
          <table:table-cell office:value-type="float" office:value="0.0570232">
            <text:p>0.0570232</text:p>
          </table:table-cell>
          <table:table-cell office:value-type="float" office:value="-2.8069">
            <text:p>-2.8069</text:p>
          </table:table-cell>
          <table:table-cell office:value-type="float" office:value="-0.0225793">
            <text:p>-0.0225793</text:p>
          </table:table-cell>
          <table:table-cell office:value-type="float" office:value="0.212523">
            <text:p>0.2125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90733">
            <text:p>-0.0590733</text:p>
          </table:table-cell>
          <table:table-cell office:value-type="float" office:value="0.0571029">
            <text:p>0.0571029</text:p>
          </table:table-cell>
          <table:table-cell office:value-type="float" office:value="-2.80718">
            <text:p>-2.80718</text:p>
          </table:table-cell>
          <table:table-cell office:value-type="float" office:value="-0.0235733">
            <text:p>-0.0235733</text:p>
          </table:table-cell>
          <table:table-cell office:value-type="float" office:value="0.211603">
            <text:p>0.2116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456">
            <text:p>-0.0591456</text:p>
          </table:table-cell>
          <table:table-cell office:value-type="float" office:value="0.0570486">
            <text:p>0.0570486</text:p>
          </table:table-cell>
          <table:table-cell office:value-type="float" office:value="-2.80658">
            <text:p>-2.80658</text:p>
          </table:table-cell>
          <table:table-cell office:value-type="float" office:value="-0.0226456">
            <text:p>-0.0226456</text:p>
          </table:table-cell>
          <table:table-cell office:value-type="float" office:value="0.212549">
            <text:p>0.2125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209">
            <text:p>-0.0591209</text:p>
          </table:table-cell>
          <table:table-cell office:value-type="float" office:value="0.0571134">
            <text:p>0.0571134</text:p>
          </table:table-cell>
          <table:table-cell office:value-type="float" office:value="-2.80671">
            <text:p>-2.80671</text:p>
          </table:table-cell>
          <table:table-cell office:value-type="float" office:value="-0.0231209">
            <text:p>-0.0231209</text:p>
          </table:table-cell>
          <table:table-cell office:value-type="float" office:value="0.213113">
            <text:p>0.2131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202">
            <text:p>-0.0591202</text:p>
          </table:table-cell>
          <table:table-cell office:value-type="float" office:value="0.0570747">
            <text:p>0.0570747</text:p>
          </table:table-cell>
          <table:table-cell office:value-type="float" office:value="-2.80658">
            <text:p>-2.80658</text:p>
          </table:table-cell>
          <table:table-cell office:value-type="float" office:value="-0.0226202">
            <text:p>-0.0226202</text:p>
          </table:table-cell>
          <table:table-cell office:value-type="float" office:value="0.212575">
            <text:p>0.212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633">
            <text:p>-0.0591633</text:p>
          </table:table-cell>
          <table:table-cell office:value-type="float" office:value="0.0571564">
            <text:p>0.0571564</text:p>
          </table:table-cell>
          <table:table-cell office:value-type="float" office:value="-2.80597">
            <text:p>-2.80597</text:p>
          </table:table-cell>
          <table:table-cell office:value-type="float" office:value="-0.0226633">
            <text:p>-0.0226633</text:p>
          </table:table-cell>
          <table:table-cell office:value-type="float" office:value="0.212656">
            <text:p>0.2126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1934">
            <text:p>-0.0591934</text:p>
          </table:table-cell>
          <table:table-cell office:value-type="float" office:value="0.0571359">
            <text:p>0.0571359</text:p>
          </table:table-cell>
          <table:table-cell office:value-type="float" office:value="-2.80642">
            <text:p>-2.80642</text:p>
          </table:table-cell>
          <table:table-cell office:value-type="float" office:value="-0.0226934">
            <text:p>-0.0226934</text:p>
          </table:table-cell>
          <table:table-cell office:value-type="float" office:value="0.212636">
            <text:p>0.2126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592332">
            <text:p>-0.0592332</text:p>
          </table:table-cell>
          <table:table-cell office:value-type="float" office:value="0.0571858">
            <text:p>0.0571858</text:p>
          </table:table-cell>
          <table:table-cell office:value-type="float" office:value="-2.80646">
            <text:p>-2.80646</text:p>
          </table:table-cell>
          <table:table-cell office:value-type="float" office:value="-0.0237332">
            <text:p>-0.0237332</text:p>
          </table:table-cell>
          <table:table-cell office:value-type="float" office:value="0.212686">
            <text:p>0.2126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2731">
            <text:p>-0.0592731</text:p>
          </table:table-cell>
          <table:table-cell office:value-type="float" office:value="0.0571687">
            <text:p>0.0571687</text:p>
          </table:table-cell>
          <table:table-cell office:value-type="float" office:value="-2.80629">
            <text:p>-2.80629</text:p>
          </table:table-cell>
          <table:table-cell office:value-type="float" office:value="-0.0232731">
            <text:p>-0.0232731</text:p>
          </table:table-cell>
          <table:table-cell office:value-type="float" office:value="0.213169">
            <text:p>0.2131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2791">
            <text:p>-0.0592791</text:p>
          </table:table-cell>
          <table:table-cell office:value-type="float" office:value="0.0571988">
            <text:p>0.0571988</text:p>
          </table:table-cell>
          <table:table-cell office:value-type="float" office:value="-2.80615">
            <text:p>-2.80615</text:p>
          </table:table-cell>
          <table:table-cell office:value-type="float" office:value="-0.0227791">
            <text:p>-0.0227791</text:p>
          </table:table-cell>
          <table:table-cell office:value-type="float" office:value="0.212699">
            <text:p>0.212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3053">
            <text:p>-0.0593053</text:p>
          </table:table-cell>
          <table:table-cell office:value-type="float" office:value="0.0571915">
            <text:p>0.0571915</text:p>
          </table:table-cell>
          <table:table-cell office:value-type="float" office:value="-2.807">
            <text:p>-2.807</text:p>
          </table:table-cell>
          <table:table-cell office:value-type="float" office:value="-0.0228053">
            <text:p>-0.0228053</text:p>
          </table:table-cell>
          <table:table-cell office:value-type="float" office:value="0.212692">
            <text:p>0.2126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3701">
            <text:p>-0.0593701</text:p>
          </table:table-cell>
          <table:table-cell office:value-type="float" office:value="0.0572191">
            <text:p>0.0572191</text:p>
          </table:table-cell>
          <table:table-cell office:value-type="float" office:value="-2.80712">
            <text:p>-2.80712</text:p>
          </table:table-cell>
          <table:table-cell office:value-type="float" office:value="-0.0233701">
            <text:p>-0.0233701</text:p>
          </table:table-cell>
          <table:table-cell office:value-type="float" office:value="0.213219">
            <text:p>0.2132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382">
            <text:p>-0.059382</text:p>
          </table:table-cell>
          <table:table-cell office:value-type="float" office:value="0.0572345">
            <text:p>0.0572345</text:p>
          </table:table-cell>
          <table:table-cell office:value-type="float" office:value="-2.80671">
            <text:p>-2.80671</text:p>
          </table:table-cell>
          <table:table-cell office:value-type="float" office:value="-0.022882">
            <text:p>-0.022882</text:p>
          </table:table-cell>
          <table:table-cell office:value-type="float" office:value="0.212734">
            <text:p>0.212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355">
            <text:p>-0.0594355</text:p>
          </table:table-cell>
          <table:table-cell office:value-type="float" office:value="0.0572476">
            <text:p>0.0572476</text:p>
          </table:table-cell>
          <table:table-cell office:value-type="float" office:value="-2.8077">
            <text:p>-2.8077</text:p>
          </table:table-cell>
          <table:table-cell office:value-type="float" office:value="-0.0229355">
            <text:p>-0.0229355</text:p>
          </table:table-cell>
          <table:table-cell office:value-type="float" office:value="0.212748">
            <text:p>0.2127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4526">
            <text:p>-0.0594526</text:p>
          </table:table-cell>
          <table:table-cell office:value-type="float" office:value="0.0572632">
            <text:p>0.0572632</text:p>
          </table:table-cell>
          <table:table-cell office:value-type="float" office:value="-2.80706">
            <text:p>-2.80706</text:p>
          </table:table-cell>
          <table:table-cell office:value-type="float" office:value="-0.0229526">
            <text:p>-0.0229526</text:p>
          </table:table-cell>
          <table:table-cell office:value-type="float" office:value="0.213763">
            <text:p>0.2137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532">
            <text:p>-0.0594532</text:p>
          </table:table-cell>
          <table:table-cell office:value-type="float" office:value="0.0573097">
            <text:p>0.0573097</text:p>
          </table:table-cell>
          <table:table-cell office:value-type="float" office:value="-2.80719">
            <text:p>-2.80719</text:p>
          </table:table-cell>
          <table:table-cell office:value-type="float" office:value="-0.0229532">
            <text:p>-0.0229532</text:p>
          </table:table-cell>
          <table:table-cell office:value-type="float" office:value="0.21281">
            <text:p>0.212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445">
            <text:p>-0.0594445</text:p>
          </table:table-cell>
          <table:table-cell office:value-type="float" office:value="0.0572812">
            <text:p>0.0572812</text:p>
          </table:table-cell>
          <table:table-cell office:value-type="float" office:value="-2.8067">
            <text:p>-2.8067</text:p>
          </table:table-cell>
          <table:table-cell office:value-type="float" office:value="-0.0229445">
            <text:p>-0.0229445</text:p>
          </table:table-cell>
          <table:table-cell office:value-type="float" office:value="0.212781">
            <text:p>0.2127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735">
            <text:p>-0.0594735</text:p>
          </table:table-cell>
          <table:table-cell office:value-type="float" office:value="0.0573323">
            <text:p>0.0573323</text:p>
          </table:table-cell>
          <table:table-cell office:value-type="float" office:value="-2.80677">
            <text:p>-2.80677</text:p>
          </table:table-cell>
          <table:table-cell office:value-type="float" office:value="-0.0234735">
            <text:p>-0.0234735</text:p>
          </table:table-cell>
          <table:table-cell office:value-type="float" office:value="0.213332">
            <text:p>0.2133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665">
            <text:p>-0.0594665</text:p>
          </table:table-cell>
          <table:table-cell office:value-type="float" office:value="0.0573479">
            <text:p>0.0573479</text:p>
          </table:table-cell>
          <table:table-cell office:value-type="float" office:value="-2.80636">
            <text:p>-2.80636</text:p>
          </table:table-cell>
          <table:table-cell office:value-type="float" office:value="-0.0229665">
            <text:p>-0.0229665</text:p>
          </table:table-cell>
          <table:table-cell office:value-type="float" office:value="0.212848">
            <text:p>0.2128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4985">
            <text:p>-0.0594985</text:p>
          </table:table-cell>
          <table:table-cell office:value-type="float" office:value="0.0573686">
            <text:p>0.0573686</text:p>
          </table:table-cell>
          <table:table-cell office:value-type="float" office:value="-2.80647">
            <text:p>-2.80647</text:p>
          </table:table-cell>
          <table:table-cell office:value-type="float" office:value="-0.0229985">
            <text:p>-0.0229985</text:p>
          </table:table-cell>
          <table:table-cell office:value-type="float" office:value="0.212869">
            <text:p>0.2128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95573">
            <text:p>-0.0595573</text:p>
          </table:table-cell>
          <table:table-cell office:value-type="float" office:value="0.0573788">
            <text:p>0.0573788</text:p>
          </table:table-cell>
          <table:table-cell office:value-type="float" office:value="-2.80646">
            <text:p>-2.80646</text:p>
          </table:table-cell>
          <table:table-cell office:value-type="float" office:value="-0.0230573">
            <text:p>-0.0230573</text:p>
          </table:table-cell>
          <table:table-cell office:value-type="float" office:value="0.213879">
            <text:p>0.2138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5526">
            <text:p>-0.0595526</text:p>
          </table:table-cell>
          <table:table-cell office:value-type="float" office:value="0.0573907">
            <text:p>0.0573907</text:p>
          </table:table-cell>
          <table:table-cell office:value-type="float" office:value="-2.80667">
            <text:p>-2.80667</text:p>
          </table:table-cell>
          <table:table-cell office:value-type="float" office:value="-0.0230526">
            <text:p>-0.0230526</text:p>
          </table:table-cell>
          <table:table-cell office:value-type="float" office:value="0.212891">
            <text:p>0.2128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567">
            <text:p>-0.059567</text:p>
          </table:table-cell>
          <table:table-cell office:value-type="float" office:value="0.0574373">
            <text:p>0.0574373</text:p>
          </table:table-cell>
          <table:table-cell office:value-type="float" office:value="-2.80615">
            <text:p>-2.80615</text:p>
          </table:table-cell>
          <table:table-cell office:value-type="float" office:value="-0.023567">
            <text:p>-0.023567</text:p>
          </table:table-cell>
          <table:table-cell office:value-type="float" office:value="0.213437">
            <text:p>0.2134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6091">
            <text:p>-0.0596091</text:p>
          </table:table-cell>
          <table:table-cell office:value-type="float" office:value="0.0574733">
            <text:p>0.0574733</text:p>
          </table:table-cell>
          <table:table-cell office:value-type="float" office:value="-2.80607">
            <text:p>-2.80607</text:p>
          </table:table-cell>
          <table:table-cell office:value-type="float" office:value="-0.0231091">
            <text:p>-0.0231091</text:p>
          </table:table-cell>
          <table:table-cell office:value-type="float" office:value="0.212973">
            <text:p>0.212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591">
            <text:p>-0.059591</text:p>
          </table:table-cell>
          <table:table-cell office:value-type="float" office:value="0.0574933">
            <text:p>0.0574933</text:p>
          </table:table-cell>
          <table:table-cell office:value-type="float" office:value="-2.80634">
            <text:p>-2.80634</text:p>
          </table:table-cell>
          <table:table-cell office:value-type="float" office:value="-0.023091">
            <text:p>-0.023091</text:p>
          </table:table-cell>
          <table:table-cell office:value-type="float" office:value="0.212993">
            <text:p>0.212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6096">
            <text:p>-0.0596096</text:p>
          </table:table-cell>
          <table:table-cell office:value-type="float" office:value="0.0575186">
            <text:p>0.0575186</text:p>
          </table:table-cell>
          <table:table-cell office:value-type="float" office:value="-2.80683">
            <text:p>-2.80683</text:p>
          </table:table-cell>
          <table:table-cell office:value-type="float" office:value="-0.0231096">
            <text:p>-0.0231096</text:p>
          </table:table-cell>
          <table:table-cell office:value-type="float" office:value="0.213019">
            <text:p>0.213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6589">
            <text:p>-0.0596589</text:p>
          </table:table-cell>
          <table:table-cell office:value-type="float" office:value="0.0575707">
            <text:p>0.0575707</text:p>
          </table:table-cell>
          <table:table-cell office:value-type="float" office:value="-2.80716">
            <text:p>-2.80716</text:p>
          </table:table-cell>
          <table:table-cell office:value-type="float" office:value="-0.0231589">
            <text:p>-0.0231589</text:p>
          </table:table-cell>
          <table:table-cell office:value-type="float" office:value="0.213071">
            <text:p>0.2130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6806">
            <text:p>-0.0596806</text:p>
          </table:table-cell>
          <table:table-cell office:value-type="float" office:value="0.0575979">
            <text:p>0.0575979</text:p>
          </table:table-cell>
          <table:table-cell office:value-type="float" office:value="-2.80663">
            <text:p>-2.80663</text:p>
          </table:table-cell>
          <table:table-cell office:value-type="float" office:value="-0.0231806">
            <text:p>-0.0231806</text:p>
          </table:table-cell>
          <table:table-cell office:value-type="float" office:value="0.213098">
            <text:p>0.2130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679">
            <text:p>-0.059679</text:p>
          </table:table-cell>
          <table:table-cell office:value-type="float" office:value="0.0576536">
            <text:p>0.0576536</text:p>
          </table:table-cell>
          <table:table-cell office:value-type="float" office:value="-2.80589">
            <text:p>-2.80589</text:p>
          </table:table-cell>
          <table:table-cell office:value-type="float" office:value="-0.023679">
            <text:p>-0.023679</text:p>
          </table:table-cell>
          <table:table-cell office:value-type="float" office:value="0.213654">
            <text:p>0.2136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96656">
            <text:p>-0.0596656</text:p>
          </table:table-cell>
          <table:table-cell office:value-type="float" office:value="0.0576372">
            <text:p>0.0576372</text:p>
          </table:table-cell>
          <table:table-cell office:value-type="float" office:value="-2.80627">
            <text:p>-2.80627</text:p>
          </table:table-cell>
          <table:table-cell office:value-type="float" office:value="-0.0241656">
            <text:p>-0.0241656</text:p>
          </table:table-cell>
          <table:table-cell office:value-type="float" office:value="0.212137">
            <text:p>0.2121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97488">
            <text:p>-0.0597488</text:p>
          </table:table-cell>
          <table:table-cell office:value-type="float" office:value="0.057658">
            <text:p>0.057658</text:p>
          </table:table-cell>
          <table:table-cell office:value-type="float" office:value="-2.80611">
            <text:p>-2.80611</text:p>
          </table:table-cell>
          <table:table-cell office:value-type="float" office:value="-0.0237488">
            <text:p>-0.0237488</text:p>
          </table:table-cell>
          <table:table-cell office:value-type="float" office:value="0.213658">
            <text:p>0.2136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8001">
            <text:p>-0.0598001</text:p>
          </table:table-cell>
          <table:table-cell office:value-type="float" office:value="0.0576901">
            <text:p>0.0576901</text:p>
          </table:table-cell>
          <table:table-cell office:value-type="float" office:value="-2.8054">
            <text:p>-2.8054</text:p>
          </table:table-cell>
          <table:table-cell office:value-type="float" office:value="-0.0238001">
            <text:p>-0.0238001</text:p>
          </table:table-cell>
          <table:table-cell office:value-type="float" office:value="0.21369">
            <text:p>0.213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8528">
            <text:p>-0.0598528</text:p>
          </table:table-cell>
          <table:table-cell office:value-type="float" office:value="0.0577024">
            <text:p>0.0577024</text:p>
          </table:table-cell>
          <table:table-cell office:value-type="float" office:value="-2.80505">
            <text:p>-2.80505</text:p>
          </table:table-cell>
          <table:table-cell office:value-type="float" office:value="-0.0233528">
            <text:p>-0.0233528</text:p>
          </table:table-cell>
          <table:table-cell office:value-type="float" office:value="0.213202">
            <text:p>0.2132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9121">
            <text:p>-0.0599121</text:p>
          </table:table-cell>
          <table:table-cell office:value-type="float" office:value="0.0577035">
            <text:p>0.0577035</text:p>
          </table:table-cell>
          <table:table-cell office:value-type="float" office:value="-2.8054">
            <text:p>-2.8054</text:p>
          </table:table-cell>
          <table:table-cell office:value-type="float" office:value="-0.0239121">
            <text:p>-0.0239121</text:p>
          </table:table-cell>
          <table:table-cell office:value-type="float" office:value="0.213703">
            <text:p>0.2137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9949">
            <text:p>-0.059949</text:p>
          </table:table-cell>
          <table:table-cell office:value-type="float" office:value="0.0577069">
            <text:p>0.0577069</text:p>
          </table:table-cell>
          <table:table-cell office:value-type="float" office:value="-2.80542">
            <text:p>-2.80542</text:p>
          </table:table-cell>
          <table:table-cell office:value-type="float" office:value="-0.023449">
            <text:p>-0.023449</text:p>
          </table:table-cell>
          <table:table-cell office:value-type="float" office:value="0.213207">
            <text:p>0.2132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0002">
            <text:p>-0.0600002</text:p>
          </table:table-cell>
          <table:table-cell office:value-type="float" office:value="0.0576811">
            <text:p>0.0576811</text:p>
          </table:table-cell>
          <table:table-cell office:value-type="float" office:value="-2.80569">
            <text:p>-2.80569</text:p>
          </table:table-cell>
          <table:table-cell office:value-type="float" office:value="-0.0235002">
            <text:p>-0.0235002</text:p>
          </table:table-cell>
          <table:table-cell office:value-type="float" office:value="0.213181">
            <text:p>0.2131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0013">
            <text:p>-0.0600013</text:p>
          </table:table-cell>
          <table:table-cell office:value-type="float" office:value="0.0577083">
            <text:p>0.0577083</text:p>
          </table:table-cell>
          <table:table-cell office:value-type="float" office:value="-2.80521">
            <text:p>-2.80521</text:p>
          </table:table-cell>
          <table:table-cell office:value-type="float" office:value="-0.0235013">
            <text:p>-0.0235013</text:p>
          </table:table-cell>
          <table:table-cell office:value-type="float" office:value="0.213208">
            <text:p>0.2132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0493">
            <text:p>-0.0600493</text:p>
          </table:table-cell>
          <table:table-cell office:value-type="float" office:value="0.0577327">
            <text:p>0.0577327</text:p>
          </table:table-cell>
          <table:table-cell office:value-type="float" office:value="-2.80516">
            <text:p>-2.80516</text:p>
          </table:table-cell>
          <table:table-cell office:value-type="float" office:value="-0.0240493">
            <text:p>-0.0240493</text:p>
          </table:table-cell>
          <table:table-cell office:value-type="float" office:value="0.213733">
            <text:p>0.2137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0469">
            <text:p>-0.0600469</text:p>
          </table:table-cell>
          <table:table-cell office:value-type="float" office:value="0.057745">
            <text:p>0.057745</text:p>
          </table:table-cell>
          <table:table-cell office:value-type="float" office:value="-2.8057">
            <text:p>-2.8057</text:p>
          </table:table-cell>
          <table:table-cell office:value-type="float" office:value="-0.0235469">
            <text:p>-0.0235469</text:p>
          </table:table-cell>
          <table:table-cell office:value-type="float" office:value="0.213245">
            <text:p>0.2132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034">
            <text:p>-0.0601034</text:p>
          </table:table-cell>
          <table:table-cell office:value-type="float" office:value="0.0577529">
            <text:p>0.0577529</text:p>
          </table:table-cell>
          <table:table-cell office:value-type="float" office:value="-2.80508">
            <text:p>-2.80508</text:p>
          </table:table-cell>
          <table:table-cell office:value-type="float" office:value="-0.0236034">
            <text:p>-0.0236034</text:p>
          </table:table-cell>
          <table:table-cell office:value-type="float" office:value="0.213253">
            <text:p>0.2132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1">
            <text:p>-0.06011</text:p>
          </table:table-cell>
          <table:table-cell office:value-type="float" office:value="0.0578019">
            <text:p>0.0578019</text:p>
          </table:table-cell>
          <table:table-cell office:value-type="float" office:value="-2.80469">
            <text:p>-2.80469</text:p>
          </table:table-cell>
          <table:table-cell office:value-type="float" office:value="-0.02361">
            <text:p>-0.02361</text:p>
          </table:table-cell>
          <table:table-cell office:value-type="float" office:value="0.213302">
            <text:p>0.2133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09">
            <text:p>-0.06009</text:p>
          </table:table-cell>
          <table:table-cell office:value-type="float" office:value="0.057836">
            <text:p>0.057836</text:p>
          </table:table-cell>
          <table:table-cell office:value-type="float" office:value="-2.80436">
            <text:p>-2.80436</text:p>
          </table:table-cell>
          <table:table-cell office:value-type="float" office:value="-0.02359">
            <text:p>-0.02359</text:p>
          </table:table-cell>
          <table:table-cell office:value-type="float" office:value="0.213336">
            <text:p>0.2133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248">
            <text:p>-0.0601248</text:p>
          </table:table-cell>
          <table:table-cell office:value-type="float" office:value="0.0578609">
            <text:p>0.0578609</text:p>
          </table:table-cell>
          <table:table-cell office:value-type="float" office:value="-2.80453">
            <text:p>-2.80453</text:p>
          </table:table-cell>
          <table:table-cell office:value-type="float" office:value="-0.0236248">
            <text:p>-0.0236248</text:p>
          </table:table-cell>
          <table:table-cell office:value-type="float" office:value="0.213361">
            <text:p>0.2133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7">
            <text:p>-977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308">
            <text:p>-0.0601308</text:p>
          </table:table-cell>
          <table:table-cell office:value-type="float" office:value="0.0578664">
            <text:p>0.0578664</text:p>
          </table:table-cell>
          <table:table-cell office:value-type="float" office:value="-2.80474">
            <text:p>-2.80474</text:p>
          </table:table-cell>
          <table:table-cell office:value-type="float" office:value="-0.0241308">
            <text:p>-0.0241308</text:p>
          </table:table-cell>
          <table:table-cell office:value-type="float" office:value="0.213866">
            <text:p>0.2138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172">
            <text:p>-0.0601172</text:p>
          </table:table-cell>
          <table:table-cell office:value-type="float" office:value="0.0578056">
            <text:p>0.0578056</text:p>
          </table:table-cell>
          <table:table-cell office:value-type="float" office:value="-2.80485">
            <text:p>-2.80485</text:p>
          </table:table-cell>
          <table:table-cell office:value-type="float" office:value="-0.0241172">
            <text:p>-0.0241172</text:p>
          </table:table-cell>
          <table:table-cell office:value-type="float" office:value="0.213806">
            <text:p>0.213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316">
            <text:p>-0.0601316</text:p>
          </table:table-cell>
          <table:table-cell office:value-type="float" office:value="0.0578558">
            <text:p>0.0578558</text:p>
          </table:table-cell>
          <table:table-cell office:value-type="float" office:value="-2.80423">
            <text:p>-2.80423</text:p>
          </table:table-cell>
          <table:table-cell office:value-type="float" office:value="-0.0241316">
            <text:p>-0.0241316</text:p>
          </table:table-cell>
          <table:table-cell office:value-type="float" office:value="0.213856">
            <text:p>0.2138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491">
            <text:p>-0.0601491</text:p>
          </table:table-cell>
          <table:table-cell office:value-type="float" office:value="0.0578497">
            <text:p>0.0578497</text:p>
          </table:table-cell>
          <table:table-cell office:value-type="float" office:value="-2.80468">
            <text:p>-2.80468</text:p>
          </table:table-cell>
          <table:table-cell office:value-type="float" office:value="-0.0241491">
            <text:p>-0.0241491</text:p>
          </table:table-cell>
          <table:table-cell office:value-type="float" office:value="0.21385">
            <text:p>0.213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01722">
            <text:p>-0.0601722</text:p>
          </table:table-cell>
          <table:table-cell office:value-type="float" office:value="0.057883">
            <text:p>0.057883</text:p>
          </table:table-cell>
          <table:table-cell office:value-type="float" office:value="-2.80485">
            <text:p>-2.80485</text:p>
          </table:table-cell>
          <table:table-cell office:value-type="float" office:value="-0.0241722">
            <text:p>-0.0241722</text:p>
          </table:table-cell>
          <table:table-cell office:value-type="float" office:value="0.213883">
            <text:p>0.2138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168">
            <text:p>-0.060168</text:p>
          </table:table-cell>
          <table:table-cell office:value-type="float" office:value="0.0579184">
            <text:p>0.0579184</text:p>
          </table:table-cell>
          <table:table-cell office:value-type="float" office:value="-2.80428">
            <text:p>-2.80428</text:p>
          </table:table-cell>
          <table:table-cell office:value-type="float" office:value="-0.023668">
            <text:p>-0.023668</text:p>
          </table:table-cell>
          <table:table-cell office:value-type="float" office:value="0.213418">
            <text:p>0.213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02147">
            <text:p>-0.0602147</text:p>
          </table:table-cell>
          <table:table-cell office:value-type="float" office:value="0.057932">
            <text:p>0.057932</text:p>
          </table:table-cell>
          <table:table-cell office:value-type="float" office:value="-2.80446">
            <text:p>-2.80446</text:p>
          </table:table-cell>
          <table:table-cell office:value-type="float" office:value="-0.0247147">
            <text:p>-0.0247147</text:p>
          </table:table-cell>
          <table:table-cell office:value-type="float" office:value="0.212432">
            <text:p>0.2124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26">
            <text:p>-0.060226</text:p>
          </table:table-cell>
          <table:table-cell office:value-type="float" office:value="0.0579232">
            <text:p>0.0579232</text:p>
          </table:table-cell>
          <table:table-cell office:value-type="float" office:value="-2.80444">
            <text:p>-2.80444</text:p>
          </table:table-cell>
          <table:table-cell office:value-type="float" office:value="-0.0237259">
            <text:p>-0.0237259</text:p>
          </table:table-cell>
          <table:table-cell office:value-type="float" office:value="0.213423">
            <text:p>0.2134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674">
            <text:p>-0.0602674</text:p>
          </table:table-cell>
          <table:table-cell office:value-type="float" office:value="0.0579332">
            <text:p>0.0579332</text:p>
          </table:table-cell>
          <table:table-cell office:value-type="float" office:value="-2.80497">
            <text:p>-2.80497</text:p>
          </table:table-cell>
          <table:table-cell office:value-type="float" office:value="-0.0237674">
            <text:p>-0.0237674</text:p>
          </table:table-cell>
          <table:table-cell office:value-type="float" office:value="0.213433">
            <text:p>0.2134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542">
            <text:p>-0.0602542</text:p>
          </table:table-cell>
          <table:table-cell office:value-type="float" office:value="0.0579503">
            <text:p>0.0579503</text:p>
          </table:table-cell>
          <table:table-cell office:value-type="float" office:value="-2.8047">
            <text:p>-2.8047</text:p>
          </table:table-cell>
          <table:table-cell office:value-type="float" office:value="-0.0237542">
            <text:p>-0.0237542</text:p>
          </table:table-cell>
          <table:table-cell office:value-type="float" office:value="0.21345">
            <text:p>0.213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487">
            <text:p>-0.0602487</text:p>
          </table:table-cell>
          <table:table-cell office:value-type="float" office:value="0.0579887">
            <text:p>0.0579887</text:p>
          </table:table-cell>
          <table:table-cell office:value-type="float" office:value="-2.80493">
            <text:p>-2.80493</text:p>
          </table:table-cell>
          <table:table-cell office:value-type="float" office:value="-0.0237487">
            <text:p>-0.0237487</text:p>
          </table:table-cell>
          <table:table-cell office:value-type="float" office:value="0.213489">
            <text:p>0.2134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552">
            <text:p>-0.0602552</text:p>
          </table:table-cell>
          <table:table-cell office:value-type="float" office:value="0.0580234">
            <text:p>0.0580234</text:p>
          </table:table-cell>
          <table:table-cell office:value-type="float" office:value="-2.80487">
            <text:p>-2.80487</text:p>
          </table:table-cell>
          <table:table-cell office:value-type="float" office:value="-0.0237552">
            <text:p>-0.0237552</text:p>
          </table:table-cell>
          <table:table-cell office:value-type="float" office:value="0.213523">
            <text:p>0.2135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625">
            <text:p>-0.0602625</text:p>
          </table:table-cell>
          <table:table-cell office:value-type="float" office:value="0.0580504">
            <text:p>0.0580504</text:p>
          </table:table-cell>
          <table:table-cell office:value-type="float" office:value="-2.80477">
            <text:p>-2.80477</text:p>
          </table:table-cell>
          <table:table-cell office:value-type="float" office:value="-0.0237625">
            <text:p>-0.0237625</text:p>
          </table:table-cell>
          <table:table-cell office:value-type="float" office:value="0.21355">
            <text:p>0.213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2773">
            <text:p>-0.0602773</text:p>
          </table:table-cell>
          <table:table-cell office:value-type="float" office:value="0.0580974">
            <text:p>0.0580974</text:p>
          </table:table-cell>
          <table:table-cell office:value-type="float" office:value="-2.80533">
            <text:p>-2.80533</text:p>
          </table:table-cell>
          <table:table-cell office:value-type="float" office:value="-0.0237773">
            <text:p>-0.0237773</text:p>
          </table:table-cell>
          <table:table-cell office:value-type="float" office:value="0.213597">
            <text:p>0.2135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3447">
            <text:p>-0.0603447</text:p>
          </table:table-cell>
          <table:table-cell office:value-type="float" office:value="0.0581331">
            <text:p>0.0581331</text:p>
          </table:table-cell>
          <table:table-cell office:value-type="float" office:value="-2.80526">
            <text:p>-2.80526</text:p>
          </table:table-cell>
          <table:table-cell office:value-type="float" office:value="-0.0238447">
            <text:p>-0.0238447</text:p>
          </table:table-cell>
          <table:table-cell office:value-type="float" office:value="0.213633">
            <text:p>0.2136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03605">
            <text:p>-0.0603605</text:p>
          </table:table-cell>
          <table:table-cell office:value-type="float" office:value="0.0581656">
            <text:p>0.0581656</text:p>
          </table:table-cell>
          <table:table-cell office:value-type="float" office:value="-2.80494">
            <text:p>-2.80494</text:p>
          </table:table-cell>
          <table:table-cell office:value-type="float" office:value="-0.0243605">
            <text:p>-0.0243605</text:p>
          </table:table-cell>
          <table:table-cell office:value-type="float" office:value="0.214166">
            <text:p>0.2141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3826">
            <text:p>-0.0603826</text:p>
          </table:table-cell>
          <table:table-cell office:value-type="float" office:value="0.0581459">
            <text:p>0.0581459</text:p>
          </table:table-cell>
          <table:table-cell office:value-type="float" office:value="-2.80444">
            <text:p>-2.80444</text:p>
          </table:table-cell>
          <table:table-cell office:value-type="float" office:value="-0.0238826">
            <text:p>-0.0238826</text:p>
          </table:table-cell>
          <table:table-cell office:value-type="float" office:value="0.213646">
            <text:p>0.2136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3975">
            <text:p>-0.0603975</text:p>
          </table:table-cell>
          <table:table-cell office:value-type="float" office:value="0.0581524">
            <text:p>0.0581524</text:p>
          </table:table-cell>
          <table:table-cell office:value-type="float" office:value="-2.80505">
            <text:p>-2.80505</text:p>
          </table:table-cell>
          <table:table-cell office:value-type="float" office:value="-0.0238975">
            <text:p>-0.0238975</text:p>
          </table:table-cell>
          <table:table-cell office:value-type="float" office:value="0.213652">
            <text:p>0.2136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04204">
            <text:p>-0.0604204</text:p>
          </table:table-cell>
          <table:table-cell office:value-type="float" office:value="0.05818">
            <text:p>0.05818</text:p>
          </table:table-cell>
          <table:table-cell office:value-type="float" office:value="-2.80481">
            <text:p>-2.80481</text:p>
          </table:table-cell>
          <table:table-cell office:value-type="float" office:value="-0.0244204">
            <text:p>-0.0244204</text:p>
          </table:table-cell>
          <table:table-cell office:value-type="float" office:value="0.21418">
            <text:p>0.21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473">
            <text:p>-0.060473</text:p>
          </table:table-cell>
          <table:table-cell office:value-type="float" office:value="0.0581589">
            <text:p>0.0581589</text:p>
          </table:table-cell>
          <table:table-cell office:value-type="float" office:value="-2.8048">
            <text:p>-2.8048</text:p>
          </table:table-cell>
          <table:table-cell office:value-type="float" office:value="-0.023973">
            <text:p>-0.023973</text:p>
          </table:table-cell>
          <table:table-cell office:value-type="float" office:value="0.213659">
            <text:p>0.2136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4613">
            <text:p>-0.0604613</text:p>
          </table:table-cell>
          <table:table-cell office:value-type="float" office:value="0.0581425">
            <text:p>0.0581425</text:p>
          </table:table-cell>
          <table:table-cell office:value-type="float" office:value="-2.80449">
            <text:p>-2.80449</text:p>
          </table:table-cell>
          <table:table-cell office:value-type="float" office:value="-0.0244613">
            <text:p>-0.0244613</text:p>
          </table:table-cell>
          <table:table-cell office:value-type="float" office:value="0.214143">
            <text:p>0.2141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2">
            <text:p>312</text:p>
          </table:table-cell>
          <table:table-cell office:value-type="float" office:value="557">
            <text:p>55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604688">
            <text:p>-0.0604688</text:p>
          </table:table-cell>
          <table:table-cell office:value-type="float" office:value="0.0581503">
            <text:p>0.0581503</text:p>
          </table:table-cell>
          <table:table-cell office:value-type="float" office:value="-2.80457">
            <text:p>-2.80457</text:p>
          </table:table-cell>
          <table:table-cell office:value-type="float" office:value="-0.0249688">
            <text:p>-0.0249688</text:p>
          </table:table-cell>
          <table:table-cell office:value-type="float" office:value="0.21415">
            <text:p>0.214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60484">
            <text:p>-0.060484</text:p>
          </table:table-cell>
          <table:table-cell office:value-type="float" office:value="0.0581803">
            <text:p>0.0581803</text:p>
          </table:table-cell>
          <table:table-cell office:value-type="float" office:value="-2.80463">
            <text:p>-2.80463</text:p>
          </table:table-cell>
          <table:table-cell office:value-type="float" office:value="-0.024984">
            <text:p>-0.024984</text:p>
          </table:table-cell>
          <table:table-cell office:value-type="float" office:value="0.21368">
            <text:p>0.21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5521">
            <text:p>-0.0605521</text:p>
          </table:table-cell>
          <table:table-cell office:value-type="float" office:value="0.0581683">
            <text:p>0.0581683</text:p>
          </table:table-cell>
          <table:table-cell office:value-type="float" office:value="-2.80473">
            <text:p>-2.80473</text:p>
          </table:table-cell>
          <table:table-cell office:value-type="float" office:value="-0.0240521">
            <text:p>-0.0240521</text:p>
          </table:table-cell>
          <table:table-cell office:value-type="float" office:value="0.213668">
            <text:p>0.2136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6091">
            <text:p>-0.0606091</text:p>
          </table:table-cell>
          <table:table-cell office:value-type="float" office:value="0.0582303">
            <text:p>0.0582303</text:p>
          </table:table-cell>
          <table:table-cell office:value-type="float" office:value="-2.80485">
            <text:p>-2.80485</text:p>
          </table:table-cell>
          <table:table-cell office:value-type="float" office:value="-0.024109">
            <text:p>-0.024109</text:p>
          </table:table-cell>
          <table:table-cell office:value-type="float" office:value="0.21373">
            <text:p>0.213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606006">
            <text:p>-0.0606006</text:p>
          </table:table-cell>
          <table:table-cell office:value-type="float" office:value="0.0582508">
            <text:p>0.0582508</text:p>
          </table:table-cell>
          <table:table-cell office:value-type="float" office:value="-2.80458">
            <text:p>-2.80458</text:p>
          </table:table-cell>
          <table:table-cell office:value-type="float" office:value="-0.0246006">
            <text:p>-0.0246006</text:p>
          </table:table-cell>
          <table:table-cell office:value-type="float" office:value="0.213251">
            <text:p>0.2132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6372">
            <text:p>-0.0606372</text:p>
          </table:table-cell>
          <table:table-cell office:value-type="float" office:value="0.0582919">
            <text:p>0.0582919</text:p>
          </table:table-cell>
          <table:table-cell office:value-type="float" office:value="-2.80482">
            <text:p>-2.80482</text:p>
          </table:table-cell>
          <table:table-cell office:value-type="float" office:value="-0.0241372">
            <text:p>-0.0241372</text:p>
          </table:table-cell>
          <table:table-cell office:value-type="float" office:value="0.213792">
            <text:p>0.2137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6598">
            <text:p>-0.0606598</text:p>
          </table:table-cell>
          <table:table-cell office:value-type="float" office:value="0.0583">
            <text:p>0.0583</text:p>
          </table:table-cell>
          <table:table-cell office:value-type="float" office:value="-2.80463">
            <text:p>-2.80463</text:p>
          </table:table-cell>
          <table:table-cell office:value-type="float" office:value="-0.0241598">
            <text:p>-0.0241598</text:p>
          </table:table-cell>
          <table:table-cell office:value-type="float" office:value="0.2138">
            <text:p>0.21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7019">
            <text:p>-0.0607019</text:p>
          </table:table-cell>
          <table:table-cell office:value-type="float" office:value="0.0583318">
            <text:p>0.0583318</text:p>
          </table:table-cell>
          <table:table-cell office:value-type="float" office:value="-2.80546">
            <text:p>-2.80546</text:p>
          </table:table-cell>
          <table:table-cell office:value-type="float" office:value="-0.0242019">
            <text:p>-0.0242019</text:p>
          </table:table-cell>
          <table:table-cell office:value-type="float" office:value="0.213832">
            <text:p>0.2138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07342">
            <text:p>-0.0607342</text:p>
          </table:table-cell>
          <table:table-cell office:value-type="float" office:value="0.0583664">
            <text:p>0.0583664</text:p>
          </table:table-cell>
          <table:table-cell office:value-type="float" office:value="-2.8054">
            <text:p>-2.8054</text:p>
          </table:table-cell>
          <table:table-cell office:value-type="float" office:value="-0.0252342">
            <text:p>-0.0252342</text:p>
          </table:table-cell>
          <table:table-cell office:value-type="float" office:value="0.212866">
            <text:p>0.2128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7452">
            <text:p>-0.0607452</text:p>
          </table:table-cell>
          <table:table-cell office:value-type="float" office:value="0.0583575">
            <text:p>0.0583575</text:p>
          </table:table-cell>
          <table:table-cell office:value-type="float" office:value="-2.80542">
            <text:p>-2.80542</text:p>
          </table:table-cell>
          <table:table-cell office:value-type="float" office:value="-0.0242452">
            <text:p>-0.0242452</text:p>
          </table:table-cell>
          <table:table-cell office:value-type="float" office:value="0.213858">
            <text:p>0.2138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766">
            <text:p>-0.060766</text:p>
          </table:table-cell>
          <table:table-cell office:value-type="float" office:value="0.0583645">
            <text:p>0.0583645</text:p>
          </table:table-cell>
          <table:table-cell office:value-type="float" office:value="-2.80497">
            <text:p>-2.80497</text:p>
          </table:table-cell>
          <table:table-cell office:value-type="float" office:value="-0.024266">
            <text:p>-0.024266</text:p>
          </table:table-cell>
          <table:table-cell office:value-type="float" office:value="0.213864">
            <text:p>0.213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7765">
            <text:p>-0.0607765</text:p>
          </table:table-cell>
          <table:table-cell office:value-type="float" office:value="0.0584311">
            <text:p>0.0584311</text:p>
          </table:table-cell>
          <table:table-cell office:value-type="float" office:value="-2.80543">
            <text:p>-2.80543</text:p>
          </table:table-cell>
          <table:table-cell office:value-type="float" office:value="-0.0242765">
            <text:p>-0.0242765</text:p>
          </table:table-cell>
          <table:table-cell office:value-type="float" office:value="0.213931">
            <text:p>0.213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7919">
            <text:p>-0.0607919</text:p>
          </table:table-cell>
          <table:table-cell office:value-type="float" office:value="0.0584634">
            <text:p>0.0584634</text:p>
          </table:table-cell>
          <table:table-cell office:value-type="float" office:value="-2.80617">
            <text:p>-2.80617</text:p>
          </table:table-cell>
          <table:table-cell office:value-type="float" office:value="-0.0242919">
            <text:p>-0.0242919</text:p>
          </table:table-cell>
          <table:table-cell office:value-type="float" office:value="0.213963">
            <text:p>0.213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08006">
            <text:p>-0.0608006</text:p>
          </table:table-cell>
          <table:table-cell office:value-type="float" office:value="0.0584999">
            <text:p>0.0584999</text:p>
          </table:table-cell>
          <table:table-cell office:value-type="float" office:value="-2.80507">
            <text:p>-2.80507</text:p>
          </table:table-cell>
          <table:table-cell office:value-type="float" office:value="-0.0253006">
            <text:p>-0.0253006</text:p>
          </table:table-cell>
          <table:table-cell office:value-type="float" office:value="0.213">
            <text:p>0.2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8094">
            <text:p>-0.0608094</text:p>
          </table:table-cell>
          <table:table-cell office:value-type="float" office:value="0.0584959">
            <text:p>0.0584959</text:p>
          </table:table-cell>
          <table:table-cell office:value-type="float" office:value="-2.80495">
            <text:p>-2.80495</text:p>
          </table:table-cell>
          <table:table-cell office:value-type="float" office:value="-0.0243094">
            <text:p>-0.0243094</text:p>
          </table:table-cell>
          <table:table-cell office:value-type="float" office:value="0.213996">
            <text:p>0.213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8762">
            <text:p>-0.0608762</text:p>
          </table:table-cell>
          <table:table-cell office:value-type="float" office:value="0.0585272">
            <text:p>0.0585272</text:p>
          </table:table-cell>
          <table:table-cell office:value-type="float" office:value="-2.80525">
            <text:p>-2.80525</text:p>
          </table:table-cell>
          <table:table-cell office:value-type="float" office:value="-0.0243762">
            <text:p>-0.0243762</text:p>
          </table:table-cell>
          <table:table-cell office:value-type="float" office:value="0.214027">
            <text:p>0.214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9111">
            <text:p>-0.0609111</text:p>
          </table:table-cell>
          <table:table-cell office:value-type="float" office:value="0.0585528">
            <text:p>0.0585528</text:p>
          </table:table-cell>
          <table:table-cell office:value-type="float" office:value="-2.80465">
            <text:p>-2.80465</text:p>
          </table:table-cell>
          <table:table-cell office:value-type="float" office:value="-0.0244111">
            <text:p>-0.0244111</text:p>
          </table:table-cell>
          <table:table-cell office:value-type="float" office:value="0.214053">
            <text:p>0.214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09279">
            <text:p>-0.0609279</text:p>
          </table:table-cell>
          <table:table-cell office:value-type="float" office:value="0.0585604">
            <text:p>0.0585604</text:p>
          </table:table-cell>
          <table:table-cell office:value-type="float" office:value="-2.80447">
            <text:p>-2.80447</text:p>
          </table:table-cell>
          <table:table-cell office:value-type="float" office:value="-0.0254279">
            <text:p>-0.0254279</text:p>
          </table:table-cell>
          <table:table-cell office:value-type="float" office:value="0.21306">
            <text:p>0.213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09368">
            <text:p>-0.0609368</text:p>
          </table:table-cell>
          <table:table-cell office:value-type="float" office:value="0.0585553">
            <text:p>0.0585553</text:p>
          </table:table-cell>
          <table:table-cell office:value-type="float" office:value="-2.80465">
            <text:p>-2.80465</text:p>
          </table:table-cell>
          <table:table-cell office:value-type="float" office:value="-0.0244368">
            <text:p>-0.0244368</text:p>
          </table:table-cell>
          <table:table-cell office:value-type="float" office:value="0.214055">
            <text:p>0.214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09547">
            <text:p>-0.0609547</text:p>
          </table:table-cell>
          <table:table-cell office:value-type="float" office:value="0.0585784">
            <text:p>0.0585784</text:p>
          </table:table-cell>
          <table:table-cell office:value-type="float" office:value="-2.80465">
            <text:p>-2.80465</text:p>
          </table:table-cell>
          <table:table-cell office:value-type="float" office:value="-0.0254547">
            <text:p>-0.0254547</text:p>
          </table:table-cell>
          <table:table-cell office:value-type="float" office:value="0.213078">
            <text:p>0.213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0198">
            <text:p>-0.0610198</text:p>
          </table:table-cell>
          <table:table-cell office:value-type="float" office:value="0.0585822">
            <text:p>0.0585822</text:p>
          </table:table-cell>
          <table:table-cell office:value-type="float" office:value="-2.80482">
            <text:p>-2.80482</text:p>
          </table:table-cell>
          <table:table-cell office:value-type="float" office:value="-0.0245198">
            <text:p>-0.0245198</text:p>
          </table:table-cell>
          <table:table-cell office:value-type="float" office:value="0.214082">
            <text:p>0.2140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0179">
            <text:p>-0.0610179</text:p>
          </table:table-cell>
          <table:table-cell office:value-type="float" office:value="0.0586104">
            <text:p>0.0586104</text:p>
          </table:table-cell>
          <table:table-cell office:value-type="float" office:value="-2.80424">
            <text:p>-2.80424</text:p>
          </table:table-cell>
          <table:table-cell office:value-type="float" office:value="-0.0245179">
            <text:p>-0.0245179</text:p>
          </table:table-cell>
          <table:table-cell office:value-type="float" office:value="0.21411">
            <text:p>0.214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0795">
            <text:p>-0.0610795</text:p>
          </table:table-cell>
          <table:table-cell office:value-type="float" office:value="0.0586189">
            <text:p>0.0586189</text:p>
          </table:table-cell>
          <table:table-cell office:value-type="float" office:value="-2.80534">
            <text:p>-2.80534</text:p>
          </table:table-cell>
          <table:table-cell office:value-type="float" office:value="-0.0255795">
            <text:p>-0.0255795</text:p>
          </table:table-cell>
          <table:table-cell office:value-type="float" office:value="0.213119">
            <text:p>0.213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1295">
            <text:p>-0.0611295</text:p>
          </table:table-cell>
          <table:table-cell office:value-type="float" office:value="0.0586227">
            <text:p>0.0586227</text:p>
          </table:table-cell>
          <table:table-cell office:value-type="float" office:value="-2.80459">
            <text:p>-2.80459</text:p>
          </table:table-cell>
          <table:table-cell office:value-type="float" office:value="-0.0246295">
            <text:p>-0.0246295</text:p>
          </table:table-cell>
          <table:table-cell office:value-type="float" office:value="0.214123">
            <text:p>0.2141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1489">
            <text:p>-0.0611489</text:p>
          </table:table-cell>
          <table:table-cell office:value-type="float" office:value="0.0586764">
            <text:p>0.0586764</text:p>
          </table:table-cell>
          <table:table-cell office:value-type="float" office:value="-2.80381">
            <text:p>-2.80381</text:p>
          </table:table-cell>
          <table:table-cell office:value-type="float" office:value="-0.0246489">
            <text:p>-0.0246489</text:p>
          </table:table-cell>
          <table:table-cell office:value-type="float" office:value="0.214176">
            <text:p>0.2141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004">
            <text:p>-0.0612004</text:p>
          </table:table-cell>
          <table:table-cell office:value-type="float" office:value="0.0586868">
            <text:p>0.0586868</text:p>
          </table:table-cell>
          <table:table-cell office:value-type="float" office:value="-2.8031">
            <text:p>-2.8031</text:p>
          </table:table-cell>
          <table:table-cell office:value-type="float" office:value="-0.0247004">
            <text:p>-0.0247004</text:p>
          </table:table-cell>
          <table:table-cell office:value-type="float" office:value="0.214187">
            <text:p>0.2141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097">
            <text:p>-0.0612097</text:p>
          </table:table-cell>
          <table:table-cell office:value-type="float" office:value="0.0587207">
            <text:p>0.0587207</text:p>
          </table:table-cell>
          <table:table-cell office:value-type="float" office:value="-2.80357">
            <text:p>-2.80357</text:p>
          </table:table-cell>
          <table:table-cell office:value-type="float" office:value="-0.0247097">
            <text:p>-0.0247097</text:p>
          </table:table-cell>
          <table:table-cell office:value-type="float" office:value="0.214221">
            <text:p>0.2142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031">
            <text:p>-0.0612031</text:p>
          </table:table-cell>
          <table:table-cell office:value-type="float" office:value="0.058736">
            <text:p>0.058736</text:p>
          </table:table-cell>
          <table:table-cell office:value-type="float" office:value="-2.80345">
            <text:p>-2.80345</text:p>
          </table:table-cell>
          <table:table-cell office:value-type="float" office:value="-0.0247031">
            <text:p>-0.0247031</text:p>
          </table:table-cell>
          <table:table-cell office:value-type="float" office:value="0.214236">
            <text:p>0.2142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263">
            <text:p>-0.0612263</text:p>
          </table:table-cell>
          <table:table-cell office:value-type="float" office:value="0.0587764">
            <text:p>0.0587764</text:p>
          </table:table-cell>
          <table:table-cell office:value-type="float" office:value="-2.80438">
            <text:p>-2.80438</text:p>
          </table:table-cell>
          <table:table-cell office:value-type="float" office:value="-0.0252263">
            <text:p>-0.0252263</text:p>
          </table:table-cell>
          <table:table-cell office:value-type="float" office:value="0.214776">
            <text:p>0.2147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1914">
            <text:p>-0.0611914</text:p>
          </table:table-cell>
          <table:table-cell office:value-type="float" office:value="0.058806">
            <text:p>0.058806</text:p>
          </table:table-cell>
          <table:table-cell office:value-type="float" office:value="-2.80384">
            <text:p>-2.80384</text:p>
          </table:table-cell>
          <table:table-cell office:value-type="float" office:value="-0.0246914">
            <text:p>-0.0246914</text:p>
          </table:table-cell>
          <table:table-cell office:value-type="float" office:value="0.214306">
            <text:p>0.2143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525">
            <text:p>-0.0612525</text:p>
          </table:table-cell>
          <table:table-cell office:value-type="float" office:value="0.0588416">
            <text:p>0.0588416</text:p>
          </table:table-cell>
          <table:table-cell office:value-type="float" office:value="-2.80338">
            <text:p>-2.80338</text:p>
          </table:table-cell>
          <table:table-cell office:value-type="float" office:value="-0.0252525">
            <text:p>-0.0252525</text:p>
          </table:table-cell>
          <table:table-cell office:value-type="float" office:value="0.214842">
            <text:p>0.2148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468">
            <text:p>-0.0612468</text:p>
          </table:table-cell>
          <table:table-cell office:value-type="float" office:value="0.058865">
            <text:p>0.058865</text:p>
          </table:table-cell>
          <table:table-cell office:value-type="float" office:value="-2.80307">
            <text:p>-2.80307</text:p>
          </table:table-cell>
          <table:table-cell office:value-type="float" office:value="-0.0247468">
            <text:p>-0.0247468</text:p>
          </table:table-cell>
          <table:table-cell office:value-type="float" office:value="0.214365">
            <text:p>0.2143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2656">
            <text:p>-0.0612656</text:p>
          </table:table-cell>
          <table:table-cell office:value-type="float" office:value="0.0588775">
            <text:p>0.0588775</text:p>
          </table:table-cell>
          <table:table-cell office:value-type="float" office:value="-2.80313">
            <text:p>-2.80313</text:p>
          </table:table-cell>
          <table:table-cell office:value-type="float" office:value="-0.0247656">
            <text:p>-0.0247656</text:p>
          </table:table-cell>
          <table:table-cell office:value-type="float" office:value="0.214378">
            <text:p>0.2143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12664">
            <text:p>-0.0612664</text:p>
          </table:table-cell>
          <table:table-cell office:value-type="float" office:value="0.0588709">
            <text:p>0.0588709</text:p>
          </table:table-cell>
          <table:table-cell office:value-type="float" office:value="-2.80289">
            <text:p>-2.80289</text:p>
          </table:table-cell>
          <table:table-cell office:value-type="float" office:value="-0.0247664">
            <text:p>-0.0247664</text:p>
          </table:table-cell>
          <table:table-cell office:value-type="float" office:value="0.215371">
            <text:p>0.2153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3238">
            <text:p>-0.0613238</text:p>
          </table:table-cell>
          <table:table-cell office:value-type="float" office:value="0.0589345">
            <text:p>0.0589345</text:p>
          </table:table-cell>
          <table:table-cell office:value-type="float" office:value="-2.80298">
            <text:p>-2.80298</text:p>
          </table:table-cell>
          <table:table-cell office:value-type="float" office:value="-0.0248238">
            <text:p>-0.0248238</text:p>
          </table:table-cell>
          <table:table-cell office:value-type="float" office:value="0.214435">
            <text:p>0.2144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3696">
            <text:p>-0.0613696</text:p>
          </table:table-cell>
          <table:table-cell office:value-type="float" office:value="0.0589684">
            <text:p>0.0589684</text:p>
          </table:table-cell>
          <table:table-cell office:value-type="float" office:value="-2.80271">
            <text:p>-2.80271</text:p>
          </table:table-cell>
          <table:table-cell office:value-type="float" office:value="-0.0258696">
            <text:p>-0.0258696</text:p>
          </table:table-cell>
          <table:table-cell office:value-type="float" office:value="0.213468">
            <text:p>0.2134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4047">
            <text:p>-0.0614047</text:p>
          </table:table-cell>
          <table:table-cell office:value-type="float" office:value="0.0589846">
            <text:p>0.0589846</text:p>
          </table:table-cell>
          <table:table-cell office:value-type="float" office:value="-2.80299">
            <text:p>-2.80299</text:p>
          </table:table-cell>
          <table:table-cell office:value-type="float" office:value="-0.0254047">
            <text:p>-0.0254047</text:p>
          </table:table-cell>
          <table:table-cell office:value-type="float" office:value="0.214985">
            <text:p>0.214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4064">
            <text:p>-0.0614064</text:p>
          </table:table-cell>
          <table:table-cell office:value-type="float" office:value="0.0590111">
            <text:p>0.0590111</text:p>
          </table:table-cell>
          <table:table-cell office:value-type="float" office:value="-2.80258">
            <text:p>-2.80258</text:p>
          </table:table-cell>
          <table:table-cell office:value-type="float" office:value="-0.0259064">
            <text:p>-0.0259064</text:p>
          </table:table-cell>
          <table:table-cell office:value-type="float" office:value="0.213511">
            <text:p>0.2135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4205">
            <text:p>-0.0614205</text:p>
          </table:table-cell>
          <table:table-cell office:value-type="float" office:value="0.0590516">
            <text:p>0.0590516</text:p>
          </table:table-cell>
          <table:table-cell office:value-type="float" office:value="-2.80234">
            <text:p>-2.80234</text:p>
          </table:table-cell>
          <table:table-cell office:value-type="float" office:value="-0.0249205">
            <text:p>-0.0249205</text:p>
          </table:table-cell>
          <table:table-cell office:value-type="float" office:value="0.214552">
            <text:p>0.2145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detected RC signal first time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4486">
            <text:p>-0.0614486</text:p>
          </table:table-cell>
          <table:table-cell office:value-type="float" office:value="0.0590308">
            <text:p>0.0590308</text:p>
          </table:table-cell>
          <table:table-cell office:value-type="float" office:value="-2.80292">
            <text:p>-2.80292</text:p>
          </table:table-cell>
          <table:table-cell office:value-type="float" office:value="-0.0259486">
            <text:p>-0.0259486</text:p>
          </table:table-cell>
          <table:table-cell office:value-type="float" office:value="0.213531">
            <text:p>0.2135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481">
            <text:p>-0.061481</text:p>
          </table:table-cell>
          <table:table-cell office:value-type="float" office:value="0.0590587">
            <text:p>0.0590587</text:p>
          </table:table-cell>
          <table:table-cell office:value-type="float" office:value="-2.80285">
            <text:p>-2.80285</text:p>
          </table:table-cell>
          <table:table-cell office:value-type="float" office:value="-0.025481">
            <text:p>-0.025481</text:p>
          </table:table-cell>
          <table:table-cell office:value-type="float" office:value="0.215059">
            <text:p>0.215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5203">
            <text:p>-0.0615203</text:p>
          </table:table-cell>
          <table:table-cell office:value-type="float" office:value="0.0590366">
            <text:p>0.0590366</text:p>
          </table:table-cell>
          <table:table-cell office:value-type="float" office:value="-2.80335">
            <text:p>-2.80335</text:p>
          </table:table-cell>
          <table:table-cell office:value-type="float" office:value="-0.0250203">
            <text:p>-0.0250203</text:p>
          </table:table-cell>
          <table:table-cell office:value-type="float" office:value="0.214537">
            <text:p>0.2145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15104">
            <text:p>-0.0615104</text:p>
          </table:table-cell>
          <table:table-cell office:value-type="float" office:value="0.0590434">
            <text:p>0.0590434</text:p>
          </table:table-cell>
          <table:table-cell office:value-type="float" office:value="-2.80345">
            <text:p>-2.80345</text:p>
          </table:table-cell>
          <table:table-cell office:value-type="float" office:value="-0.0255104">
            <text:p>-0.0255104</text:p>
          </table:table-cell>
          <table:table-cell office:value-type="float" office:value="0.215043">
            <text:p>0.215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5388">
            <text:p>-0.0615388</text:p>
          </table:table-cell>
          <table:table-cell office:value-type="float" office:value="0.0590378">
            <text:p>0.0590378</text:p>
          </table:table-cell>
          <table:table-cell office:value-type="float" office:value="-2.80368">
            <text:p>-2.80368</text:p>
          </table:table-cell>
          <table:table-cell office:value-type="float" office:value="-0.0250388">
            <text:p>-0.0250388</text:p>
          </table:table-cell>
          <table:table-cell office:value-type="float" office:value="0.214538">
            <text:p>0.2145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5448">
            <text:p>-0.0615448</text:p>
          </table:table-cell>
          <table:table-cell office:value-type="float" office:value="0.0590499">
            <text:p>0.0590499</text:p>
          </table:table-cell>
          <table:table-cell office:value-type="float" office:value="-2.80402">
            <text:p>-2.80402</text:p>
          </table:table-cell>
          <table:table-cell office:value-type="float" office:value="-0.0250448">
            <text:p>-0.0250448</text:p>
          </table:table-cell>
          <table:table-cell office:value-type="float" office:value="0.21455">
            <text:p>0.214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5696">
            <text:p>-0.0615696</text:p>
          </table:table-cell>
          <table:table-cell office:value-type="float" office:value="0.0590597">
            <text:p>0.0590597</text:p>
          </table:table-cell>
          <table:table-cell office:value-type="float" office:value="-2.80381">
            <text:p>-2.80381</text:p>
          </table:table-cell>
          <table:table-cell office:value-type="float" office:value="-0.0250696">
            <text:p>-0.0250696</text:p>
          </table:table-cell>
          <table:table-cell office:value-type="float" office:value="0.21456">
            <text:p>0.214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602">
            <text:p>-0.061602</text:p>
          </table:table-cell>
          <table:table-cell office:value-type="float" office:value="0.0591047">
            <text:p>0.0591047</text:p>
          </table:table-cell>
          <table:table-cell office:value-type="float" office:value="-2.80409">
            <text:p>-2.80409</text:p>
          </table:table-cell>
          <table:table-cell office:value-type="float" office:value="-0.025102">
            <text:p>-0.025102</text:p>
          </table:table-cell>
          <table:table-cell office:value-type="float" office:value="0.214605">
            <text:p>0.2146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6438">
            <text:p>-0.0616438</text:p>
          </table:table-cell>
          <table:table-cell office:value-type="float" office:value="0.0590711">
            <text:p>0.0590711</text:p>
          </table:table-cell>
          <table:table-cell office:value-type="float" office:value="-2.80363">
            <text:p>-2.80363</text:p>
          </table:table-cell>
          <table:table-cell office:value-type="float" office:value="-0.0251438">
            <text:p>-0.0251438</text:p>
          </table:table-cell>
          <table:table-cell office:value-type="float" office:value="0.214571">
            <text:p>0.2145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6612">
            <text:p>-0.0616612</text:p>
          </table:table-cell>
          <table:table-cell office:value-type="float" office:value="0.0591193">
            <text:p>0.0591193</text:p>
          </table:table-cell>
          <table:table-cell office:value-type="float" office:value="-2.80354">
            <text:p>-2.80354</text:p>
          </table:table-cell>
          <table:table-cell office:value-type="float" office:value="-0.0251612">
            <text:p>-0.0251612</text:p>
          </table:table-cell>
          <table:table-cell office:value-type="float" office:value="0.214619">
            <text:p>0.2146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7518">
            <text:p>-0.0617518</text:p>
          </table:table-cell>
          <table:table-cell office:value-type="float" office:value="0.059178">
            <text:p>0.059178</text:p>
          </table:table-cell>
          <table:table-cell office:value-type="float" office:value="-2.80374">
            <text:p>-2.80374</text:p>
          </table:table-cell>
          <table:table-cell office:value-type="float" office:value="-0.0262518">
            <text:p>-0.0262518</text:p>
          </table:table-cell>
          <table:table-cell office:value-type="float" office:value="0.213678">
            <text:p>0.2136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7345">
            <text:p>-0.0617345</text:p>
          </table:table-cell>
          <table:table-cell office:value-type="float" office:value="0.0591888">
            <text:p>0.0591888</text:p>
          </table:table-cell>
          <table:table-cell office:value-type="float" office:value="-2.80344">
            <text:p>-2.80344</text:p>
          </table:table-cell>
          <table:table-cell office:value-type="float" office:value="-0.0262345">
            <text:p>-0.0262345</text:p>
          </table:table-cell>
          <table:table-cell office:value-type="float" office:value="0.213689">
            <text:p>0.213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7529">
            <text:p>-0.0617529</text:p>
          </table:table-cell>
          <table:table-cell office:value-type="float" office:value="0.0592132">
            <text:p>0.0592132</text:p>
          </table:table-cell>
          <table:table-cell office:value-type="float" office:value="-2.80317">
            <text:p>-2.80317</text:p>
          </table:table-cell>
          <table:table-cell office:value-type="float" office:value="-0.0257529">
            <text:p>-0.0257529</text:p>
          </table:table-cell>
          <table:table-cell office:value-type="float" office:value="0.215213">
            <text:p>0.2152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755">
            <text:p>-0.061755</text:p>
          </table:table-cell>
          <table:table-cell office:value-type="float" office:value="0.0591804">
            <text:p>0.0591804</text:p>
          </table:table-cell>
          <table:table-cell office:value-type="float" office:value="-2.80253">
            <text:p>-2.80253</text:p>
          </table:table-cell>
          <table:table-cell office:value-type="float" office:value="-0.025755">
            <text:p>-0.025755</text:p>
          </table:table-cell>
          <table:table-cell office:value-type="float" office:value="0.21518">
            <text:p>0.21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7822">
            <text:p>-0.0617822</text:p>
          </table:table-cell>
          <table:table-cell office:value-type="float" office:value="0.059183">
            <text:p>0.059183</text:p>
          </table:table-cell>
          <table:table-cell office:value-type="float" office:value="-2.80218">
            <text:p>-2.80218</text:p>
          </table:table-cell>
          <table:table-cell office:value-type="float" office:value="-0.0252822">
            <text:p>-0.0252822</text:p>
          </table:table-cell>
          <table:table-cell office:value-type="float" office:value="0.214683">
            <text:p>0.2146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18189">
            <text:p>-0.0618189</text:p>
          </table:table-cell>
          <table:table-cell office:value-type="float" office:value="0.0591789">
            <text:p>0.0591789</text:p>
          </table:table-cell>
          <table:table-cell office:value-type="float" office:value="-2.8019">
            <text:p>-2.8019</text:p>
          </table:table-cell>
          <table:table-cell office:value-type="float" office:value="-0.0258189">
            <text:p>-0.0258189</text:p>
          </table:table-cell>
          <table:table-cell office:value-type="float" office:value="0.215179">
            <text:p>0.2151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18416">
            <text:p>-0.0618416</text:p>
          </table:table-cell>
          <table:table-cell office:value-type="float" office:value="0.0591549">
            <text:p>0.0591549</text:p>
          </table:table-cell>
          <table:table-cell office:value-type="float" office:value="-2.80254">
            <text:p>-2.80254</text:p>
          </table:table-cell>
          <table:table-cell office:value-type="float" office:value="-0.0258416">
            <text:p>-0.0258416</text:p>
          </table:table-cell>
          <table:table-cell office:value-type="float" office:value="0.215155">
            <text:p>0.2151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8502">
            <text:p>-0.0618502</text:p>
          </table:table-cell>
          <table:table-cell office:value-type="float" office:value="0.0591655">
            <text:p>0.0591655</text:p>
          </table:table-cell>
          <table:table-cell office:value-type="float" office:value="-2.80305">
            <text:p>-2.80305</text:p>
          </table:table-cell>
          <table:table-cell office:value-type="float" office:value="-0.0253502">
            <text:p>-0.0253502</text:p>
          </table:table-cell>
          <table:table-cell office:value-type="float" office:value="0.214665">
            <text:p>0.2146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8843">
            <text:p>-0.0618843</text:p>
          </table:table-cell>
          <table:table-cell office:value-type="float" office:value="0.059184">
            <text:p>0.059184</text:p>
          </table:table-cell>
          <table:table-cell office:value-type="float" office:value="-2.80292">
            <text:p>-2.80292</text:p>
          </table:table-cell>
          <table:table-cell office:value-type="float" office:value="-0.0253843">
            <text:p>-0.0253843</text:p>
          </table:table-cell>
          <table:table-cell office:value-type="float" office:value="0.214684">
            <text:p>0.2146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9083">
            <text:p>-0.0619083</text:p>
          </table:table-cell>
          <table:table-cell office:value-type="float" office:value="0.0592182">
            <text:p>0.0592182</text:p>
          </table:table-cell>
          <table:table-cell office:value-type="float" office:value="-2.80264">
            <text:p>-2.80264</text:p>
          </table:table-cell>
          <table:table-cell office:value-type="float" office:value="-0.0254083">
            <text:p>-0.0254083</text:p>
          </table:table-cell>
          <table:table-cell office:value-type="float" office:value="0.214718">
            <text:p>0.2147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9563">
            <text:p>-0.0619563</text:p>
          </table:table-cell>
          <table:table-cell office:value-type="float" office:value="0.0592657">
            <text:p>0.0592657</text:p>
          </table:table-cell>
          <table:table-cell office:value-type="float" office:value="-2.8029">
            <text:p>-2.8029</text:p>
          </table:table-cell>
          <table:table-cell office:value-type="float" office:value="-0.0259563">
            <text:p>-0.0259563</text:p>
          </table:table-cell>
          <table:table-cell office:value-type="float" office:value="0.215266">
            <text:p>0.2152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0025">
            <text:p>-0.0620025</text:p>
          </table:table-cell>
          <table:table-cell office:value-type="float" office:value="0.0592951">
            <text:p>0.0592951</text:p>
          </table:table-cell>
          <table:table-cell office:value-type="float" office:value="-2.8022">
            <text:p>-2.8022</text:p>
          </table:table-cell>
          <table:table-cell office:value-type="float" office:value="-0.0255025">
            <text:p>-0.0255025</text:p>
          </table:table-cell>
          <table:table-cell office:value-type="float" office:value="0.214795">
            <text:p>0.214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19827">
            <text:p>-0.0619827</text:p>
          </table:table-cell>
          <table:table-cell office:value-type="float" office:value="0.0593189">
            <text:p>0.0593189</text:p>
          </table:table-cell>
          <table:table-cell office:value-type="float" office:value="-2.80226">
            <text:p>-2.80226</text:p>
          </table:table-cell>
          <table:table-cell office:value-type="float" office:value="-0.0259827">
            <text:p>-0.0259827</text:p>
          </table:table-cell>
          <table:table-cell office:value-type="float" office:value="0.215319">
            <text:p>0.2153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0459">
            <text:p>-0.0620459</text:p>
          </table:table-cell>
          <table:table-cell office:value-type="float" office:value="0.0593638">
            <text:p>0.0593638</text:p>
          </table:table-cell>
          <table:table-cell office:value-type="float" office:value="-2.80193">
            <text:p>-2.80193</text:p>
          </table:table-cell>
          <table:table-cell office:value-type="float" office:value="-0.0255459">
            <text:p>-0.0255459</text:p>
          </table:table-cell>
          <table:table-cell office:value-type="float" office:value="0.214864">
            <text:p>0.214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0863">
            <text:p>-0.0620863</text:p>
          </table:table-cell>
          <table:table-cell office:value-type="float" office:value="0.0593935">
            <text:p>0.0593935</text:p>
          </table:table-cell>
          <table:table-cell office:value-type="float" office:value="-2.8022">
            <text:p>-2.8022</text:p>
          </table:table-cell>
          <table:table-cell office:value-type="float" office:value="-0.0255863">
            <text:p>-0.0255863</text:p>
          </table:table-cell>
          <table:table-cell office:value-type="float" office:value="0.214893">
            <text:p>0.214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1042">
            <text:p>-0.0621042</text:p>
          </table:table-cell>
          <table:table-cell office:value-type="float" office:value="0.0594191">
            <text:p>0.0594191</text:p>
          </table:table-cell>
          <table:table-cell office:value-type="float" office:value="-2.802">
            <text:p>-2.802</text:p>
          </table:table-cell>
          <table:table-cell office:value-type="float" office:value="-0.0256042">
            <text:p>-0.0256042</text:p>
          </table:table-cell>
          <table:table-cell office:value-type="float" office:value="0.214919">
            <text:p>0.214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1198">
            <text:p>-0.0621198</text:p>
          </table:table-cell>
          <table:table-cell office:value-type="float" office:value="0.0594533">
            <text:p>0.0594533</text:p>
          </table:table-cell>
          <table:table-cell office:value-type="float" office:value="-2.80177">
            <text:p>-2.80177</text:p>
          </table:table-cell>
          <table:table-cell office:value-type="float" office:value="-0.0256198">
            <text:p>-0.0256198</text:p>
          </table:table-cell>
          <table:table-cell office:value-type="float" office:value="0.214953">
            <text:p>0.2149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1941">
            <text:p>-0.0621941</text:p>
          </table:table-cell>
          <table:table-cell office:value-type="float" office:value="0.059488">
            <text:p>0.059488</text:p>
          </table:table-cell>
          <table:table-cell office:value-type="float" office:value="-2.80163">
            <text:p>-2.80163</text:p>
          </table:table-cell>
          <table:table-cell office:value-type="float" office:value="-0.0256941">
            <text:p>-0.0256941</text:p>
          </table:table-cell>
          <table:table-cell office:value-type="float" office:value="0.214988">
            <text:p>0.214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2238">
            <text:p>-0.0622238</text:p>
          </table:table-cell>
          <table:table-cell office:value-type="float" office:value="0.0594776">
            <text:p>0.0594776</text:p>
          </table:table-cell>
          <table:table-cell office:value-type="float" office:value="-2.80151">
            <text:p>-2.80151</text:p>
          </table:table-cell>
          <table:table-cell office:value-type="float" office:value="-0.0257238">
            <text:p>-0.0257238</text:p>
          </table:table-cell>
          <table:table-cell office:value-type="float" office:value="0.214978">
            <text:p>0.2149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22321">
            <text:p>-0.0622321</text:p>
          </table:table-cell>
          <table:table-cell office:value-type="float" office:value="0.0595267">
            <text:p>0.0595267</text:p>
          </table:table-cell>
          <table:table-cell office:value-type="float" office:value="-2.80161">
            <text:p>-2.80161</text:p>
          </table:table-cell>
          <table:table-cell office:value-type="float" office:value="-0.0267321">
            <text:p>-0.0267321</text:p>
          </table:table-cell>
          <table:table-cell office:value-type="float" office:value="0.214027">
            <text:p>0.214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2885">
            <text:p>-0.0622885</text:p>
          </table:table-cell>
          <table:table-cell office:value-type="float" office:value="0.0595422">
            <text:p>0.0595422</text:p>
          </table:table-cell>
          <table:table-cell office:value-type="float" office:value="-2.80109">
            <text:p>-2.80109</text:p>
          </table:table-cell>
          <table:table-cell office:value-type="float" office:value="-0.0257884">
            <text:p>-0.0257884</text:p>
          </table:table-cell>
          <table:table-cell office:value-type="float" office:value="0.215042">
            <text:p>0.2150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3332">
            <text:p>-0.0623332</text:p>
          </table:table-cell>
          <table:table-cell office:value-type="float" office:value="0.0595671">
            <text:p>0.0595671</text:p>
          </table:table-cell>
          <table:table-cell office:value-type="float" office:value="-2.80134">
            <text:p>-2.80134</text:p>
          </table:table-cell>
          <table:table-cell office:value-type="float" office:value="-0.0258332">
            <text:p>-0.0258332</text:p>
          </table:table-cell>
          <table:table-cell office:value-type="float" office:value="0.215067">
            <text:p>0.2150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3599">
            <text:p>-0.0623599</text:p>
          </table:table-cell>
          <table:table-cell office:value-type="float" office:value="0.0595728">
            <text:p>0.0595728</text:p>
          </table:table-cell>
          <table:table-cell office:value-type="float" office:value="-2.80291">
            <text:p>-2.80291</text:p>
          </table:table-cell>
          <table:table-cell office:value-type="float" office:value="-0.0263599">
            <text:p>-0.0263599</text:p>
          </table:table-cell>
          <table:table-cell office:value-type="float" office:value="0.215573">
            <text:p>0.2155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2391">
            <text:p>-0.062391</text:p>
          </table:table-cell>
          <table:table-cell office:value-type="float" office:value="0.0595283">
            <text:p>0.0595283</text:p>
          </table:table-cell>
          <table:table-cell office:value-type="float" office:value="-2.80296">
            <text:p>-2.80296</text:p>
          </table:table-cell>
          <table:table-cell office:value-type="float" office:value="-0.026891">
            <text:p>-0.026891</text:p>
          </table:table-cell>
          <table:table-cell office:value-type="float" office:value="0.214028">
            <text:p>0.2140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3957">
            <text:p>-0.0623957</text:p>
          </table:table-cell>
          <table:table-cell office:value-type="float" office:value="0.0595343">
            <text:p>0.0595343</text:p>
          </table:table-cell>
          <table:table-cell office:value-type="float" office:value="-2.80277">
            <text:p>-2.80277</text:p>
          </table:table-cell>
          <table:table-cell office:value-type="float" office:value="-0.0258956">
            <text:p>-0.0258956</text:p>
          </table:table-cell>
          <table:table-cell office:value-type="float" office:value="0.215034">
            <text:p>0.2150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386">
            <text:p>-0.062386</text:p>
          </table:table-cell>
          <table:table-cell office:value-type="float" office:value="0.059533">
            <text:p>0.059533</text:p>
          </table:table-cell>
          <table:table-cell office:value-type="float" office:value="-2.80299">
            <text:p>-2.80299</text:p>
          </table:table-cell>
          <table:table-cell office:value-type="float" office:value="-0.025886">
            <text:p>-0.025886</text:p>
          </table:table-cell>
          <table:table-cell office:value-type="float" office:value="0.215033">
            <text:p>0.2150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4218">
            <text:p>-0.0624218</text:p>
          </table:table-cell>
          <table:table-cell office:value-type="float" office:value="0.0595378">
            <text:p>0.0595378</text:p>
          </table:table-cell>
          <table:table-cell office:value-type="float" office:value="-2.8028">
            <text:p>-2.8028</text:p>
          </table:table-cell>
          <table:table-cell office:value-type="float" office:value="-0.0264218">
            <text:p>-0.0264218</text:p>
          </table:table-cell>
          <table:table-cell office:value-type="float" office:value="0.215538">
            <text:p>0.2155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4642">
            <text:p>-0.0624642</text:p>
          </table:table-cell>
          <table:table-cell office:value-type="float" office:value="0.0595503">
            <text:p>0.0595503</text:p>
          </table:table-cell>
          <table:table-cell office:value-type="float" office:value="-2.80273">
            <text:p>-2.80273</text:p>
          </table:table-cell>
          <table:table-cell office:value-type="float" office:value="-0.0259642">
            <text:p>-0.0259642</text:p>
          </table:table-cell>
          <table:table-cell office:value-type="float" office:value="0.21505">
            <text:p>0.215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25554">
            <text:p>-0.0625554</text:p>
          </table:table-cell>
          <table:table-cell office:value-type="float" office:value="0.0595872">
            <text:p>0.0595872</text:p>
          </table:table-cell>
          <table:table-cell office:value-type="float" office:value="-2.8023">
            <text:p>-2.8023</text:p>
          </table:table-cell>
          <table:table-cell office:value-type="float" office:value="-0.0265554">
            <text:p>-0.0265554</text:p>
          </table:table-cell>
          <table:table-cell office:value-type="float" office:value="0.215587">
            <text:p>0.215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5849">
            <text:p>-0.0625849</text:p>
          </table:table-cell>
          <table:table-cell office:value-type="float" office:value="0.0596212">
            <text:p>0.0596212</text:p>
          </table:table-cell>
          <table:table-cell office:value-type="float" office:value="-2.803">
            <text:p>-2.803</text:p>
          </table:table-cell>
          <table:table-cell office:value-type="float" office:value="-0.0260849">
            <text:p>-0.0260849</text:p>
          </table:table-cell>
          <table:table-cell office:value-type="float" office:value="0.215121">
            <text:p>0.2151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5758">
            <text:p>-0.0625758</text:p>
          </table:table-cell>
          <table:table-cell office:value-type="float" office:value="0.05968">
            <text:p>0.05968</text:p>
          </table:table-cell>
          <table:table-cell office:value-type="float" office:value="-2.80264">
            <text:p>-2.80264</text:p>
          </table:table-cell>
          <table:table-cell office:value-type="float" office:value="-0.0260758">
            <text:p>-0.0260758</text:p>
          </table:table-cell>
          <table:table-cell office:value-type="float" office:value="0.21518">
            <text:p>0.21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6027">
            <text:p>-0.0626027</text:p>
          </table:table-cell>
          <table:table-cell office:value-type="float" office:value="0.0596717">
            <text:p>0.0596717</text:p>
          </table:table-cell>
          <table:table-cell office:value-type="float" office:value="-2.80285">
            <text:p>-2.80285</text:p>
          </table:table-cell>
          <table:table-cell office:value-type="float" office:value="-0.0261027">
            <text:p>-0.0261027</text:p>
          </table:table-cell>
          <table:table-cell office:value-type="float" office:value="0.215172">
            <text:p>0.2151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5997">
            <text:p>-0.0625997</text:p>
          </table:table-cell>
          <table:table-cell office:value-type="float" office:value="0.059688">
            <text:p>0.059688</text:p>
          </table:table-cell>
          <table:table-cell office:value-type="float" office:value="-2.80264">
            <text:p>-2.80264</text:p>
          </table:table-cell>
          <table:table-cell office:value-type="float" office:value="-0.0260996">
            <text:p>-0.0260996</text:p>
          </table:table-cell>
          <table:table-cell office:value-type="float" office:value="0.215188">
            <text:p>0.2151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5585">
            <text:p>-0.0625585</text:p>
          </table:table-cell>
          <table:table-cell office:value-type="float" office:value="0.0596799">
            <text:p>0.0596799</text:p>
          </table:table-cell>
          <table:table-cell office:value-type="float" office:value="-2.80196">
            <text:p>-2.80196</text:p>
          </table:table-cell>
          <table:table-cell office:value-type="float" office:value="-0.0260585">
            <text:p>-0.0260585</text:p>
          </table:table-cell>
          <table:table-cell office:value-type="float" office:value="0.21518">
            <text:p>0.21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25982">
            <text:p>-0.0625982</text:p>
          </table:table-cell>
          <table:table-cell office:value-type="float" office:value="0.0596881">
            <text:p>0.0596881</text:p>
          </table:table-cell>
          <table:table-cell office:value-type="float" office:value="-2.80272">
            <text:p>-2.80272</text:p>
          </table:table-cell>
          <table:table-cell office:value-type="float" office:value="-0.0270982">
            <text:p>-0.0270982</text:p>
          </table:table-cell>
          <table:table-cell office:value-type="float" office:value="0.214188">
            <text:p>0.2141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6251">
            <text:p>-0.0626251</text:p>
          </table:table-cell>
          <table:table-cell office:value-type="float" office:value="0.0596728">
            <text:p>0.0596728</text:p>
          </table:table-cell>
          <table:table-cell office:value-type="float" office:value="-2.80318">
            <text:p>-2.80318</text:p>
          </table:table-cell>
          <table:table-cell office:value-type="float" office:value="-0.0261251">
            <text:p>-0.0261251</text:p>
          </table:table-cell>
          <table:table-cell office:value-type="float" office:value="0.215173">
            <text:p>0.2151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26953">
            <text:p>-0.0626953</text:p>
          </table:table-cell>
          <table:table-cell office:value-type="float" office:value="0.0597012">
            <text:p>0.0597012</text:p>
          </table:table-cell>
          <table:table-cell office:value-type="float" office:value="-2.80261">
            <text:p>-2.80261</text:p>
          </table:table-cell>
          <table:table-cell office:value-type="float" office:value="-0.0261953">
            <text:p>-0.0261953</text:p>
          </table:table-cell>
          <table:table-cell office:value-type="float" office:value="0.216201">
            <text:p>0.2162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137">
            <text:p>-0.0627137</text:p>
          </table:table-cell>
          <table:table-cell office:value-type="float" office:value="0.059751">
            <text:p>0.059751</text:p>
          </table:table-cell>
          <table:table-cell office:value-type="float" office:value="-2.80299">
            <text:p>-2.80299</text:p>
          </table:table-cell>
          <table:table-cell office:value-type="float" office:value="-0.0267137">
            <text:p>-0.0267137</text:p>
          </table:table-cell>
          <table:table-cell office:value-type="float" office:value="0.215751">
            <text:p>0.215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506">
            <text:p>-0.0627506</text:p>
          </table:table-cell>
          <table:table-cell office:value-type="float" office:value="0.0597597">
            <text:p>0.0597597</text:p>
          </table:table-cell>
          <table:table-cell office:value-type="float" office:value="-2.80333">
            <text:p>-2.80333</text:p>
          </table:table-cell>
          <table:table-cell office:value-type="float" office:value="-0.0262506">
            <text:p>-0.0262506</text:p>
          </table:table-cell>
          <table:table-cell office:value-type="float" office:value="0.21526">
            <text:p>0.215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183">
            <text:p>-0.0627183</text:p>
          </table:table-cell>
          <table:table-cell office:value-type="float" office:value="0.0597679">
            <text:p>0.0597679</text:p>
          </table:table-cell>
          <table:table-cell office:value-type="float" office:value="-2.80327">
            <text:p>-2.80327</text:p>
          </table:table-cell>
          <table:table-cell office:value-type="float" office:value="-0.0267183">
            <text:p>-0.0267183</text:p>
          </table:table-cell>
          <table:table-cell office:value-type="float" office:value="0.215768">
            <text:p>0.2157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289">
            <text:p>-0.0627289</text:p>
          </table:table-cell>
          <table:table-cell office:value-type="float" office:value="0.0597723">
            <text:p>0.0597723</text:p>
          </table:table-cell>
          <table:table-cell office:value-type="float" office:value="-2.8026">
            <text:p>-2.8026</text:p>
          </table:table-cell>
          <table:table-cell office:value-type="float" office:value="-0.0262289">
            <text:p>-0.0262289</text:p>
          </table:table-cell>
          <table:table-cell office:value-type="float" office:value="0.215272">
            <text:p>0.2152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2748">
            <text:p>-0.062748</text:p>
          </table:table-cell>
          <table:table-cell office:value-type="float" office:value="0.0597973">
            <text:p>0.0597973</text:p>
          </table:table-cell>
          <table:table-cell office:value-type="float" office:value="-2.80238">
            <text:p>-2.80238</text:p>
          </table:table-cell>
          <table:table-cell office:value-type="float" office:value="-0.027248">
            <text:p>-0.027248</text:p>
          </table:table-cell>
          <table:table-cell office:value-type="float" office:value="0.214297">
            <text:p>0.2142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223">
            <text:p>-0.0627223</text:p>
          </table:table-cell>
          <table:table-cell office:value-type="float" office:value="0.0598067">
            <text:p>0.0598067</text:p>
          </table:table-cell>
          <table:table-cell office:value-type="float" office:value="-2.80252">
            <text:p>-2.80252</text:p>
          </table:table-cell>
          <table:table-cell office:value-type="float" office:value="-0.0262223">
            <text:p>-0.0262223</text:p>
          </table:table-cell>
          <table:table-cell office:value-type="float" office:value="0.215307">
            <text:p>0.2153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885">
            <text:p>-0.0627885</text:p>
          </table:table-cell>
          <table:table-cell office:value-type="float" office:value="0.0598601">
            <text:p>0.0598601</text:p>
          </table:table-cell>
          <table:table-cell office:value-type="float" office:value="-2.80227">
            <text:p>-2.80227</text:p>
          </table:table-cell>
          <table:table-cell office:value-type="float" office:value="-0.0262885">
            <text:p>-0.0262885</text:p>
          </table:table-cell>
          <table:table-cell office:value-type="float" office:value="0.21536">
            <text:p>0.215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632">
            <text:p>-0.0627632</text:p>
          </table:table-cell>
          <table:table-cell office:value-type="float" office:value="0.0598722">
            <text:p>0.0598722</text:p>
          </table:table-cell>
          <table:table-cell office:value-type="float" office:value="-2.80167">
            <text:p>-2.80167</text:p>
          </table:table-cell>
          <table:table-cell office:value-type="float" office:value="-0.0262632">
            <text:p>-0.0262632</text:p>
          </table:table-cell>
          <table:table-cell office:value-type="float" office:value="0.215372">
            <text:p>0.2153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675">
            <text:p>-0.0627675</text:p>
          </table:table-cell>
          <table:table-cell office:value-type="float" office:value="0.0599236">
            <text:p>0.0599236</text:p>
          </table:table-cell>
          <table:table-cell office:value-type="float" office:value="-2.80193">
            <text:p>-2.80193</text:p>
          </table:table-cell>
          <table:table-cell office:value-type="float" office:value="-0.0262675">
            <text:p>-0.0262675</text:p>
          </table:table-cell>
          <table:table-cell office:value-type="float" office:value="0.215424">
            <text:p>0.2154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7591">
            <text:p>-0.0627591</text:p>
          </table:table-cell>
          <table:table-cell office:value-type="float" office:value="0.0599328">
            <text:p>0.0599328</text:p>
          </table:table-cell>
          <table:table-cell office:value-type="float" office:value="-2.80173">
            <text:p>-2.80173</text:p>
          </table:table-cell>
          <table:table-cell office:value-type="float" office:value="-0.0262591">
            <text:p>-0.0262591</text:p>
          </table:table-cell>
          <table:table-cell office:value-type="float" office:value="0.215433">
            <text:p>0.2154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8155">
            <text:p>-0.0628155</text:p>
          </table:table-cell>
          <table:table-cell office:value-type="float" office:value="0.0599793">
            <text:p>0.0599793</text:p>
          </table:table-cell>
          <table:table-cell office:value-type="float" office:value="-2.8017">
            <text:p>-2.8017</text:p>
          </table:table-cell>
          <table:table-cell office:value-type="float" office:value="-0.0263155">
            <text:p>-0.0263155</text:p>
          </table:table-cell>
          <table:table-cell office:value-type="float" office:value="0.215479">
            <text:p>0.2154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8253">
            <text:p>-0.0628253</text:p>
          </table:table-cell>
          <table:table-cell office:value-type="float" office:value="0.0600397">
            <text:p>0.0600397</text:p>
          </table:table-cell>
          <table:table-cell office:value-type="float" office:value="-2.80116">
            <text:p>-2.80116</text:p>
          </table:table-cell>
          <table:table-cell office:value-type="float" office:value="-0.0263253">
            <text:p>-0.0263253</text:p>
          </table:table-cell>
          <table:table-cell office:value-type="float" office:value="0.21554">
            <text:p>0.215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8516">
            <text:p>-0.0628516</text:p>
          </table:table-cell>
          <table:table-cell office:value-type="float" office:value="0.0600703">
            <text:p>0.0600703</text:p>
          </table:table-cell>
          <table:table-cell office:value-type="float" office:value="-2.80123">
            <text:p>-2.80123</text:p>
          </table:table-cell>
          <table:table-cell office:value-type="float" office:value="-0.0263516">
            <text:p>-0.0263516</text:p>
          </table:table-cell>
          <table:table-cell office:value-type="float" office:value="0.21557">
            <text:p>0.215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007">
            <text:p>-0.0629007</text:p>
          </table:table-cell>
          <table:table-cell office:value-type="float" office:value="0.0601109">
            <text:p>0.0601109</text:p>
          </table:table-cell>
          <table:table-cell office:value-type="float" office:value="-2.80101">
            <text:p>-2.80101</text:p>
          </table:table-cell>
          <table:table-cell office:value-type="float" office:value="-0.0269007">
            <text:p>-0.0269007</text:p>
          </table:table-cell>
          <table:table-cell office:value-type="float" office:value="0.216111">
            <text:p>0.2161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29407">
            <text:p>-0.0629407</text:p>
          </table:table-cell>
          <table:table-cell office:value-type="float" office:value="0.0601295">
            <text:p>0.0601295</text:p>
          </table:table-cell>
          <table:table-cell office:value-type="float" office:value="-2.8007">
            <text:p>-2.8007</text:p>
          </table:table-cell>
          <table:table-cell office:value-type="float" office:value="-0.0264407">
            <text:p>-0.0264407</text:p>
          </table:table-cell>
          <table:table-cell office:value-type="float" office:value="0.216629">
            <text:p>0.2166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428">
            <text:p>-0.0629428</text:p>
          </table:table-cell>
          <table:table-cell office:value-type="float" office:value="0.0601184">
            <text:p>0.0601184</text:p>
          </table:table-cell>
          <table:table-cell office:value-type="float" office:value="-2.80016">
            <text:p>-2.80016</text:p>
          </table:table-cell>
          <table:table-cell office:value-type="float" office:value="-0.0264428">
            <text:p>-0.0264428</text:p>
          </table:table-cell>
          <table:table-cell office:value-type="float" office:value="0.215618">
            <text:p>0.2156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29691">
            <text:p>-0.0629691</text:p>
          </table:table-cell>
          <table:table-cell office:value-type="float" office:value="0.0601888">
            <text:p>0.0601888</text:p>
          </table:table-cell>
          <table:table-cell office:value-type="float" office:value="-2.80082">
            <text:p>-2.80082</text:p>
          </table:table-cell>
          <table:table-cell office:value-type="float" office:value="-0.0269691">
            <text:p>-0.0269691</text:p>
          </table:table-cell>
          <table:table-cell office:value-type="float" office:value="0.216189">
            <text:p>0.2161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502">
            <text:p>-0.0629502</text:p>
          </table:table-cell>
          <table:table-cell office:value-type="float" office:value="0.0602044">
            <text:p>0.0602044</text:p>
          </table:table-cell>
          <table:table-cell office:value-type="float" office:value="-2.80078">
            <text:p>-2.80078</text:p>
          </table:table-cell>
          <table:table-cell office:value-type="float" office:value="-0.0264502">
            <text:p>-0.0264502</text:p>
          </table:table-cell>
          <table:table-cell office:value-type="float" office:value="0.215704">
            <text:p>0.2157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29433">
            <text:p>-0.0629433</text:p>
          </table:table-cell>
          <table:table-cell office:value-type="float" office:value="0.0601891">
            <text:p>0.0601891</text:p>
          </table:table-cell>
          <table:table-cell office:value-type="float" office:value="-2.80073">
            <text:p>-2.80073</text:p>
          </table:table-cell>
          <table:table-cell office:value-type="float" office:value="-0.0274433">
            <text:p>-0.0274433</text:p>
          </table:table-cell>
          <table:table-cell office:value-type="float" office:value="0.214689">
            <text:p>0.214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29479">
            <text:p>-0.0629479</text:p>
          </table:table-cell>
          <table:table-cell office:value-type="float" office:value="0.0601716">
            <text:p>0.0601716</text:p>
          </table:table-cell>
          <table:table-cell office:value-type="float" office:value="-2.80106">
            <text:p>-2.80106</text:p>
          </table:table-cell>
          <table:table-cell office:value-type="float" office:value="-0.0269479">
            <text:p>-0.0269479</text:p>
          </table:table-cell>
          <table:table-cell office:value-type="float" office:value="0.216172">
            <text:p>0.2161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501">
            <text:p>-0.0629501</text:p>
          </table:table-cell>
          <table:table-cell office:value-type="float" office:value="0.0601639">
            <text:p>0.0601639</text:p>
          </table:table-cell>
          <table:table-cell office:value-type="float" office:value="-2.80079">
            <text:p>-2.80079</text:p>
          </table:table-cell>
          <table:table-cell office:value-type="float" office:value="-0.0269501">
            <text:p>-0.0269501</text:p>
          </table:table-cell>
          <table:table-cell office:value-type="float" office:value="0.216164">
            <text:p>0.2161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29648">
            <text:p>-0.0629648</text:p>
          </table:table-cell>
          <table:table-cell office:value-type="float" office:value="0.0601906">
            <text:p>0.0601906</text:p>
          </table:table-cell>
          <table:table-cell office:value-type="float" office:value="-2.80103">
            <text:p>-2.80103</text:p>
          </table:table-cell>
          <table:table-cell office:value-type="float" office:value="-0.0269648">
            <text:p>-0.0269648</text:p>
          </table:table-cell>
          <table:table-cell office:value-type="float" office:value="0.216191">
            <text:p>0.2161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809">
            <text:p>-0.0629809</text:p>
          </table:table-cell>
          <table:table-cell office:value-type="float" office:value="0.0602142">
            <text:p>0.0602142</text:p>
          </table:table-cell>
          <table:table-cell office:value-type="float" office:value="-2.80065">
            <text:p>-2.80065</text:p>
          </table:table-cell>
          <table:table-cell office:value-type="float" office:value="-0.0264809">
            <text:p>-0.0264809</text:p>
          </table:table-cell>
          <table:table-cell office:value-type="float" office:value="0.215714">
            <text:p>0.2157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899">
            <text:p>-0.0629899</text:p>
          </table:table-cell>
          <table:table-cell office:value-type="float" office:value="0.0602343">
            <text:p>0.0602343</text:p>
          </table:table-cell>
          <table:table-cell office:value-type="float" office:value="-2.80031">
            <text:p>-2.80031</text:p>
          </table:table-cell>
          <table:table-cell office:value-type="float" office:value="-0.0264899">
            <text:p>-0.0264899</text:p>
          </table:table-cell>
          <table:table-cell office:value-type="float" office:value="0.215734">
            <text:p>0.215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2994">
            <text:p>-0.062994</text:p>
          </table:table-cell>
          <table:table-cell office:value-type="float" office:value="0.0602396">
            <text:p>0.0602396</text:p>
          </table:table-cell>
          <table:table-cell office:value-type="float" office:value="-2.80058">
            <text:p>-2.80058</text:p>
          </table:table-cell>
          <table:table-cell office:value-type="float" office:value="-0.026494">
            <text:p>-0.026494</text:p>
          </table:table-cell>
          <table:table-cell office:value-type="float" office:value="0.21574">
            <text:p>0.215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30273">
            <text:p>-0.0630273</text:p>
          </table:table-cell>
          <table:table-cell office:value-type="float" office:value="0.0602421">
            <text:p>0.0602421</text:p>
          </table:table-cell>
          <table:table-cell office:value-type="float" office:value="-2.80139">
            <text:p>-2.80139</text:p>
          </table:table-cell>
          <table:table-cell office:value-type="float" office:value="-0.0265273">
            <text:p>-0.0265273</text:p>
          </table:table-cell>
          <table:table-cell office:value-type="float" office:value="0.217242">
            <text:p>0.2172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0489">
            <text:p>-0.0630489</text:p>
          </table:table-cell>
          <table:table-cell office:value-type="float" office:value="0.0602719">
            <text:p>0.0602719</text:p>
          </table:table-cell>
          <table:table-cell office:value-type="float" office:value="-2.80119">
            <text:p>-2.80119</text:p>
          </table:table-cell>
          <table:table-cell office:value-type="float" office:value="-0.0265489">
            <text:p>-0.0265489</text:p>
          </table:table-cell>
          <table:table-cell office:value-type="float" office:value="0.215772">
            <text:p>0.2157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0179">
            <text:p>-0.0630179</text:p>
          </table:table-cell>
          <table:table-cell office:value-type="float" office:value="0.0602461">
            <text:p>0.0602461</text:p>
          </table:table-cell>
          <table:table-cell office:value-type="float" office:value="-2.8013">
            <text:p>-2.8013</text:p>
          </table:table-cell>
          <table:table-cell office:value-type="float" office:value="-0.0270179">
            <text:p>-0.0270179</text:p>
          </table:table-cell>
          <table:table-cell office:value-type="float" office:value="0.216246">
            <text:p>0.2162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3021">
            <text:p>-0.063021</text:p>
          </table:table-cell>
          <table:table-cell office:value-type="float" office:value="0.0602589">
            <text:p>0.0602589</text:p>
          </table:table-cell>
          <table:table-cell office:value-type="float" office:value="-2.80089">
            <text:p>-2.80089</text:p>
          </table:table-cell>
          <table:table-cell office:value-type="float" office:value="-0.026521">
            <text:p>-0.026521</text:p>
          </table:table-cell>
          <table:table-cell office:value-type="float" office:value="0.216759">
            <text:p>0.2167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0946">
            <text:p>-0.0630946</text:p>
          </table:table-cell>
          <table:table-cell office:value-type="float" office:value="0.0602846">
            <text:p>0.0602846</text:p>
          </table:table-cell>
          <table:table-cell office:value-type="float" office:value="-2.80056">
            <text:p>-2.80056</text:p>
          </table:table-cell>
          <table:table-cell office:value-type="float" office:value="-0.0270946">
            <text:p>-0.0270946</text:p>
          </table:table-cell>
          <table:table-cell office:value-type="float" office:value="0.216285">
            <text:p>0.2162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1191">
            <text:p>-0.0631191</text:p>
          </table:table-cell>
          <table:table-cell office:value-type="float" office:value="0.0603255">
            <text:p>0.0603255</text:p>
          </table:table-cell>
          <table:table-cell office:value-type="float" office:value="-2.80064">
            <text:p>-2.80064</text:p>
          </table:table-cell>
          <table:table-cell office:value-type="float" office:value="-0.0266191">
            <text:p>-0.0266191</text:p>
          </table:table-cell>
          <table:table-cell office:value-type="float" office:value="0.215825">
            <text:p>0.2158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1399">
            <text:p>-0.0631399</text:p>
          </table:table-cell>
          <table:table-cell office:value-type="float" office:value="0.0603039">
            <text:p>0.0603039</text:p>
          </table:table-cell>
          <table:table-cell office:value-type="float" office:value="-2.80034">
            <text:p>-2.80034</text:p>
          </table:table-cell>
          <table:table-cell office:value-type="float" office:value="-0.0271399">
            <text:p>-0.0271399</text:p>
          </table:table-cell>
          <table:table-cell office:value-type="float" office:value="0.216304">
            <text:p>0.2163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2508">
            <text:p>-0.0632508</text:p>
          </table:table-cell>
          <table:table-cell office:value-type="float" office:value="0.0603534">
            <text:p>0.0603534</text:p>
          </table:table-cell>
          <table:table-cell office:value-type="float" office:value="-2.80033">
            <text:p>-2.80033</text:p>
          </table:table-cell>
          <table:table-cell office:value-type="float" office:value="-0.0272508">
            <text:p>-0.0272508</text:p>
          </table:table-cell>
          <table:table-cell office:value-type="float" office:value="0.216353">
            <text:p>0.2163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2296">
            <text:p>-0.0632296</text:p>
          </table:table-cell>
          <table:table-cell office:value-type="float" office:value="0.0603667">
            <text:p>0.0603667</text:p>
          </table:table-cell>
          <table:table-cell office:value-type="float" office:value="-2.80051">
            <text:p>-2.80051</text:p>
          </table:table-cell>
          <table:table-cell office:value-type="float" office:value="-0.0272296">
            <text:p>-0.0272296</text:p>
          </table:table-cell>
          <table:table-cell office:value-type="float" office:value="0.216367">
            <text:p>0.2163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2316">
            <text:p>-0.0632316</text:p>
          </table:table-cell>
          <table:table-cell office:value-type="float" office:value="0.0604139">
            <text:p>0.0604139</text:p>
          </table:table-cell>
          <table:table-cell office:value-type="float" office:value="-2.80102">
            <text:p>-2.80102</text:p>
          </table:table-cell>
          <table:table-cell office:value-type="float" office:value="-0.0272316">
            <text:p>-0.0272316</text:p>
          </table:table-cell>
          <table:table-cell office:value-type="float" office:value="0.216414">
            <text:p>0.2164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32521">
            <text:p>-0.0632521</text:p>
          </table:table-cell>
          <table:table-cell office:value-type="float" office:value="0.0604341">
            <text:p>0.0604341</text:p>
          </table:table-cell>
          <table:table-cell office:value-type="float" office:value="-2.801">
            <text:p>-2.801</text:p>
          </table:table-cell>
          <table:table-cell office:value-type="float" office:value="-0.0277521">
            <text:p>-0.0277521</text:p>
          </table:table-cell>
          <table:table-cell office:value-type="float" office:value="0.214934">
            <text:p>0.214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2681">
            <text:p>-0.0632681</text:p>
          </table:table-cell>
          <table:table-cell office:value-type="float" office:value="0.0604594">
            <text:p>0.0604594</text:p>
          </table:table-cell>
          <table:table-cell office:value-type="float" office:value="-2.80135">
            <text:p>-2.80135</text:p>
          </table:table-cell>
          <table:table-cell office:value-type="float" office:value="-0.0267681">
            <text:p>-0.0267681</text:p>
          </table:table-cell>
          <table:table-cell office:value-type="float" office:value="0.215959">
            <text:p>0.215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2792">
            <text:p>-0.0632792</text:p>
          </table:table-cell>
          <table:table-cell office:value-type="float" office:value="0.0604483">
            <text:p>0.0604483</text:p>
          </table:table-cell>
          <table:table-cell office:value-type="float" office:value="-2.80101">
            <text:p>-2.80101</text:p>
          </table:table-cell>
          <table:table-cell office:value-type="float" office:value="-0.0267792">
            <text:p>-0.0267792</text:p>
          </table:table-cell>
          <table:table-cell office:value-type="float" office:value="0.215948">
            <text:p>0.215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3046">
            <text:p>-0.0633046</text:p>
          </table:table-cell>
          <table:table-cell office:value-type="float" office:value="0.0605052">
            <text:p>0.0605052</text:p>
          </table:table-cell>
          <table:table-cell office:value-type="float" office:value="-2.80155">
            <text:p>-2.80155</text:p>
          </table:table-cell>
          <table:table-cell office:value-type="float" office:value="-0.0268045">
            <text:p>-0.0268045</text:p>
          </table:table-cell>
          <table:table-cell office:value-type="float" office:value="0.216005">
            <text:p>0.216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3826">
            <text:p>-0.0633826</text:p>
          </table:table-cell>
          <table:table-cell office:value-type="float" office:value="0.0604988">
            <text:p>0.0604988</text:p>
          </table:table-cell>
          <table:table-cell office:value-type="float" office:value="-2.80101">
            <text:p>-2.80101</text:p>
          </table:table-cell>
          <table:table-cell office:value-type="float" office:value="-0.0273825">
            <text:p>-0.0273825</text:p>
          </table:table-cell>
          <table:table-cell office:value-type="float" office:value="0.216499">
            <text:p>0.2164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115">
            <text:p>-0.0634115</text:p>
          </table:table-cell>
          <table:table-cell office:value-type="float" office:value="0.0605112">
            <text:p>0.0605112</text:p>
          </table:table-cell>
          <table:table-cell office:value-type="float" office:value="-2.80123">
            <text:p>-2.80123</text:p>
          </table:table-cell>
          <table:table-cell office:value-type="float" office:value="-0.0269115">
            <text:p>-0.0269115</text:p>
          </table:table-cell>
          <table:table-cell office:value-type="float" office:value="0.216011">
            <text:p>0.216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207">
            <text:p>-0.0634207</text:p>
          </table:table-cell>
          <table:table-cell office:value-type="float" office:value="0.0605453">
            <text:p>0.0605453</text:p>
          </table:table-cell>
          <table:table-cell office:value-type="float" office:value="-2.80167">
            <text:p>-2.80167</text:p>
          </table:table-cell>
          <table:table-cell office:value-type="float" office:value="-0.0269207">
            <text:p>-0.0269207</text:p>
          </table:table-cell>
          <table:table-cell office:value-type="float" office:value="0.216045">
            <text:p>0.2160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291">
            <text:p>-0.0634291</text:p>
          </table:table-cell>
          <table:table-cell office:value-type="float" office:value="0.0605415">
            <text:p>0.0605415</text:p>
          </table:table-cell>
          <table:table-cell office:value-type="float" office:value="-2.80148">
            <text:p>-2.80148</text:p>
          </table:table-cell>
          <table:table-cell office:value-type="float" office:value="-0.0269291">
            <text:p>-0.0269291</text:p>
          </table:table-cell>
          <table:table-cell office:value-type="float" office:value="0.216041">
            <text:p>0.216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269">
            <text:p>-0.0634269</text:p>
          </table:table-cell>
          <table:table-cell office:value-type="float" office:value="0.0605317">
            <text:p>0.0605317</text:p>
          </table:table-cell>
          <table:table-cell office:value-type="float" office:value="-2.8006">
            <text:p>-2.8006</text:p>
          </table:table-cell>
          <table:table-cell office:value-type="float" office:value="-0.0269269">
            <text:p>-0.0269269</text:p>
          </table:table-cell>
          <table:table-cell office:value-type="float" office:value="0.216032">
            <text:p>0.216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4562">
            <text:p>-0.0634562</text:p>
          </table:table-cell>
          <table:table-cell office:value-type="float" office:value="0.0605723">
            <text:p>0.0605723</text:p>
          </table:table-cell>
          <table:table-cell office:value-type="float" office:value="-2.80101">
            <text:p>-2.80101</text:p>
          </table:table-cell>
          <table:table-cell office:value-type="float" office:value="-0.0274562">
            <text:p>-0.0274562</text:p>
          </table:table-cell>
          <table:table-cell office:value-type="float" office:value="0.216572">
            <text:p>0.2165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644">
            <text:p>-0.0634644</text:p>
          </table:table-cell>
          <table:table-cell office:value-type="float" office:value="0.0606038">
            <text:p>0.0606038</text:p>
          </table:table-cell>
          <table:table-cell office:value-type="float" office:value="-2.80087">
            <text:p>-2.80087</text:p>
          </table:table-cell>
          <table:table-cell office:value-type="float" office:value="-0.0269644">
            <text:p>-0.0269644</text:p>
          </table:table-cell>
          <table:table-cell office:value-type="float" office:value="0.216104">
            <text:p>0.2161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4921">
            <text:p>-0.0634921</text:p>
          </table:table-cell>
          <table:table-cell office:value-type="float" office:value="0.0606133">
            <text:p>0.0606133</text:p>
          </table:table-cell>
          <table:table-cell office:value-type="float" office:value="-2.80096">
            <text:p>-2.80096</text:p>
          </table:table-cell>
          <table:table-cell office:value-type="float" office:value="-0.0274921">
            <text:p>-0.0274921</text:p>
          </table:table-cell>
          <table:table-cell office:value-type="float" office:value="0.216613">
            <text:p>0.2166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01">
            <text:p>-0.063501</text:p>
          </table:table-cell>
          <table:table-cell office:value-type="float" office:value="0.0605923">
            <text:p>0.0605923</text:p>
          </table:table-cell>
          <table:table-cell office:value-type="float" office:value="-2.80056">
            <text:p>-2.80056</text:p>
          </table:table-cell>
          <table:table-cell office:value-type="float" office:value="-0.027001">
            <text:p>-0.027001</text:p>
          </table:table-cell>
          <table:table-cell office:value-type="float" office:value="0.216092">
            <text:p>0.216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5682">
            <text:p>-0.0635682</text:p>
          </table:table-cell>
          <table:table-cell office:value-type="float" office:value="0.0606161">
            <text:p>0.0606161</text:p>
          </table:table-cell>
          <table:table-cell office:value-type="float" office:value="-2.80083">
            <text:p>-2.80083</text:p>
          </table:table-cell>
          <table:table-cell office:value-type="float" office:value="-0.0275682">
            <text:p>-0.0275682</text:p>
          </table:table-cell>
          <table:table-cell office:value-type="float" office:value="0.216616">
            <text:p>0.2166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47">
            <text:p>-0.063547</text:p>
          </table:table-cell>
          <table:table-cell office:value-type="float" office:value="0.060639">
            <text:p>0.060639</text:p>
          </table:table-cell>
          <table:table-cell office:value-type="float" office:value="-2.80128">
            <text:p>-2.80128</text:p>
          </table:table-cell>
          <table:table-cell office:value-type="float" office:value="-0.027547">
            <text:p>-0.027547</text:p>
          </table:table-cell>
          <table:table-cell office:value-type="float" office:value="0.216639">
            <text:p>0.2166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5408">
            <text:p>-0.0635408</text:p>
          </table:table-cell>
          <table:table-cell office:value-type="float" office:value="0.0606623">
            <text:p>0.0606623</text:p>
          </table:table-cell>
          <table:table-cell office:value-type="float" office:value="-2.80178">
            <text:p>-2.80178</text:p>
          </table:table-cell>
          <table:table-cell office:value-type="float" office:value="-0.0275408">
            <text:p>-0.0275408</text:p>
          </table:table-cell>
          <table:table-cell office:value-type="float" office:value="0.216662">
            <text:p>0.2166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704">
            <text:p>-0.0635704</text:p>
          </table:table-cell>
          <table:table-cell office:value-type="float" office:value="0.0606723">
            <text:p>0.0606723</text:p>
          </table:table-cell>
          <table:table-cell office:value-type="float" office:value="-2.80155">
            <text:p>-2.80155</text:p>
          </table:table-cell>
          <table:table-cell office:value-type="float" office:value="-0.0270704">
            <text:p>-0.0270704</text:p>
          </table:table-cell>
          <table:table-cell office:value-type="float" office:value="0.216172">
            <text:p>0.2161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699">
            <text:p>-0.0635699</text:p>
          </table:table-cell>
          <table:table-cell office:value-type="float" office:value="0.060665">
            <text:p>0.060665</text:p>
          </table:table-cell>
          <table:table-cell office:value-type="float" office:value="-2.80239">
            <text:p>-2.80239</text:p>
          </table:table-cell>
          <table:table-cell office:value-type="float" office:value="-0.0270699">
            <text:p>-0.0270699</text:p>
          </table:table-cell>
          <table:table-cell office:value-type="float" office:value="0.216165">
            <text:p>0.2161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639">
            <text:p>-0.0635639</text:p>
          </table:table-cell>
          <table:table-cell office:value-type="float" office:value="0.0606635">
            <text:p>0.0606635</text:p>
          </table:table-cell>
          <table:table-cell office:value-type="float" office:value="-2.80335">
            <text:p>-2.80335</text:p>
          </table:table-cell>
          <table:table-cell office:value-type="float" office:value="-0.0270639">
            <text:p>-0.0270639</text:p>
          </table:table-cell>
          <table:table-cell office:value-type="float" office:value="0.216163">
            <text:p>0.2161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613">
            <text:p>-0.063613</text:p>
          </table:table-cell>
          <table:table-cell office:value-type="float" office:value="0.0606838">
            <text:p>0.0606838</text:p>
          </table:table-cell>
          <table:table-cell office:value-type="float" office:value="-2.80228">
            <text:p>-2.80228</text:p>
          </table:table-cell>
          <table:table-cell office:value-type="float" office:value="-0.027113">
            <text:p>-0.027113</text:p>
          </table:table-cell>
          <table:table-cell office:value-type="float" office:value="0.216184">
            <text:p>0.2161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5984">
            <text:p>-0.0635984</text:p>
          </table:table-cell>
          <table:table-cell office:value-type="float" office:value="0.0606918">
            <text:p>0.0606918</text:p>
          </table:table-cell>
          <table:table-cell office:value-type="float" office:value="-2.80158">
            <text:p>-2.80158</text:p>
          </table:table-cell>
          <table:table-cell office:value-type="float" office:value="-0.0270984">
            <text:p>-0.0270984</text:p>
          </table:table-cell>
          <table:table-cell office:value-type="float" office:value="0.216192">
            <text:p>0.2161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6356">
            <text:p>-0.0636356</text:p>
          </table:table-cell>
          <table:table-cell office:value-type="float" office:value="0.0606814">
            <text:p>0.0606814</text:p>
          </table:table-cell>
          <table:table-cell office:value-type="float" office:value="-2.8011">
            <text:p>-2.8011</text:p>
          </table:table-cell>
          <table:table-cell office:value-type="float" office:value="-0.0276356">
            <text:p>-0.0276356</text:p>
          </table:table-cell>
          <table:table-cell office:value-type="float" office:value="0.216681">
            <text:p>0.2166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6658">
            <text:p>-0.0636658</text:p>
          </table:table-cell>
          <table:table-cell office:value-type="float" office:value="0.0606837">
            <text:p>0.0606837</text:p>
          </table:table-cell>
          <table:table-cell office:value-type="float" office:value="-2.80061">
            <text:p>-2.80061</text:p>
          </table:table-cell>
          <table:table-cell office:value-type="float" office:value="-0.0271658">
            <text:p>-0.0271658</text:p>
          </table:table-cell>
          <table:table-cell office:value-type="float" office:value="0.216184">
            <text:p>0.2161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7083">
            <text:p>-0.0637083</text:p>
          </table:table-cell>
          <table:table-cell office:value-type="float" office:value="0.0607057">
            <text:p>0.0607057</text:p>
          </table:table-cell>
          <table:table-cell office:value-type="float" office:value="-2.80049">
            <text:p>-2.80049</text:p>
          </table:table-cell>
          <table:table-cell office:value-type="float" office:value="-0.0272083">
            <text:p>-0.0272083</text:p>
          </table:table-cell>
          <table:table-cell office:value-type="float" office:value="0.216206">
            <text:p>0.2162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6977">
            <text:p>-0.0636977</text:p>
          </table:table-cell>
          <table:table-cell office:value-type="float" office:value="0.0607102">
            <text:p>0.0607102</text:p>
          </table:table-cell>
          <table:table-cell office:value-type="float" office:value="-2.80008">
            <text:p>-2.80008</text:p>
          </table:table-cell>
          <table:table-cell office:value-type="float" office:value="-0.0271977">
            <text:p>-0.0271977</text:p>
          </table:table-cell>
          <table:table-cell office:value-type="float" office:value="0.21621">
            <text:p>0.216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7381">
            <text:p>-0.0637381</text:p>
          </table:table-cell>
          <table:table-cell office:value-type="float" office:value="0.0607335">
            <text:p>0.0607335</text:p>
          </table:table-cell>
          <table:table-cell office:value-type="float" office:value="-2.80041">
            <text:p>-2.80041</text:p>
          </table:table-cell>
          <table:table-cell office:value-type="float" office:value="-0.0277381">
            <text:p>-0.0277381</text:p>
          </table:table-cell>
          <table:table-cell office:value-type="float" office:value="0.216734">
            <text:p>0.216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37753">
            <text:p>-0.0637753</text:p>
          </table:table-cell>
          <table:table-cell office:value-type="float" office:value="0.0607627">
            <text:p>0.0607627</text:p>
          </table:table-cell>
          <table:table-cell office:value-type="float" office:value="-2.79991">
            <text:p>-2.79991</text:p>
          </table:table-cell>
          <table:table-cell office:value-type="float" office:value="-0.0282753">
            <text:p>-0.0282753</text:p>
          </table:table-cell>
          <table:table-cell office:value-type="float" office:value="0.215263">
            <text:p>0.2152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833">
            <text:p>-0.063833</text:p>
          </table:table-cell>
          <table:table-cell office:value-type="float" office:value="0.0607875">
            <text:p>0.0607875</text:p>
          </table:table-cell>
          <table:table-cell office:value-type="float" office:value="-2.79933">
            <text:p>-2.79933</text:p>
          </table:table-cell>
          <table:table-cell office:value-type="float" office:value="-0.028333">
            <text:p>-0.028333</text:p>
          </table:table-cell>
          <table:table-cell office:value-type="float" office:value="0.216288">
            <text:p>0.2162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047">
            <text:p>-0.0639047</text:p>
          </table:table-cell>
          <table:table-cell office:value-type="float" office:value="0.0608015">
            <text:p>0.0608015</text:p>
          </table:table-cell>
          <table:table-cell office:value-type="float" office:value="-2.79958">
            <text:p>-2.79958</text:p>
          </table:table-cell>
          <table:table-cell office:value-type="float" office:value="-0.0274047">
            <text:p>-0.0274047</text:p>
          </table:table-cell>
          <table:table-cell office:value-type="float" office:value="0.216302">
            <text:p>0.2163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63952">
            <text:p>-0.063952</text:p>
          </table:table-cell>
          <table:table-cell office:value-type="float" office:value="0.0608604">
            <text:p>0.0608604</text:p>
          </table:table-cell>
          <table:table-cell office:value-type="float" office:value="-2.79979">
            <text:p>-2.79979</text:p>
          </table:table-cell>
          <table:table-cell office:value-type="float" office:value="-0.028452">
            <text:p>-0.028452</text:p>
          </table:table-cell>
          <table:table-cell office:value-type="float" office:value="0.21636">
            <text:p>0.216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492">
            <text:p>-0.0639492</text:p>
          </table:table-cell>
          <table:table-cell office:value-type="float" office:value="0.0608439">
            <text:p>0.0608439</text:p>
          </table:table-cell>
          <table:table-cell office:value-type="float" office:value="-2.80009">
            <text:p>-2.80009</text:p>
          </table:table-cell>
          <table:table-cell office:value-type="float" office:value="-0.0274492">
            <text:p>-0.0274492</text:p>
          </table:table-cell>
          <table:table-cell office:value-type="float" office:value="0.216344">
            <text:p>0.2163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381">
            <text:p>-0.0639381</text:p>
          </table:table-cell>
          <table:table-cell office:value-type="float" office:value="0.0608672">
            <text:p>0.0608672</text:p>
          </table:table-cell>
          <table:table-cell office:value-type="float" office:value="-2.79989">
            <text:p>-2.79989</text:p>
          </table:table-cell>
          <table:table-cell office:value-type="float" office:value="-0.0279381">
            <text:p>-0.0279381</text:p>
          </table:table-cell>
          <table:table-cell office:value-type="float" office:value="0.216867">
            <text:p>0.2168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39437">
            <text:p>-0.0639437</text:p>
          </table:table-cell>
          <table:table-cell office:value-type="float" office:value="0.0608864">
            <text:p>0.0608864</text:p>
          </table:table-cell>
          <table:table-cell office:value-type="float" office:value="-2.79928">
            <text:p>-2.79928</text:p>
          </table:table-cell>
          <table:table-cell office:value-type="float" office:value="-0.0279437">
            <text:p>-0.0279437</text:p>
          </table:table-cell>
          <table:table-cell office:value-type="float" office:value="0.217386">
            <text:p>0.2173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665">
            <text:p>-0.0639665</text:p>
          </table:table-cell>
          <table:table-cell office:value-type="float" office:value="0.0608968">
            <text:p>0.0608968</text:p>
          </table:table-cell>
          <table:table-cell office:value-type="float" office:value="-2.7993">
            <text:p>-2.7993</text:p>
          </table:table-cell>
          <table:table-cell office:value-type="float" office:value="-0.0274665">
            <text:p>-0.0274665</text:p>
          </table:table-cell>
          <table:table-cell office:value-type="float" office:value="0.216397">
            <text:p>0.2163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76">
            <text:p>-0.063976</text:p>
          </table:table-cell>
          <table:table-cell office:value-type="float" office:value="0.0608854">
            <text:p>0.0608854</text:p>
          </table:table-cell>
          <table:table-cell office:value-type="float" office:value="-2.79934">
            <text:p>-2.79934</text:p>
          </table:table-cell>
          <table:table-cell office:value-type="float" office:value="-0.027976">
            <text:p>-0.027976</text:p>
          </table:table-cell>
          <table:table-cell office:value-type="float" office:value="0.216885">
            <text:p>0.2168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39897">
            <text:p>-0.0639897</text:p>
          </table:table-cell>
          <table:table-cell office:value-type="float" office:value="0.0608959">
            <text:p>0.0608959</text:p>
          </table:table-cell>
          <table:table-cell office:value-type="float" office:value="-2.79956">
            <text:p>-2.79956</text:p>
          </table:table-cell>
          <table:table-cell office:value-type="float" office:value="-0.0274897">
            <text:p>-0.0274897</text:p>
          </table:table-cell>
          <table:table-cell office:value-type="float" office:value="0.216396">
            <text:p>0.2163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0428">
            <text:p>-0.0640428</text:p>
          </table:table-cell>
          <table:table-cell office:value-type="float" office:value="0.0609348">
            <text:p>0.0609348</text:p>
          </table:table-cell>
          <table:table-cell office:value-type="float" office:value="-2.79922">
            <text:p>-2.79922</text:p>
          </table:table-cell>
          <table:table-cell office:value-type="float" office:value="-0.0275428">
            <text:p>-0.0275428</text:p>
          </table:table-cell>
          <table:table-cell office:value-type="float" office:value="0.216435">
            <text:p>0.2164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0877">
            <text:p>-0.0640877</text:p>
          </table:table-cell>
          <table:table-cell office:value-type="float" office:value="0.0609434">
            <text:p>0.0609434</text:p>
          </table:table-cell>
          <table:table-cell office:value-type="float" office:value="-2.79936">
            <text:p>-2.79936</text:p>
          </table:table-cell>
          <table:table-cell office:value-type="float" office:value="-0.0275877">
            <text:p>-0.0275877</text:p>
          </table:table-cell>
          <table:table-cell office:value-type="float" office:value="0.216443">
            <text:p>0.216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41113">
            <text:p>-0.0641113</text:p>
          </table:table-cell>
          <table:table-cell office:value-type="float" office:value="0.0609911">
            <text:p>0.0609911</text:p>
          </table:table-cell>
          <table:table-cell office:value-type="float" office:value="-2.79936">
            <text:p>-2.79936</text:p>
          </table:table-cell>
          <table:table-cell office:value-type="float" office:value="-0.0276113">
            <text:p>-0.0276113</text:p>
          </table:table-cell>
          <table:table-cell office:value-type="float" office:value="0.217491">
            <text:p>0.2174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1312">
            <text:p>-0.0641312</text:p>
          </table:table-cell>
          <table:table-cell office:value-type="float" office:value="0.0609938">
            <text:p>0.0609938</text:p>
          </table:table-cell>
          <table:table-cell office:value-type="float" office:value="-2.79944">
            <text:p>-2.79944</text:p>
          </table:table-cell>
          <table:table-cell office:value-type="float" office:value="-0.0276312">
            <text:p>-0.0276312</text:p>
          </table:table-cell>
          <table:table-cell office:value-type="float" office:value="0.216494">
            <text:p>0.216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1247">
            <text:p>-0.0641247</text:p>
          </table:table-cell>
          <table:table-cell office:value-type="float" office:value="0.0610014">
            <text:p>0.0610014</text:p>
          </table:table-cell>
          <table:table-cell office:value-type="float" office:value="-2.8005">
            <text:p>-2.8005</text:p>
          </table:table-cell>
          <table:table-cell office:value-type="float" office:value="-0.0281247">
            <text:p>-0.0281247</text:p>
          </table:table-cell>
          <table:table-cell office:value-type="float" office:value="0.217001">
            <text:p>0.217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1075">
            <text:p>-0.0641075</text:p>
          </table:table-cell>
          <table:table-cell office:value-type="float" office:value="0.0610435">
            <text:p>0.0610435</text:p>
          </table:table-cell>
          <table:table-cell office:value-type="float" office:value="-2.80045">
            <text:p>-2.80045</text:p>
          </table:table-cell>
          <table:table-cell office:value-type="float" office:value="-0.0276075">
            <text:p>-0.0276075</text:p>
          </table:table-cell>
          <table:table-cell office:value-type="float" office:value="0.216543">
            <text:p>0.2165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41296">
            <text:p>-0.0641296</text:p>
          </table:table-cell>
          <table:table-cell office:value-type="float" office:value="0.0610755">
            <text:p>0.0610755</text:p>
          </table:table-cell>
          <table:table-cell office:value-type="float" office:value="-2.80044">
            <text:p>-2.80044</text:p>
          </table:table-cell>
          <table:table-cell office:value-type="float" office:value="-0.0286296">
            <text:p>-0.0286296</text:p>
          </table:table-cell>
          <table:table-cell office:value-type="float" office:value="0.215575">
            <text:p>0.215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1733">
            <text:p>-0.0641733</text:p>
          </table:table-cell>
          <table:table-cell office:value-type="float" office:value="0.061075">
            <text:p>0.061075</text:p>
          </table:table-cell>
          <table:table-cell office:value-type="float" office:value="-2.79998">
            <text:p>-2.79998</text:p>
          </table:table-cell>
          <table:table-cell office:value-type="float" office:value="-0.0276733">
            <text:p>-0.0276733</text:p>
          </table:table-cell>
          <table:table-cell office:value-type="float" office:value="0.216575">
            <text:p>0.216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1766">
            <text:p>-0.0641766</text:p>
          </table:table-cell>
          <table:table-cell office:value-type="float" office:value="0.0610862">
            <text:p>0.0610862</text:p>
          </table:table-cell>
          <table:table-cell office:value-type="float" office:value="-2.79941">
            <text:p>-2.79941</text:p>
          </table:table-cell>
          <table:table-cell office:value-type="float" office:value="-0.0276766">
            <text:p>-0.0276766</text:p>
          </table:table-cell>
          <table:table-cell office:value-type="float" office:value="0.216586">
            <text:p>0.2165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42304">
            <text:p>-0.0642304</text:p>
          </table:table-cell>
          <table:table-cell office:value-type="float" office:value="0.061094">
            <text:p>0.061094</text:p>
          </table:table-cell>
          <table:table-cell office:value-type="float" office:value="-2.79917">
            <text:p>-2.79917</text:p>
          </table:table-cell>
          <table:table-cell office:value-type="float" office:value="-0.0287304">
            <text:p>-0.0287304</text:p>
          </table:table-cell>
          <table:table-cell office:value-type="float" office:value="0.215594">
            <text:p>0.2155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1915">
            <text:p>-0.0641915</text:p>
          </table:table-cell>
          <table:table-cell office:value-type="float" office:value="0.0611002">
            <text:p>0.0611002</text:p>
          </table:table-cell>
          <table:table-cell office:value-type="float" office:value="-2.79955">
            <text:p>-2.79955</text:p>
          </table:table-cell>
          <table:table-cell office:value-type="float" office:value="-0.0281915">
            <text:p>-0.0281915</text:p>
          </table:table-cell>
          <table:table-cell office:value-type="float" office:value="0.2171">
            <text:p>0.21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2454">
            <text:p>-0.0642454</text:p>
          </table:table-cell>
          <table:table-cell office:value-type="float" office:value="0.0611374">
            <text:p>0.0611374</text:p>
          </table:table-cell>
          <table:table-cell office:value-type="float" office:value="-2.79923">
            <text:p>-2.79923</text:p>
          </table:table-cell>
          <table:table-cell office:value-type="float" office:value="-0.0277454">
            <text:p>-0.0277454</text:p>
          </table:table-cell>
          <table:table-cell office:value-type="float" office:value="0.216637">
            <text:p>0.2166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42198">
            <text:p>-0.0642198</text:p>
          </table:table-cell>
          <table:table-cell office:value-type="float" office:value="0.0611718">
            <text:p>0.0611718</text:p>
          </table:table-cell>
          <table:table-cell office:value-type="float" office:value="-2.79973">
            <text:p>-2.79973</text:p>
          </table:table-cell>
          <table:table-cell office:value-type="float" office:value="-0.0287198">
            <text:p>-0.0287198</text:p>
          </table:table-cell>
          <table:table-cell office:value-type="float" office:value="0.215672">
            <text:p>0.2156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642683">
            <text:p>-0.0642683</text:p>
          </table:table-cell>
          <table:table-cell office:value-type="float" office:value="0.0611732">
            <text:p>0.0611732</text:p>
          </table:table-cell>
          <table:table-cell office:value-type="float" office:value="-2.79969">
            <text:p>-2.79969</text:p>
          </table:table-cell>
          <table:table-cell office:value-type="float" office:value="-0.0277683">
            <text:p>-0.0277683</text:p>
          </table:table-cell>
          <table:table-cell office:value-type="float" office:value="0.217673">
            <text:p>0.2176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02">
            <text:p>-0.064302</text:p>
          </table:table-cell>
          <table:table-cell office:value-type="float" office:value="0.0611939">
            <text:p>0.0611939</text:p>
          </table:table-cell>
          <table:table-cell office:value-type="float" office:value="-2.79994">
            <text:p>-2.79994</text:p>
          </table:table-cell>
          <table:table-cell office:value-type="float" office:value="-0.0278019">
            <text:p>-0.0278019</text:p>
          </table:table-cell>
          <table:table-cell office:value-type="float" office:value="0.216694">
            <text:p>0.2166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04">
            <text:p>-0.064304</text:p>
          </table:table-cell>
          <table:table-cell office:value-type="float" office:value="0.0611936">
            <text:p>0.0611936</text:p>
          </table:table-cell>
          <table:table-cell office:value-type="float" office:value="-2.7998">
            <text:p>-2.7998</text:p>
          </table:table-cell>
          <table:table-cell office:value-type="float" office:value="-0.027804">
            <text:p>-0.027804</text:p>
          </table:table-cell>
          <table:table-cell office:value-type="float" office:value="0.216694">
            <text:p>0.2166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3195">
            <text:p>-0.0643195</text:p>
          </table:table-cell>
          <table:table-cell office:value-type="float" office:value="0.0612027">
            <text:p>0.0612027</text:p>
          </table:table-cell>
          <table:table-cell office:value-type="float" office:value="-2.79968">
            <text:p>-2.79968</text:p>
          </table:table-cell>
          <table:table-cell office:value-type="float" office:value="-0.0283195">
            <text:p>-0.0283195</text:p>
          </table:table-cell>
          <table:table-cell office:value-type="float" office:value="0.217203">
            <text:p>0.2172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312">
            <text:p>-0.0643312</text:p>
          </table:table-cell>
          <table:table-cell office:value-type="float" office:value="0.0612215">
            <text:p>0.0612215</text:p>
          </table:table-cell>
          <table:table-cell office:value-type="float" office:value="-2.79947">
            <text:p>-2.79947</text:p>
          </table:table-cell>
          <table:table-cell office:value-type="float" office:value="-0.0278312">
            <text:p>-0.0278312</text:p>
          </table:table-cell>
          <table:table-cell office:value-type="float" office:value="0.216722">
            <text:p>0.2167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303">
            <text:p>-0.0643303</text:p>
          </table:table-cell>
          <table:table-cell office:value-type="float" office:value="0.0612677">
            <text:p>0.0612677</text:p>
          </table:table-cell>
          <table:table-cell office:value-type="float" office:value="-2.79921">
            <text:p>-2.79921</text:p>
          </table:table-cell>
          <table:table-cell office:value-type="float" office:value="-0.0278303">
            <text:p>-0.0278303</text:p>
          </table:table-cell>
          <table:table-cell office:value-type="float" office:value="0.216768">
            <text:p>0.2167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352">
            <text:p>-0.0643352</text:p>
          </table:table-cell>
          <table:table-cell office:value-type="float" office:value="0.0613226">
            <text:p>0.0613226</text:p>
          </table:table-cell>
          <table:table-cell office:value-type="float" office:value="-2.79931">
            <text:p>-2.79931</text:p>
          </table:table-cell>
          <table:table-cell office:value-type="float" office:value="-0.0278352">
            <text:p>-0.0278352</text:p>
          </table:table-cell>
          <table:table-cell office:value-type="float" office:value="0.216823">
            <text:p>0.2168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602">
            <text:p>-0.0643602</text:p>
          </table:table-cell>
          <table:table-cell office:value-type="float" office:value="0.0613811">
            <text:p>0.0613811</text:p>
          </table:table-cell>
          <table:table-cell office:value-type="float" office:value="-2.79977">
            <text:p>-2.79977</text:p>
          </table:table-cell>
          <table:table-cell office:value-type="float" office:value="-0.0278602">
            <text:p>-0.0278602</text:p>
          </table:table-cell>
          <table:table-cell office:value-type="float" office:value="0.216881">
            <text:p>0.216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379">
            <text:p>-0.064379</text:p>
          </table:table-cell>
          <table:table-cell office:value-type="float" office:value="0.0614143">
            <text:p>0.0614143</text:p>
          </table:table-cell>
          <table:table-cell office:value-type="float" office:value="-2.8">
            <text:p>-2.8</text:p>
          </table:table-cell>
          <table:table-cell office:value-type="float" office:value="-0.027879">
            <text:p>-0.027879</text:p>
          </table:table-cell>
          <table:table-cell office:value-type="float" office:value="0.216914">
            <text:p>0.2169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434">
            <text:p>-0.064434</text:p>
          </table:table-cell>
          <table:table-cell office:value-type="float" office:value="0.0614384">
            <text:p>0.0614384</text:p>
          </table:table-cell>
          <table:table-cell office:value-type="float" office:value="-2.79988">
            <text:p>-2.79988</text:p>
          </table:table-cell>
          <table:table-cell office:value-type="float" office:value="-0.027934">
            <text:p>-0.027934</text:p>
          </table:table-cell>
          <table:table-cell office:value-type="float" office:value="0.216938">
            <text:p>0.2169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44586">
            <text:p>-0.0644586</text:p>
          </table:table-cell>
          <table:table-cell office:value-type="float" office:value="0.0614341">
            <text:p>0.0614341</text:p>
          </table:table-cell>
          <table:table-cell office:value-type="float" office:value="-2.79935">
            <text:p>-2.79935</text:p>
          </table:table-cell>
          <table:table-cell office:value-type="float" office:value="-0.0289586">
            <text:p>-0.0289586</text:p>
          </table:table-cell>
          <table:table-cell office:value-type="float" office:value="0.215934">
            <text:p>0.215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287">
            <text:p>-0.0645287</text:p>
          </table:table-cell>
          <table:table-cell office:value-type="float" office:value="0.0614952">
            <text:p>0.0614952</text:p>
          </table:table-cell>
          <table:table-cell office:value-type="float" office:value="-2.79914">
            <text:p>-2.79914</text:p>
          </table:table-cell>
          <table:table-cell office:value-type="float" office:value="-0.0285287">
            <text:p>-0.0285287</text:p>
          </table:table-cell>
          <table:table-cell office:value-type="float" office:value="0.215995">
            <text:p>0.2159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45">
            <text:p>-0.064545</text:p>
          </table:table-cell>
          <table:table-cell office:value-type="float" office:value="0.0615217">
            <text:p>0.0615217</text:p>
          </table:table-cell>
          <table:table-cell office:value-type="float" office:value="-2.79897">
            <text:p>-2.79897</text:p>
          </table:table-cell>
          <table:table-cell office:value-type="float" office:value="-0.028045">
            <text:p>-0.028045</text:p>
          </table:table-cell>
          <table:table-cell office:value-type="float" office:value="0.217022">
            <text:p>0.2170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456">
            <text:p>-0.06456</text:p>
          </table:table-cell>
          <table:table-cell office:value-type="float" office:value="0.0615155">
            <text:p>0.0615155</text:p>
          </table:table-cell>
          <table:table-cell office:value-type="float" office:value="-2.799">
            <text:p>-2.799</text:p>
          </table:table-cell>
          <table:table-cell office:value-type="float" office:value="-0.02906">
            <text:p>-0.02906</text:p>
          </table:table-cell>
          <table:table-cell office:value-type="float" office:value="0.216015">
            <text:p>0.216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507">
            <text:p>-0.0645507</text:p>
          </table:table-cell>
          <table:table-cell office:value-type="float" office:value="0.0615121">
            <text:p>0.0615121</text:p>
          </table:table-cell>
          <table:table-cell office:value-type="float" office:value="-2.79969">
            <text:p>-2.79969</text:p>
          </table:table-cell>
          <table:table-cell office:value-type="float" office:value="-0.0280507">
            <text:p>-0.0280507</text:p>
          </table:table-cell>
          <table:table-cell office:value-type="float" office:value="0.217012">
            <text:p>0.217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716">
            <text:p>-0.0645716</text:p>
          </table:table-cell>
          <table:table-cell office:value-type="float" office:value="0.0615033">
            <text:p>0.0615033</text:p>
          </table:table-cell>
          <table:table-cell office:value-type="float" office:value="-2.7994">
            <text:p>-2.7994</text:p>
          </table:table-cell>
          <table:table-cell office:value-type="float" office:value="-0.0280716">
            <text:p>-0.0280716</text:p>
          </table:table-cell>
          <table:table-cell office:value-type="float" office:value="0.217003">
            <text:p>0.2170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6191">
            <text:p>-0.0646191</text:p>
          </table:table-cell>
          <table:table-cell office:value-type="float" office:value="0.0615228">
            <text:p>0.0615228</text:p>
          </table:table-cell>
          <table:table-cell office:value-type="float" office:value="-2.79975">
            <text:p>-2.79975</text:p>
          </table:table-cell>
          <table:table-cell office:value-type="float" office:value="-0.0281191">
            <text:p>-0.0281191</text:p>
          </table:table-cell>
          <table:table-cell office:value-type="float" office:value="0.217023">
            <text:p>0.2170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881">
            <text:p>-0.0645881</text:p>
          </table:table-cell>
          <table:table-cell office:value-type="float" office:value="0.0615186">
            <text:p>0.0615186</text:p>
          </table:table-cell>
          <table:table-cell office:value-type="float" office:value="-2.80054">
            <text:p>-2.80054</text:p>
          </table:table-cell>
          <table:table-cell office:value-type="float" office:value="-0.0285881">
            <text:p>-0.0285881</text:p>
          </table:table-cell>
          <table:table-cell office:value-type="float" office:value="0.216019">
            <text:p>0.216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6029">
            <text:p>-0.0646029</text:p>
          </table:table-cell>
          <table:table-cell office:value-type="float" office:value="0.0615441">
            <text:p>0.0615441</text:p>
          </table:table-cell>
          <table:table-cell office:value-type="float" office:value="-2.80034">
            <text:p>-2.80034</text:p>
          </table:table-cell>
          <table:table-cell office:value-type="float" office:value="-0.0286029">
            <text:p>-0.0286029</text:p>
          </table:table-cell>
          <table:table-cell office:value-type="float" office:value="0.217544">
            <text:p>0.2175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758">
            <text:p>-0.0645758</text:p>
          </table:table-cell>
          <table:table-cell office:value-type="float" office:value="0.0615531">
            <text:p>0.0615531</text:p>
          </table:table-cell>
          <table:table-cell office:value-type="float" office:value="-2.8007">
            <text:p>-2.8007</text:p>
          </table:table-cell>
          <table:table-cell office:value-type="float" office:value="-0.0280758">
            <text:p>-0.0280758</text:p>
          </table:table-cell>
          <table:table-cell office:value-type="float" office:value="0.217053">
            <text:p>0.217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5955">
            <text:p>-0.0645955</text:p>
          </table:table-cell>
          <table:table-cell office:value-type="float" office:value="0.0615888">
            <text:p>0.0615888</text:p>
          </table:table-cell>
          <table:table-cell office:value-type="float" office:value="-2.80138">
            <text:p>-2.80138</text:p>
          </table:table-cell>
          <table:table-cell office:value-type="float" office:value="-0.0280955">
            <text:p>-0.0280955</text:p>
          </table:table-cell>
          <table:table-cell office:value-type="float" office:value="0.217089">
            <text:p>0.2170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6433">
            <text:p>-0.0646433</text:p>
          </table:table-cell>
          <table:table-cell office:value-type="float" office:value="0.0616012">
            <text:p>0.0616012</text:p>
          </table:table-cell>
          <table:table-cell office:value-type="float" office:value="-2.80139">
            <text:p>-2.80139</text:p>
          </table:table-cell>
          <table:table-cell office:value-type="float" office:value="-0.0281433">
            <text:p>-0.0281433</text:p>
          </table:table-cell>
          <table:table-cell office:value-type="float" office:value="0.217101">
            <text:p>0.2171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648">
            <text:p>-0.064648</text:p>
          </table:table-cell>
          <table:table-cell office:value-type="float" office:value="0.0616005">
            <text:p>0.0616005</text:p>
          </table:table-cell>
          <table:table-cell office:value-type="float" office:value="-2.80128">
            <text:p>-2.80128</text:p>
          </table:table-cell>
          <table:table-cell office:value-type="float" office:value="-0.028148">
            <text:p>-0.028148</text:p>
          </table:table-cell>
          <table:table-cell office:value-type="float" office:value="0.2171">
            <text:p>0.21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6639">
            <text:p>-0.0646639</text:p>
          </table:table-cell>
          <table:table-cell office:value-type="float" office:value="0.0616309">
            <text:p>0.0616309</text:p>
          </table:table-cell>
          <table:table-cell office:value-type="float" office:value="-2.80122">
            <text:p>-2.80122</text:p>
          </table:table-cell>
          <table:table-cell office:value-type="float" office:value="-0.0281639">
            <text:p>-0.0281639</text:p>
          </table:table-cell>
          <table:table-cell office:value-type="float" office:value="0.217131">
            <text:p>0.2171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7354">
            <text:p>-0.0647354</text:p>
          </table:table-cell>
          <table:table-cell office:value-type="float" office:value="0.0616609">
            <text:p>0.0616609</text:p>
          </table:table-cell>
          <table:table-cell office:value-type="float" office:value="-2.80007">
            <text:p>-2.80007</text:p>
          </table:table-cell>
          <table:table-cell office:value-type="float" office:value="-0.0282354">
            <text:p>-0.0282354</text:p>
          </table:table-cell>
          <table:table-cell office:value-type="float" office:value="0.217161">
            <text:p>0.2171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7506">
            <text:p>-0.0647506</text:p>
          </table:table-cell>
          <table:table-cell office:value-type="float" office:value="0.0616492">
            <text:p>0.0616492</text:p>
          </table:table-cell>
          <table:table-cell office:value-type="float" office:value="-2.80033">
            <text:p>-2.80033</text:p>
          </table:table-cell>
          <table:table-cell office:value-type="float" office:value="-0.0282506">
            <text:p>-0.0282506</text:p>
          </table:table-cell>
          <table:table-cell office:value-type="float" office:value="0.217149">
            <text:p>0.2171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2">
            <text:p>312</text:p>
          </table:table-cell>
          <table:table-cell office:value-type="float" office:value="557">
            <text:p>55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7503">
            <text:p>-0.0647503</text:p>
          </table:table-cell>
          <table:table-cell office:value-type="float" office:value="0.0616666">
            <text:p>0.0616666</text:p>
          </table:table-cell>
          <table:table-cell office:value-type="float" office:value="-2.79999">
            <text:p>-2.79999</text:p>
          </table:table-cell>
          <table:table-cell office:value-type="float" office:value="-0.0292503">
            <text:p>-0.0292503</text:p>
          </table:table-cell>
          <table:table-cell office:value-type="float" office:value="0.217667">
            <text:p>0.2176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8245">
            <text:p>-0.0648245</text:p>
          </table:table-cell>
          <table:table-cell office:value-type="float" office:value="0.0617111">
            <text:p>0.0617111</text:p>
          </table:table-cell>
          <table:table-cell office:value-type="float" office:value="-2.79964">
            <text:p>-2.79964</text:p>
          </table:table-cell>
          <table:table-cell office:value-type="float" office:value="-0.0283245">
            <text:p>-0.0283245</text:p>
          </table:table-cell>
          <table:table-cell office:value-type="float" office:value="0.217211">
            <text:p>0.2172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7886">
            <text:p>-0.0647886</text:p>
          </table:table-cell>
          <table:table-cell office:value-type="float" office:value="0.0616883">
            <text:p>0.0616883</text:p>
          </table:table-cell>
          <table:table-cell office:value-type="float" office:value="-2.79956">
            <text:p>-2.79956</text:p>
          </table:table-cell>
          <table:table-cell office:value-type="float" office:value="-0.0282886">
            <text:p>-0.0282886</text:p>
          </table:table-cell>
          <table:table-cell office:value-type="float" office:value="0.217188">
            <text:p>0.2171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7964">
            <text:p>-0.0647964</text:p>
          </table:table-cell>
          <table:table-cell office:value-type="float" office:value="0.061715">
            <text:p>0.061715</text:p>
          </table:table-cell>
          <table:table-cell office:value-type="float" office:value="-2.79946">
            <text:p>-2.79946</text:p>
          </table:table-cell>
          <table:table-cell office:value-type="float" office:value="-0.0287964">
            <text:p>-0.0287964</text:p>
          </table:table-cell>
          <table:table-cell office:value-type="float" office:value="0.217715">
            <text:p>0.217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48606">
            <text:p>-0.0648606</text:p>
          </table:table-cell>
          <table:table-cell office:value-type="float" office:value="0.0617926">
            <text:p>0.0617926</text:p>
          </table:table-cell>
          <table:table-cell office:value-type="float" office:value="-2.7989">
            <text:p>-2.7989</text:p>
          </table:table-cell>
          <table:table-cell office:value-type="float" office:value="-0.0288606">
            <text:p>-0.0288606</text:p>
          </table:table-cell>
          <table:table-cell office:value-type="float" office:value="0.217793">
            <text:p>0.2177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8557">
            <text:p>-0.0648557</text:p>
          </table:table-cell>
          <table:table-cell office:value-type="float" office:value="0.0618069">
            <text:p>0.0618069</text:p>
          </table:table-cell>
          <table:table-cell office:value-type="float" office:value="-2.79948">
            <text:p>-2.79948</text:p>
          </table:table-cell>
          <table:table-cell office:value-type="float" office:value="-0.0283557">
            <text:p>-0.0283557</text:p>
          </table:table-cell>
          <table:table-cell office:value-type="float" office:value="0.217307">
            <text:p>0.2173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8694">
            <text:p>-0.0648694</text:p>
          </table:table-cell>
          <table:table-cell office:value-type="float" office:value="0.0618399">
            <text:p>0.0618399</text:p>
          </table:table-cell>
          <table:table-cell office:value-type="float" office:value="-2.7991">
            <text:p>-2.7991</text:p>
          </table:table-cell>
          <table:table-cell office:value-type="float" office:value="-0.0283694">
            <text:p>-0.0283694</text:p>
          </table:table-cell>
          <table:table-cell office:value-type="float" office:value="0.21734">
            <text:p>0.21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9177">
            <text:p>-0.0649177</text:p>
          </table:table-cell>
          <table:table-cell office:value-type="float" office:value="0.0618206">
            <text:p>0.0618206</text:p>
          </table:table-cell>
          <table:table-cell office:value-type="float" office:value="-2.79949">
            <text:p>-2.79949</text:p>
          </table:table-cell>
          <table:table-cell office:value-type="float" office:value="-0.0284177">
            <text:p>-0.0284177</text:p>
          </table:table-cell>
          <table:table-cell office:value-type="float" office:value="0.217321">
            <text:p>0.2173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9739">
            <text:p>-0.0649739</text:p>
          </table:table-cell>
          <table:table-cell office:value-type="float" office:value="0.0618614">
            <text:p>0.0618614</text:p>
          </table:table-cell>
          <table:table-cell office:value-type="float" office:value="-2.79949">
            <text:p>-2.79949</text:p>
          </table:table-cell>
          <table:table-cell office:value-type="float" office:value="-0.0284739">
            <text:p>-0.0284739</text:p>
          </table:table-cell>
          <table:table-cell office:value-type="float" office:value="0.217361">
            <text:p>0.2173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50236">
            <text:p>-0.0650236</text:p>
          </table:table-cell>
          <table:table-cell office:value-type="float" office:value="0.0618616">
            <text:p>0.0618616</text:p>
          </table:table-cell>
          <table:table-cell office:value-type="float" office:value="-2.7992">
            <text:p>-2.7992</text:p>
          </table:table-cell>
          <table:table-cell office:value-type="float" office:value="-0.0295236">
            <text:p>-0.0295236</text:p>
          </table:table-cell>
          <table:table-cell office:value-type="float" office:value="0.216362">
            <text:p>0.2163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649925">
            <text:p>-0.0649925</text:p>
          </table:table-cell>
          <table:table-cell office:value-type="float" office:value="0.0618908">
            <text:p>0.0618908</text:p>
          </table:table-cell>
          <table:table-cell office:value-type="float" office:value="-2.79867">
            <text:p>-2.79867</text:p>
          </table:table-cell>
          <table:table-cell office:value-type="float" office:value="-0.0289925">
            <text:p>-0.0289925</text:p>
          </table:table-cell>
          <table:table-cell office:value-type="float" office:value="0.217391">
            <text:p>0.2173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9619">
            <text:p>-0.0649619</text:p>
          </table:table-cell>
          <table:table-cell office:value-type="float" office:value="0.0619451">
            <text:p>0.0619451</text:p>
          </table:table-cell>
          <table:table-cell office:value-type="float" office:value="-2.7983">
            <text:p>-2.7983</text:p>
          </table:table-cell>
          <table:table-cell office:value-type="float" office:value="-0.0284618">
            <text:p>-0.0284618</text:p>
          </table:table-cell>
          <table:table-cell office:value-type="float" office:value="0.217445">
            <text:p>0.2174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started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don't move system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50304">
            <text:p>-0.0650304</text:p>
          </table:table-cell>
          <table:table-cell office:value-type="float" office:value="0.0626174">
            <text:p>0.0626174</text:p>
          </table:table-cell>
          <table:table-cell office:value-type="float" office:value="-2.79841">
            <text:p>-2.79841</text:p>
          </table:table-cell>
          <table:table-cell office:value-type="float" office:value="-0.0295304">
            <text:p>-0.0295304</text:p>
          </table:table-cell>
          <table:table-cell office:value-type="float" office:value="0.217117">
            <text:p>0.2171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DISARMED by RC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cmd] arming state: STANDBY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54752">
            <text:p>-0.0654752</text:p>
          </table:table-cell>
          <table:table-cell office:value-type="float" office:value="0.0663761">
            <text:p>0.0663761</text:p>
          </table:table-cell>
          <table:table-cell office:value-type="float" office:value="-2.79833">
            <text:p>-2.79833</text:p>
          </table:table-cell>
          <table:table-cell office:value-type="float" office:value="-0.0294752">
            <text:p>-0.0294752</text:p>
          </table:table-cell>
          <table:table-cell office:value-type="float" office:value="0.222376">
            <text:p>0.2223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60563">
            <text:p>-0.0660563</text:p>
          </table:table-cell>
          <table:table-cell office:value-type="float" office:value="0.0714093">
            <text:p>0.0714093</text:p>
          </table:table-cell>
          <table:table-cell office:value-type="float" office:value="-2.79801">
            <text:p>-2.79801</text:p>
          </table:table-cell>
          <table:table-cell office:value-type="float" office:value="-0.0300563">
            <text:p>-0.0300563</text:p>
          </table:table-cell>
          <table:table-cell office:value-type="float" office:value="0.227409">
            <text:p>0.2274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63448">
            <text:p>-0.0663448</text:p>
          </table:table-cell>
          <table:table-cell office:value-type="float" office:value="0.0738742">
            <text:p>0.0738742</text:p>
          </table:table-cell>
          <table:table-cell office:value-type="float" office:value="-2.79795">
            <text:p>-2.79795</text:p>
          </table:table-cell>
          <table:table-cell office:value-type="float" office:value="-0.0303448">
            <text:p>-0.0303448</text:p>
          </table:table-cell>
          <table:table-cell office:value-type="float" office:value="0.229874">
            <text:p>0.229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686">
            <text:p>-0.06686</text:p>
          </table:table-cell>
          <table:table-cell office:value-type="float" office:value="0.0784558">
            <text:p>0.0784558</text:p>
          </table:table-cell>
          <table:table-cell office:value-type="float" office:value="-2.79727">
            <text:p>-2.79727</text:p>
          </table:table-cell>
          <table:table-cell office:value-type="float" office:value="-0.03086">
            <text:p>-0.03086</text:p>
          </table:table-cell>
          <table:table-cell office:value-type="float" office:value="0.234456">
            <text:p>0.2344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72473">
            <text:p>-0.0672473</text:p>
          </table:table-cell>
          <table:table-cell office:value-type="float" office:value="0.0818712">
            <text:p>0.0818712</text:p>
          </table:table-cell>
          <table:table-cell office:value-type="float" office:value="-2.79636">
            <text:p>-2.79636</text:p>
          </table:table-cell>
          <table:table-cell office:value-type="float" office:value="-0.0307473">
            <text:p>-0.0307473</text:p>
          </table:table-cell>
          <table:table-cell office:value-type="float" office:value="0.237371">
            <text:p>0.2373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73973">
            <text:p>-0.0673973</text:p>
          </table:table-cell>
          <table:table-cell office:value-type="float" office:value="0.0829851">
            <text:p>0.0829851</text:p>
          </table:table-cell>
          <table:table-cell office:value-type="float" office:value="-2.79587">
            <text:p>-2.79587</text:p>
          </table:table-cell>
          <table:table-cell office:value-type="float" office:value="-0.0308973">
            <text:p>-0.0308973</text:p>
          </table:table-cell>
          <table:table-cell office:value-type="float" office:value="0.238485">
            <text:p>0.2384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7775">
            <text:p>-0.067775</text:p>
          </table:table-cell>
          <table:table-cell office:value-type="float" office:value="0.0862616">
            <text:p>0.0862616</text:p>
          </table:table-cell>
          <table:table-cell office:value-type="float" office:value="-2.79482">
            <text:p>-2.79482</text:p>
          </table:table-cell>
          <table:table-cell office:value-type="float" office:value="-0.032275">
            <text:p>-0.032275</text:p>
          </table:table-cell>
          <table:table-cell office:value-type="float" office:value="0.240762">
            <text:p>0.2407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83344">
            <text:p>-0.0683344</text:p>
          </table:table-cell>
          <table:table-cell office:value-type="float" office:value="0.0905824">
            <text:p>0.0905824</text:p>
          </table:table-cell>
          <table:table-cell office:value-type="float" office:value="-2.79306">
            <text:p>-2.79306</text:p>
          </table:table-cell>
          <table:table-cell office:value-type="float" office:value="-0.0318344">
            <text:p>-0.0318344</text:p>
          </table:table-cell>
          <table:table-cell office:value-type="float" office:value="0.246082">
            <text:p>0.2460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686086">
            <text:p>-0.0686086</text:p>
          </table:table-cell>
          <table:table-cell office:value-type="float" office:value="0.0925992">
            <text:p>0.0925992</text:p>
          </table:table-cell>
          <table:table-cell office:value-type="float" office:value="-2.79196">
            <text:p>-2.79196</text:p>
          </table:table-cell>
          <table:table-cell office:value-type="float" office:value="-0.0326086">
            <text:p>-0.0326086</text:p>
          </table:table-cell>
          <table:table-cell office:value-type="float" office:value="0.248599">
            <text:p>0.2485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9018">
            <text:p>-0.069018</text:p>
          </table:table-cell>
          <table:table-cell office:value-type="float" office:value="0.0956919">
            <text:p>0.0956919</text:p>
          </table:table-cell>
          <table:table-cell office:value-type="float" office:value="-2.78992">
            <text:p>-2.78992</text:p>
          </table:table-cell>
          <table:table-cell office:value-type="float" office:value="-0.032518">
            <text:p>-0.032518</text:p>
          </table:table-cell>
          <table:table-cell office:value-type="float" office:value="0.251192">
            <text:p>0.2511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693539">
            <text:p>-0.0693539</text:p>
          </table:table-cell>
          <table:table-cell office:value-type="float" office:value="0.0985882">
            <text:p>0.0985882</text:p>
          </table:table-cell>
          <table:table-cell office:value-type="float" office:value="-2.78822">
            <text:p>-2.78822</text:p>
          </table:table-cell>
          <table:table-cell office:value-type="float" office:value="-0.0333539">
            <text:p>-0.0333539</text:p>
          </table:table-cell>
          <table:table-cell office:value-type="float" office:value="0.253588">
            <text:p>0.2535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1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97251">
            <text:p>-0.0697251</text:p>
          </table:table-cell>
          <table:table-cell office:value-type="float" office:value="0.101557">
            <text:p>0.101557</text:p>
          </table:table-cell>
          <table:table-cell office:value-type="float" office:value="-2.78656">
            <text:p>-2.78656</text:p>
          </table:table-cell>
          <table:table-cell office:value-type="float" office:value="-0.0332251">
            <text:p>-0.0332251</text:p>
          </table:table-cell>
          <table:table-cell office:value-type="float" office:value="0.257057">
            <text:p>0.257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9959">
            <text:p>-0.069959</text:p>
          </table:table-cell>
          <table:table-cell office:value-type="float" office:value="0.103467">
            <text:p>0.103467</text:p>
          </table:table-cell>
          <table:table-cell office:value-type="float" office:value="-2.78486">
            <text:p>-2.78486</text:p>
          </table:table-cell>
          <table:table-cell office:value-type="float" office:value="-0.033459">
            <text:p>-0.033459</text:p>
          </table:table-cell>
          <table:table-cell office:value-type="float" office:value="0.258967">
            <text:p>0.258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04171">
            <text:p>-0.0704171</text:p>
          </table:table-cell>
          <table:table-cell office:value-type="float" office:value="0.107214">
            <text:p>0.107214</text:p>
          </table:table-cell>
          <table:table-cell office:value-type="float" office:value="-2.78173">
            <text:p>-2.78173</text:p>
          </table:table-cell>
          <table:table-cell office:value-type="float" office:value="-0.0344171">
            <text:p>-0.0344171</text:p>
          </table:table-cell>
          <table:table-cell office:value-type="float" office:value="0.263214">
            <text:p>0.263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07386">
            <text:p>-0.0707386</text:p>
          </table:table-cell>
          <table:table-cell office:value-type="float" office:value="0.109874">
            <text:p>0.109874</text:p>
          </table:table-cell>
          <table:table-cell office:value-type="float" office:value="-2.78092">
            <text:p>-2.78092</text:p>
          </table:table-cell>
          <table:table-cell office:value-type="float" office:value="-0.0352386">
            <text:p>-0.0352386</text:p>
          </table:table-cell>
          <table:table-cell office:value-type="float" office:value="0.264374">
            <text:p>0.2643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09503">
            <text:p>-0.0709503</text:p>
          </table:table-cell>
          <table:table-cell office:value-type="float" office:value="0.111689">
            <text:p>0.111689</text:p>
          </table:table-cell>
          <table:table-cell office:value-type="float" office:value="-2.78003">
            <text:p>-2.78003</text:p>
          </table:table-cell>
          <table:table-cell office:value-type="float" office:value="-0.0344503">
            <text:p>-0.0344503</text:p>
          </table:table-cell>
          <table:table-cell office:value-type="float" office:value="0.267189">
            <text:p>0.2671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1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13087">
            <text:p>-0.0713087</text:p>
          </table:table-cell>
          <table:table-cell office:value-type="float" office:value="0.11425">
            <text:p>0.11425</text:p>
          </table:table-cell>
          <table:table-cell office:value-type="float" office:value="-2.77749">
            <text:p>-2.77749</text:p>
          </table:table-cell>
          <table:table-cell office:value-type="float" office:value="-0.0348087">
            <text:p>-0.0348087</text:p>
          </table:table-cell>
          <table:table-cell office:value-type="float" office:value="0.26975">
            <text:p>0.26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1621">
            <text:p>-0.071621</text:p>
          </table:table-cell>
          <table:table-cell office:value-type="float" office:value="0.116708">
            <text:p>0.116708</text:p>
          </table:table-cell>
          <table:table-cell office:value-type="float" office:value="-2.7768">
            <text:p>-2.7768</text:p>
          </table:table-cell>
          <table:table-cell office:value-type="float" office:value="-0.035121">
            <text:p>-0.035121</text:p>
          </table:table-cell>
          <table:table-cell office:value-type="float" office:value="0.272208">
            <text:p>0.2722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18478">
            <text:p>-0.0718478</text:p>
          </table:table-cell>
          <table:table-cell office:value-type="float" office:value="0.118419">
            <text:p>0.118419</text:p>
          </table:table-cell>
          <table:table-cell office:value-type="float" office:value="-2.77497">
            <text:p>-2.77497</text:p>
          </table:table-cell>
          <table:table-cell office:value-type="float" office:value="-0.0353477">
            <text:p>-0.0353477</text:p>
          </table:table-cell>
          <table:table-cell office:value-type="float" office:value="0.273919">
            <text:p>0.273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2139">
            <text:p>-0.072139</text:p>
          </table:table-cell>
          <table:table-cell office:value-type="float" office:value="0.120771">
            <text:p>0.120771</text:p>
          </table:table-cell>
          <table:table-cell office:value-type="float" office:value="-2.77339">
            <text:p>-2.77339</text:p>
          </table:table-cell>
          <table:table-cell office:value-type="float" office:value="-0.0361389">
            <text:p>-0.0361389</text:p>
          </table:table-cell>
          <table:table-cell office:value-type="float" office:value="0.276771">
            <text:p>0.2767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24247">
            <text:p>-0.0724247</text:p>
          </table:table-cell>
          <table:table-cell office:value-type="float" office:value="0.123242">
            <text:p>0.123242</text:p>
          </table:table-cell>
          <table:table-cell office:value-type="float" office:value="-2.77194">
            <text:p>-2.77194</text:p>
          </table:table-cell>
          <table:table-cell office:value-type="float" office:value="-0.0364247">
            <text:p>-0.0364247</text:p>
          </table:table-cell>
          <table:table-cell office:value-type="float" office:value="0.279242">
            <text:p>0.2792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2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2815">
            <text:p>-0.072815</text:p>
          </table:table-cell>
          <table:table-cell office:value-type="float" office:value="0.126357">
            <text:p>0.126357</text:p>
          </table:table-cell>
          <table:table-cell office:value-type="float" office:value="-2.76867">
            <text:p>-2.76867</text:p>
          </table:table-cell>
          <table:table-cell office:value-type="float" office:value="-0.036315">
            <text:p>-0.036315</text:p>
          </table:table-cell>
          <table:table-cell office:value-type="float" office:value="0.281857">
            <text:p>0.281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728761">
            <text:p>-0.0728761</text:p>
          </table:table-cell>
          <table:table-cell office:value-type="float" office:value="0.127109">
            <text:p>0.127109</text:p>
          </table:table-cell>
          <table:table-cell office:value-type="float" office:value="-2.7689">
            <text:p>-2.7689</text:p>
          </table:table-cell>
          <table:table-cell office:value-type="float" office:value="-0.0373761">
            <text:p>-0.0373761</text:p>
          </table:table-cell>
          <table:table-cell office:value-type="float" office:value="0.282609">
            <text:p>0.2826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3245">
            <text:p>-0.073245</text:p>
          </table:table-cell>
          <table:table-cell office:value-type="float" office:value="0.129987">
            <text:p>0.129987</text:p>
          </table:table-cell>
          <table:table-cell office:value-type="float" office:value="-2.7667">
            <text:p>-2.7667</text:p>
          </table:table-cell>
          <table:table-cell office:value-type="float" office:value="-0.036745">
            <text:p>-0.036745</text:p>
          </table:table-cell>
          <table:table-cell office:value-type="float" office:value="0.285487">
            <text:p>0.2854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3518">
            <text:p>-0.073518</text:p>
          </table:table-cell>
          <table:table-cell office:value-type="float" office:value="0.132182">
            <text:p>0.132182</text:p>
          </table:table-cell>
          <table:table-cell office:value-type="float" office:value="-2.76563">
            <text:p>-2.76563</text:p>
          </table:table-cell>
          <table:table-cell office:value-type="float" office:value="-0.037018">
            <text:p>-0.037018</text:p>
          </table:table-cell>
          <table:table-cell office:value-type="float" office:value="0.287682">
            <text:p>0.2876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36999">
            <text:p>-0.0736999</text:p>
          </table:table-cell>
          <table:table-cell office:value-type="float" office:value="0.133606">
            <text:p>0.133606</text:p>
          </table:table-cell>
          <table:table-cell office:value-type="float" office:value="-2.76466">
            <text:p>-2.76466</text:p>
          </table:table-cell>
          <table:table-cell office:value-type="float" office:value="-0.0371999">
            <text:p>-0.0371999</text:p>
          </table:table-cell>
          <table:table-cell office:value-type="float" office:value="0.289106">
            <text:p>0.2891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2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4015">
            <text:p>-0.074015</text:p>
          </table:table-cell>
          <table:table-cell office:value-type="float" office:value="0.135696">
            <text:p>0.135696</text:p>
          </table:table-cell>
          <table:table-cell office:value-type="float" office:value="-2.7624">
            <text:p>-2.7624</text:p>
          </table:table-cell>
          <table:table-cell office:value-type="float" office:value="-0.037515">
            <text:p>-0.037515</text:p>
          </table:table-cell>
          <table:table-cell office:value-type="float" office:value="0.291196">
            <text:p>0.2911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42729">
            <text:p>-0.0742729</text:p>
          </table:table-cell>
          <table:table-cell office:value-type="float" office:value="0.137659">
            <text:p>0.137659</text:p>
          </table:table-cell>
          <table:table-cell office:value-type="float" office:value="-2.76065">
            <text:p>-2.76065</text:p>
          </table:table-cell>
          <table:table-cell office:value-type="float" office:value="-0.0382729">
            <text:p>-0.0382729</text:p>
          </table:table-cell>
          <table:table-cell office:value-type="float" office:value="0.293659">
            <text:p>0.2936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45269">
            <text:p>-0.0745269</text:p>
          </table:table-cell>
          <table:table-cell office:value-type="float" office:value="0.139591">
            <text:p>0.139591</text:p>
          </table:table-cell>
          <table:table-cell office:value-type="float" office:value="-2.75983">
            <text:p>-2.75983</text:p>
          </table:table-cell>
          <table:table-cell office:value-type="float" office:value="-0.0385269">
            <text:p>-0.0385269</text:p>
          </table:table-cell>
          <table:table-cell office:value-type="float" office:value="0.295591">
            <text:p>0.2955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46911">
            <text:p>-0.0746911</text:p>
          </table:table-cell>
          <table:table-cell office:value-type="float" office:value="0.140896">
            <text:p>0.140896</text:p>
          </table:table-cell>
          <table:table-cell office:value-type="float" office:value="-2.75809">
            <text:p>-2.75809</text:p>
          </table:table-cell>
          <table:table-cell office:value-type="float" office:value="-0.0391911">
            <text:p>-0.0391911</text:p>
          </table:table-cell>
          <table:table-cell office:value-type="float" office:value="0.295396">
            <text:p>0.2953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49476">
            <text:p>-0.0749476</text:p>
          </table:table-cell>
          <table:table-cell office:value-type="float" office:value="0.142827">
            <text:p>0.142827</text:p>
          </table:table-cell>
          <table:table-cell office:value-type="float" office:value="-2.75683">
            <text:p>-2.75683</text:p>
          </table:table-cell>
          <table:table-cell office:value-type="float" office:value="-0.0389476">
            <text:p>-0.0389476</text:p>
          </table:table-cell>
          <table:table-cell office:value-type="float" office:value="0.298827">
            <text:p>0.2988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52573">
            <text:p>-0.0752573</text:p>
          </table:table-cell>
          <table:table-cell office:value-type="float" office:value="0.145258">
            <text:p>0.145258</text:p>
          </table:table-cell>
          <table:table-cell office:value-type="float" office:value="-2.75321">
            <text:p>-2.75321</text:p>
          </table:table-cell>
          <table:table-cell office:value-type="float" office:value="-0.0387573">
            <text:p>-0.0387573</text:p>
          </table:table-cell>
          <table:table-cell office:value-type="float" office:value="0.300758">
            <text:p>0.3007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3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53842">
            <text:p>-0.0753842</text:p>
          </table:table-cell>
          <table:table-cell office:value-type="float" office:value="0.146413">
            <text:p>0.146413</text:p>
          </table:table-cell>
          <table:table-cell office:value-type="float" office:value="-2.7528">
            <text:p>-2.7528</text:p>
          </table:table-cell>
          <table:table-cell office:value-type="float" office:value="-0.0393842">
            <text:p>-0.0393842</text:p>
          </table:table-cell>
          <table:table-cell office:value-type="float" office:value="0.302413">
            <text:p>0.3024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56613">
            <text:p>-0.0756613</text:p>
          </table:table-cell>
          <table:table-cell office:value-type="float" office:value="0.148123">
            <text:p>0.148123</text:p>
          </table:table-cell>
          <table:table-cell office:value-type="float" office:value="-2.75006">
            <text:p>-2.75006</text:p>
          </table:table-cell>
          <table:table-cell office:value-type="float" office:value="-0.0396613">
            <text:p>-0.0396613</text:p>
          </table:table-cell>
          <table:table-cell office:value-type="float" office:value="0.304123">
            <text:p>0.3041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59265">
            <text:p>-0.0759265</text:p>
          </table:table-cell>
          <table:table-cell office:value-type="float" office:value="0.14985">
            <text:p>0.14985</text:p>
          </table:table-cell>
          <table:table-cell office:value-type="float" office:value="-2.74933">
            <text:p>-2.74933</text:p>
          </table:table-cell>
          <table:table-cell office:value-type="float" office:value="-0.0399265">
            <text:p>-0.0399265</text:p>
          </table:table-cell>
          <table:table-cell office:value-type="float" office:value="0.30585">
            <text:p>0.305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60836">
            <text:p>-0.0760836</text:p>
          </table:table-cell>
          <table:table-cell office:value-type="float" office:value="0.150985">
            <text:p>0.150985</text:p>
          </table:table-cell>
          <table:table-cell office:value-type="float" office:value="-2.74732">
            <text:p>-2.74732</text:p>
          </table:table-cell>
          <table:table-cell office:value-type="float" office:value="-0.0395836">
            <text:p>-0.0395836</text:p>
          </table:table-cell>
          <table:table-cell office:value-type="float" office:value="0.306485">
            <text:p>0.3064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6273">
            <text:p>-0.076273</text:p>
          </table:table-cell>
          <table:table-cell office:value-type="float" office:value="0.152634">
            <text:p>0.152634</text:p>
          </table:table-cell>
          <table:table-cell office:value-type="float" office:value="-2.74573">
            <text:p>-2.74573</text:p>
          </table:table-cell>
          <table:table-cell office:value-type="float" office:value="-0.039773">
            <text:p>-0.039773</text:p>
          </table:table-cell>
          <table:table-cell office:value-type="float" office:value="0.308134">
            <text:p>0.308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64905">
            <text:p>-0.0764905</text:p>
          </table:table-cell>
          <table:table-cell office:value-type="float" office:value="0.154266">
            <text:p>0.154266</text:p>
          </table:table-cell>
          <table:table-cell office:value-type="float" office:value="-2.74478">
            <text:p>-2.74478</text:p>
          </table:table-cell>
          <table:table-cell office:value-type="float" office:value="-0.0399905">
            <text:p>-0.0399905</text:p>
          </table:table-cell>
          <table:table-cell office:value-type="float" office:value="0.309766">
            <text:p>0.3097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3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66823">
            <text:p>-0.0766823</text:p>
          </table:table-cell>
          <table:table-cell office:value-type="float" office:value="0.155782">
            <text:p>0.155782</text:p>
          </table:table-cell>
          <table:table-cell office:value-type="float" office:value="-2.74286">
            <text:p>-2.74286</text:p>
          </table:table-cell>
          <table:table-cell office:value-type="float" office:value="-0.0401823">
            <text:p>-0.0401823</text:p>
          </table:table-cell>
          <table:table-cell office:value-type="float" office:value="0.311282">
            <text:p>0.3112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688">
            <text:p>-0.07688</text:p>
          </table:table-cell>
          <table:table-cell office:value-type="float" office:value="0.157199">
            <text:p>0.157199</text:p>
          </table:table-cell>
          <table:table-cell office:value-type="float" office:value="-2.74297">
            <text:p>-2.74297</text:p>
          </table:table-cell>
          <table:table-cell office:value-type="float" office:value="-0.04138">
            <text:p>-0.04138</text:p>
          </table:table-cell>
          <table:table-cell office:value-type="float" office:value="0.311699">
            <text:p>0.311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70891">
            <text:p>-0.0770891</text:p>
          </table:table-cell>
          <table:table-cell office:value-type="float" office:value="0.158664">
            <text:p>0.158664</text:p>
          </table:table-cell>
          <table:table-cell office:value-type="float" office:value="-2.7408">
            <text:p>-2.7408</text:p>
          </table:table-cell>
          <table:table-cell office:value-type="float" office:value="-0.0405891">
            <text:p>-0.0405891</text:p>
          </table:table-cell>
          <table:table-cell office:value-type="float" office:value="0.314164">
            <text:p>0.3141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72201">
            <text:p>-0.0772201</text:p>
          </table:table-cell>
          <table:table-cell office:value-type="float" office:value="0.159624">
            <text:p>0.159624</text:p>
          </table:table-cell>
          <table:table-cell office:value-type="float" office:value="-2.7398">
            <text:p>-2.7398</text:p>
          </table:table-cell>
          <table:table-cell office:value-type="float" office:value="-0.0407201">
            <text:p>-0.0407201</text:p>
          </table:table-cell>
          <table:table-cell office:value-type="float" office:value="0.315124">
            <text:p>0.315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773943">
            <text:p>-0.0773943</text:p>
          </table:table-cell>
          <table:table-cell office:value-type="float" office:value="0.161059">
            <text:p>0.161059</text:p>
          </table:table-cell>
          <table:table-cell office:value-type="float" office:value="-2.73843">
            <text:p>-2.73843</text:p>
          </table:table-cell>
          <table:table-cell office:value-type="float" office:value="-0.0413943">
            <text:p>-0.0413943</text:p>
          </table:table-cell>
          <table:table-cell office:value-type="float" office:value="0.316559">
            <text:p>0.3165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4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7654">
            <text:p>-0.077654</text:p>
          </table:table-cell>
          <table:table-cell office:value-type="float" office:value="0.162868">
            <text:p>0.162868</text:p>
          </table:table-cell>
          <table:table-cell office:value-type="float" office:value="-2.7363">
            <text:p>-2.7363</text:p>
          </table:table-cell>
          <table:table-cell office:value-type="float" office:value="-0.041654">
            <text:p>-0.041654</text:p>
          </table:table-cell>
          <table:table-cell office:value-type="float" office:value="0.318868">
            <text:p>0.3188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782">
            <text:p>-0.07782</text:p>
          </table:table-cell>
          <table:table-cell office:value-type="float" office:value="0.164192">
            <text:p>0.164192</text:p>
          </table:table-cell>
          <table:table-cell office:value-type="float" office:value="-2.73412">
            <text:p>-2.73412</text:p>
          </table:table-cell>
          <table:table-cell office:value-type="float" office:value="-0.0413199">
            <text:p>-0.0413199</text:p>
          </table:table-cell>
          <table:table-cell office:value-type="float" office:value="0.319692">
            <text:p>0.3196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79514">
            <text:p>-0.0779514</text:p>
          </table:table-cell>
          <table:table-cell office:value-type="float" office:value="0.165031">
            <text:p>0.165031</text:p>
          </table:table-cell>
          <table:table-cell office:value-type="float" office:value="-2.73457">
            <text:p>-2.73457</text:p>
          </table:table-cell>
          <table:table-cell office:value-type="float" office:value="-0.0414514">
            <text:p>-0.0414514</text:p>
          </table:table-cell>
          <table:table-cell office:value-type="float" office:value="0.320531">
            <text:p>0.3205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80721">
            <text:p>-0.0780721</text:p>
          </table:table-cell>
          <table:table-cell office:value-type="float" office:value="0.166289">
            <text:p>0.166289</text:p>
          </table:table-cell>
          <table:table-cell office:value-type="float" office:value="-2.73395">
            <text:p>-2.73395</text:p>
          </table:table-cell>
          <table:table-cell office:value-type="float" office:value="-0.0420721">
            <text:p>-0.0420721</text:p>
          </table:table-cell>
          <table:table-cell office:value-type="float" office:value="0.322289">
            <text:p>0.3222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82113">
            <text:p>-0.0782113</text:p>
          </table:table-cell>
          <table:table-cell office:value-type="float" office:value="0.167119">
            <text:p>0.167119</text:p>
          </table:table-cell>
          <table:table-cell office:value-type="float" office:value="-2.73337">
            <text:p>-2.73337</text:p>
          </table:table-cell>
          <table:table-cell office:value-type="float" office:value="-0.0417113">
            <text:p>-0.0417113</text:p>
          </table:table-cell>
          <table:table-cell office:value-type="float" office:value="0.322619">
            <text:p>0.3226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84661">
            <text:p>-0.0784661</text:p>
          </table:table-cell>
          <table:table-cell office:value-type="float" office:value="0.168725">
            <text:p>0.168725</text:p>
          </table:table-cell>
          <table:table-cell office:value-type="float" office:value="-2.73027">
            <text:p>-2.73027</text:p>
          </table:table-cell>
          <table:table-cell office:value-type="float" office:value="-0.0429661">
            <text:p>-0.0429661</text:p>
          </table:table-cell>
          <table:table-cell office:value-type="float" office:value="0.323225">
            <text:p>0.3232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4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85572">
            <text:p>-0.0785572</text:p>
          </table:table-cell>
          <table:table-cell office:value-type="float" office:value="0.169524">
            <text:p>0.169524</text:p>
          </table:table-cell>
          <table:table-cell office:value-type="float" office:value="-2.72963">
            <text:p>-2.72963</text:p>
          </table:table-cell>
          <table:table-cell office:value-type="float" office:value="-0.0420572">
            <text:p>-0.0420572</text:p>
          </table:table-cell>
          <table:table-cell office:value-type="float" office:value="0.325024">
            <text:p>0.3250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87098">
            <text:p>-0.0787098</text:p>
          </table:table-cell>
          <table:table-cell office:value-type="float" office:value="0.170621">
            <text:p>0.170621</text:p>
          </table:table-cell>
          <table:table-cell office:value-type="float" office:value="-2.72838">
            <text:p>-2.72838</text:p>
          </table:table-cell>
          <table:table-cell office:value-type="float" office:value="-0.0422098">
            <text:p>-0.0422098</text:p>
          </table:table-cell>
          <table:table-cell office:value-type="float" office:value="0.326121">
            <text:p>0.3261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8868">
            <text:p>-0.078868</text:p>
          </table:table-cell>
          <table:table-cell office:value-type="float" office:value="0.171828">
            <text:p>0.171828</text:p>
          </table:table-cell>
          <table:table-cell office:value-type="float" office:value="-2.7287">
            <text:p>-2.7287</text:p>
          </table:table-cell>
          <table:table-cell office:value-type="float" office:value="-0.042368">
            <text:p>-0.042368</text:p>
          </table:table-cell>
          <table:table-cell office:value-type="float" office:value="0.327328">
            <text:p>0.3273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90189">
            <text:p>-0.0790189</text:p>
          </table:table-cell>
          <table:table-cell office:value-type="float" office:value="0.172908">
            <text:p>0.172908</text:p>
          </table:table-cell>
          <table:table-cell office:value-type="float" office:value="-2.72696">
            <text:p>-2.72696</text:p>
          </table:table-cell>
          <table:table-cell office:value-type="float" office:value="-0.0425189">
            <text:p>-0.0425189</text:p>
          </table:table-cell>
          <table:table-cell office:value-type="float" office:value="0.328408">
            <text:p>0.3284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91889">
            <text:p>-0.0791889</text:p>
          </table:table-cell>
          <table:table-cell office:value-type="float" office:value="0.174029">
            <text:p>0.174029</text:p>
          </table:table-cell>
          <table:table-cell office:value-type="float" office:value="-2.72448">
            <text:p>-2.72448</text:p>
          </table:table-cell>
          <table:table-cell office:value-type="float" office:value="-0.0436889">
            <text:p>-0.0436889</text:p>
          </table:table-cell>
          <table:table-cell office:value-type="float" office:value="0.328529">
            <text:p>0.328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5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93021">
            <text:p>-0.0793021</text:p>
          </table:table-cell>
          <table:table-cell office:value-type="float" office:value="0.175073">
            <text:p>0.175073</text:p>
          </table:table-cell>
          <table:table-cell office:value-type="float" office:value="-2.72459">
            <text:p>-2.72459</text:p>
          </table:table-cell>
          <table:table-cell office:value-type="float" office:value="-0.0428021">
            <text:p>-0.0428021</text:p>
          </table:table-cell>
          <table:table-cell office:value-type="float" office:value="0.330573">
            <text:p>0.3305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93988">
            <text:p>-0.0793988</text:p>
          </table:table-cell>
          <table:table-cell office:value-type="float" office:value="0.175758">
            <text:p>0.175758</text:p>
          </table:table-cell>
          <table:table-cell office:value-type="float" office:value="-2.72296">
            <text:p>-2.72296</text:p>
          </table:table-cell>
          <table:table-cell office:value-type="float" office:value="-0.0428987">
            <text:p>-0.0428987</text:p>
          </table:table-cell>
          <table:table-cell office:value-type="float" office:value="0.331258">
            <text:p>0.3312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795445">
            <text:p>-0.0795445</text:p>
          </table:table-cell>
          <table:table-cell office:value-type="float" office:value="0.176746">
            <text:p>0.176746</text:p>
          </table:table-cell>
          <table:table-cell office:value-type="float" office:value="-2.72189">
            <text:p>-2.72189</text:p>
          </table:table-cell>
          <table:table-cell office:value-type="float" office:value="-0.0430445">
            <text:p>-0.0430445</text:p>
          </table:table-cell>
          <table:table-cell office:value-type="float" office:value="0.333746">
            <text:p>0.3337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97162">
            <text:p>-0.0797162</text:p>
          </table:table-cell>
          <table:table-cell office:value-type="float" office:value="0.17767">
            <text:p>0.17767</text:p>
          </table:table-cell>
          <table:table-cell office:value-type="float" office:value="-2.71952">
            <text:p>-2.71952</text:p>
          </table:table-cell>
          <table:table-cell office:value-type="float" office:value="-0.0442162">
            <text:p>-0.0442162</text:p>
          </table:table-cell>
          <table:table-cell office:value-type="float" office:value="0.33217">
            <text:p>0.332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60">
            <text:p>560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798665">
            <text:p>-0.0798665</text:p>
          </table:table-cell>
          <table:table-cell office:value-type="float" office:value="0.178656">
            <text:p>0.178656</text:p>
          </table:table-cell>
          <table:table-cell office:value-type="float" office:value="-2.71856">
            <text:p>-2.71856</text:p>
          </table:table-cell>
          <table:table-cell office:value-type="float" office:value="-0.0433665">
            <text:p>-0.0433665</text:p>
          </table:table-cell>
          <table:table-cell office:value-type="float" office:value="0.335156">
            <text:p>0.3351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5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99525">
            <text:p>-0.0799525</text:p>
          </table:table-cell>
          <table:table-cell office:value-type="float" office:value="0.179607">
            <text:p>0.179607</text:p>
          </table:table-cell>
          <table:table-cell office:value-type="float" office:value="-2.71747">
            <text:p>-2.71747</text:p>
          </table:table-cell>
          <table:table-cell office:value-type="float" office:value="-0.0439525">
            <text:p>-0.0439525</text:p>
          </table:table-cell>
          <table:table-cell office:value-type="float" office:value="0.335607">
            <text:p>0.3356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800792">
            <text:p>-0.0800792</text:p>
          </table:table-cell>
          <table:table-cell office:value-type="float" office:value="0.180479">
            <text:p>0.180479</text:p>
          </table:table-cell>
          <table:table-cell office:value-type="float" office:value="-2.71596">
            <text:p>-2.71596</text:p>
          </table:table-cell>
          <table:table-cell office:value-type="float" office:value="-0.0440792">
            <text:p>-0.0440792</text:p>
          </table:table-cell>
          <table:table-cell office:value-type="float" office:value="0.335979">
            <text:p>0.335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802124">
            <text:p>-0.0802124</text:p>
          </table:table-cell>
          <table:table-cell office:value-type="float" office:value="0.181417">
            <text:p>0.181417</text:p>
          </table:table-cell>
          <table:table-cell office:value-type="float" office:value="-2.71582">
            <text:p>-2.71582</text:p>
          </table:table-cell>
          <table:table-cell office:value-type="float" office:value="-0.0442124">
            <text:p>-0.0442124</text:p>
          </table:table-cell>
          <table:table-cell office:value-type="float" office:value="0.337417">
            <text:p>0.3374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3274">
            <text:p>-0.0803274</text:p>
          </table:table-cell>
          <table:table-cell office:value-type="float" office:value="0.181992">
            <text:p>0.181992</text:p>
          </table:table-cell>
          <table:table-cell office:value-type="float" office:value="-2.71482">
            <text:p>-2.71482</text:p>
          </table:table-cell>
          <table:table-cell office:value-type="float" office:value="-0.0438274">
            <text:p>-0.0438274</text:p>
          </table:table-cell>
          <table:table-cell office:value-type="float" office:value="0.337492">
            <text:p>0.3374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429">
            <text:p>-0.080429</text:p>
          </table:table-cell>
          <table:table-cell office:value-type="float" office:value="0.182829">
            <text:p>0.182829</text:p>
          </table:table-cell>
          <table:table-cell office:value-type="float" office:value="-2.71403">
            <text:p>-2.71403</text:p>
          </table:table-cell>
          <table:table-cell office:value-type="float" office:value="-0.043929">
            <text:p>-0.043929</text:p>
          </table:table-cell>
          <table:table-cell office:value-type="float" office:value="0.338329">
            <text:p>0.3383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5485">
            <text:p>-0.0805485</text:p>
          </table:table-cell>
          <table:table-cell office:value-type="float" office:value="0.183717">
            <text:p>0.183717</text:p>
          </table:table-cell>
          <table:table-cell office:value-type="float" office:value="-2.71284">
            <text:p>-2.71284</text:p>
          </table:table-cell>
          <table:table-cell office:value-type="float" office:value="-0.0440485">
            <text:p>-0.0440485</text:p>
          </table:table-cell>
          <table:table-cell office:value-type="float" office:value="0.339217">
            <text:p>0.3392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6872">
            <text:p>-0.0806872</text:p>
          </table:table-cell>
          <table:table-cell office:value-type="float" office:value="0.184465">
            <text:p>0.184465</text:p>
          </table:table-cell>
          <table:table-cell office:value-type="float" office:value="-2.71192">
            <text:p>-2.71192</text:p>
          </table:table-cell>
          <table:table-cell office:value-type="float" office:value="-0.0441872">
            <text:p>-0.0441872</text:p>
          </table:table-cell>
          <table:table-cell office:value-type="float" office:value="0.339965">
            <text:p>0.339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6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07755">
            <text:p>-0.0807755</text:p>
          </table:table-cell>
          <table:table-cell office:value-type="float" office:value="0.185236">
            <text:p>0.185236</text:p>
          </table:table-cell>
          <table:table-cell office:value-type="float" office:value="-2.71064">
            <text:p>-2.71064</text:p>
          </table:table-cell>
          <table:table-cell office:value-type="float" office:value="-0.0452755">
            <text:p>-0.0452755</text:p>
          </table:table-cell>
          <table:table-cell office:value-type="float" office:value="0.339736">
            <text:p>0.3397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8387">
            <text:p>-0.0808387</text:p>
          </table:table-cell>
          <table:table-cell office:value-type="float" office:value="0.185533">
            <text:p>0.185533</text:p>
          </table:table-cell>
          <table:table-cell office:value-type="float" office:value="-2.7095">
            <text:p>-2.7095</text:p>
          </table:table-cell>
          <table:table-cell office:value-type="float" office:value="-0.0448387">
            <text:p>-0.0448387</text:p>
          </table:table-cell>
          <table:table-cell office:value-type="float" office:value="0.341533">
            <text:p>0.3415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09592">
            <text:p>-0.0809592</text:p>
          </table:table-cell>
          <table:table-cell office:value-type="float" office:value="0.186238">
            <text:p>0.186238</text:p>
          </table:table-cell>
          <table:table-cell office:value-type="float" office:value="-2.70933">
            <text:p>-2.70933</text:p>
          </table:table-cell>
          <table:table-cell office:value-type="float" office:value="-0.0444592">
            <text:p>-0.0444592</text:p>
          </table:table-cell>
          <table:table-cell office:value-type="float" office:value="0.341738">
            <text:p>0.341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10854">
            <text:p>-0.0810854</text:p>
          </table:table-cell>
          <table:table-cell office:value-type="float" office:value="0.187014">
            <text:p>0.187014</text:p>
          </table:table-cell>
          <table:table-cell office:value-type="float" office:value="-2.70928">
            <text:p>-2.70928</text:p>
          </table:table-cell>
          <table:table-cell office:value-type="float" office:value="-0.0455854">
            <text:p>-0.0455854</text:p>
          </table:table-cell>
          <table:table-cell office:value-type="float" office:value="0.341514">
            <text:p>0.3415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6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11663">
            <text:p>-0.0811663</text:p>
          </table:table-cell>
          <table:table-cell office:value-type="float" office:value="0.187748">
            <text:p>0.187748</text:p>
          </table:table-cell>
          <table:table-cell office:value-type="float" office:value="-2.70944">
            <text:p>-2.70944</text:p>
          </table:table-cell>
          <table:table-cell office:value-type="float" office:value="-0.0446663">
            <text:p>-0.0446663</text:p>
          </table:table-cell>
          <table:table-cell office:value-type="float" office:value="0.343248">
            <text:p>0.3432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13425">
            <text:p>-0.0813425</text:p>
          </table:table-cell>
          <table:table-cell office:value-type="float" office:value="0.188451">
            <text:p>0.188451</text:p>
          </table:table-cell>
          <table:table-cell office:value-type="float" office:value="-2.70803">
            <text:p>-2.70803</text:p>
          </table:table-cell>
          <table:table-cell office:value-type="float" office:value="-0.0458425">
            <text:p>-0.0458425</text:p>
          </table:table-cell>
          <table:table-cell office:value-type="float" office:value="0.342951">
            <text:p>0.3429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14113">
            <text:p>-0.0814113</text:p>
          </table:table-cell>
          <table:table-cell office:value-type="float" office:value="0.188913">
            <text:p>0.188913</text:p>
          </table:table-cell>
          <table:table-cell office:value-type="float" office:value="-2.70674">
            <text:p>-2.70674</text:p>
          </table:table-cell>
          <table:table-cell office:value-type="float" office:value="-0.0449113">
            <text:p>-0.0449113</text:p>
          </table:table-cell>
          <table:table-cell office:value-type="float" office:value="0.344413">
            <text:p>0.3444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1583">
            <text:p>-0.081583</text:p>
          </table:table-cell>
          <table:table-cell office:value-type="float" office:value="0.189772">
            <text:p>0.189772</text:p>
          </table:table-cell>
          <table:table-cell office:value-type="float" office:value="-2.70588">
            <text:p>-2.70588</text:p>
          </table:table-cell>
          <table:table-cell office:value-type="float" office:value="-0.045083">
            <text:p>-0.045083</text:p>
          </table:table-cell>
          <table:table-cell office:value-type="float" office:value="0.345272">
            <text:p>0.3452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16808">
            <text:p>-0.0816808</text:p>
          </table:table-cell>
          <table:table-cell office:value-type="float" office:value="0.190365">
            <text:p>0.190365</text:p>
          </table:table-cell>
          <table:table-cell office:value-type="float" office:value="-2.70616">
            <text:p>-2.70616</text:p>
          </table:table-cell>
          <table:table-cell office:value-type="float" office:value="-0.0451808">
            <text:p>-0.0451808</text:p>
          </table:table-cell>
          <table:table-cell office:value-type="float" office:value="0.345865">
            <text:p>0.345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17559">
            <text:p>-0.0817559</text:p>
          </table:table-cell>
          <table:table-cell office:value-type="float" office:value="0.190807">
            <text:p>0.190807</text:p>
          </table:table-cell>
          <table:table-cell office:value-type="float" office:value="-2.7056">
            <text:p>-2.7056</text:p>
          </table:table-cell>
          <table:table-cell office:value-type="float" office:value="-0.0462559">
            <text:p>-0.0462559</text:p>
          </table:table-cell>
          <table:table-cell office:value-type="float" office:value="0.345307">
            <text:p>0.3453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19352">
            <text:p>-0.0819352</text:p>
          </table:table-cell>
          <table:table-cell office:value-type="float" office:value="0.191595">
            <text:p>0.191595</text:p>
          </table:table-cell>
          <table:table-cell office:value-type="float" office:value="-2.70475">
            <text:p>-2.70475</text:p>
          </table:table-cell>
          <table:table-cell office:value-type="float" office:value="-0.0454352">
            <text:p>-0.0454352</text:p>
          </table:table-cell>
          <table:table-cell office:value-type="float" office:value="0.347095">
            <text:p>0.3470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7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819356">
            <text:p>-0.0819356</text:p>
          </table:table-cell>
          <table:table-cell office:value-type="float" office:value="0.191783">
            <text:p>0.191783</text:p>
          </table:table-cell>
          <table:table-cell office:value-type="float" office:value="-2.70447">
            <text:p>-2.70447</text:p>
          </table:table-cell>
          <table:table-cell office:value-type="float" office:value="-0.0464356">
            <text:p>-0.0464356</text:p>
          </table:table-cell>
          <table:table-cell office:value-type="float" office:value="0.347283">
            <text:p>0.3472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821122">
            <text:p>-0.0821122</text:p>
          </table:table-cell>
          <table:table-cell office:value-type="float" office:value="0.192415">
            <text:p>0.192415</text:p>
          </table:table-cell>
          <table:table-cell office:value-type="float" office:value="-2.70317">
            <text:p>-2.70317</text:p>
          </table:table-cell>
          <table:table-cell office:value-type="float" office:value="-0.0456122">
            <text:p>-0.0456122</text:p>
          </table:table-cell>
          <table:table-cell office:value-type="float" office:value="0.348915">
            <text:p>0.348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1998">
            <text:p>-0.0821998</text:p>
          </table:table-cell>
          <table:table-cell office:value-type="float" office:value="0.192938">
            <text:p>0.192938</text:p>
          </table:table-cell>
          <table:table-cell office:value-type="float" office:value="-2.70317">
            <text:p>-2.70317</text:p>
          </table:table-cell>
          <table:table-cell office:value-type="float" office:value="-0.0456998">
            <text:p>-0.0456998</text:p>
          </table:table-cell>
          <table:table-cell office:value-type="float" office:value="0.348438">
            <text:p>0.3484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288">
            <text:p>-0.082288</text:p>
          </table:table-cell>
          <table:table-cell office:value-type="float" office:value="0.193443">
            <text:p>0.193443</text:p>
          </table:table-cell>
          <table:table-cell office:value-type="float" office:value="-2.70167">
            <text:p>-2.70167</text:p>
          </table:table-cell>
          <table:table-cell office:value-type="float" office:value="-0.045788">
            <text:p>-0.045788</text:p>
          </table:table-cell>
          <table:table-cell office:value-type="float" office:value="0.348943">
            <text:p>0.3489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3967">
            <text:p>-0.0823967</text:p>
          </table:table-cell>
          <table:table-cell office:value-type="float" office:value="0.194062">
            <text:p>0.194062</text:p>
          </table:table-cell>
          <table:table-cell office:value-type="float" office:value="-2.70222">
            <text:p>-2.70222</text:p>
          </table:table-cell>
          <table:table-cell office:value-type="float" office:value="-0.0463967">
            <text:p>-0.0463967</text:p>
          </table:table-cell>
          <table:table-cell office:value-type="float" office:value="0.350062">
            <text:p>0.3500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7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4514">
            <text:p>-0.0824514</text:p>
          </table:table-cell>
          <table:table-cell office:value-type="float" office:value="0.194573">
            <text:p>0.194573</text:p>
          </table:table-cell>
          <table:table-cell office:value-type="float" office:value="-2.70272">
            <text:p>-2.70272</text:p>
          </table:table-cell>
          <table:table-cell office:value-type="float" office:value="-0.0459514">
            <text:p>-0.0459514</text:p>
          </table:table-cell>
          <table:table-cell office:value-type="float" office:value="0.350073">
            <text:p>0.3500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25534">
            <text:p>-0.0825534</text:p>
          </table:table-cell>
          <table:table-cell office:value-type="float" office:value="0.195141">
            <text:p>0.195141</text:p>
          </table:table-cell>
          <table:table-cell office:value-type="float" office:value="-2.70274">
            <text:p>-2.70274</text:p>
          </table:table-cell>
          <table:table-cell office:value-type="float" office:value="-0.0470534">
            <text:p>-0.0470534</text:p>
          </table:table-cell>
          <table:table-cell office:value-type="float" office:value="0.349641">
            <text:p>0.3496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6613">
            <text:p>-0.0826613</text:p>
          </table:table-cell>
          <table:table-cell office:value-type="float" office:value="0.195638">
            <text:p>0.195638</text:p>
          </table:table-cell>
          <table:table-cell office:value-type="float" office:value="-2.70436">
            <text:p>-2.70436</text:p>
          </table:table-cell>
          <table:table-cell office:value-type="float" office:value="-0.0461613">
            <text:p>-0.0461613</text:p>
          </table:table-cell>
          <table:table-cell office:value-type="float" office:value="0.351138">
            <text:p>0.3511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7242">
            <text:p>-0.0827242</text:p>
          </table:table-cell>
          <table:table-cell office:value-type="float" office:value="0.195958">
            <text:p>0.195958</text:p>
          </table:table-cell>
          <table:table-cell office:value-type="float" office:value="-2.70314">
            <text:p>-2.70314</text:p>
          </table:table-cell>
          <table:table-cell office:value-type="float" office:value="-0.0462242">
            <text:p>-0.0462242</text:p>
          </table:table-cell>
          <table:table-cell office:value-type="float" office:value="0.351458">
            <text:p>0.3514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8245">
            <text:p>-0.0828245</text:p>
          </table:table-cell>
          <table:table-cell office:value-type="float" office:value="0.196435">
            <text:p>0.196435</text:p>
          </table:table-cell>
          <table:table-cell office:value-type="float" office:value="-2.70205">
            <text:p>-2.70205</text:p>
          </table:table-cell>
          <table:table-cell office:value-type="float" office:value="-0.0463245">
            <text:p>-0.0463245</text:p>
          </table:table-cell>
          <table:table-cell office:value-type="float" office:value="0.351935">
            <text:p>0.351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946">
            <text:p>-0.082946</text:p>
          </table:table-cell>
          <table:table-cell office:value-type="float" office:value="0.197037">
            <text:p>0.197037</text:p>
          </table:table-cell>
          <table:table-cell office:value-type="float" office:value="-2.69925">
            <text:p>-2.69925</text:p>
          </table:table-cell>
          <table:table-cell office:value-type="float" office:value="-0.046446">
            <text:p>-0.046446</text:p>
          </table:table-cell>
          <table:table-cell office:value-type="float" office:value="0.352537">
            <text:p>0.3525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8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0311">
            <text:p>-0.0830311</text:p>
          </table:table-cell>
          <table:table-cell office:value-type="float" office:value="0.19733">
            <text:p>0.19733</text:p>
          </table:table-cell>
          <table:table-cell office:value-type="float" office:value="-2.69909">
            <text:p>-2.69909</text:p>
          </table:table-cell>
          <table:table-cell office:value-type="float" office:value="-0.0465311">
            <text:p>-0.0465311</text:p>
          </table:table-cell>
          <table:table-cell office:value-type="float" office:value="0.35283">
            <text:p>0.352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139">
            <text:p>-0.083139</text:p>
          </table:table-cell>
          <table:table-cell office:value-type="float" office:value="0.197789">
            <text:p>0.197789</text:p>
          </table:table-cell>
          <table:table-cell office:value-type="float" office:value="-2.69878">
            <text:p>-2.69878</text:p>
          </table:table-cell>
          <table:table-cell office:value-type="float" office:value="-0.046639">
            <text:p>-0.046639</text:p>
          </table:table-cell>
          <table:table-cell office:value-type="float" office:value="0.353289">
            <text:p>0.3532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2472">
            <text:p>-0.0832472</text:p>
          </table:table-cell>
          <table:table-cell office:value-type="float" office:value="0.198182">
            <text:p>0.198182</text:p>
          </table:table-cell>
          <table:table-cell office:value-type="float" office:value="-2.69883">
            <text:p>-2.69883</text:p>
          </table:table-cell>
          <table:table-cell office:value-type="float" office:value="-0.0467472">
            <text:p>-0.0467472</text:p>
          </table:table-cell>
          <table:table-cell office:value-type="float" office:value="0.353682">
            <text:p>0.3536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83325">
            <text:p>-0.083325</text:p>
          </table:table-cell>
          <table:table-cell office:value-type="float" office:value="0.198484">
            <text:p>0.198484</text:p>
          </table:table-cell>
          <table:table-cell office:value-type="float" office:value="-2.69899">
            <text:p>-2.69899</text:p>
          </table:table-cell>
          <table:table-cell office:value-type="float" office:value="-0.047325">
            <text:p>-0.047325</text:p>
          </table:table-cell>
          <table:table-cell office:value-type="float" office:value="0.354484">
            <text:p>0.354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374">
            <text:p>-0.083374</text:p>
          </table:table-cell>
          <table:table-cell office:value-type="float" office:value="0.198868">
            <text:p>0.198868</text:p>
          </table:table-cell>
          <table:table-cell office:value-type="float" office:value="-2.69829">
            <text:p>-2.69829</text:p>
          </table:table-cell>
          <table:table-cell office:value-type="float" office:value="-0.046874">
            <text:p>-0.046874</text:p>
          </table:table-cell>
          <table:table-cell office:value-type="float" office:value="0.354368">
            <text:p>0.354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8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35055">
            <text:p>-0.0835055</text:p>
          </table:table-cell>
          <table:table-cell office:value-type="float" office:value="0.19941">
            <text:p>0.19941</text:p>
          </table:table-cell>
          <table:table-cell office:value-type="float" office:value="-2.69667">
            <text:p>-2.69667</text:p>
          </table:table-cell>
          <table:table-cell office:value-type="float" office:value="-0.0480055">
            <text:p>-0.0480055</text:p>
          </table:table-cell>
          <table:table-cell office:value-type="float" office:value="0.35391">
            <text:p>0.353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5791">
            <text:p>-0.0835791</text:p>
          </table:table-cell>
          <table:table-cell office:value-type="float" office:value="0.199822">
            <text:p>0.199822</text:p>
          </table:table-cell>
          <table:table-cell office:value-type="float" office:value="-2.69833">
            <text:p>-2.69833</text:p>
          </table:table-cell>
          <table:table-cell office:value-type="float" office:value="-0.0470791">
            <text:p>-0.0470791</text:p>
          </table:table-cell>
          <table:table-cell office:value-type="float" office:value="0.355322">
            <text:p>0.3553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6342">
            <text:p>-0.0836342</text:p>
          </table:table-cell>
          <table:table-cell office:value-type="float" office:value="0.200092">
            <text:p>0.200092</text:p>
          </table:table-cell>
          <table:table-cell office:value-type="float" office:value="-2.69755">
            <text:p>-2.69755</text:p>
          </table:table-cell>
          <table:table-cell office:value-type="float" office:value="-0.0471342">
            <text:p>-0.0471342</text:p>
          </table:table-cell>
          <table:table-cell office:value-type="float" office:value="0.355592">
            <text:p>0.3555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6691">
            <text:p>-0.0836691</text:p>
          </table:table-cell>
          <table:table-cell office:value-type="float" office:value="0.200415">
            <text:p>0.200415</text:p>
          </table:table-cell>
          <table:table-cell office:value-type="float" office:value="-2.6965">
            <text:p>-2.6965</text:p>
          </table:table-cell>
          <table:table-cell office:value-type="float" office:value="-0.0471691">
            <text:p>-0.0471691</text:p>
          </table:table-cell>
          <table:table-cell office:value-type="float" office:value="0.355915">
            <text:p>0.355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836925">
            <text:p>-0.0836925</text:p>
          </table:table-cell>
          <table:table-cell office:value-type="float" office:value="0.200649">
            <text:p>0.200649</text:p>
          </table:table-cell>
          <table:table-cell office:value-type="float" office:value="-2.69482">
            <text:p>-2.69482</text:p>
          </table:table-cell>
          <table:table-cell office:value-type="float" office:value="-0.0476925">
            <text:p>-0.0476925</text:p>
          </table:table-cell>
          <table:table-cell office:value-type="float" office:value="0.356649">
            <text:p>0.3566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37462">
            <text:p>-0.0837462</text:p>
          </table:table-cell>
          <table:table-cell office:value-type="float" office:value="0.201086">
            <text:p>0.201086</text:p>
          </table:table-cell>
          <table:table-cell office:value-type="float" office:value="-2.69324">
            <text:p>-2.69324</text:p>
          </table:table-cell>
          <table:table-cell office:value-type="float" office:value="-0.0482462">
            <text:p>-0.0482462</text:p>
          </table:table-cell>
          <table:table-cell office:value-type="float" office:value="0.355586">
            <text:p>0.3555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9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838002">
            <text:p>-0.0838002</text:p>
          </table:table-cell>
          <table:table-cell office:value-type="float" office:value="0.201307">
            <text:p>0.201307</text:p>
          </table:table-cell>
          <table:table-cell office:value-type="float" office:value="-2.69228">
            <text:p>-2.69228</text:p>
          </table:table-cell>
          <table:table-cell office:value-type="float" office:value="-0.0483002">
            <text:p>-0.0483002</text:p>
          </table:table-cell>
          <table:table-cell office:value-type="float" office:value="0.355807">
            <text:p>0.3558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9225">
            <text:p>-0.0839225</text:p>
          </table:table-cell>
          <table:table-cell office:value-type="float" office:value="0.201627">
            <text:p>0.201627</text:p>
          </table:table-cell>
          <table:table-cell office:value-type="float" office:value="-2.69217">
            <text:p>-2.69217</text:p>
          </table:table-cell>
          <table:table-cell office:value-type="float" office:value="-0.0479225">
            <text:p>-0.0479225</text:p>
          </table:table-cell>
          <table:table-cell office:value-type="float" office:value="0.357627">
            <text:p>0.3576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39735">
            <text:p>-0.0839735</text:p>
          </table:table-cell>
          <table:table-cell office:value-type="float" office:value="0.201972">
            <text:p>0.201972</text:p>
          </table:table-cell>
          <table:table-cell office:value-type="float" office:value="-2.69111">
            <text:p>-2.69111</text:p>
          </table:table-cell>
          <table:table-cell office:value-type="float" office:value="-0.0479735">
            <text:p>-0.0479735</text:p>
          </table:table-cell>
          <table:table-cell office:value-type="float" office:value="0.357972">
            <text:p>0.357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840093">
            <text:p>-0.0840093</text:p>
          </table:table-cell>
          <table:table-cell office:value-type="float" office:value="0.202301">
            <text:p>0.202301</text:p>
          </table:table-cell>
          <table:table-cell office:value-type="float" office:value="-2.69228">
            <text:p>-2.69228</text:p>
          </table:table-cell>
          <table:table-cell office:value-type="float" office:value="-0.0480093">
            <text:p>-0.0480093</text:p>
          </table:table-cell>
          <table:table-cell office:value-type="float" office:value="0.358301">
            <text:p>0.3583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840421">
            <text:p>-0.0840421</text:p>
          </table:table-cell>
          <table:table-cell office:value-type="float" office:value="0.202548">
            <text:p>0.202548</text:p>
          </table:table-cell>
          <table:table-cell office:value-type="float" office:value="-2.69207">
            <text:p>-2.69207</text:p>
          </table:table-cell>
          <table:table-cell office:value-type="float" office:value="-0.0480421">
            <text:p>-0.0480421</text:p>
          </table:table-cell>
          <table:table-cell office:value-type="float" office:value="0.358548">
            <text:p>0.3585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95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0959">
            <text:p>-0.0840959</text:p>
          </table:table-cell>
          <table:table-cell office:value-type="float" office:value="0.202957">
            <text:p>0.202957</text:p>
          </table:table-cell>
          <table:table-cell office:value-type="float" office:value="-2.69271">
            <text:p>-2.69271</text:p>
          </table:table-cell>
          <table:table-cell office:value-type="float" office:value="-0.0475959">
            <text:p>-0.0475959</text:p>
          </table:table-cell>
          <table:table-cell office:value-type="float" office:value="0.358457">
            <text:p>0.3584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1214">
            <text:p>-0.0841214</text:p>
          </table:table-cell>
          <table:table-cell office:value-type="float" office:value="0.203164">
            <text:p>0.203164</text:p>
          </table:table-cell>
          <table:table-cell office:value-type="float" office:value="-2.69218">
            <text:p>-2.69218</text:p>
          </table:table-cell>
          <table:table-cell office:value-type="float" office:value="-0.0476214">
            <text:p>-0.0476214</text:p>
          </table:table-cell>
          <table:table-cell office:value-type="float" office:value="0.358664">
            <text:p>0.3586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1665">
            <text:p>-0.0841665</text:p>
          </table:table-cell>
          <table:table-cell office:value-type="float" office:value="0.20341">
            <text:p>0.20341</text:p>
          </table:table-cell>
          <table:table-cell office:value-type="float" office:value="-2.69157">
            <text:p>-2.69157</text:p>
          </table:table-cell>
          <table:table-cell office:value-type="float" office:value="-0.0476665">
            <text:p>-0.0476665</text:p>
          </table:table-cell>
          <table:table-cell office:value-type="float" office:value="0.35891">
            <text:p>0.358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1871">
            <text:p>-0.0841871</text:p>
          </table:table-cell>
          <table:table-cell office:value-type="float" office:value="0.203743">
            <text:p>0.203743</text:p>
          </table:table-cell>
          <table:table-cell office:value-type="float" office:value="-2.69121">
            <text:p>-2.69121</text:p>
          </table:table-cell>
          <table:table-cell office:value-type="float" office:value="-0.0476871">
            <text:p>-0.0476871</text:p>
          </table:table-cell>
          <table:table-cell office:value-type="float" office:value="0.359243">
            <text:p>0.3592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2348">
            <text:p>-0.0842348</text:p>
          </table:table-cell>
          <table:table-cell office:value-type="float" office:value="0.203998">
            <text:p>0.203998</text:p>
          </table:table-cell>
          <table:table-cell office:value-type="float" office:value="-2.69095">
            <text:p>-2.69095</text:p>
          </table:table-cell>
          <table:table-cell office:value-type="float" office:value="-0.0477348">
            <text:p>-0.0477348</text:p>
          </table:table-cell>
          <table:table-cell office:value-type="float" office:value="0.359498">
            <text:p>0.3594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42741">
            <text:p>-0.0842741</text:p>
          </table:table-cell>
          <table:table-cell office:value-type="float" office:value="0.204225">
            <text:p>0.204225</text:p>
          </table:table-cell>
          <table:table-cell office:value-type="float" office:value="-2.6906">
            <text:p>-2.6906</text:p>
          </table:table-cell>
          <table:table-cell office:value-type="float" office:value="-0.0477741">
            <text:p>-0.0477741</text:p>
          </table:table-cell>
          <table:table-cell office:value-type="float" office:value="0.359725">
            <text:p>0.3597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progress &lt;100&gt;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828724">
            <text:p>-0.0828724</text:p>
          </table:table-cell>
          <table:table-cell office:value-type="float" office:value="0.201282">
            <text:p>0.201282</text:p>
          </table:table-cell>
          <table:table-cell office:value-type="float" office:value="-2.69442">
            <text:p>-2.69442</text:p>
          </table:table-cell>
          <table:table-cell office:value-type="float" office:value="-0.0463724">
            <text:p>-0.0463724</text:p>
          </table:table-cell>
          <table:table-cell office:value-type="float" office:value="0.356782">
            <text:p>0.3567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797737">
            <text:p>-0.0797737</text:p>
          </table:table-cell>
          <table:table-cell office:value-type="float" office:value="0.194538">
            <text:p>0.194538</text:p>
          </table:table-cell>
          <table:table-cell office:value-type="float" office:value="-2.70466">
            <text:p>-2.70466</text:p>
          </table:table-cell>
          <table:table-cell office:value-type="float" office:value="-0.0437737">
            <text:p>-0.0437737</text:p>
          </table:table-cell>
          <table:table-cell office:value-type="float" office:value="0.350038">
            <text:p>0.3500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782427">
            <text:p>-0.0782427</text:p>
          </table:table-cell>
          <table:table-cell office:value-type="float" office:value="0.191306">
            <text:p>0.191306</text:p>
          </table:table-cell>
          <table:table-cell office:value-type="float" office:value="-2.70241">
            <text:p>-2.70241</text:p>
          </table:table-cell>
          <table:table-cell office:value-type="float" office:value="-0.0427427">
            <text:p>-0.0427427</text:p>
          </table:table-cell>
          <table:table-cell office:value-type="float" office:value="0.345806">
            <text:p>0.345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76064">
            <text:p>-0.076064</text:p>
          </table:table-cell>
          <table:table-cell office:value-type="float" office:value="0.186564">
            <text:p>0.186564</text:p>
          </table:table-cell>
          <table:table-cell office:value-type="float" office:value="-2.70015">
            <text:p>-2.70015</text:p>
          </table:table-cell>
          <table:table-cell office:value-type="float" office:value="-0.040064">
            <text:p>-0.040064</text:p>
          </table:table-cell>
          <table:table-cell office:value-type="float" office:value="0.342564">
            <text:p>0.3425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40083">
            <text:p>-0.0740083</text:p>
          </table:table-cell>
          <table:table-cell office:value-type="float" office:value="0.182114">
            <text:p>0.182114</text:p>
          </table:table-cell>
          <table:table-cell office:value-type="float" office:value="-2.70185">
            <text:p>-2.70185</text:p>
          </table:table-cell>
          <table:table-cell office:value-type="float" office:value="-0.0375083">
            <text:p>-0.0375083</text:p>
          </table:table-cell>
          <table:table-cell office:value-type="float" office:value="0.337614">
            <text:p>0.3376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719334">
            <text:p>-0.0719334</text:p>
          </table:table-cell>
          <table:table-cell office:value-type="float" office:value="0.17764">
            <text:p>0.17764</text:p>
          </table:table-cell>
          <table:table-cell office:value-type="float" office:value="-2.70231">
            <text:p>-2.70231</text:p>
          </table:table-cell>
          <table:table-cell office:value-type="float" office:value="-0.0354334">
            <text:p>-0.0354334</text:p>
          </table:table-cell>
          <table:table-cell office:value-type="float" office:value="0.33314">
            <text:p>0.333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99149">
            <text:p>-0.0699149</text:p>
          </table:table-cell>
          <table:table-cell office:value-type="float" office:value="0.173245">
            <text:p>0.173245</text:p>
          </table:table-cell>
          <table:table-cell office:value-type="float" office:value="-2.70446">
            <text:p>-2.70446</text:p>
          </table:table-cell>
          <table:table-cell office:value-type="float" office:value="-0.0334149">
            <text:p>-0.0334149</text:p>
          </table:table-cell>
          <table:table-cell office:value-type="float" office:value="0.328745">
            <text:p>0.3287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7968">
            <text:p>-0.067968</text:p>
          </table:table-cell>
          <table:table-cell office:value-type="float" office:value="0.168984">
            <text:p>0.168984</text:p>
          </table:table-cell>
          <table:table-cell office:value-type="float" office:value="-2.70761">
            <text:p>-2.70761</text:p>
          </table:table-cell>
          <table:table-cell office:value-type="float" office:value="-0.031468">
            <text:p>-0.031468</text:p>
          </table:table-cell>
          <table:table-cell office:value-type="float" office:value="0.324484">
            <text:p>0.324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67959">
            <text:p>-0.0667959</text:p>
          </table:table-cell>
          <table:table-cell office:value-type="float" office:value="0.166367">
            <text:p>0.166367</text:p>
          </table:table-cell>
          <table:table-cell office:value-type="float" office:value="-2.71007">
            <text:p>-2.71007</text:p>
          </table:table-cell>
          <table:table-cell office:value-type="float" office:value="-0.0312959">
            <text:p>-0.0312959</text:p>
          </table:table-cell>
          <table:table-cell office:value-type="float" office:value="0.320867">
            <text:p>0.3208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649404">
            <text:p>-0.0649404</text:p>
          </table:table-cell>
          <table:table-cell office:value-type="float" office:value="0.162284">
            <text:p>0.162284</text:p>
          </table:table-cell>
          <table:table-cell office:value-type="float" office:value="-2.71358">
            <text:p>-2.71358</text:p>
          </table:table-cell>
          <table:table-cell office:value-type="float" office:value="-0.0284404">
            <text:p>-0.0284404</text:p>
          </table:table-cell>
          <table:table-cell office:value-type="float" office:value="0.317784">
            <text:p>0.317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31466">
            <text:p>-0.0631466</text:p>
          </table:table-cell>
          <table:table-cell office:value-type="float" office:value="0.158436">
            <text:p>0.158436</text:p>
          </table:table-cell>
          <table:table-cell office:value-type="float" office:value="-2.71735">
            <text:p>-2.71735</text:p>
          </table:table-cell>
          <table:table-cell office:value-type="float" office:value="-0.0276466">
            <text:p>-0.0276466</text:p>
          </table:table-cell>
          <table:table-cell office:value-type="float" office:value="0.312936">
            <text:p>0.312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613829">
            <text:p>-0.0613829</text:p>
          </table:table-cell>
          <table:table-cell office:value-type="float" office:value="0.154516">
            <text:p>0.154516</text:p>
          </table:table-cell>
          <table:table-cell office:value-type="float" office:value="-2.72094">
            <text:p>-2.72094</text:p>
          </table:table-cell>
          <table:table-cell office:value-type="float" office:value="-0.0258829">
            <text:p>-0.0258829</text:p>
          </table:table-cell>
          <table:table-cell office:value-type="float" office:value="0.309016">
            <text:p>0.3090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97577">
            <text:p>-0.0597577</text:p>
          </table:table-cell>
          <table:table-cell office:value-type="float" office:value="0.150892">
            <text:p>0.150892</text:p>
          </table:table-cell>
          <table:table-cell office:value-type="float" office:value="-2.72457">
            <text:p>-2.72457</text:p>
          </table:table-cell>
          <table:table-cell office:value-type="float" office:value="-0.0242577">
            <text:p>-0.0242577</text:p>
          </table:table-cell>
          <table:table-cell office:value-type="float" office:value="0.305392">
            <text:p>0.3053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81461">
            <text:p>-0.0581461</text:p>
          </table:table-cell>
          <table:table-cell office:value-type="float" office:value="0.147318">
            <text:p>0.147318</text:p>
          </table:table-cell>
          <table:table-cell office:value-type="float" office:value="-2.72842">
            <text:p>-2.72842</text:p>
          </table:table-cell>
          <table:table-cell office:value-type="float" office:value="-0.0216461">
            <text:p>-0.0216461</text:p>
          </table:table-cell>
          <table:table-cell office:value-type="float" office:value="0.302818">
            <text:p>0.3028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64984">
            <text:p>-0.0564984</text:p>
          </table:table-cell>
          <table:table-cell office:value-type="float" office:value="0.143719">
            <text:p>0.143719</text:p>
          </table:table-cell>
          <table:table-cell office:value-type="float" office:value="-2.73217">
            <text:p>-2.73217</text:p>
          </table:table-cell>
          <table:table-cell office:value-type="float" office:value="-0.0209984">
            <text:p>-0.0209984</text:p>
          </table:table-cell>
          <table:table-cell office:value-type="float" office:value="0.298219">
            <text:p>0.2982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554441">
            <text:p>-0.0554441</text:p>
          </table:table-cell>
          <table:table-cell office:value-type="float" office:value="0.141368">
            <text:p>0.141368</text:p>
          </table:table-cell>
          <table:table-cell office:value-type="float" office:value="-2.7344">
            <text:p>-2.7344</text:p>
          </table:table-cell>
          <table:table-cell office:value-type="float" office:value="-0.0189441">
            <text:p>-0.0189441</text:p>
          </table:table-cell>
          <table:table-cell office:value-type="float" office:value="0.296868">
            <text:p>0.2968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539589">
            <text:p>-0.0539589</text:p>
          </table:table-cell>
          <table:table-cell office:value-type="float" office:value="0.13806">
            <text:p>0.13806</text:p>
          </table:table-cell>
          <table:table-cell office:value-type="float" office:value="-2.73938">
            <text:p>-2.73938</text:p>
          </table:table-cell>
          <table:table-cell office:value-type="float" office:value="-0.0184589">
            <text:p>-0.0184589</text:p>
          </table:table-cell>
          <table:table-cell office:value-type="float" office:value="0.29256">
            <text:p>0.292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524977">
            <text:p>-0.0524977</text:p>
          </table:table-cell>
          <table:table-cell office:value-type="float" office:value="0.134822">
            <text:p>0.134822</text:p>
          </table:table-cell>
          <table:table-cell office:value-type="float" office:value="-2.7433">
            <text:p>-2.7433</text:p>
          </table:table-cell>
          <table:table-cell office:value-type="float" office:value="-0.0159977">
            <text:p>-0.0159977</text:p>
          </table:table-cell>
          <table:table-cell office:value-type="float" office:value="0.291322">
            <text:p>0.2913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gyro calibration: done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51069">
            <text:p>-0.051069</text:p>
          </table:table-cell>
          <table:table-cell office:value-type="float" office:value="0.131661">
            <text:p>0.131661</text:p>
          </table:table-cell>
          <table:table-cell office:value-type="float" office:value="-2.74771">
            <text:p>-2.74771</text:p>
          </table:table-cell>
          <table:table-cell office:value-type="float" office:value="-0.015069">
            <text:p>-0.015069</text:p>
          </table:table-cell>
          <table:table-cell office:value-type="float" office:value="0.287661">
            <text:p>0.287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9633">
            <text:p>-0.049633</text:p>
          </table:table-cell>
          <table:table-cell office:value-type="float" office:value="0.128458">
            <text:p>0.128458</text:p>
          </table:table-cell>
          <table:table-cell office:value-type="float" office:value="-2.75217">
            <text:p>-2.75217</text:p>
          </table:table-cell>
          <table:table-cell office:value-type="float" office:value="-0.013133">
            <text:p>-0.013133</text:p>
          </table:table-cell>
          <table:table-cell office:value-type="float" office:value="0.283958">
            <text:p>0.283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481845">
            <text:p>-0.0481845</text:p>
          </table:table-cell>
          <table:table-cell office:value-type="float" office:value="0.125342">
            <text:p>0.125342</text:p>
          </table:table-cell>
          <table:table-cell office:value-type="float" office:value="-2.75622">
            <text:p>-2.75622</text:p>
          </table:table-cell>
          <table:table-cell office:value-type="float" office:value="-0.0126845">
            <text:p>-0.0126845</text:p>
          </table:table-cell>
          <table:table-cell office:value-type="float" office:value="0.279842">
            <text:p>0.2798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72981">
            <text:p>-0.0472981</text:p>
          </table:table-cell>
          <table:table-cell office:value-type="float" office:value="0.123311">
            <text:p>0.123311</text:p>
          </table:table-cell>
          <table:table-cell office:value-type="float" office:value="-2.75869">
            <text:p>-2.75869</text:p>
          </table:table-cell>
          <table:table-cell office:value-type="float" office:value="-0.0107981">
            <text:p>-0.0107981</text:p>
          </table:table-cell>
          <table:table-cell office:value-type="float" office:value="0.278811">
            <text:p>0.2788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59804">
            <text:p>-0.0459804</text:p>
          </table:table-cell>
          <table:table-cell office:value-type="float" office:value="0.120318">
            <text:p>0.120318</text:p>
          </table:table-cell>
          <table:table-cell office:value-type="float" office:value="-2.76238">
            <text:p>-2.76238</text:p>
          </table:table-cell>
          <table:table-cell office:value-type="float" office:value="-0.00948038">
            <text:p>-0.00948038</text:p>
          </table:table-cell>
          <table:table-cell office:value-type="float" office:value="0.275818">
            <text:p>0.2758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46885">
            <text:p>-0.0446885</text:p>
          </table:table-cell>
          <table:table-cell office:value-type="float" office:value="0.117404">
            <text:p>0.117404</text:p>
          </table:table-cell>
          <table:table-cell office:value-type="float" office:value="-2.76654">
            <text:p>-2.76654</text:p>
          </table:table-cell>
          <table:table-cell office:value-type="float" office:value="-0.00818853">
            <text:p>-0.00818853</text:p>
          </table:table-cell>
          <table:table-cell office:value-type="float" office:value="0.272904">
            <text:p>0.2729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34295">
            <text:p>-0.0434295</text:p>
          </table:table-cell>
          <table:table-cell office:value-type="float" office:value="0.114538">
            <text:p>0.114538</text:p>
          </table:table-cell>
          <table:table-cell office:value-type="float" office:value="-2.76978">
            <text:p>-2.76978</text:p>
          </table:table-cell>
          <table:table-cell office:value-type="float" office:value="-0.00692945">
            <text:p>-0.00692945</text:p>
          </table:table-cell>
          <table:table-cell office:value-type="float" office:value="0.270038">
            <text:p>0.2700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429886">
            <text:p>-0.0429886</text:p>
          </table:table-cell>
          <table:table-cell office:value-type="float" office:value="0.113506">
            <text:p>0.113506</text:p>
          </table:table-cell>
          <table:table-cell office:value-type="float" office:value="-2.7712">
            <text:p>-2.7712</text:p>
          </table:table-cell>
          <table:table-cell office:value-type="float" office:value="-0.00648861">
            <text:p>-0.00648861</text:p>
          </table:table-cell>
          <table:table-cell office:value-type="float" office:value="0.269006">
            <text:p>0.269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417442">
            <text:p>-0.0417442</text:p>
          </table:table-cell>
          <table:table-cell office:value-type="float" office:value="0.11079">
            <text:p>0.11079</text:p>
          </table:table-cell>
          <table:table-cell office:value-type="float" office:value="-2.77548">
            <text:p>-2.77548</text:p>
          </table:table-cell>
          <table:table-cell office:value-type="float" office:value="-0.00624417">
            <text:p>-0.00624417</text:p>
          </table:table-cell>
          <table:table-cell office:value-type="float" office:value="0.26529">
            <text:p>0.26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405185">
            <text:p>-0.0405185</text:p>
          </table:table-cell>
          <table:table-cell office:value-type="float" office:value="0.108119">
            <text:p>0.108119</text:p>
          </table:table-cell>
          <table:table-cell office:value-type="float" office:value="-2.77929">
            <text:p>-2.77929</text:p>
          </table:table-cell>
          <table:table-cell office:value-type="float" office:value="-0.00451845">
            <text:p>-0.00451845</text:p>
          </table:table-cell>
          <table:table-cell office:value-type="float" office:value="0.264119">
            <text:p>0.264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39415">
            <text:p>-0.039415</text:p>
          </table:table-cell>
          <table:table-cell office:value-type="float" office:value="0.105646">
            <text:p>0.105646</text:p>
          </table:table-cell>
          <table:table-cell office:value-type="float" office:value="-2.78302">
            <text:p>-2.78302</text:p>
          </table:table-cell>
          <table:table-cell office:value-type="float" office:value="-0.00391503">
            <text:p>-0.00391503</text:p>
          </table:table-cell>
          <table:table-cell office:value-type="float" office:value="0.260146">
            <text:p>0.2601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382891">
            <text:p>-0.0382891</text:p>
          </table:table-cell>
          <table:table-cell office:value-type="float" office:value="0.103124">
            <text:p>0.103124</text:p>
          </table:table-cell>
          <table:table-cell office:value-type="float" office:value="-2.7865">
            <text:p>-2.7865</text:p>
          </table:table-cell>
          <table:table-cell office:value-type="float" office:value="-0.00228909">
            <text:p>-0.00228909</text:p>
          </table:table-cell>
          <table:table-cell office:value-type="float" office:value="0.259124">
            <text:p>0.259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72665">
            <text:p>-0.0372665</text:p>
          </table:table-cell>
          <table:table-cell office:value-type="float" office:value="0.100737">
            <text:p>0.100737</text:p>
          </table:table-cell>
          <table:table-cell office:value-type="float" office:value="-2.79003">
            <text:p>-2.79003</text:p>
          </table:table-cell>
          <table:table-cell office:value-type="float" office:value="-0.000766519">
            <text:p>-0.000766519</text:p>
          </table:table-cell>
          <table:table-cell office:value-type="float" office:value="0.256237">
            <text:p>0.2562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362778">
            <text:p>-0.0362778</text:p>
          </table:table-cell>
          <table:table-cell office:value-type="float" office:value="0.0984118">
            <text:p>0.0984118</text:p>
          </table:table-cell>
          <table:table-cell office:value-type="float" office:value="-2.79327">
            <text:p>-2.79327</text:p>
          </table:table-cell>
          <table:table-cell office:value-type="float" office:value="-0.000777785">
            <text:p>-0.000777785</text:p>
          </table:table-cell>
          <table:table-cell office:value-type="float" office:value="0.252912">
            <text:p>0.2529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35576">
            <text:p>-0.035576</text:p>
          </table:table-cell>
          <table:table-cell office:value-type="float" office:value="0.0968596">
            <text:p>0.0968596</text:p>
          </table:table-cell>
          <table:table-cell office:value-type="float" office:value="-2.79527">
            <text:p>-2.79527</text:p>
          </table:table-cell>
          <table:table-cell table:style-name="ce1" office:value-type="string">
            <text:p>-7.59624e-05</text:p>
          </table:table-cell>
          <table:table-cell office:value-type="float" office:value="0.25136">
            <text:p>0.251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45612">
            <text:p>-0.0345612</text:p>
          </table:table-cell>
          <table:table-cell office:value-type="float" office:value="0.0945408">
            <text:p>0.0945408</text:p>
          </table:table-cell>
          <table:table-cell office:value-type="float" office:value="-2.79872">
            <text:p>-2.79872</text:p>
          </table:table-cell>
          <table:table-cell office:value-type="float" office:value="0.00193884">
            <text:p>0.00193884</text:p>
          </table:table-cell>
          <table:table-cell office:value-type="float" office:value="0.250041">
            <text:p>0.250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35445">
            <text:p>-0.0335445</text:p>
          </table:table-cell>
          <table:table-cell office:value-type="float" office:value="0.0922947">
            <text:p>0.0922947</text:p>
          </table:table-cell>
          <table:table-cell office:value-type="float" office:value="-2.80149">
            <text:p>-2.80149</text:p>
          </table:table-cell>
          <table:table-cell office:value-type="float" office:value="0.00295546">
            <text:p>0.00295546</text:p>
          </table:table-cell>
          <table:table-cell office:value-type="float" office:value="0.247795">
            <text:p>0.247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2536">
            <text:p>-0.032536</text:p>
          </table:table-cell>
          <table:table-cell office:value-type="float" office:value="0.0901069">
            <text:p>0.0901069</text:p>
          </table:table-cell>
          <table:table-cell office:value-type="float" office:value="-2.80399">
            <text:p>-2.80399</text:p>
          </table:table-cell>
          <table:table-cell office:value-type="float" office:value="0.00396405">
            <text:p>0.00396405</text:p>
          </table:table-cell>
          <table:table-cell office:value-type="float" office:value="0.245607">
            <text:p>0.2456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18773">
            <text:p>-0.0318773</text:p>
          </table:table-cell>
          <table:table-cell office:value-type="float" office:value="0.088679">
            <text:p>0.088679</text:p>
          </table:table-cell>
          <table:table-cell office:value-type="float" office:value="-2.8061">
            <text:p>-2.8061</text:p>
          </table:table-cell>
          <table:table-cell office:value-type="float" office:value="0.00412267">
            <text:p>0.00412267</text:p>
          </table:table-cell>
          <table:table-cell office:value-type="float" office:value="0.244679">
            <text:p>0.2446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09395">
            <text:p>-0.0309395</text:p>
          </table:table-cell>
          <table:table-cell office:value-type="float" office:value="0.0865756">
            <text:p>0.0865756</text:p>
          </table:table-cell>
          <table:table-cell office:value-type="float" office:value="-2.80889">
            <text:p>-2.80889</text:p>
          </table:table-cell>
          <table:table-cell office:value-type="float" office:value="0.00556046">
            <text:p>0.00556046</text:p>
          </table:table-cell>
          <table:table-cell office:value-type="float" office:value="0.242076">
            <text:p>0.2420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01058">
            <text:p>-0.0301058</text:p>
          </table:table-cell>
          <table:table-cell office:value-type="float" office:value="0.0846234">
            <text:p>0.0846234</text:p>
          </table:table-cell>
          <table:table-cell office:value-type="float" office:value="-2.81104">
            <text:p>-2.81104</text:p>
          </table:table-cell>
          <table:table-cell office:value-type="float" office:value="0.00639423">
            <text:p>0.00639423</text:p>
          </table:table-cell>
          <table:table-cell office:value-type="float" office:value="0.240123">
            <text:p>0.2401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291797">
            <text:p>-0.0291797</text:p>
          </table:table-cell>
          <table:table-cell office:value-type="float" office:value="0.0825596">
            <text:p>0.0825596</text:p>
          </table:table-cell>
          <table:table-cell office:value-type="float" office:value="-2.81464">
            <text:p>-2.81464</text:p>
          </table:table-cell>
          <table:table-cell office:value-type="float" office:value="0.00682028">
            <text:p>0.00682028</text:p>
          </table:table-cell>
          <table:table-cell office:value-type="float" office:value="0.23856">
            <text:p>0.238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8318">
            <text:p>-0.028318</text:p>
          </table:table-cell>
          <table:table-cell office:value-type="float" office:value="0.0806336">
            <text:p>0.0806336</text:p>
          </table:table-cell>
          <table:table-cell office:value-type="float" office:value="-2.81752">
            <text:p>-2.81752</text:p>
          </table:table-cell>
          <table:table-cell office:value-type="float" office:value="0.00818202">
            <text:p>0.00818202</text:p>
          </table:table-cell>
          <table:table-cell office:value-type="float" office:value="0.236134">
            <text:p>0.236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75134">
            <text:p>-0.0275134</text:p>
          </table:table-cell>
          <table:table-cell office:value-type="float" office:value="0.0787914">
            <text:p>0.0787914</text:p>
          </table:table-cell>
          <table:table-cell office:value-type="float" office:value="-2.81965">
            <text:p>-2.81965</text:p>
          </table:table-cell>
          <table:table-cell office:value-type="float" office:value="0.00898658">
            <text:p>0.00898658</text:p>
          </table:table-cell>
          <table:table-cell office:value-type="float" office:value="0.234291">
            <text:p>0.2342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696">
            <text:p>-0.02696</text:p>
          </table:table-cell>
          <table:table-cell office:value-type="float" office:value="0.0775508">
            <text:p>0.0775508</text:p>
          </table:table-cell>
          <table:table-cell office:value-type="float" office:value="-2.8211">
            <text:p>-2.8211</text:p>
          </table:table-cell>
          <table:table-cell office:value-type="float" office:value="0.00954001">
            <text:p>0.00954001</text:p>
          </table:table-cell>
          <table:table-cell office:value-type="float" office:value="0.233051">
            <text:p>0.2330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261701">
            <text:p>-0.0261701</text:p>
          </table:table-cell>
          <table:table-cell office:value-type="float" office:value="0.0757783">
            <text:p>0.0757783</text:p>
          </table:table-cell>
          <table:table-cell office:value-type="float" office:value="-2.8237">
            <text:p>-2.8237</text:p>
          </table:table-cell>
          <table:table-cell office:value-type="float" office:value="0.00982987">
            <text:p>0.00982987</text:p>
          </table:table-cell>
          <table:table-cell office:value-type="float" office:value="0.231778">
            <text:p>0.2317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53698">
            <text:p>-0.0253698</text:p>
          </table:table-cell>
          <table:table-cell office:value-type="float" office:value="0.073996">
            <text:p>0.073996</text:p>
          </table:table-cell>
          <table:table-cell office:value-type="float" office:value="-2.82613">
            <text:p>-2.82613</text:p>
          </table:table-cell>
          <table:table-cell office:value-type="float" office:value="0.0111302">
            <text:p>0.0111302</text:p>
          </table:table-cell>
          <table:table-cell office:value-type="float" office:value="0.229496">
            <text:p>0.2294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247955">
            <text:p>-0.0247955</text:p>
          </table:table-cell>
          <table:table-cell office:value-type="float" office:value="0.0727756">
            <text:p>0.0727756</text:p>
          </table:table-cell>
          <table:table-cell office:value-type="float" office:value="-2.82823">
            <text:p>-2.82823</text:p>
          </table:table-cell>
          <table:table-cell office:value-type="float" office:value="0.0112045">
            <text:p>0.0112045</text:p>
          </table:table-cell>
          <table:table-cell office:value-type="float" office:value="0.228276">
            <text:p>0.2282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24074">
            <text:p>-0.024074</text:p>
          </table:table-cell>
          <table:table-cell office:value-type="float" office:value="0.0711192">
            <text:p>0.0711192</text:p>
          </table:table-cell>
          <table:table-cell office:value-type="float" office:value="-2.83042">
            <text:p>-2.83042</text:p>
          </table:table-cell>
          <table:table-cell office:value-type="float" office:value="0.011926">
            <text:p>0.011926</text:p>
          </table:table-cell>
          <table:table-cell office:value-type="float" office:value="0.227119">
            <text:p>0.227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33937">
            <text:p>-0.0233937</text:p>
          </table:table-cell>
          <table:table-cell office:value-type="float" office:value="0.0694178">
            <text:p>0.0694178</text:p>
          </table:table-cell>
          <table:table-cell office:value-type="float" office:value="-2.83281">
            <text:p>-2.83281</text:p>
          </table:table-cell>
          <table:table-cell office:value-type="float" office:value="0.0131063">
            <text:p>0.0131063</text:p>
          </table:table-cell>
          <table:table-cell office:value-type="float" office:value="0.224918">
            <text:p>0.224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227181">
            <text:p>-0.0227181</text:p>
          </table:table-cell>
          <table:table-cell office:value-type="float" office:value="0.0678323">
            <text:p>0.0678323</text:p>
          </table:table-cell>
          <table:table-cell office:value-type="float" office:value="-2.835">
            <text:p>-2.835</text:p>
          </table:table-cell>
          <table:table-cell office:value-type="float" office:value="0.0132819">
            <text:p>0.0132819</text:p>
          </table:table-cell>
          <table:table-cell office:value-type="float" office:value="0.223832">
            <text:p>0.2238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20782">
            <text:p>-0.0220782</text:p>
          </table:table-cell>
          <table:table-cell office:value-type="float" office:value="0.0663058">
            <text:p>0.0663058</text:p>
          </table:table-cell>
          <table:table-cell office:value-type="float" office:value="-2.83641">
            <text:p>-2.83641</text:p>
          </table:table-cell>
          <table:table-cell office:value-type="float" office:value="0.0144218">
            <text:p>0.0144218</text:p>
          </table:table-cell>
          <table:table-cell office:value-type="float" office:value="0.221806">
            <text:p>0.221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1622">
            <text:p>-0.021622</text:p>
          </table:table-cell>
          <table:table-cell office:value-type="float" office:value="0.065286">
            <text:p>0.065286</text:p>
          </table:table-cell>
          <table:table-cell office:value-type="float" office:value="-2.83767">
            <text:p>-2.83767</text:p>
          </table:table-cell>
          <table:table-cell office:value-type="float" office:value="0.014878">
            <text:p>0.014878</text:p>
          </table:table-cell>
          <table:table-cell office:value-type="float" office:value="0.220786">
            <text:p>0.2207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07915">
            <text:p>-0.0207915</text:p>
          </table:table-cell>
          <table:table-cell office:value-type="float" office:value="0.0633828">
            <text:p>0.0633828</text:p>
          </table:table-cell>
          <table:table-cell office:value-type="float" office:value="-2.83999">
            <text:p>-2.83999</text:p>
          </table:table-cell>
          <table:table-cell office:value-type="float" office:value="0.0157085">
            <text:p>0.0157085</text:p>
          </table:table-cell>
          <table:table-cell office:value-type="float" office:value="0.218883">
            <text:p>0.2188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203882">
            <text:p>-0.0203882</text:p>
          </table:table-cell>
          <table:table-cell office:value-type="float" office:value="0.0624207">
            <text:p>0.0624207</text:p>
          </table:table-cell>
          <table:table-cell office:value-type="float" office:value="-2.84146">
            <text:p>-2.84146</text:p>
          </table:table-cell>
          <table:table-cell office:value-type="float" office:value="0.0156118">
            <text:p>0.0156118</text:p>
          </table:table-cell>
          <table:table-cell office:value-type="float" office:value="0.218421">
            <text:p>0.2184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9739">
            <text:p>-0.019739</text:p>
          </table:table-cell>
          <table:table-cell office:value-type="float" office:value="0.0610528">
            <text:p>0.0610528</text:p>
          </table:table-cell>
          <table:table-cell office:value-type="float" office:value="-2.84307">
            <text:p>-2.84307</text:p>
          </table:table-cell>
          <table:table-cell office:value-type="float" office:value="0.016761">
            <text:p>0.016761</text:p>
          </table:table-cell>
          <table:table-cell office:value-type="float" office:value="0.216553">
            <text:p>0.2165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91132">
            <text:p>-0.0191132</text:p>
          </table:table-cell>
          <table:table-cell office:value-type="float" office:value="0.059663">
            <text:p>0.059663</text:p>
          </table:table-cell>
          <table:table-cell office:value-type="float" office:value="-2.84483">
            <text:p>-2.84483</text:p>
          </table:table-cell>
          <table:table-cell office:value-type="float" office:value="0.0173868">
            <text:p>0.0173868</text:p>
          </table:table-cell>
          <table:table-cell office:value-type="float" office:value="0.215163">
            <text:p>0.2151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85602">
            <text:p>-0.0185602</text:p>
          </table:table-cell>
          <table:table-cell office:value-type="float" office:value="0.0583869">
            <text:p>0.0583869</text:p>
          </table:table-cell>
          <table:table-cell office:value-type="float" office:value="-2.84678">
            <text:p>-2.84678</text:p>
          </table:table-cell>
          <table:table-cell office:value-type="float" office:value="0.0179398">
            <text:p>0.0179398</text:p>
          </table:table-cell>
          <table:table-cell office:value-type="float" office:value="0.213887">
            <text:p>0.2138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81875">
            <text:p>-0.0181875</text:p>
          </table:table-cell>
          <table:table-cell office:value-type="float" office:value="0.0574855">
            <text:p>0.0574855</text:p>
          </table:table-cell>
          <table:table-cell office:value-type="float" office:value="-2.84796">
            <text:p>-2.84796</text:p>
          </table:table-cell>
          <table:table-cell office:value-type="float" office:value="0.0183125">
            <text:p>0.0183125</text:p>
          </table:table-cell>
          <table:table-cell office:value-type="float" office:value="0.212986">
            <text:p>0.212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76472">
            <text:p>-0.0176472</text:p>
          </table:table-cell>
          <table:table-cell office:value-type="float" office:value="0.0562616">
            <text:p>0.0562616</text:p>
          </table:table-cell>
          <table:table-cell office:value-type="float" office:value="-2.84924">
            <text:p>-2.84924</text:p>
          </table:table-cell>
          <table:table-cell office:value-type="float" office:value="0.0183528">
            <text:p>0.0183528</text:p>
          </table:table-cell>
          <table:table-cell office:value-type="float" office:value="0.212262">
            <text:p>0.2122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70868">
            <text:p>-0.0170868</text:p>
          </table:table-cell>
          <table:table-cell office:value-type="float" office:value="0.0549443">
            <text:p>0.0549443</text:p>
          </table:table-cell>
          <table:table-cell office:value-type="float" office:value="-2.85066">
            <text:p>-2.85066</text:p>
          </table:table-cell>
          <table:table-cell office:value-type="float" office:value="0.0194132">
            <text:p>0.0194132</text:p>
          </table:table-cell>
          <table:table-cell office:value-type="float" office:value="0.210444">
            <text:p>0.2104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167172">
            <text:p>-0.0167172</text:p>
          </table:table-cell>
          <table:table-cell office:value-type="float" office:value="0.054125">
            <text:p>0.054125</text:p>
          </table:table-cell>
          <table:table-cell office:value-type="float" office:value="-2.85161">
            <text:p>-2.85161</text:p>
          </table:table-cell>
          <table:table-cell office:value-type="float" office:value="0.0192828">
            <text:p>0.0192828</text:p>
          </table:table-cell>
          <table:table-cell office:value-type="float" office:value="0.210125">
            <text:p>0.210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59907">
            <text:p>-0.0159907</text:p>
          </table:table-cell>
          <table:table-cell office:value-type="float" office:value="0.0525553">
            <text:p>0.0525553</text:p>
          </table:table-cell>
          <table:table-cell office:value-type="float" office:value="-2.85394">
            <text:p>-2.85394</text:p>
          </table:table-cell>
          <table:table-cell office:value-type="float" office:value="0.0205093">
            <text:p>0.0205093</text:p>
          </table:table-cell>
          <table:table-cell office:value-type="float" office:value="0.208055">
            <text:p>0.208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155076">
            <text:p>-0.0155076</text:p>
          </table:table-cell>
          <table:table-cell office:value-type="float" office:value="0.0513925">
            <text:p>0.0513925</text:p>
          </table:table-cell>
          <table:table-cell office:value-type="float" office:value="-2.85531">
            <text:p>-2.85531</text:p>
          </table:table-cell>
          <table:table-cell office:value-type="float" office:value="0.0199924">
            <text:p>0.0199924</text:p>
          </table:table-cell>
          <table:table-cell office:value-type="float" office:value="0.205893">
            <text:p>0.205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5154">
            <text:p>-0.015154</text:p>
          </table:table-cell>
          <table:table-cell office:value-type="float" office:value="0.0506299">
            <text:p>0.0506299</text:p>
          </table:table-cell>
          <table:table-cell office:value-type="float" office:value="-2.85619">
            <text:p>-2.85619</text:p>
          </table:table-cell>
          <table:table-cell office:value-type="float" office:value="0.020846">
            <text:p>0.020846</text:p>
          </table:table-cell>
          <table:table-cell office:value-type="float" office:value="0.20663">
            <text:p>0.206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46536">
            <text:p>-0.0146536</text:p>
          </table:table-cell>
          <table:table-cell office:value-type="float" office:value="0.0495475">
            <text:p>0.0495475</text:p>
          </table:table-cell>
          <table:table-cell office:value-type="float" office:value="-2.85732">
            <text:p>-2.85732</text:p>
          </table:table-cell>
          <table:table-cell office:value-type="float" office:value="0.0218464">
            <text:p>0.0218464</text:p>
          </table:table-cell>
          <table:table-cell office:value-type="float" office:value="0.205048">
            <text:p>0.2050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41974">
            <text:p>-0.0141974</text:p>
          </table:table-cell>
          <table:table-cell office:value-type="float" office:value="0.0485012">
            <text:p>0.0485012</text:p>
          </table:table-cell>
          <table:table-cell office:value-type="float" office:value="-2.85873">
            <text:p>-2.85873</text:p>
          </table:table-cell>
          <table:table-cell office:value-type="float" office:value="0.0223026">
            <text:p>0.0223026</text:p>
          </table:table-cell>
          <table:table-cell office:value-type="float" office:value="0.204001">
            <text:p>0.204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37229">
            <text:p>-0.0137229</text:p>
          </table:table-cell>
          <table:table-cell office:value-type="float" office:value="0.0474576">
            <text:p>0.0474576</text:p>
          </table:table-cell>
          <table:table-cell office:value-type="float" office:value="-2.86013">
            <text:p>-2.86013</text:p>
          </table:table-cell>
          <table:table-cell office:value-type="float" office:value="0.0227771">
            <text:p>0.0227771</text:p>
          </table:table-cell>
          <table:table-cell office:value-type="float" office:value="0.202958">
            <text:p>0.202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33309">
            <text:p>-0.0133309</text:p>
          </table:table-cell>
          <table:table-cell office:value-type="float" office:value="0.0464368">
            <text:p>0.0464368</text:p>
          </table:table-cell>
          <table:table-cell office:value-type="float" office:value="-2.86116">
            <text:p>-2.86116</text:p>
          </table:table-cell>
          <table:table-cell office:value-type="float" office:value="0.0226691">
            <text:p>0.0226691</text:p>
          </table:table-cell>
          <table:table-cell office:value-type="float" office:value="0.202437">
            <text:p>0.2024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30333">
            <text:p>-0.0130333</text:p>
          </table:table-cell>
          <table:table-cell office:value-type="float" office:value="0.0457989">
            <text:p>0.0457989</text:p>
          </table:table-cell>
          <table:table-cell office:value-type="float" office:value="-2.86177">
            <text:p>-2.86177</text:p>
          </table:table-cell>
          <table:table-cell office:value-type="float" office:value="0.0234667">
            <text:p>0.0234667</text:p>
          </table:table-cell>
          <table:table-cell office:value-type="float" office:value="0.201299">
            <text:p>0.2012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2642">
            <text:p>-0.012642</text:p>
          </table:table-cell>
          <table:table-cell office:value-type="float" office:value="0.0448146">
            <text:p>0.0448146</text:p>
          </table:table-cell>
          <table:table-cell office:value-type="float" office:value="-2.86301">
            <text:p>-2.86301</text:p>
          </table:table-cell>
          <table:table-cell office:value-type="float" office:value="0.023858">
            <text:p>0.023858</text:p>
          </table:table-cell>
          <table:table-cell office:value-type="float" office:value="0.200315">
            <text:p>0.2003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120755">
            <text:p>-0.0120755</text:p>
          </table:table-cell>
          <table:table-cell office:value-type="float" office:value="0.0435445">
            <text:p>0.0435445</text:p>
          </table:table-cell>
          <table:table-cell office:value-type="float" office:value="-2.86486">
            <text:p>-2.86486</text:p>
          </table:table-cell>
          <table:table-cell office:value-type="float" office:value="0.0239245">
            <text:p>0.0239245</text:p>
          </table:table-cell>
          <table:table-cell office:value-type="float" office:value="0.199545">
            <text:p>0.1995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1797">
            <text:p>-0.011797</text:p>
          </table:table-cell>
          <table:table-cell office:value-type="float" office:value="0.0428936">
            <text:p>0.0428936</text:p>
          </table:table-cell>
          <table:table-cell office:value-type="float" office:value="-2.86587">
            <text:p>-2.86587</text:p>
          </table:table-cell>
          <table:table-cell office:value-type="float" office:value="0.024703">
            <text:p>0.024703</text:p>
          </table:table-cell>
          <table:table-cell office:value-type="float" office:value="0.198394">
            <text:p>0.1983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113859">
            <text:p>-0.0113859</text:p>
          </table:table-cell>
          <table:table-cell office:value-type="float" office:value="0.0420229">
            <text:p>0.0420229</text:p>
          </table:table-cell>
          <table:table-cell office:value-type="float" office:value="-2.86677">
            <text:p>-2.86677</text:p>
          </table:table-cell>
          <table:table-cell office:value-type="float" office:value="0.0246141">
            <text:p>0.0246141</text:p>
          </table:table-cell>
          <table:table-cell office:value-type="float" office:value="0.198023">
            <text:p>0.1980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111145">
            <text:p>-0.0111145</text:p>
          </table:table-cell>
          <table:table-cell office:value-type="float" office:value="0.0414602">
            <text:p>0.0414602</text:p>
          </table:table-cell>
          <table:table-cell office:value-type="float" office:value="-2.86741">
            <text:p>-2.86741</text:p>
          </table:table-cell>
          <table:table-cell office:value-type="float" office:value="0.0248855">
            <text:p>0.0248855</text:p>
          </table:table-cell>
          <table:table-cell office:value-type="float" office:value="0.19796">
            <text:p>0.197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06615">
            <text:p>-0.0106615</text:p>
          </table:table-cell>
          <table:table-cell office:value-type="float" office:value="0.0406005">
            <text:p>0.0406005</text:p>
          </table:table-cell>
          <table:table-cell office:value-type="float" office:value="-2.86816">
            <text:p>-2.86816</text:p>
          </table:table-cell>
          <table:table-cell office:value-type="float" office:value="0.0253385">
            <text:p>0.0253385</text:p>
          </table:table-cell>
          <table:table-cell office:value-type="float" office:value="0.1966">
            <text:p>0.19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102871">
            <text:p>-0.0102871</text:p>
          </table:table-cell>
          <table:table-cell office:value-type="float" office:value="0.0397866">
            <text:p>0.0397866</text:p>
          </table:table-cell>
          <table:table-cell office:value-type="float" office:value="-2.869">
            <text:p>-2.869</text:p>
          </table:table-cell>
          <table:table-cell office:value-type="float" office:value="0.0262129">
            <text:p>0.0262129</text:p>
          </table:table-cell>
          <table:table-cell office:value-type="float" office:value="0.195287">
            <text:p>0.1952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997782">
            <text:p>-0.00997782</text:p>
          </table:table-cell>
          <table:table-cell office:value-type="float" office:value="0.0389693">
            <text:p>0.0389693</text:p>
          </table:table-cell>
          <table:table-cell office:value-type="float" office:value="-2.86995">
            <text:p>-2.86995</text:p>
          </table:table-cell>
          <table:table-cell office:value-type="float" office:value="0.0255222">
            <text:p>0.0255222</text:p>
          </table:table-cell>
          <table:table-cell office:value-type="float" office:value="0.193469">
            <text:p>0.1934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966526">
            <text:p>-0.00966526</text:p>
          </table:table-cell>
          <table:table-cell office:value-type="float" office:value="0.0381284">
            <text:p>0.0381284</text:p>
          </table:table-cell>
          <table:table-cell office:value-type="float" office:value="-2.87073">
            <text:p>-2.87073</text:p>
          </table:table-cell>
          <table:table-cell office:value-type="float" office:value="0.0268347">
            <text:p>0.0268347</text:p>
          </table:table-cell>
          <table:table-cell office:value-type="float" office:value="0.193628">
            <text:p>0.1936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934127">
            <text:p>-0.00934127</text:p>
          </table:table-cell>
          <table:table-cell office:value-type="float" office:value="0.0373647">
            <text:p>0.0373647</text:p>
          </table:table-cell>
          <table:table-cell office:value-type="float" office:value="-2.87196">
            <text:p>-2.87196</text:p>
          </table:table-cell>
          <table:table-cell office:value-type="float" office:value="0.0266587">
            <text:p>0.0266587</text:p>
          </table:table-cell>
          <table:table-cell office:value-type="float" office:value="0.193365">
            <text:p>0.1933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912921">
            <text:p>-0.00912921</text:p>
          </table:table-cell>
          <table:table-cell office:value-type="float" office:value="0.0368529">
            <text:p>0.0368529</text:p>
          </table:table-cell>
          <table:table-cell office:value-type="float" office:value="-2.87274">
            <text:p>-2.87274</text:p>
          </table:table-cell>
          <table:table-cell office:value-type="float" office:value="0.0273708">
            <text:p>0.0273708</text:p>
          </table:table-cell>
          <table:table-cell office:value-type="float" office:value="0.192353">
            <text:p>0.1923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867527">
            <text:p>-0.00867527</text:p>
          </table:table-cell>
          <table:table-cell office:value-type="float" office:value="0.0358873">
            <text:p>0.0358873</text:p>
          </table:table-cell>
          <table:table-cell office:value-type="float" office:value="-2.87363">
            <text:p>-2.87363</text:p>
          </table:table-cell>
          <table:table-cell office:value-type="float" office:value="0.0268247">
            <text:p>0.0268247</text:p>
          </table:table-cell>
          <table:table-cell office:value-type="float" office:value="0.190387">
            <text:p>0.1903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846448">
            <text:p>-0.00846448</text:p>
          </table:table-cell>
          <table:table-cell office:value-type="float" office:value="0.0353879">
            <text:p>0.0353879</text:p>
          </table:table-cell>
          <table:table-cell office:value-type="float" office:value="-2.87429">
            <text:p>-2.87429</text:p>
          </table:table-cell>
          <table:table-cell office:value-type="float" office:value="0.0275355">
            <text:p>0.0275355</text:p>
          </table:table-cell>
          <table:table-cell office:value-type="float" office:value="0.191388">
            <text:p>0.1913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810081">
            <text:p>-0.00810081</text:p>
          </table:table-cell>
          <table:table-cell office:value-type="float" office:value="0.0344346">
            <text:p>0.0344346</text:p>
          </table:table-cell>
          <table:table-cell office:value-type="float" office:value="-2.87583">
            <text:p>-2.87583</text:p>
          </table:table-cell>
          <table:table-cell office:value-type="float" office:value="0.0283992">
            <text:p>0.0283992</text:p>
          </table:table-cell>
          <table:table-cell office:value-type="float" office:value="0.189935">
            <text:p>0.189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789687">
            <text:p>-0.00789687</text:p>
          </table:table-cell>
          <table:table-cell office:value-type="float" office:value="0.0339531">
            <text:p>0.0339531</text:p>
          </table:table-cell>
          <table:table-cell office:value-type="float" office:value="-2.8763">
            <text:p>-2.8763</text:p>
          </table:table-cell>
          <table:table-cell office:value-type="float" office:value="0.0286031">
            <text:p>0.0286031</text:p>
          </table:table-cell>
          <table:table-cell office:value-type="float" office:value="0.189453">
            <text:p>0.1894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762593">
            <text:p>-0.00762593</text:p>
          </table:table-cell>
          <table:table-cell office:value-type="float" office:value="0.0333081">
            <text:p>0.0333081</text:p>
          </table:table-cell>
          <table:table-cell office:value-type="float" office:value="-2.87669">
            <text:p>-2.87669</text:p>
          </table:table-cell>
          <table:table-cell office:value-type="float" office:value="0.0283741">
            <text:p>0.0283741</text:p>
          </table:table-cell>
          <table:table-cell office:value-type="float" office:value="0.189308">
            <text:p>0.1893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733905">
            <text:p>-0.00733905</text:p>
          </table:table-cell>
          <table:table-cell office:value-type="float" office:value="0.0326246">
            <text:p>0.0326246</text:p>
          </table:table-cell>
          <table:table-cell office:value-type="float" office:value="-2.87731">
            <text:p>-2.87731</text:p>
          </table:table-cell>
          <table:table-cell office:value-type="float" office:value="0.029161">
            <text:p>0.029161</text:p>
          </table:table-cell>
          <table:table-cell office:value-type="float" office:value="0.188125">
            <text:p>0.188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718923">
            <text:p>-0.00718923</text:p>
          </table:table-cell>
          <table:table-cell office:value-type="float" office:value="0.032164">
            <text:p>0.032164</text:p>
          </table:table-cell>
          <table:table-cell office:value-type="float" office:value="-2.87793">
            <text:p>-2.87793</text:p>
          </table:table-cell>
          <table:table-cell office:value-type="float" office:value="0.0293108">
            <text:p>0.0293108</text:p>
          </table:table-cell>
          <table:table-cell office:value-type="float" office:value="0.187664">
            <text:p>0.1876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688931">
            <text:p>-0.00688931</text:p>
          </table:table-cell>
          <table:table-cell office:value-type="float" office:value="0.0315627">
            <text:p>0.0315627</text:p>
          </table:table-cell>
          <table:table-cell office:value-type="float" office:value="-2.87861">
            <text:p>-2.87861</text:p>
          </table:table-cell>
          <table:table-cell office:value-type="float" office:value="0.0291107">
            <text:p>0.0291107</text:p>
          </table:table-cell>
          <table:table-cell office:value-type="float" office:value="0.187563">
            <text:p>0.1875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661174">
            <text:p>-0.00661174</text:p>
          </table:table-cell>
          <table:table-cell office:value-type="float" office:value="0.0309549">
            <text:p>0.0309549</text:p>
          </table:table-cell>
          <table:table-cell office:value-type="float" office:value="-2.87915">
            <text:p>-2.87915</text:p>
          </table:table-cell>
          <table:table-cell office:value-type="float" office:value="0.0293883">
            <text:p>0.0293883</text:p>
          </table:table-cell>
          <table:table-cell office:value-type="float" office:value="0.186955">
            <text:p>0.186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634337">
            <text:p>-0.00634337</text:p>
          </table:table-cell>
          <table:table-cell office:value-type="float" office:value="0.0303452">
            <text:p>0.0303452</text:p>
          </table:table-cell>
          <table:table-cell office:value-type="float" office:value="-2.8799">
            <text:p>-2.8799</text:p>
          </table:table-cell>
          <table:table-cell office:value-type="float" office:value="0.0301566">
            <text:p>0.0301566</text:p>
          </table:table-cell>
          <table:table-cell office:value-type="float" office:value="0.185845">
            <text:p>0.1858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613118">
            <text:p>-0.00613118</text:p>
          </table:table-cell>
          <table:table-cell office:value-type="float" office:value="0.0297735">
            <text:p>0.0297735</text:p>
          </table:table-cell>
          <table:table-cell office:value-type="float" office:value="-2.88024">
            <text:p>-2.88024</text:p>
          </table:table-cell>
          <table:table-cell office:value-type="float" office:value="0.0298688">
            <text:p>0.0298688</text:p>
          </table:table-cell>
          <table:table-cell office:value-type="float" office:value="0.185774">
            <text:p>0.1857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59104">
            <text:p>-0.0059104</text:p>
          </table:table-cell>
          <table:table-cell office:value-type="float" office:value="0.0291649">
            <text:p>0.0291649</text:p>
          </table:table-cell>
          <table:table-cell office:value-type="float" office:value="-2.88102">
            <text:p>-2.88102</text:p>
          </table:table-cell>
          <table:table-cell office:value-type="float" office:value="0.0295896">
            <text:p>0.0295896</text:p>
          </table:table-cell>
          <table:table-cell office:value-type="float" office:value="0.183665">
            <text:p>0.1836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568585">
            <text:p>-0.00568585</text:p>
          </table:table-cell>
          <table:table-cell office:value-type="float" office:value="0.0286008">
            <text:p>0.0286008</text:p>
          </table:table-cell>
          <table:table-cell office:value-type="float" office:value="-2.88207">
            <text:p>-2.88207</text:p>
          </table:table-cell>
          <table:table-cell office:value-type="float" office:value="0.0308142">
            <text:p>0.0308142</text:p>
          </table:table-cell>
          <table:table-cell office:value-type="float" office:value="0.185101">
            <text:p>0.1851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550633">
            <text:p>-0.00550633</text:p>
          </table:table-cell>
          <table:table-cell office:value-type="float" office:value="0.0282727">
            <text:p>0.0282727</text:p>
          </table:table-cell>
          <table:table-cell office:value-type="float" office:value="-2.88263">
            <text:p>-2.88263</text:p>
          </table:table-cell>
          <table:table-cell office:value-type="float" office:value="0.0304937">
            <text:p>0.0304937</text:p>
          </table:table-cell>
          <table:table-cell office:value-type="float" office:value="0.184273">
            <text:p>0.1842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530394">
            <text:p>-0.00530394</text:p>
          </table:table-cell>
          <table:table-cell office:value-type="float" office:value="0.0277749">
            <text:p>0.0277749</text:p>
          </table:table-cell>
          <table:table-cell office:value-type="float" office:value="-2.88317">
            <text:p>-2.88317</text:p>
          </table:table-cell>
          <table:table-cell office:value-type="float" office:value="0.0311961">
            <text:p>0.0311961</text:p>
          </table:table-cell>
          <table:table-cell office:value-type="float" office:value="0.183275">
            <text:p>0.1832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507228">
            <text:p>-0.00507228</text:p>
          </table:table-cell>
          <table:table-cell office:value-type="float" office:value="0.0272307">
            <text:p>0.0272307</text:p>
          </table:table-cell>
          <table:table-cell office:value-type="float" office:value="-2.88412">
            <text:p>-2.88412</text:p>
          </table:table-cell>
          <table:table-cell office:value-type="float" office:value="0.0314277">
            <text:p>0.0314277</text:p>
          </table:table-cell>
          <table:table-cell office:value-type="float" office:value="0.182731">
            <text:p>0.1827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82862">
            <text:p>-0.00482862</text:p>
          </table:table-cell>
          <table:table-cell office:value-type="float" office:value="0.026724">
            <text:p>0.026724</text:p>
          </table:table-cell>
          <table:table-cell office:value-type="float" office:value="-2.88457">
            <text:p>-2.88457</text:p>
          </table:table-cell>
          <table:table-cell office:value-type="float" office:value="0.0311714">
            <text:p>0.0311714</text:p>
          </table:table-cell>
          <table:table-cell office:value-type="float" office:value="0.182724">
            <text:p>0.1827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6526">
            <text:p>-0.0046526</text:p>
          </table:table-cell>
          <table:table-cell office:value-type="float" office:value="0.0262536">
            <text:p>0.0262536</text:p>
          </table:table-cell>
          <table:table-cell office:value-type="float" office:value="-2.88535">
            <text:p>-2.88535</text:p>
          </table:table-cell>
          <table:table-cell office:value-type="float" office:value="0.0318474">
            <text:p>0.0318474</text:p>
          </table:table-cell>
          <table:table-cell office:value-type="float" office:value="0.181754">
            <text:p>0.1817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51639">
            <text:p>-0.00451639</text:p>
          </table:table-cell>
          <table:table-cell office:value-type="float" office:value="0.0259258">
            <text:p>0.0259258</text:p>
          </table:table-cell>
          <table:table-cell office:value-type="float" office:value="-2.88532">
            <text:p>-2.88532</text:p>
          </table:table-cell>
          <table:table-cell office:value-type="float" office:value="0.0319836">
            <text:p>0.0319836</text:p>
          </table:table-cell>
          <table:table-cell office:value-type="float" office:value="0.181426">
            <text:p>0.1814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34812">
            <text:p>-0.00434812</text:p>
          </table:table-cell>
          <table:table-cell office:value-type="float" office:value="0.0254784">
            <text:p>0.0254784</text:p>
          </table:table-cell>
          <table:table-cell office:value-type="float" office:value="-2.8859">
            <text:p>-2.8859</text:p>
          </table:table-cell>
          <table:table-cell office:value-type="float" office:value="0.0321519">
            <text:p>0.0321519</text:p>
          </table:table-cell>
          <table:table-cell office:value-type="float" office:value="0.180978">
            <text:p>0.1809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418435">
            <text:p>-0.00418435</text:p>
          </table:table-cell>
          <table:table-cell office:value-type="float" office:value="0.0250514">
            <text:p>0.0250514</text:p>
          </table:table-cell>
          <table:table-cell office:value-type="float" office:value="-2.88623">
            <text:p>-2.88623</text:p>
          </table:table-cell>
          <table:table-cell office:value-type="float" office:value="0.0318156">
            <text:p>0.0318156</text:p>
          </table:table-cell>
          <table:table-cell office:value-type="float" office:value="0.180551">
            <text:p>0.180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01412">
            <text:p>-0.00401412</text:p>
          </table:table-cell>
          <table:table-cell office:value-type="float" office:value="0.02465">
            <text:p>0.02465</text:p>
          </table:table-cell>
          <table:table-cell office:value-type="float" office:value="-2.88633">
            <text:p>-2.88633</text:p>
          </table:table-cell>
          <table:table-cell office:value-type="float" office:value="0.0319859">
            <text:p>0.0319859</text:p>
          </table:table-cell>
          <table:table-cell office:value-type="float" office:value="0.18065">
            <text:p>0.18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82384">
            <text:p>-0.00382384</text:p>
          </table:table-cell>
          <table:table-cell office:value-type="float" office:value="0.0242242">
            <text:p>0.0242242</text:p>
          </table:table-cell>
          <table:table-cell office:value-type="float" office:value="-2.88643">
            <text:p>-2.88643</text:p>
          </table:table-cell>
          <table:table-cell office:value-type="float" office:value="0.0326762">
            <text:p>0.0326762</text:p>
          </table:table-cell>
          <table:table-cell office:value-type="float" office:value="0.179724">
            <text:p>0.1797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66361">
            <text:p>-0.00366361</text:p>
          </table:table-cell>
          <table:table-cell office:value-type="float" office:value="0.0237914">
            <text:p>0.0237914</text:p>
          </table:table-cell>
          <table:table-cell office:value-type="float" office:value="-2.8869">
            <text:p>-2.8869</text:p>
          </table:table-cell>
          <table:table-cell office:value-type="float" office:value="0.0328364">
            <text:p>0.0328364</text:p>
          </table:table-cell>
          <table:table-cell office:value-type="float" office:value="0.179291">
            <text:p>0.1792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57018">
            <text:p>-0.00357018</text:p>
          </table:table-cell>
          <table:table-cell office:value-type="float" office:value="0.023496">
            <text:p>0.023496</text:p>
          </table:table-cell>
          <table:table-cell office:value-type="float" office:value="-2.88723">
            <text:p>-2.88723</text:p>
          </table:table-cell>
          <table:table-cell office:value-type="float" office:value="0.0329298">
            <text:p>0.0329298</text:p>
          </table:table-cell>
          <table:table-cell office:value-type="float" office:value="0.178996">
            <text:p>0.178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42035">
            <text:p>-0.00342035</text:p>
          </table:table-cell>
          <table:table-cell office:value-type="float" office:value="0.023087">
            <text:p>0.023087</text:p>
          </table:table-cell>
          <table:table-cell office:value-type="float" office:value="-2.88788">
            <text:p>-2.88788</text:p>
          </table:table-cell>
          <table:table-cell office:value-type="float" office:value="0.0330797">
            <text:p>0.0330797</text:p>
          </table:table-cell>
          <table:table-cell office:value-type="float" office:value="0.178587">
            <text:p>0.178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26024">
            <text:p>-0.00326024</text:p>
          </table:table-cell>
          <table:table-cell office:value-type="float" office:value="0.0226503">
            <text:p>0.0226503</text:p>
          </table:table-cell>
          <table:table-cell office:value-type="float" office:value="-2.88796">
            <text:p>-2.88796</text:p>
          </table:table-cell>
          <table:table-cell office:value-type="float" office:value="0.0332398">
            <text:p>0.0332398</text:p>
          </table:table-cell>
          <table:table-cell office:value-type="float" office:value="0.17915">
            <text:p>0.17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09191">
            <text:p>-0.00309191</text:p>
          </table:table-cell>
          <table:table-cell office:value-type="float" office:value="0.0222648">
            <text:p>0.0222648</text:p>
          </table:table-cell>
          <table:table-cell office:value-type="float" office:value="-2.88826">
            <text:p>-2.88826</text:p>
          </table:table-cell>
          <table:table-cell office:value-type="float" office:value="0.0334081">
            <text:p>0.0334081</text:p>
          </table:table-cell>
          <table:table-cell office:value-type="float" office:value="0.177765">
            <text:p>0.1777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291888">
            <text:p>-0.00291888</text:p>
          </table:table-cell>
          <table:table-cell office:value-type="float" office:value="0.0219237">
            <text:p>0.0219237</text:p>
          </table:table-cell>
          <table:table-cell office:value-type="float" office:value="-2.88896">
            <text:p>-2.88896</text:p>
          </table:table-cell>
          <table:table-cell office:value-type="float" office:value="0.0325811">
            <text:p>0.0325811</text:p>
          </table:table-cell>
          <table:table-cell office:value-type="float" office:value="0.176424">
            <text:p>0.1764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71091">
            <text:p>-0.00271091</text:p>
          </table:table-cell>
          <table:table-cell office:value-type="float" office:value="0.0215678">
            <text:p>0.0215678</text:p>
          </table:table-cell>
          <table:table-cell office:value-type="float" office:value="-2.88911">
            <text:p>-2.88911</text:p>
          </table:table-cell>
          <table:table-cell office:value-type="float" office:value="0.0337891">
            <text:p>0.0337891</text:p>
          </table:table-cell>
          <table:table-cell office:value-type="float" office:value="0.177068">
            <text:p>0.1770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55087">
            <text:p>-0.00255087</text:p>
          </table:table-cell>
          <table:table-cell office:value-type="float" office:value="0.0212334">
            <text:p>0.0212334</text:p>
          </table:table-cell>
          <table:table-cell office:value-type="float" office:value="-2.88979">
            <text:p>-2.88979</text:p>
          </table:table-cell>
          <table:table-cell office:value-type="float" office:value="0.0339491">
            <text:p>0.0339491</text:p>
          </table:table-cell>
          <table:table-cell office:value-type="float" office:value="0.176733">
            <text:p>0.1767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242286">
            <text:p>-0.00242286</text:p>
          </table:table-cell>
          <table:table-cell office:value-type="float" office:value="0.0209944">
            <text:p>0.0209944</text:p>
          </table:table-cell>
          <table:table-cell office:value-type="float" office:value="-2.8899">
            <text:p>-2.8899</text:p>
          </table:table-cell>
          <table:table-cell office:value-type="float" office:value="0.0330771">
            <text:p>0.0330771</text:p>
          </table:table-cell>
          <table:table-cell office:value-type="float" office:value="0.175494">
            <text:p>0.175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26166">
            <text:p>-0.00226166</text:p>
          </table:table-cell>
          <table:table-cell office:value-type="float" office:value="0.0206888">
            <text:p>0.0206888</text:p>
          </table:table-cell>
          <table:table-cell office:value-type="float" office:value="-2.89046">
            <text:p>-2.89046</text:p>
          </table:table-cell>
          <table:table-cell office:value-type="float" office:value="0.0342383">
            <text:p>0.0342383</text:p>
          </table:table-cell>
          <table:table-cell office:value-type="float" office:value="0.176189">
            <text:p>0.1761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211196">
            <text:p>-0.00211196</text:p>
          </table:table-cell>
          <table:table-cell office:value-type="float" office:value="0.0203737">
            <text:p>0.0203737</text:p>
          </table:table-cell>
          <table:table-cell office:value-type="float" office:value="-2.89084">
            <text:p>-2.89084</text:p>
          </table:table-cell>
          <table:table-cell office:value-type="float" office:value="0.033888">
            <text:p>0.033888</text:p>
          </table:table-cell>
          <table:table-cell office:value-type="float" office:value="0.176374">
            <text:p>0.1763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199706">
            <text:p>-0.00199706</text:p>
          </table:table-cell>
          <table:table-cell office:value-type="float" office:value="0.0200405">
            <text:p>0.0200405</text:p>
          </table:table-cell>
          <table:table-cell office:value-type="float" office:value="-2.89107">
            <text:p>-2.89107</text:p>
          </table:table-cell>
          <table:table-cell office:value-type="float" office:value="0.0335029">
            <text:p>0.0335029</text:p>
          </table:table-cell>
          <table:table-cell office:value-type="float" office:value="0.174541">
            <text:p>0.1745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0">
            <text:p>310</text:p>
          </table:table-cell>
          <table:table-cell office:value-type="float" office:value="554">
            <text:p>55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87286">
            <text:p>-0.00187286</text:p>
          </table:table-cell>
          <table:table-cell office:value-type="float" office:value="0.0197478">
            <text:p>0.0197478</text:p>
          </table:table-cell>
          <table:table-cell office:value-type="float" office:value="-2.89148">
            <text:p>-2.89148</text:p>
          </table:table-cell>
          <table:table-cell office:value-type="float" office:value="0.0341271">
            <text:p>0.0341271</text:p>
          </table:table-cell>
          <table:table-cell office:value-type="float" office:value="0.174748">
            <text:p>0.1747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175875">
            <text:p>-0.00175875</text:p>
          </table:table-cell>
          <table:table-cell office:value-type="float" office:value="0.0194102">
            <text:p>0.0194102</text:p>
          </table:table-cell>
          <table:table-cell office:value-type="float" office:value="-2.89195">
            <text:p>-2.89195</text:p>
          </table:table-cell>
          <table:table-cell office:value-type="float" office:value="0.0342413">
            <text:p>0.0342413</text:p>
          </table:table-cell>
          <table:table-cell office:value-type="float" office:value="0.17491">
            <text:p>0.174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63048">
            <text:p>-0.00163048</text:p>
          </table:table-cell>
          <table:table-cell office:value-type="float" office:value="0.019125">
            <text:p>0.019125</text:p>
          </table:table-cell>
          <table:table-cell office:value-type="float" office:value="-2.89221">
            <text:p>-2.89221</text:p>
          </table:table-cell>
          <table:table-cell office:value-type="float" office:value="0.0348695">
            <text:p>0.0348695</text:p>
          </table:table-cell>
          <table:table-cell office:value-type="float" office:value="0.174625">
            <text:p>0.1746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56022">
            <text:p>-0.00156022</text:p>
          </table:table-cell>
          <table:table-cell office:value-type="float" office:value="0.0189383">
            <text:p>0.0189383</text:p>
          </table:table-cell>
          <table:table-cell office:value-type="float" office:value="-2.8926">
            <text:p>-2.8926</text:p>
          </table:table-cell>
          <table:table-cell office:value-type="float" office:value="0.0344398">
            <text:p>0.0344398</text:p>
          </table:table-cell>
          <table:table-cell office:value-type="float" office:value="0.174938">
            <text:p>0.1749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51535">
            <text:p>-0.00151535</text:p>
          </table:table-cell>
          <table:table-cell office:value-type="float" office:value="0.0186941">
            <text:p>0.0186941</text:p>
          </table:table-cell>
          <table:table-cell office:value-type="float" office:value="-2.8929">
            <text:p>-2.8929</text:p>
          </table:table-cell>
          <table:table-cell office:value-type="float" office:value="0.0349846">
            <text:p>0.0349846</text:p>
          </table:table-cell>
          <table:table-cell office:value-type="float" office:value="0.174194">
            <text:p>0.1741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44092">
            <text:p>-0.00144092</text:p>
          </table:table-cell>
          <table:table-cell office:value-type="float" office:value="0.018406">
            <text:p>0.018406</text:p>
          </table:table-cell>
          <table:table-cell office:value-type="float" office:value="-2.89351">
            <text:p>-2.89351</text:p>
          </table:table-cell>
          <table:table-cell office:value-type="float" office:value="0.0350591">
            <text:p>0.0350591</text:p>
          </table:table-cell>
          <table:table-cell office:value-type="float" office:value="0.173906">
            <text:p>0.1739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34293">
            <text:p>-0.00134293</text:p>
          </table:table-cell>
          <table:table-cell office:value-type="float" office:value="0.0181324">
            <text:p>0.0181324</text:p>
          </table:table-cell>
          <table:table-cell office:value-type="float" office:value="-2.89392">
            <text:p>-2.89392</text:p>
          </table:table-cell>
          <table:table-cell office:value-type="float" office:value="0.0351571">
            <text:p>0.0351571</text:p>
          </table:table-cell>
          <table:table-cell office:value-type="float" office:value="0.173632">
            <text:p>0.1736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204">
            <text:p>-0.001204</text:p>
          </table:table-cell>
          <table:table-cell office:value-type="float" office:value="0.0178726">
            <text:p>0.0178726</text:p>
          </table:table-cell>
          <table:table-cell office:value-type="float" office:value="-2.89418">
            <text:p>-2.89418</text:p>
          </table:table-cell>
          <table:table-cell office:value-type="float" office:value="0.035296">
            <text:p>0.035296</text:p>
          </table:table-cell>
          <table:table-cell office:value-type="float" office:value="0.173373">
            <text:p>0.1733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08818">
            <text:p>-0.00108818</text:p>
          </table:table-cell>
          <table:table-cell office:value-type="float" office:value="0.0176147">
            <text:p>0.0176147</text:p>
          </table:table-cell>
          <table:table-cell office:value-type="float" office:value="-2.89446">
            <text:p>-2.89446</text:p>
          </table:table-cell>
          <table:table-cell office:value-type="float" office:value="0.0354118">
            <text:p>0.0354118</text:p>
          </table:table-cell>
          <table:table-cell office:value-type="float" office:value="0.173115">
            <text:p>0.1731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989498">
            <text:p>-0.000989498</text:p>
          </table:table-cell>
          <table:table-cell office:value-type="float" office:value="0.0173736">
            <text:p>0.0173736</text:p>
          </table:table-cell>
          <table:table-cell office:value-type="float" office:value="-2.89462">
            <text:p>-2.89462</text:p>
          </table:table-cell>
          <table:table-cell office:value-type="float" office:value="0.0355105">
            <text:p>0.0355105</text:p>
          </table:table-cell>
          <table:table-cell office:value-type="float" office:value="0.172874">
            <text:p>0.172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894889">
            <text:p>-0.000894889</text:p>
          </table:table-cell>
          <table:table-cell office:value-type="float" office:value="0.0171378">
            <text:p>0.0171378</text:p>
          </table:table-cell>
          <table:table-cell office:value-type="float" office:value="-2.89483">
            <text:p>-2.89483</text:p>
          </table:table-cell>
          <table:table-cell office:value-type="float" office:value="0.0356051">
            <text:p>0.0356051</text:p>
          </table:table-cell>
          <table:table-cell office:value-type="float" office:value="0.172638">
            <text:p>0.172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828634">
            <text:p>-0.000828634</text:p>
          </table:table-cell>
          <table:table-cell office:value-type="float" office:value="0.0169842">
            <text:p>0.0169842</text:p>
          </table:table-cell>
          <table:table-cell office:value-type="float" office:value="-2.89506">
            <text:p>-2.89506</text:p>
          </table:table-cell>
          <table:table-cell office:value-type="float" office:value="0.0356714">
            <text:p>0.0356714</text:p>
          </table:table-cell>
          <table:table-cell office:value-type="float" office:value="0.172484">
            <text:p>0.172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734858">
            <text:p>-0.000734858</text:p>
          </table:table-cell>
          <table:table-cell office:value-type="float" office:value="0.0167796">
            <text:p>0.0167796</text:p>
          </table:table-cell>
          <table:table-cell office:value-type="float" office:value="-2.89532">
            <text:p>-2.89532</text:p>
          </table:table-cell>
          <table:table-cell office:value-type="float" office:value="0.0357651">
            <text:p>0.0357651</text:p>
          </table:table-cell>
          <table:table-cell office:value-type="float" office:value="0.17228">
            <text:p>0.172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656972">
            <text:p>-0.000656972</text:p>
          </table:table-cell>
          <table:table-cell office:value-type="float" office:value="0.0165755">
            <text:p>0.0165755</text:p>
          </table:table-cell>
          <table:table-cell office:value-type="float" office:value="-2.8959">
            <text:p>-2.8959</text:p>
          </table:table-cell>
          <table:table-cell office:value-type="float" office:value="0.035843">
            <text:p>0.035843</text:p>
          </table:table-cell>
          <table:table-cell office:value-type="float" office:value="0.172076">
            <text:p>0.1720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581208">
            <text:p>-0.000581208</text:p>
          </table:table-cell>
          <table:table-cell office:value-type="float" office:value="0.0163755">
            <text:p>0.0163755</text:p>
          </table:table-cell>
          <table:table-cell office:value-type="float" office:value="-2.89577">
            <text:p>-2.89577</text:p>
          </table:table-cell>
          <table:table-cell office:value-type="float" office:value="0.0359188">
            <text:p>0.0359188</text:p>
          </table:table-cell>
          <table:table-cell office:value-type="float" office:value="0.171875">
            <text:p>0.1718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509931">
            <text:p>-0.000509931</text:p>
          </table:table-cell>
          <table:table-cell office:value-type="float" office:value="0.0161486">
            <text:p>0.0161486</text:p>
          </table:table-cell>
          <table:table-cell office:value-type="float" office:value="-2.89598">
            <text:p>-2.89598</text:p>
          </table:table-cell>
          <table:table-cell office:value-type="float" office:value="0.0359901">
            <text:p>0.0359901</text:p>
          </table:table-cell>
          <table:table-cell office:value-type="float" office:value="0.171649">
            <text:p>0.1716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0453653">
            <text:p>-0.000453653</text:p>
          </table:table-cell>
          <table:table-cell office:value-type="float" office:value="0.0159413">
            <text:p>0.0159413</text:p>
          </table:table-cell>
          <table:table-cell office:value-type="float" office:value="-2.89634">
            <text:p>-2.89634</text:p>
          </table:table-cell>
          <table:table-cell office:value-type="float" office:value="0.0350463">
            <text:p>0.0350463</text:p>
          </table:table-cell>
          <table:table-cell office:value-type="float" office:value="0.170441">
            <text:p>0.1704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359573">
            <text:p>-0.000359573</text:p>
          </table:table-cell>
          <table:table-cell office:value-type="float" office:value="0.0157509">
            <text:p>0.0157509</text:p>
          </table:table-cell>
          <table:table-cell office:value-type="float" office:value="-2.8965">
            <text:p>-2.8965</text:p>
          </table:table-cell>
          <table:table-cell office:value-type="float" office:value="0.0361404">
            <text:p>0.0361404</text:p>
          </table:table-cell>
          <table:table-cell office:value-type="float" office:value="0.171251">
            <text:p>0.1712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309307">
            <text:p>-0.000309307</text:p>
          </table:table-cell>
          <table:table-cell office:value-type="float" office:value="0.0156071">
            <text:p>0.0156071</text:p>
          </table:table-cell>
          <table:table-cell office:value-type="float" office:value="-2.89671">
            <text:p>-2.89671</text:p>
          </table:table-cell>
          <table:table-cell office:value-type="float" office:value="0.0361907">
            <text:p>0.0361907</text:p>
          </table:table-cell>
          <table:table-cell office:value-type="float" office:value="0.171107">
            <text:p>0.1711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0230682">
            <text:p>-0.000230682</text:p>
          </table:table-cell>
          <table:table-cell office:value-type="float" office:value="0.0153904">
            <text:p>0.0153904</text:p>
          </table:table-cell>
          <table:table-cell office:value-type="float" office:value="-2.89703">
            <text:p>-2.89703</text:p>
          </table:table-cell>
          <table:table-cell office:value-type="float" office:value="0.0352693">
            <text:p>0.0352693</text:p>
          </table:table-cell>
          <table:table-cell office:value-type="float" office:value="0.16989">
            <text:p>0.16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100078">
            <text:p>-0.000100078</text:p>
          </table:table-cell>
          <table:table-cell office:value-type="float" office:value="0.0151896">
            <text:p>0.0151896</text:p>
          </table:table-cell>
          <table:table-cell office:value-type="float" office:value="-2.89727">
            <text:p>-2.89727</text:p>
          </table:table-cell>
          <table:table-cell office:value-type="float" office:value="0.0358999">
            <text:p>0.0358999</text:p>
          </table:table-cell>
          <table:table-cell office:value-type="float" office:value="0.17119">
            <text:p>0.17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table:style-name="ce1" office:value-type="string">
            <text:p>-2.37983e-05</text:p>
          </table:table-cell>
          <table:table-cell office:value-type="float" office:value="0.0149939">
            <text:p>0.0149939</text:p>
          </table:table-cell>
          <table:table-cell office:value-type="float" office:value="-2.89765">
            <text:p>-2.89765</text:p>
          </table:table-cell>
          <table:table-cell office:value-type="float" office:value="0.0359762">
            <text:p>0.0359762</text:p>
          </table:table-cell>
          <table:table-cell office:value-type="float" office:value="0.170994">
            <text:p>0.1709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table:style-name="ce1" office:value-type="string">
            <text:p>-5.53818e-06</text:p>
          </table:table-cell>
          <table:table-cell office:value-type="float" office:value="0.014897">
            <text:p>0.014897</text:p>
          </table:table-cell>
          <table:table-cell office:value-type="float" office:value="-2.89773">
            <text:p>-2.89773</text:p>
          </table:table-cell>
          <table:table-cell office:value-type="float" office:value="0.0364945">
            <text:p>0.0364945</text:p>
          </table:table-cell>
          <table:table-cell office:value-type="float" office:value="0.170397">
            <text:p>0.1703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table:style-name="ce1" office:value-type="string">
            <text:p>7.40541e-05</text:p>
          </table:table-cell>
          <table:table-cell office:value-type="float" office:value="0.0146906">
            <text:p>0.0146906</text:p>
          </table:table-cell>
          <table:table-cell office:value-type="float" office:value="-2.8984">
            <text:p>-2.8984</text:p>
          </table:table-cell>
          <table:table-cell office:value-type="float" office:value="0.0365741">
            <text:p>0.0365741</text:p>
          </table:table-cell>
          <table:table-cell office:value-type="float" office:value="0.170191">
            <text:p>0.1701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5">
            <text:p>-975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126178">
            <text:p>0.000126178</text:p>
          </table:table-cell>
          <table:table-cell office:value-type="float" office:value="0.0145037">
            <text:p>0.0145037</text:p>
          </table:table-cell>
          <table:table-cell office:value-type="float" office:value="-2.8985">
            <text:p>-2.8985</text:p>
          </table:table-cell>
          <table:table-cell office:value-type="float" office:value="0.0361262">
            <text:p>0.0361262</text:p>
          </table:table-cell>
          <table:table-cell office:value-type="float" office:value="0.170504">
            <text:p>0.1705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161006">
            <text:p>0.000161006</text:p>
          </table:table-cell>
          <table:table-cell office:value-type="float" office:value="0.0144862">
            <text:p>0.0144862</text:p>
          </table:table-cell>
          <table:table-cell office:value-type="float" office:value="-2.89839">
            <text:p>-2.89839</text:p>
          </table:table-cell>
          <table:table-cell office:value-type="float" office:value="0.036661">
            <text:p>0.036661</text:p>
          </table:table-cell>
          <table:table-cell office:value-type="float" office:value="0.169986">
            <text:p>0.169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[sdlog2] start logging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sdlog2] log dir: /fs/microsd/log/1980-01-06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268867">
            <text:p>0.000268867</text:p>
          </table:table-cell>
          <table:table-cell office:value-type="float" office:value="0.0142556">
            <text:p>0.0142556</text:p>
          </table:table-cell>
          <table:table-cell office:value-type="float" office:value="-2.89867">
            <text:p>-2.89867</text:p>
          </table:table-cell>
          <table:table-cell office:value-type="float" office:value="0.0367689">
            <text:p>0.0367689</text:p>
          </table:table-cell>
          <table:table-cell office:value-type="float" office:value="0.169756">
            <text:p>0.1697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[sdlog2] log file: perf00_01_42.txt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sdlog2] log file: 00_01_42.bin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339013">
            <text:p>0.000339013</text:p>
          </table:table-cell>
          <table:table-cell office:value-type="float" office:value="0.0140943">
            <text:p>0.0140943</text:p>
          </table:table-cell>
          <table:table-cell office:value-type="float" office:value="-2.89854">
            <text:p>-2.89854</text:p>
          </table:table-cell>
          <table:table-cell office:value-type="float" office:value="0.036839">
            <text:p>0.036839</text:p>
          </table:table-cell>
          <table:table-cell office:value-type="float" office:value="0.169594">
            <text:p>0.1695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37786">
            <text:p>0.00037786</text:p>
          </table:table-cell>
          <table:table-cell office:value-type="float" office:value="0.0139589">
            <text:p>0.0139589</text:p>
          </table:table-cell>
          <table:table-cell office:value-type="float" office:value="-2.89878">
            <text:p>-2.89878</text:p>
          </table:table-cell>
          <table:table-cell office:value-type="float" office:value="0.0368779">
            <text:p>0.0368779</text:p>
          </table:table-cell>
          <table:table-cell office:value-type="float" office:value="0.169459">
            <text:p>0.1694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441881">
            <text:p>0.000441881</text:p>
          </table:table-cell>
          <table:table-cell office:value-type="float" office:value="0.0138252">
            <text:p>0.0138252</text:p>
          </table:table-cell>
          <table:table-cell office:value-type="float" office:value="-2.89892">
            <text:p>-2.89892</text:p>
          </table:table-cell>
          <table:table-cell office:value-type="float" office:value="0.0369419">
            <text:p>0.0369419</text:p>
          </table:table-cell>
          <table:table-cell office:value-type="float" office:value="0.169325">
            <text:p>0.1693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47765">
            <text:p>0.00047765</text:p>
          </table:table-cell>
          <table:table-cell office:value-type="float" office:value="0.0137376">
            <text:p>0.0137376</text:p>
          </table:table-cell>
          <table:table-cell office:value-type="float" office:value="-2.89913">
            <text:p>-2.89913</text:p>
          </table:table-cell>
          <table:table-cell office:value-type="float" office:value="0.0364777">
            <text:p>0.0364777</text:p>
          </table:table-cell>
          <table:table-cell office:value-type="float" office:value="0.169738">
            <text:p>0.169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569973">
            <text:p>0.000569973</text:p>
          </table:table-cell>
          <table:table-cell office:value-type="float" office:value="0.0135924">
            <text:p>0.0135924</text:p>
          </table:table-cell>
          <table:table-cell office:value-type="float" office:value="-2.89894">
            <text:p>-2.89894</text:p>
          </table:table-cell>
          <table:table-cell office:value-type="float" office:value="0.03707">
            <text:p>0.03707</text:p>
          </table:table-cell>
          <table:table-cell office:value-type="float" office:value="0.169092">
            <text:p>0.169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622515">
            <text:p>0.000622515</text:p>
          </table:table-cell>
          <table:table-cell office:value-type="float" office:value="0.0134697">
            <text:p>0.0134697</text:p>
          </table:table-cell>
          <table:table-cell office:value-type="float" office:value="-2.89892">
            <text:p>-2.89892</text:p>
          </table:table-cell>
          <table:table-cell office:value-type="float" office:value="0.0371225">
            <text:p>0.0371225</text:p>
          </table:table-cell>
          <table:table-cell office:value-type="float" office:value="0.16897">
            <text:p>0.168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646997">
            <text:p>0.000646997</text:p>
          </table:table-cell>
          <table:table-cell office:value-type="float" office:value="0.0133327">
            <text:p>0.0133327</text:p>
          </table:table-cell>
          <table:table-cell office:value-type="float" office:value="-2.89904">
            <text:p>-2.89904</text:p>
          </table:table-cell>
          <table:table-cell office:value-type="float" office:value="0.036647">
            <text:p>0.036647</text:p>
          </table:table-cell>
          <table:table-cell office:value-type="float" office:value="0.169333">
            <text:p>0.1693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662781">
            <text:p>0.000662781</text:p>
          </table:table-cell>
          <table:table-cell office:value-type="float" office:value="0.0132389">
            <text:p>0.0132389</text:p>
          </table:table-cell>
          <table:table-cell office:value-type="float" office:value="-2.89929">
            <text:p>-2.89929</text:p>
          </table:table-cell>
          <table:table-cell office:value-type="float" office:value="0.0371628">
            <text:p>0.0371628</text:p>
          </table:table-cell>
          <table:table-cell office:value-type="float" office:value="0.168739">
            <text:p>0.1687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675626">
            <text:p>0.000675626</text:p>
          </table:table-cell>
          <table:table-cell office:value-type="float" office:value="0.0131817">
            <text:p>0.0131817</text:p>
          </table:table-cell>
          <table:table-cell office:value-type="float" office:value="-2.89941">
            <text:p>-2.89941</text:p>
          </table:table-cell>
          <table:table-cell office:value-type="float" office:value="0.0371756">
            <text:p>0.0371756</text:p>
          </table:table-cell>
          <table:table-cell office:value-type="float" office:value="0.168682">
            <text:p>0.1686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739034">
            <text:p>0.000739034</text:p>
          </table:table-cell>
          <table:table-cell office:value-type="float" office:value="0.0130397">
            <text:p>0.0130397</text:p>
          </table:table-cell>
          <table:table-cell office:value-type="float" office:value="-2.89979">
            <text:p>-2.89979</text:p>
          </table:table-cell>
          <table:table-cell office:value-type="float" office:value="0.036739">
            <text:p>0.036739</text:p>
          </table:table-cell>
          <table:table-cell office:value-type="float" office:value="0.16904">
            <text:p>0.169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750017">
            <text:p>0.000750017</text:p>
          </table:table-cell>
          <table:table-cell office:value-type="float" office:value="0.0129433">
            <text:p>0.0129433</text:p>
          </table:table-cell>
          <table:table-cell office:value-type="float" office:value="-2.90046">
            <text:p>-2.90046</text:p>
          </table:table-cell>
          <table:table-cell office:value-type="float" office:value="0.03725">
            <text:p>0.03725</text:p>
          </table:table-cell>
          <table:table-cell office:value-type="float" office:value="0.168443">
            <text:p>0.168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794391">
            <text:p>0.000794391</text:p>
          </table:table-cell>
          <table:table-cell office:value-type="float" office:value="0.0128473">
            <text:p>0.0128473</text:p>
          </table:table-cell>
          <table:table-cell office:value-type="float" office:value="-2.90065">
            <text:p>-2.90065</text:p>
          </table:table-cell>
          <table:table-cell office:value-type="float" office:value="0.0372944">
            <text:p>0.0372944</text:p>
          </table:table-cell>
          <table:table-cell office:value-type="float" office:value="0.168347">
            <text:p>0.1683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0817273">
            <text:p>0.000817273</text:p>
          </table:table-cell>
          <table:table-cell office:value-type="float" office:value="0.0127126">
            <text:p>0.0127126</text:p>
          </table:table-cell>
          <table:table-cell office:value-type="float" office:value="-2.90098">
            <text:p>-2.90098</text:p>
          </table:table-cell>
          <table:table-cell office:value-type="float" office:value="0.0363173">
            <text:p>0.0363173</text:p>
          </table:table-cell>
          <table:table-cell office:value-type="float" office:value="0.167213">
            <text:p>0.1672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837617">
            <text:p>0.000837617</text:p>
          </table:table-cell>
          <table:table-cell office:value-type="float" office:value="0.0125811">
            <text:p>0.0125811</text:p>
          </table:table-cell>
          <table:table-cell office:value-type="float" office:value="-2.90127">
            <text:p>-2.90127</text:p>
          </table:table-cell>
          <table:table-cell office:value-type="float" office:value="0.0373376">
            <text:p>0.0373376</text:p>
          </table:table-cell>
          <table:table-cell office:value-type="float" office:value="0.168081">
            <text:p>0.1680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844169">
            <text:p>0.000844169</text:p>
          </table:table-cell>
          <table:table-cell office:value-type="float" office:value="0.0124916">
            <text:p>0.0124916</text:p>
          </table:table-cell>
          <table:table-cell office:value-type="float" office:value="-2.90126">
            <text:p>-2.90126</text:p>
          </table:table-cell>
          <table:table-cell office:value-type="float" office:value="0.0373442">
            <text:p>0.0373442</text:p>
          </table:table-cell>
          <table:table-cell office:value-type="float" office:value="0.167992">
            <text:p>0.167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889886">
            <text:p>0.000889886</text:p>
          </table:table-cell>
          <table:table-cell office:value-type="float" office:value="0.0124394">
            <text:p>0.0124394</text:p>
          </table:table-cell>
          <table:table-cell office:value-type="float" office:value="-2.90122">
            <text:p>-2.90122</text:p>
          </table:table-cell>
          <table:table-cell office:value-type="float" office:value="0.0368899">
            <text:p>0.0368899</text:p>
          </table:table-cell>
          <table:table-cell office:value-type="float" office:value="0.168439">
            <text:p>0.1684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933969">
            <text:p>0.000933969</text:p>
          </table:table-cell>
          <table:table-cell office:value-type="float" office:value="0.0123195">
            <text:p>0.0123195</text:p>
          </table:table-cell>
          <table:table-cell office:value-type="float" office:value="-2.90131">
            <text:p>-2.90131</text:p>
          </table:table-cell>
          <table:table-cell office:value-type="float" office:value="0.037434">
            <text:p>0.037434</text:p>
          </table:table-cell>
          <table:table-cell office:value-type="float" office:value="0.16782">
            <text:p>0.167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958553">
            <text:p>0.000958553</text:p>
          </table:table-cell>
          <table:table-cell office:value-type="float" office:value="0.0121924">
            <text:p>0.0121924</text:p>
          </table:table-cell>
          <table:table-cell office:value-type="float" office:value="-2.90111">
            <text:p>-2.90111</text:p>
          </table:table-cell>
          <table:table-cell office:value-type="float" office:value="0.0374586">
            <text:p>0.0374586</text:p>
          </table:table-cell>
          <table:table-cell office:value-type="float" office:value="0.167692">
            <text:p>0.1676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980271">
            <text:p>0.000980271</text:p>
          </table:table-cell>
          <table:table-cell office:value-type="float" office:value="0.0121265">
            <text:p>0.0121265</text:p>
          </table:table-cell>
          <table:table-cell office:value-type="float" office:value="-2.90136">
            <text:p>-2.90136</text:p>
          </table:table-cell>
          <table:table-cell office:value-type="float" office:value="0.0374803">
            <text:p>0.0374803</text:p>
          </table:table-cell>
          <table:table-cell office:value-type="float" office:value="0.167627">
            <text:p>0.1676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4466">
            <text:p>0.00104466</text:p>
          </table:table-cell>
          <table:table-cell office:value-type="float" office:value="0.0120616">
            <text:p>0.0120616</text:p>
          </table:table-cell>
          <table:table-cell office:value-type="float" office:value="-2.90129">
            <text:p>-2.90129</text:p>
          </table:table-cell>
          <table:table-cell office:value-type="float" office:value="0.0375447">
            <text:p>0.0375447</text:p>
          </table:table-cell>
          <table:table-cell office:value-type="float" office:value="0.167562">
            <text:p>0.1675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102992">
            <text:p>0.00102992</text:p>
          </table:table-cell>
          <table:table-cell office:value-type="float" office:value="0.0120014">
            <text:p>0.0120014</text:p>
          </table:table-cell>
          <table:table-cell office:value-type="float" office:value="-2.90166">
            <text:p>-2.90166</text:p>
          </table:table-cell>
          <table:table-cell office:value-type="float" office:value="0.0365299">
            <text:p>0.0365299</text:p>
          </table:table-cell>
          <table:table-cell office:value-type="float" office:value="0.166501">
            <text:p>0.1665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3235">
            <text:p>0.00103235</text:p>
          </table:table-cell>
          <table:table-cell office:value-type="float" office:value="0.0119504">
            <text:p>0.0119504</text:p>
          </table:table-cell>
          <table:table-cell office:value-type="float" office:value="-2.90161">
            <text:p>-2.90161</text:p>
          </table:table-cell>
          <table:table-cell office:value-type="float" office:value="0.0375324">
            <text:p>0.0375324</text:p>
          </table:table-cell>
          <table:table-cell office:value-type="float" office:value="0.16745">
            <text:p>0.167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8114">
            <text:p>0.00108114</text:p>
          </table:table-cell>
          <table:table-cell office:value-type="float" office:value="0.0119018">
            <text:p>0.0119018</text:p>
          </table:table-cell>
          <table:table-cell office:value-type="float" office:value="-2.9015">
            <text:p>-2.9015</text:p>
          </table:table-cell>
          <table:table-cell office:value-type="float" office:value="0.0375811">
            <text:p>0.0375811</text:p>
          </table:table-cell>
          <table:table-cell office:value-type="float" office:value="0.167402">
            <text:p>0.1674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839">
            <text:p>0.0010839</text:p>
          </table:table-cell>
          <table:table-cell office:value-type="float" office:value="0.0117917">
            <text:p>0.0117917</text:p>
          </table:table-cell>
          <table:table-cell office:value-type="float" office:value="-2.90108">
            <text:p>-2.90108</text:p>
          </table:table-cell>
          <table:table-cell office:value-type="float" office:value="0.0375839">
            <text:p>0.0375839</text:p>
          </table:table-cell>
          <table:table-cell office:value-type="float" office:value="0.167292">
            <text:p>0.1672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871">
            <text:p>0.0010871</text:p>
          </table:table-cell>
          <table:table-cell office:value-type="float" office:value="0.011702">
            <text:p>0.011702</text:p>
          </table:table-cell>
          <table:table-cell office:value-type="float" office:value="-2.90095">
            <text:p>-2.90095</text:p>
          </table:table-cell>
          <table:table-cell office:value-type="float" office:value="0.0375871">
            <text:p>0.0375871</text:p>
          </table:table-cell>
          <table:table-cell office:value-type="float" office:value="0.167202">
            <text:p>0.1672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9842">
            <text:p>0.00109842</text:p>
          </table:table-cell>
          <table:table-cell office:value-type="float" office:value="0.0116322">
            <text:p>0.0116322</text:p>
          </table:table-cell>
          <table:table-cell office:value-type="float" office:value="-2.90096">
            <text:p>-2.90096</text:p>
          </table:table-cell>
          <table:table-cell office:value-type="float" office:value="0.0375984">
            <text:p>0.0375984</text:p>
          </table:table-cell>
          <table:table-cell office:value-type="float" office:value="0.167132">
            <text:p>0.1671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1298">
            <text:p>0.00111298</text:p>
          </table:table-cell>
          <table:table-cell office:value-type="float" office:value="0.0116167">
            <text:p>0.0116167</text:p>
          </table:table-cell>
          <table:table-cell office:value-type="float" office:value="-2.90093">
            <text:p>-2.90093</text:p>
          </table:table-cell>
          <table:table-cell office:value-type="float" office:value="0.037113">
            <text:p>0.037113</text:p>
          </table:table-cell>
          <table:table-cell office:value-type="float" office:value="0.166117">
            <text:p>0.1661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2178">
            <text:p>0.00112178</text:p>
          </table:table-cell>
          <table:table-cell office:value-type="float" office:value="0.0115536">
            <text:p>0.0115536</text:p>
          </table:table-cell>
          <table:table-cell office:value-type="float" office:value="-2.90109">
            <text:p>-2.90109</text:p>
          </table:table-cell>
          <table:table-cell office:value-type="float" office:value="0.0376218">
            <text:p>0.0376218</text:p>
          </table:table-cell>
          <table:table-cell office:value-type="float" office:value="0.167054">
            <text:p>0.1670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1615">
            <text:p>0.00111615</text:p>
          </table:table-cell>
          <table:table-cell office:value-type="float" office:value="0.0115201">
            <text:p>0.0115201</text:p>
          </table:table-cell>
          <table:table-cell office:value-type="float" office:value="-2.90118">
            <text:p>-2.90118</text:p>
          </table:table-cell>
          <table:table-cell office:value-type="float" office:value="0.0376162">
            <text:p>0.0376162</text:p>
          </table:table-cell>
          <table:table-cell office:value-type="float" office:value="0.16702">
            <text:p>0.16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107714">
            <text:p>0.00107714</text:p>
          </table:table-cell>
          <table:table-cell office:value-type="float" office:value="0.0114527">
            <text:p>0.0114527</text:p>
          </table:table-cell>
          <table:table-cell office:value-type="float" office:value="-2.90127">
            <text:p>-2.90127</text:p>
          </table:table-cell>
          <table:table-cell office:value-type="float" office:value="0.0370771">
            <text:p>0.0370771</text:p>
          </table:table-cell>
          <table:table-cell office:value-type="float" office:value="0.167453">
            <text:p>0.1674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6502">
            <text:p>0.00106502</text:p>
          </table:table-cell>
          <table:table-cell office:value-type="float" office:value="0.0114149">
            <text:p>0.0114149</text:p>
          </table:table-cell>
          <table:table-cell office:value-type="float" office:value="-2.9013">
            <text:p>-2.9013</text:p>
          </table:table-cell>
          <table:table-cell office:value-type="float" office:value="0.037565">
            <text:p>0.037565</text:p>
          </table:table-cell>
          <table:table-cell office:value-type="float" office:value="0.166915">
            <text:p>0.166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109474">
            <text:p>0.00109474</text:p>
          </table:table-cell>
          <table:table-cell office:value-type="float" office:value="0.0113466">
            <text:p>0.0113466</text:p>
          </table:table-cell>
          <table:table-cell office:value-type="float" office:value="-2.90116">
            <text:p>-2.90116</text:p>
          </table:table-cell>
          <table:table-cell office:value-type="float" office:value="0.0365947">
            <text:p>0.0365947</text:p>
          </table:table-cell>
          <table:table-cell office:value-type="float" office:value="0.165847">
            <text:p>0.1658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9424">
            <text:p>0.00109424</text:p>
          </table:table-cell>
          <table:table-cell office:value-type="float" office:value="0.0113022">
            <text:p>0.0113022</text:p>
          </table:table-cell>
          <table:table-cell office:value-type="float" office:value="-2.90123">
            <text:p>-2.90123</text:p>
          </table:table-cell>
          <table:table-cell office:value-type="float" office:value="0.0375942">
            <text:p>0.0375942</text:p>
          </table:table-cell>
          <table:table-cell office:value-type="float" office:value="0.166802">
            <text:p>0.1668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7701">
            <text:p>0.00107701</text:p>
          </table:table-cell>
          <table:table-cell office:value-type="float" office:value="0.0112666">
            <text:p>0.0112666</text:p>
          </table:table-cell>
          <table:table-cell office:value-type="float" office:value="-2.90158">
            <text:p>-2.90158</text:p>
          </table:table-cell>
          <table:table-cell office:value-type="float" office:value="0.037577">
            <text:p>0.037577</text:p>
          </table:table-cell>
          <table:table-cell office:value-type="float" office:value="0.166767">
            <text:p>0.1667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109121">
            <text:p>0.00109121</text:p>
          </table:table-cell>
          <table:table-cell office:value-type="float" office:value="0.0112365">
            <text:p>0.0112365</text:p>
          </table:table-cell>
          <table:table-cell office:value-type="float" office:value="-2.9016">
            <text:p>-2.9016</text:p>
          </table:table-cell>
          <table:table-cell office:value-type="float" office:value="0.0365912">
            <text:p>0.0365912</text:p>
          </table:table-cell>
          <table:table-cell office:value-type="float" office:value="0.165736">
            <text:p>0.1657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224">
            <text:p>0.0011224</text:p>
          </table:table-cell>
          <table:table-cell office:value-type="float" office:value="0.0112094">
            <text:p>0.0112094</text:p>
          </table:table-cell>
          <table:table-cell office:value-type="float" office:value="-2.90199">
            <text:p>-2.90199</text:p>
          </table:table-cell>
          <table:table-cell office:value-type="float" office:value="0.0371224">
            <text:p>0.0371224</text:p>
          </table:table-cell>
          <table:table-cell office:value-type="float" office:value="0.167209">
            <text:p>0.1672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114095">
            <text:p>0.00114095</text:p>
          </table:table-cell>
          <table:table-cell office:value-type="float" office:value="0.0111439">
            <text:p>0.0111439</text:p>
          </table:table-cell>
          <table:table-cell office:value-type="float" office:value="-2.90207">
            <text:p>-2.90207</text:p>
          </table:table-cell>
          <table:table-cell office:value-type="float" office:value="0.036641">
            <text:p>0.036641</text:p>
          </table:table-cell>
          <table:table-cell office:value-type="float" office:value="0.165644">
            <text:p>0.1656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142">
            <text:p>0.0011142</text:p>
          </table:table-cell>
          <table:table-cell office:value-type="float" office:value="0.0110863">
            <text:p>0.0110863</text:p>
          </table:table-cell>
          <table:table-cell office:value-type="float" office:value="-2.90218">
            <text:p>-2.90218</text:p>
          </table:table-cell>
          <table:table-cell office:value-type="float" office:value="0.0376142">
            <text:p>0.0376142</text:p>
          </table:table-cell>
          <table:table-cell office:value-type="float" office:value="0.166586">
            <text:p>0.1665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1518">
            <text:p>0.00111518</text:p>
          </table:table-cell>
          <table:table-cell office:value-type="float" office:value="0.0110556">
            <text:p>0.0110556</text:p>
          </table:table-cell>
          <table:table-cell office:value-type="float" office:value="-2.9018">
            <text:p>-2.9018</text:p>
          </table:table-cell>
          <table:table-cell office:value-type="float" office:value="0.0376152">
            <text:p>0.0376152</text:p>
          </table:table-cell>
          <table:table-cell office:value-type="float" office:value="0.166556">
            <text:p>0.166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9595">
            <text:p>0.00109595</text:p>
          </table:table-cell>
          <table:table-cell office:value-type="float" office:value="0.0110099">
            <text:p>0.0110099</text:p>
          </table:table-cell>
          <table:table-cell office:value-type="float" office:value="-2.9016">
            <text:p>-2.9016</text:p>
          </table:table-cell>
          <table:table-cell office:value-type="float" office:value="0.037596">
            <text:p>0.037596</text:p>
          </table:table-cell>
          <table:table-cell office:value-type="float" office:value="0.16651">
            <text:p>0.166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892">
            <text:p>0.0010892</text:p>
          </table:table-cell>
          <table:table-cell office:value-type="float" office:value="0.0109303">
            <text:p>0.0109303</text:p>
          </table:table-cell>
          <table:table-cell office:value-type="float" office:value="-2.90163">
            <text:p>-2.90163</text:p>
          </table:table-cell>
          <table:table-cell office:value-type="float" office:value="0.0375892">
            <text:p>0.0375892</text:p>
          </table:table-cell>
          <table:table-cell office:value-type="float" office:value="0.16643">
            <text:p>0.166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2553">
            <text:p>0.00112553</text:p>
          </table:table-cell>
          <table:table-cell office:value-type="float" office:value="0.0108825">
            <text:p>0.0108825</text:p>
          </table:table-cell>
          <table:table-cell office:value-type="float" office:value="-2.90147">
            <text:p>-2.90147</text:p>
          </table:table-cell>
          <table:table-cell office:value-type="float" office:value="0.0376255">
            <text:p>0.0376255</text:p>
          </table:table-cell>
          <table:table-cell office:value-type="float" office:value="0.166382">
            <text:p>0.1663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9466">
            <text:p>0.00109466</text:p>
          </table:table-cell>
          <table:table-cell office:value-type="float" office:value="0.0108455">
            <text:p>0.0108455</text:p>
          </table:table-cell>
          <table:table-cell office:value-type="float" office:value="-2.90164">
            <text:p>-2.90164</text:p>
          </table:table-cell>
          <table:table-cell office:value-type="float" office:value="0.0375947">
            <text:p>0.0375947</text:p>
          </table:table-cell>
          <table:table-cell office:value-type="float" office:value="0.166345">
            <text:p>0.1663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110083">
            <text:p>0.00110083</text:p>
          </table:table-cell>
          <table:table-cell office:value-type="float" office:value="0.0108169">
            <text:p>0.0108169</text:p>
          </table:table-cell>
          <table:table-cell office:value-type="float" office:value="-2.90173">
            <text:p>-2.90173</text:p>
          </table:table-cell>
          <table:table-cell office:value-type="float" office:value="0.0371008">
            <text:p>0.0371008</text:p>
          </table:table-cell>
          <table:table-cell office:value-type="float" office:value="0.167317">
            <text:p>0.1673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684">
            <text:p>0.0010684</text:p>
          </table:table-cell>
          <table:table-cell office:value-type="float" office:value="0.0107976">
            <text:p>0.0107976</text:p>
          </table:table-cell>
          <table:table-cell office:value-type="float" office:value="-2.90213">
            <text:p>-2.90213</text:p>
          </table:table-cell>
          <table:table-cell office:value-type="float" office:value="0.0370684">
            <text:p>0.0370684</text:p>
          </table:table-cell>
          <table:table-cell office:value-type="float" office:value="0.165298">
            <text:p>0.1652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5223">
            <text:p>0.00105223</text:p>
          </table:table-cell>
          <table:table-cell office:value-type="float" office:value="0.0107478">
            <text:p>0.0107478</text:p>
          </table:table-cell>
          <table:table-cell office:value-type="float" office:value="-2.90225">
            <text:p>-2.90225</text:p>
          </table:table-cell>
          <table:table-cell office:value-type="float" office:value="0.0375522">
            <text:p>0.0375522</text:p>
          </table:table-cell>
          <table:table-cell office:value-type="float" office:value="0.166248">
            <text:p>0.1662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556">
            <text:p>556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1">
            <text:p>311</text:p>
          </table:table-cell>
          <table:table-cell office:value-type="float" office:value="0.00106995">
            <text:p>0.00106995</text:p>
          </table:table-cell>
          <table:table-cell office:value-type="float" office:value="0.0107307">
            <text:p>0.0107307</text:p>
          </table:table-cell>
          <table:table-cell office:value-type="float" office:value="-2.90205">
            <text:p>-2.90205</text:p>
          </table:table-cell>
          <table:table-cell office:value-type="float" office:value="0.03657">
            <text:p>0.03657</text:p>
          </table:table-cell>
          <table:table-cell office:value-type="float" office:value="0.165231">
            <text:p>0.1652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0">
            <text:p>310</text:p>
          </table:table-cell>
          <table:table-cell office:value-type="float" office:value="558">
            <text:p>55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0.0010773">
            <text:p>0.0010773</text:p>
          </table:table-cell>
          <table:table-cell office:value-type="float" office:value="0.0107057">
            <text:p>0.0107057</text:p>
          </table:table-cell>
          <table:table-cell office:value-type="float" office:value="-2.902">
            <text:p>-2.902</text:p>
          </table:table-cell>
          <table:table-cell office:value-type="float" office:value="0.0375773">
            <text:p>0.0375773</text:p>
          </table:table-cell>
          <table:table-cell office:value-type="float" office:value="0.165706">
            <text:p>0.1657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101933">
            <text:p>0.00101933</text:p>
          </table:table-cell>
          <table:table-cell office:value-type="float" office:value="0.0106885">
            <text:p>0.0106885</text:p>
          </table:table-cell>
          <table:table-cell office:value-type="float" office:value="-2.9018">
            <text:p>-2.9018</text:p>
          </table:table-cell>
          <table:table-cell office:value-type="float" office:value="0.0370193">
            <text:p>0.0370193</text:p>
          </table:table-cell>
          <table:table-cell office:value-type="float" office:value="0.166688">
            <text:p>0.1666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1545">
            <text:p>0.00101545</text:p>
          </table:table-cell>
          <table:table-cell office:value-type="float" office:value="0.0106623">
            <text:p>0.0106623</text:p>
          </table:table-cell>
          <table:table-cell office:value-type="float" office:value="-2.90209">
            <text:p>-2.90209</text:p>
          </table:table-cell>
          <table:table-cell office:value-type="float" office:value="0.0375155">
            <text:p>0.0375155</text:p>
          </table:table-cell>
          <table:table-cell office:value-type="float" office:value="0.166162">
            <text:p>0.1661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989476">
            <text:p>0.000989476</text:p>
          </table:table-cell>
          <table:table-cell office:value-type="float" office:value="0.010652">
            <text:p>0.010652</text:p>
          </table:table-cell>
          <table:table-cell office:value-type="float" office:value="-2.90211">
            <text:p>-2.90211</text:p>
          </table:table-cell>
          <table:table-cell office:value-type="float" office:value="0.0369895">
            <text:p>0.0369895</text:p>
          </table:table-cell>
          <table:table-cell office:value-type="float" office:value="0.166652">
            <text:p>0.1666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103673">
            <text:p>0.00103673</text:p>
          </table:table-cell>
          <table:table-cell office:value-type="float" office:value="0.0106301">
            <text:p>0.0106301</text:p>
          </table:table-cell>
          <table:table-cell office:value-type="float" office:value="-2.90226">
            <text:p>-2.90226</text:p>
          </table:table-cell>
          <table:table-cell office:value-type="float" office:value="0.0370367">
            <text:p>0.0370367</text:p>
          </table:table-cell>
          <table:table-cell office:value-type="float" office:value="0.16663">
            <text:p>0.166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3744">
            <text:p>0.00103744</text:p>
          </table:table-cell>
          <table:table-cell office:value-type="float" office:value="0.0106292">
            <text:p>0.0106292</text:p>
          </table:table-cell>
          <table:table-cell office:value-type="float" office:value="-2.90199">
            <text:p>-2.90199</text:p>
          </table:table-cell>
          <table:table-cell office:value-type="float" office:value="0.0375374">
            <text:p>0.0375374</text:p>
          </table:table-cell>
          <table:table-cell office:value-type="float" office:value="0.166129">
            <text:p>0.1661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8">
            <text:p>55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107189">
            <text:p>0.00107189</text:p>
          </table:table-cell>
          <table:table-cell office:value-type="float" office:value="0.010626">
            <text:p>0.010626</text:p>
          </table:table-cell>
          <table:table-cell office:value-type="float" office:value="-2.90195">
            <text:p>-2.90195</text:p>
          </table:table-cell>
          <table:table-cell office:value-type="float" office:value="0.0370719">
            <text:p>0.0370719</text:p>
          </table:table-cell>
          <table:table-cell office:value-type="float" office:value="0.166626">
            <text:p>0.1666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6847">
            <text:p>0.00106847</text:p>
          </table:table-cell>
          <table:table-cell office:value-type="float" office:value="0.0106337">
            <text:p>0.0106337</text:p>
          </table:table-cell>
          <table:table-cell office:value-type="float" office:value="-2.90151">
            <text:p>-2.90151</text:p>
          </table:table-cell>
          <table:table-cell office:value-type="float" office:value="0.0375685">
            <text:p>0.0375685</text:p>
          </table:table-cell>
          <table:table-cell office:value-type="float" office:value="0.166134">
            <text:p>0.166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8579">
            <text:p>0.00108579</text:p>
          </table:table-cell>
          <table:table-cell office:value-type="float" office:value="0.0105979">
            <text:p>0.0105979</text:p>
          </table:table-cell>
          <table:table-cell office:value-type="float" office:value="-2.90104">
            <text:p>-2.90104</text:p>
          </table:table-cell>
          <table:table-cell office:value-type="float" office:value="0.0375858">
            <text:p>0.0375858</text:p>
          </table:table-cell>
          <table:table-cell office:value-type="float" office:value="0.166098">
            <text:p>0.1660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09631">
            <text:p>0.00109631</text:p>
          </table:table-cell>
          <table:table-cell office:value-type="float" office:value="0.0105639">
            <text:p>0.0105639</text:p>
          </table:table-cell>
          <table:table-cell office:value-type="float" office:value="-2.90128">
            <text:p>-2.90128</text:p>
          </table:table-cell>
          <table:table-cell office:value-type="float" office:value="0.0370963">
            <text:p>0.0370963</text:p>
          </table:table-cell>
          <table:table-cell office:value-type="float" office:value="0.166564">
            <text:p>0.1665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0439">
            <text:p>0.00110439</text:p>
          </table:table-cell>
          <table:table-cell office:value-type="float" office:value="0.0105308">
            <text:p>0.0105308</text:p>
          </table:table-cell>
          <table:table-cell office:value-type="float" office:value="-2.90132">
            <text:p>-2.90132</text:p>
          </table:table-cell>
          <table:table-cell office:value-type="float" office:value="0.0376044">
            <text:p>0.0376044</text:p>
          </table:table-cell>
          <table:table-cell office:value-type="float" office:value="0.166031">
            <text:p>0.1660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4368">
            <text:p>0.00114368</text:p>
          </table:table-cell>
          <table:table-cell office:value-type="float" office:value="0.0105092">
            <text:p>0.0105092</text:p>
          </table:table-cell>
          <table:table-cell office:value-type="float" office:value="-2.90145">
            <text:p>-2.90145</text:p>
          </table:table-cell>
          <table:table-cell office:value-type="float" office:value="0.0376437">
            <text:p>0.0376437</text:p>
          </table:table-cell>
          <table:table-cell office:value-type="float" office:value="0.166009">
            <text:p>0.166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0109">
            <text:p>0.00110109</text:p>
          </table:table-cell>
          <table:table-cell office:value-type="float" office:value="0.0105411">
            <text:p>0.0105411</text:p>
          </table:table-cell>
          <table:table-cell office:value-type="float" office:value="-2.90145">
            <text:p>-2.90145</text:p>
          </table:table-cell>
          <table:table-cell office:value-type="float" office:value="0.0376011">
            <text:p>0.0376011</text:p>
          </table:table-cell>
          <table:table-cell office:value-type="float" office:value="0.166041">
            <text:p>0.166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209">
            <text:p>0.0011209</text:p>
          </table:table-cell>
          <table:table-cell office:value-type="float" office:value="0.01047">
            <text:p>0.01047</text:p>
          </table:table-cell>
          <table:table-cell office:value-type="float" office:value="-2.90136">
            <text:p>-2.90136</text:p>
          </table:table-cell>
          <table:table-cell office:value-type="float" office:value="0.0376209">
            <text:p>0.0376209</text:p>
          </table:table-cell>
          <table:table-cell office:value-type="float" office:value="0.16597">
            <text:p>0.165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4897">
            <text:p>0.00114897</text:p>
          </table:table-cell>
          <table:table-cell office:value-type="float" office:value="0.010457">
            <text:p>0.010457</text:p>
          </table:table-cell>
          <table:table-cell office:value-type="float" office:value="-2.9013">
            <text:p>-2.9013</text:p>
          </table:table-cell>
          <table:table-cell office:value-type="float" office:value="0.037149">
            <text:p>0.037149</text:p>
          </table:table-cell>
          <table:table-cell office:value-type="float" office:value="0.166457">
            <text:p>0.1664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6051">
            <text:p>0.00116051</text:p>
          </table:table-cell>
          <table:table-cell office:value-type="float" office:value="0.0104847">
            <text:p>0.0104847</text:p>
          </table:table-cell>
          <table:table-cell office:value-type="float" office:value="-2.90143">
            <text:p>-2.90143</text:p>
          </table:table-cell>
          <table:table-cell office:value-type="float" office:value="0.0376605">
            <text:p>0.0376605</text:p>
          </table:table-cell>
          <table:table-cell office:value-type="float" office:value="0.165985">
            <text:p>0.165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7428">
            <text:p>0.00117428</text:p>
          </table:table-cell>
          <table:table-cell office:value-type="float" office:value="0.0104959">
            <text:p>0.0104959</text:p>
          </table:table-cell>
          <table:table-cell office:value-type="float" office:value="-2.90237">
            <text:p>-2.90237</text:p>
          </table:table-cell>
          <table:table-cell office:value-type="float" office:value="0.0371743">
            <text:p>0.0371743</text:p>
          </table:table-cell>
          <table:table-cell office:value-type="float" office:value="0.166496">
            <text:p>0.1664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11039">
            <text:p>0.0011039</text:p>
          </table:table-cell>
          <table:table-cell office:value-type="float" office:value="0.0104604">
            <text:p>0.0104604</text:p>
          </table:table-cell>
          <table:table-cell office:value-type="float" office:value="-2.90204">
            <text:p>-2.90204</text:p>
          </table:table-cell>
          <table:table-cell office:value-type="float" office:value="0.0376039">
            <text:p>0.0376039</text:p>
          </table:table-cell>
          <table:table-cell office:value-type="float" office:value="0.16596">
            <text:p>0.165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313">
            <text:p>313</text:p>
          </table:table-cell>
          <table:table-cell office:value-type="float" office:value="558">
            <text:p>558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0.000378661">
            <text:p>0.000378661</text:p>
          </table:table-cell>
          <table:table-cell office:value-type="float" office:value="0.0100972">
            <text:p>0.0100972</text:p>
          </table:table-cell>
          <table:table-cell office:value-type="float" office:value="-2.90263">
            <text:p>-2.90263</text:p>
          </table:table-cell>
          <table:table-cell office:value-type="float" office:value="0.0373787">
            <text:p>0.0373787</text:p>
          </table:table-cell>
          <table:table-cell office:value-type="float" office:value="0.166597">
            <text:p>0.1665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1">
            <text:p>311</text:p>
          </table:table-cell>
          <table:table-cell office:value-type="float" office:value="557">
            <text:p>557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2">
            <text:p>312</text:p>
          </table:table-cell>
          <table:table-cell table:style-name="ce1" office:value-type="string">
            <text:p>8.39402e-05</text:p>
          </table:table-cell>
          <table:table-cell office:value-type="float" office:value="0.00985357">
            <text:p>0.00985357</text:p>
          </table:table-cell>
          <table:table-cell office:value-type="float" office:value="-2.90408">
            <text:p>-2.90408</text:p>
          </table:table-cell>
          <table:table-cell office:value-type="float" office:value="0.0365839">
            <text:p>0.0365839</text:p>
          </table:table-cell>
          <table:table-cell office:value-type="float" office:value="0.165354">
            <text:p>0.1653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7">
            <text:p>557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573864">
            <text:p>-0.000573864</text:p>
          </table:table-cell>
          <table:table-cell office:value-type="float" office:value="0.00946612">
            <text:p>0.00946612</text:p>
          </table:table-cell>
          <table:table-cell office:value-type="float" office:value="-2.90466">
            <text:p>-2.90466</text:p>
          </table:table-cell>
          <table:table-cell office:value-type="float" office:value="0.0359261">
            <text:p>0.0359261</text:p>
          </table:table-cell>
          <table:table-cell office:value-type="float" office:value="0.165966">
            <text:p>0.1659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7">
            <text:p>557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0533873">
            <text:p>-0.000533873</text:p>
          </table:table-cell>
          <table:table-cell office:value-type="float" office:value="0.00944177">
            <text:p>0.00944177</text:p>
          </table:table-cell>
          <table:table-cell office:value-type="float" office:value="-2.90551">
            <text:p>-2.90551</text:p>
          </table:table-cell>
          <table:table-cell office:value-type="float" office:value="0.0359661">
            <text:p>0.0359661</text:p>
          </table:table-cell>
          <table:table-cell office:value-type="float" office:value="0.165942">
            <text:p>0.165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3">
            <text:p>313</text:p>
          </table:table-cell>
          <table:table-cell office:value-type="float" office:value="556">
            <text:p>556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15848">
            <text:p>-0.00115848</text:p>
          </table:table-cell>
          <table:table-cell office:value-type="float" office:value="0.00918469">
            <text:p>0.00918469</text:p>
          </table:table-cell>
          <table:table-cell office:value-type="float" office:value="-2.90473">
            <text:p>-2.90473</text:p>
          </table:table-cell>
          <table:table-cell office:value-type="float" office:value="0.0348415">
            <text:p>0.0348415</text:p>
          </table:table-cell>
          <table:table-cell office:value-type="float" office:value="0.165685">
            <text:p>0.1656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313">
            <text:p>313</text:p>
          </table:table-cell>
          <table:table-cell office:value-type="float" office:value="556">
            <text:p>556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0749704">
            <text:p>-0.000749704</text:p>
          </table:table-cell>
          <table:table-cell office:value-type="float" office:value="0.00921616">
            <text:p>0.00921616</text:p>
          </table:table-cell>
          <table:table-cell office:value-type="float" office:value="-2.90535">
            <text:p>-2.90535</text:p>
          </table:table-cell>
          <table:table-cell office:value-type="float" office:value="0.0362503">
            <text:p>0.0362503</text:p>
          </table:table-cell>
          <table:table-cell office:value-type="float" office:value="0.165716">
            <text:p>0.1657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317">
            <text:p>317</text:p>
          </table:table-cell>
          <table:table-cell office:value-type="float" office:value="557">
            <text:p>557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21705">
            <text:p>-0.00121705</text:p>
          </table:table-cell>
          <table:table-cell office:value-type="float" office:value="0.00899976">
            <text:p>0.00899976</text:p>
          </table:table-cell>
          <table:table-cell office:value-type="float" office:value="-2.90581">
            <text:p>-2.90581</text:p>
          </table:table-cell>
          <table:table-cell office:value-type="float" office:value="0.0362829">
            <text:p>0.0362829</text:p>
          </table:table-cell>
          <table:table-cell office:value-type="float" office:value="0.1675">
            <text:p>0.16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-0.000965239">
            <text:p>-0.000965239</text:p>
          </table:table-cell>
          <table:table-cell office:value-type="float" office:value="0.00917106">
            <text:p>0.00917106</text:p>
          </table:table-cell>
          <table:table-cell office:value-type="float" office:value="-2.90444">
            <text:p>-2.90444</text:p>
          </table:table-cell>
          <table:table-cell office:value-type="float" office:value="0.0350348">
            <text:p>0.0350348</text:p>
          </table:table-cell>
          <table:table-cell office:value-type="float" office:value="0.166671">
            <text:p>0.1666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562">
            <text:p>562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4952">
            <text:p>-0.0014952</text:p>
          </table:table-cell>
          <table:table-cell office:value-type="float" office:value="0.00914559">
            <text:p>0.00914559</text:p>
          </table:table-cell>
          <table:table-cell office:value-type="float" office:value="-2.90626">
            <text:p>-2.90626</text:p>
          </table:table-cell>
          <table:table-cell office:value-type="float" office:value="0.0385048">
            <text:p>0.0385048</text:p>
          </table:table-cell>
          <table:table-cell office:value-type="float" office:value="0.166146">
            <text:p>0.1661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7">
            <text:p>557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15302">
            <text:p>-0.00115302</text:p>
          </table:table-cell>
          <table:table-cell office:value-type="float" office:value="0.00907688">
            <text:p>0.00907688</text:p>
          </table:table-cell>
          <table:table-cell office:value-type="float" office:value="-2.90425">
            <text:p>-2.90425</text:p>
          </table:table-cell>
          <table:table-cell office:value-type="float" office:value="0.035347">
            <text:p>0.035347</text:p>
          </table:table-cell>
          <table:table-cell office:value-type="float" office:value="0.165577">
            <text:p>0.1655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-0.00137484">
            <text:p>-0.00137484</text:p>
          </table:table-cell>
          <table:table-cell office:value-type="float" office:value="0.00928031">
            <text:p>0.00928031</text:p>
          </table:table-cell>
          <table:table-cell office:value-type="float" office:value="-2.90644">
            <text:p>-2.90644</text:p>
          </table:table-cell>
          <table:table-cell office:value-type="float" office:value="0.0366252">
            <text:p>0.0366252</text:p>
          </table:table-cell>
          <table:table-cell office:value-type="float" office:value="0.16528">
            <text:p>0.165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float" office:value="561">
            <text:p>561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50792">
            <text:p>-0.00250792</text:p>
          </table:table-cell>
          <table:table-cell office:value-type="float" office:value="0.0092401">
            <text:p>0.0092401</text:p>
          </table:table-cell>
          <table:table-cell office:value-type="float" office:value="-2.90482">
            <text:p>-2.90482</text:p>
          </table:table-cell>
          <table:table-cell office:value-type="float" office:value="0.0369921">
            <text:p>0.0369921</text:p>
          </table:table-cell>
          <table:table-cell office:value-type="float" office:value="0.16574">
            <text:p>0.165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314">
            <text:p>314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20">
            <text:p>320</text:p>
          </table:table-cell>
          <table:table-cell office:value-type="float" office:value="-0.00335263">
            <text:p>-0.00335263</text:p>
          </table:table-cell>
          <table:table-cell office:value-type="float" office:value="0.00907489">
            <text:p>0.00907489</text:p>
          </table:table-cell>
          <table:table-cell office:value-type="float" office:value="-2.90575">
            <text:p>-2.90575</text:p>
          </table:table-cell>
          <table:table-cell office:value-type="float" office:value="0.0341474">
            <text:p>0.0341474</text:p>
          </table:table-cell>
          <table:table-cell office:value-type="float" office:value="0.166075">
            <text:p>0.1660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314">
            <text:p>314</text:p>
          </table:table-cell>
          <table:table-cell office:value-type="float" office:value="556">
            <text:p>55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22978">
            <text:p>-0.00322978</text:p>
          </table:table-cell>
          <table:table-cell office:value-type="float" office:value="0.00864246">
            <text:p>0.00864246</text:p>
          </table:table-cell>
          <table:table-cell office:value-type="float" office:value="-2.90926">
            <text:p>-2.90926</text:p>
          </table:table-cell>
          <table:table-cell office:value-type="float" office:value="0.0337702">
            <text:p>0.0337702</text:p>
          </table:table-cell>
          <table:table-cell office:value-type="float" office:value="0.165642">
            <text:p>0.1656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558">
            <text:p>558</text:p>
          </table:table-cell>
          <table:table-cell office:value-type="float" office:value="642">
            <text:p>64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289231">
            <text:p>-0.00289231</text:p>
          </table:table-cell>
          <table:table-cell office:value-type="float" office:value="0.00880604">
            <text:p>0.00880604</text:p>
          </table:table-cell>
          <table:table-cell office:value-type="float" office:value="-2.90917">
            <text:p>-2.90917</text:p>
          </table:table-cell>
          <table:table-cell office:value-type="float" office:value="0.0331077">
            <text:p>0.0331077</text:p>
          </table:table-cell>
          <table:table-cell office:value-type="float" office:value="0.166806">
            <text:p>0.166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554">
            <text:p>554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7817">
            <text:p>-0.0027817</text:p>
          </table:table-cell>
          <table:table-cell office:value-type="float" office:value="0.00829151">
            <text:p>0.00829151</text:p>
          </table:table-cell>
          <table:table-cell office:value-type="float" office:value="-2.91003">
            <text:p>-2.91003</text:p>
          </table:table-cell>
          <table:table-cell office:value-type="float" office:value="0.0332183">
            <text:p>0.0332183</text:p>
          </table:table-cell>
          <table:table-cell office:value-type="float" office:value="0.166292">
            <text:p>0.1662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555">
            <text:p>55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0248495">
            <text:p>-0.00248495</text:p>
          </table:table-cell>
          <table:table-cell office:value-type="float" office:value="0.00873202">
            <text:p>0.00873202</text:p>
          </table:table-cell>
          <table:table-cell office:value-type="float" office:value="-2.90973">
            <text:p>-2.90973</text:p>
          </table:table-cell>
          <table:table-cell office:value-type="float" office:value="0.033515">
            <text:p>0.033515</text:p>
          </table:table-cell>
          <table:table-cell office:value-type="float" office:value="0.164232">
            <text:p>0.1642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555">
            <text:p>55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39592">
            <text:p>-0.00239592</text:p>
          </table:table-cell>
          <table:table-cell office:value-type="float" office:value="0.00784527">
            <text:p>0.00784527</text:p>
          </table:table-cell>
          <table:table-cell office:value-type="float" office:value="-2.90994">
            <text:p>-2.90994</text:p>
          </table:table-cell>
          <table:table-cell office:value-type="float" office:value="0.0341041">
            <text:p>0.0341041</text:p>
          </table:table-cell>
          <table:table-cell office:value-type="float" office:value="0.164345">
            <text:p>0.1643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313">
            <text:p>313</text:p>
          </table:table-cell>
          <table:table-cell office:value-type="float" office:value="555">
            <text:p>555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17939">
            <text:p>-0.00217939</text:p>
          </table:table-cell>
          <table:table-cell office:value-type="float" office:value="0.00833344">
            <text:p>0.00833344</text:p>
          </table:table-cell>
          <table:table-cell office:value-type="float" office:value="-2.90924">
            <text:p>-2.90924</text:p>
          </table:table-cell>
          <table:table-cell office:value-type="float" office:value="0.0328206">
            <text:p>0.0328206</text:p>
          </table:table-cell>
          <table:table-cell office:value-type="float" office:value="0.164833">
            <text:p>0.164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318">
            <text:p>318</text:p>
          </table:table-cell>
          <table:table-cell office:value-type="float" office:value="557">
            <text:p>557</text:p>
          </table:table-cell>
          <table:table-cell office:value-type="float" office:value="645">
            <text:p>645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235652">
            <text:p>-0.00235652</text:p>
          </table:table-cell>
          <table:table-cell office:value-type="float" office:value="0.00825281">
            <text:p>0.00825281</text:p>
          </table:table-cell>
          <table:table-cell office:value-type="float" office:value="-2.90861">
            <text:p>-2.90861</text:p>
          </table:table-cell>
          <table:table-cell office:value-type="float" office:value="0.0326435">
            <text:p>0.0326435</text:p>
          </table:table-cell>
          <table:table-cell office:value-type="float" office:value="0.167253">
            <text:p>0.1672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318">
            <text:p>318</text:p>
          </table:table-cell>
          <table:table-cell office:value-type="float" office:value="557">
            <text:p>557</text:p>
          </table:table-cell>
          <table:table-cell office:value-type="float" office:value="645">
            <text:p>645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184209">
            <text:p>-0.00184209</text:p>
          </table:table-cell>
          <table:table-cell office:value-type="float" office:value="0.00857799">
            <text:p>0.00857799</text:p>
          </table:table-cell>
          <table:table-cell office:value-type="float" office:value="-2.90916">
            <text:p>-2.90916</text:p>
          </table:table-cell>
          <table:table-cell office:value-type="float" office:value="0.0331579">
            <text:p>0.0331579</text:p>
          </table:table-cell>
          <table:table-cell office:value-type="float" office:value="0.167578">
            <text:p>0.1675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5">
            <text:p>55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11518">
            <text:p>-0.00211518</text:p>
          </table:table-cell>
          <table:table-cell office:value-type="float" office:value="0.00798494">
            <text:p>0.00798494</text:p>
          </table:table-cell>
          <table:table-cell office:value-type="float" office:value="-2.90876">
            <text:p>-2.90876</text:p>
          </table:table-cell>
          <table:table-cell office:value-type="float" office:value="0.0343848">
            <text:p>0.0343848</text:p>
          </table:table-cell>
          <table:table-cell office:value-type="float" office:value="0.164985">
            <text:p>0.164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313">
            <text:p>313</text:p>
          </table:table-cell>
          <table:table-cell office:value-type="float" office:value="554">
            <text:p>554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0215948">
            <text:p>-0.00215948</text:p>
          </table:table-cell>
          <table:table-cell office:value-type="float" office:value="0.00819354">
            <text:p>0.00819354</text:p>
          </table:table-cell>
          <table:table-cell office:value-type="float" office:value="-2.90941">
            <text:p>-2.90941</text:p>
          </table:table-cell>
          <table:table-cell office:value-type="float" office:value="0.0328405">
            <text:p>0.0328405</text:p>
          </table:table-cell>
          <table:table-cell office:value-type="float" office:value="0.164694">
            <text:p>0.1646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30778">
            <text:p>-0.00230778</text:p>
          </table:table-cell>
          <table:table-cell office:value-type="float" office:value="0.00802358">
            <text:p>0.00802358</text:p>
          </table:table-cell>
          <table:table-cell office:value-type="float" office:value="-2.9097">
            <text:p>-2.9097</text:p>
          </table:table-cell>
          <table:table-cell office:value-type="float" office:value="0.0311922">
            <text:p>0.0311922</text:p>
          </table:table-cell>
          <table:table-cell office:value-type="float" office:value="0.165024">
            <text:p>0.1650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311">
            <text:p>311</text:p>
          </table:table-cell>
          <table:table-cell office:value-type="float" office:value="552">
            <text:p>552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15915">
            <text:p>-0.00215915</text:p>
          </table:table-cell>
          <table:table-cell office:value-type="float" office:value="0.00844709">
            <text:p>0.00844709</text:p>
          </table:table-cell>
          <table:table-cell office:value-type="float" office:value="-2.90911">
            <text:p>-2.90911</text:p>
          </table:table-cell>
          <table:table-cell office:value-type="float" office:value="0.0328409">
            <text:p>0.0328409</text:p>
          </table:table-cell>
          <table:table-cell office:value-type="float" office:value="0.163947">
            <text:p>0.163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93896">
            <text:p>-0.00193896</text:p>
          </table:table-cell>
          <table:table-cell office:value-type="float" office:value="0.00821066">
            <text:p>0.00821066</text:p>
          </table:table-cell>
          <table:table-cell office:value-type="float" office:value="-2.90971">
            <text:p>-2.90971</text:p>
          </table:table-cell>
          <table:table-cell office:value-type="float" office:value="0.031561">
            <text:p>0.031561</text:p>
          </table:table-cell>
          <table:table-cell office:value-type="float" office:value="0.165211">
            <text:p>0.1652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5">
            <text:p>55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62001">
            <text:p>-0.00262001</text:p>
          </table:table-cell>
          <table:table-cell office:value-type="float" office:value="0.00787575">
            <text:p>0.00787575</text:p>
          </table:table-cell>
          <table:table-cell office:value-type="float" office:value="-2.9089">
            <text:p>-2.9089</text:p>
          </table:table-cell>
          <table:table-cell office:value-type="float" office:value="0.03388">
            <text:p>0.03388</text:p>
          </table:table-cell>
          <table:table-cell office:value-type="float" office:value="0.164876">
            <text:p>0.164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9706">
            <text:p>-0.0019706</text:p>
          </table:table-cell>
          <table:table-cell office:value-type="float" office:value="0.00805138">
            <text:p>0.00805138</text:p>
          </table:table-cell>
          <table:table-cell office:value-type="float" office:value="-2.90952">
            <text:p>-2.90952</text:p>
          </table:table-cell>
          <table:table-cell office:value-type="float" office:value="0.0310294">
            <text:p>0.0310294</text:p>
          </table:table-cell>
          <table:table-cell office:value-type="float" office:value="0.164551">
            <text:p>0.164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318">
            <text:p>318</text:p>
          </table:table-cell>
          <table:table-cell office:value-type="float" office:value="554">
            <text:p>554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73116">
            <text:p>-0.00273116</text:p>
          </table:table-cell>
          <table:table-cell office:value-type="float" office:value="0.00789702">
            <text:p>0.00789702</text:p>
          </table:table-cell>
          <table:table-cell office:value-type="float" office:value="-2.90933">
            <text:p>-2.90933</text:p>
          </table:table-cell>
          <table:table-cell office:value-type="float" office:value="0.0317688">
            <text:p>0.0317688</text:p>
          </table:table-cell>
          <table:table-cell office:value-type="float" office:value="0.166897">
            <text:p>0.1668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58179">
            <text:p>-0.00258179</text:p>
          </table:table-cell>
          <table:table-cell office:value-type="float" office:value="0.00772778">
            <text:p>0.00772778</text:p>
          </table:table-cell>
          <table:table-cell office:value-type="float" office:value="-2.90932">
            <text:p>-2.90932</text:p>
          </table:table-cell>
          <table:table-cell office:value-type="float" office:value="0.0309182">
            <text:p>0.0309182</text:p>
          </table:table-cell>
          <table:table-cell office:value-type="float" office:value="0.164728">
            <text:p>0.1647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4">
            <text:p>314</text:p>
          </table:table-cell>
          <table:table-cell office:value-type="float" office:value="557">
            <text:p>55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95842">
            <text:p>-0.00295842</text:p>
          </table:table-cell>
          <table:table-cell office:value-type="float" office:value="0.00751327">
            <text:p>0.00751327</text:p>
          </table:table-cell>
          <table:table-cell office:value-type="float" office:value="-2.91016">
            <text:p>-2.91016</text:p>
          </table:table-cell>
          <table:table-cell office:value-type="float" office:value="0.0335416">
            <text:p>0.0335416</text:p>
          </table:table-cell>
          <table:table-cell office:value-type="float" office:value="0.164513">
            <text:p>0.1645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313">
            <text:p>313</text:p>
          </table:table-cell>
          <table:table-cell office:value-type="float" office:value="555">
            <text:p>555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01322">
            <text:p>-0.00301322</text:p>
          </table:table-cell>
          <table:table-cell office:value-type="float" office:value="0.00769892">
            <text:p>0.00769892</text:p>
          </table:table-cell>
          <table:table-cell office:value-type="float" office:value="-2.90996">
            <text:p>-2.90996</text:p>
          </table:table-cell>
          <table:table-cell office:value-type="float" office:value="0.0319868">
            <text:p>0.0319868</text:p>
          </table:table-cell>
          <table:table-cell office:value-type="float" office:value="0.164199">
            <text:p>0.1641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38208">
            <text:p>-0.00338208</text:p>
          </table:table-cell>
          <table:table-cell office:value-type="float" office:value="0.00748251">
            <text:p>0.00748251</text:p>
          </table:table-cell>
          <table:table-cell office:value-type="float" office:value="-2.9102">
            <text:p>-2.9102</text:p>
          </table:table-cell>
          <table:table-cell office:value-type="float" office:value="0.0331179">
            <text:p>0.0331179</text:p>
          </table:table-cell>
          <table:table-cell office:value-type="float" office:value="0.166483">
            <text:p>0.1664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08304">
            <text:p>-0.00308304</text:p>
          </table:table-cell>
          <table:table-cell office:value-type="float" office:value="0.00760464">
            <text:p>0.00760464</text:p>
          </table:table-cell>
          <table:table-cell office:value-type="float" office:value="-2.91048">
            <text:p>-2.91048</text:p>
          </table:table-cell>
          <table:table-cell office:value-type="float" office:value="0.033417">
            <text:p>0.033417</text:p>
          </table:table-cell>
          <table:table-cell office:value-type="float" office:value="0.166605">
            <text:p>0.1666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7">
            <text:p>317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348539">
            <text:p>-0.00348539</text:p>
          </table:table-cell>
          <table:table-cell office:value-type="float" office:value="0.00757532">
            <text:p>0.00757532</text:p>
          </table:table-cell>
          <table:table-cell office:value-type="float" office:value="-2.91023">
            <text:p>-2.91023</text:p>
          </table:table-cell>
          <table:table-cell office:value-type="float" office:value="0.0325146">
            <text:p>0.0325146</text:p>
          </table:table-cell>
          <table:table-cell office:value-type="float" office:value="0.166075">
            <text:p>0.1660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46514">
            <text:p>-0.00346514</text:p>
          </table:table-cell>
          <table:table-cell office:value-type="float" office:value="0.00754211">
            <text:p>0.00754211</text:p>
          </table:table-cell>
          <table:table-cell office:value-type="float" office:value="-2.90996">
            <text:p>-2.90996</text:p>
          </table:table-cell>
          <table:table-cell office:value-type="float" office:value="0.0295349">
            <text:p>0.0295349</text:p>
          </table:table-cell>
          <table:table-cell office:value-type="float" office:value="0.164042">
            <text:p>0.1640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16">
            <text:p>316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0374372">
            <text:p>-0.00374372</text:p>
          </table:table-cell>
          <table:table-cell office:value-type="float" office:value="0.00713404">
            <text:p>0.00713404</text:p>
          </table:table-cell>
          <table:table-cell office:value-type="float" office:value="-2.90986">
            <text:p>-2.90986</text:p>
          </table:table-cell>
          <table:table-cell office:value-type="float" office:value="0.0317563">
            <text:p>0.0317563</text:p>
          </table:table-cell>
          <table:table-cell office:value-type="float" office:value="0.165134">
            <text:p>0.165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IN AIR MODE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15">
            <text:p>315</text:p>
          </table:table-cell>
          <table:table-cell office:value-type="float" office:value="553">
            <text:p>55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404132">
            <text:p>-0.00404132</text:p>
          </table:table-cell>
          <table:table-cell office:value-type="float" office:value="0.00710339">
            <text:p>0.00710339</text:p>
          </table:table-cell>
          <table:table-cell office:value-type="float" office:value="-2.90951">
            <text:p>-2.90951</text:p>
          </table:table-cell>
          <table:table-cell office:value-type="float" office:value="0.0314587">
            <text:p>0.0314587</text:p>
          </table:table-cell>
          <table:table-cell office:value-type="float" office:value="0.164603">
            <text:p>0.1646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556">
            <text:p>556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408361">
            <text:p>-0.00408361</text:p>
          </table:table-cell>
          <table:table-cell office:value-type="float" office:value="0.00702105">
            <text:p>0.00702105</text:p>
          </table:table-cell>
          <table:table-cell office:value-type="float" office:value="-2.90979">
            <text:p>-2.90979</text:p>
          </table:table-cell>
          <table:table-cell office:value-type="float" office:value="0.0319164">
            <text:p>0.0319164</text:p>
          </table:table-cell>
          <table:table-cell office:value-type="float" office:value="0.165021">
            <text:p>0.165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315">
            <text:p>315</text:p>
          </table:table-cell>
          <table:table-cell office:value-type="float" office:value="554">
            <text:p>554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94532">
            <text:p>-0.00394532</text:p>
          </table:table-cell>
          <table:table-cell office:value-type="float" office:value="0.00734759">
            <text:p>0.00734759</text:p>
          </table:table-cell>
          <table:table-cell office:value-type="float" office:value="-2.9101">
            <text:p>-2.9101</text:p>
          </table:table-cell>
          <table:table-cell office:value-type="float" office:value="0.0305547">
            <text:p>0.0305547</text:p>
          </table:table-cell>
          <table:table-cell office:value-type="float" office:value="0.164848">
            <text:p>0.1648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413599">
            <text:p>-0.00413599</text:p>
          </table:table-cell>
          <table:table-cell office:value-type="float" office:value="0.00662342">
            <text:p>0.00662342</text:p>
          </table:table-cell>
          <table:table-cell office:value-type="float" office:value="-2.90975">
            <text:p>-2.90975</text:p>
          </table:table-cell>
          <table:table-cell office:value-type="float" office:value="0.032364">
            <text:p>0.032364</text:p>
          </table:table-cell>
          <table:table-cell office:value-type="float" office:value="0.165623">
            <text:p>0.1656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411205">
            <text:p>-0.00411205</text:p>
          </table:table-cell>
          <table:table-cell office:value-type="float" office:value="0.00725854">
            <text:p>0.00725854</text:p>
          </table:table-cell>
          <table:table-cell office:value-type="float" office:value="-2.90987">
            <text:p>-2.90987</text:p>
          </table:table-cell>
          <table:table-cell office:value-type="float" office:value="0.029388">
            <text:p>0.029388</text:p>
          </table:table-cell>
          <table:table-cell office:value-type="float" office:value="0.164259">
            <text:p>0.164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453117">
            <text:p>-0.00453117</text:p>
          </table:table-cell>
          <table:table-cell office:value-type="float" office:value="0.00626443">
            <text:p>0.00626443</text:p>
          </table:table-cell>
          <table:table-cell office:value-type="float" office:value="-2.91095">
            <text:p>-2.91095</text:p>
          </table:table-cell>
          <table:table-cell office:value-type="float" office:value="0.0319688">
            <text:p>0.0319688</text:p>
          </table:table-cell>
          <table:table-cell office:value-type="float" office:value="0.165264">
            <text:p>0.1652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311">
            <text:p>311</text:p>
          </table:table-cell>
          <table:table-cell office:value-type="float" office:value="546">
            <text:p>546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22">
            <text:p>322</text:p>
          </table:table-cell>
          <table:table-cell office:value-type="float" office:value="-0.00301551">
            <text:p>-0.00301551</text:p>
          </table:table-cell>
          <table:table-cell office:value-type="float" office:value="0.00900967">
            <text:p>0.00900967</text:p>
          </table:table-cell>
          <table:table-cell office:value-type="float" office:value="-2.91143">
            <text:p>-2.91143</text:p>
          </table:table-cell>
          <table:table-cell office:value-type="float" office:value="0.0304845">
            <text:p>0.0304845</text:p>
          </table:table-cell>
          <table:table-cell office:value-type="float" office:value="0.16451">
            <text:p>0.164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9828">
            <text:p>-0.0029828</text:p>
          </table:table-cell>
          <table:table-cell office:value-type="float" office:value="0.00880588">
            <text:p>0.00880588</text:p>
          </table:table-cell>
          <table:table-cell office:value-type="float" office:value="-2.91187">
            <text:p>-2.91187</text:p>
          </table:table-cell>
          <table:table-cell office:value-type="float" office:value="0.0335172">
            <text:p>0.0335172</text:p>
          </table:table-cell>
          <table:table-cell office:value-type="float" office:value="0.167806">
            <text:p>0.167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6">
            <text:p>316</text:p>
          </table:table-cell>
          <table:table-cell office:value-type="float" office:value="557">
            <text:p>557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02933">
            <text:p>-0.00202933</text:p>
          </table:table-cell>
          <table:table-cell office:value-type="float" office:value="0.0101829">
            <text:p>0.0101829</text:p>
          </table:table-cell>
          <table:table-cell office:value-type="float" office:value="-2.91133">
            <text:p>-2.91133</text:p>
          </table:table-cell>
          <table:table-cell office:value-type="float" office:value="0.0344707">
            <text:p>0.0344707</text:p>
          </table:table-cell>
          <table:table-cell office:value-type="float" office:value="0.168183">
            <text:p>0.1681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557">
            <text:p>557</text:p>
          </table:table-cell>
          <table:table-cell office:value-type="float" office:value="641">
            <text:p>641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310463">
            <text:p>-0.00310463</text:p>
          </table:table-cell>
          <table:table-cell office:value-type="float" office:value="0.00946269">
            <text:p>0.00946269</text:p>
          </table:table-cell>
          <table:table-cell office:value-type="float" office:value="-2.91159">
            <text:p>-2.91159</text:p>
          </table:table-cell>
          <table:table-cell office:value-type="float" office:value="0.0328954">
            <text:p>0.0328954</text:p>
          </table:table-cell>
          <table:table-cell office:value-type="float" office:value="0.167463">
            <text:p>0.1674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313">
            <text:p>313</text:p>
          </table:table-cell>
          <table:table-cell office:value-type="float" office:value="555">
            <text:p>555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01494">
            <text:p>-0.00201494</text:p>
          </table:table-cell>
          <table:table-cell office:value-type="float" office:value="0.00989321">
            <text:p>0.00989321</text:p>
          </table:table-cell>
          <table:table-cell office:value-type="float" office:value="-2.9112">
            <text:p>-2.9112</text:p>
          </table:table-cell>
          <table:table-cell office:value-type="float" office:value="0.0329851">
            <text:p>0.0329851</text:p>
          </table:table-cell>
          <table:table-cell office:value-type="float" office:value="0.166393">
            <text:p>0.1663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8">
            <text:p>318</text:p>
          </table:table-cell>
          <table:table-cell office:value-type="float" office:value="551">
            <text:p>551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61209">
            <text:p>-0.00261209</text:p>
          </table:table-cell>
          <table:table-cell office:value-type="float" office:value="0.00978766">
            <text:p>0.00978766</text:p>
          </table:table-cell>
          <table:table-cell office:value-type="float" office:value="-2.91098">
            <text:p>-2.91098</text:p>
          </table:table-cell>
          <table:table-cell office:value-type="float" office:value="0.0303879">
            <text:p>0.0303879</text:p>
          </table:table-cell>
          <table:table-cell office:value-type="float" office:value="0.168788">
            <text:p>0.1687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545">
            <text:p>545</text:p>
          </table:table-cell>
          <table:table-cell office:value-type="float" office:value="628">
            <text:p>62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-0.00295819">
            <text:p>-0.00295819</text:p>
          </table:table-cell>
          <table:table-cell office:value-type="float" office:value="0.0106506">
            <text:p>0.0106506</text:p>
          </table:table-cell>
          <table:table-cell office:value-type="float" office:value="-2.91187">
            <text:p>-2.91187</text:p>
          </table:table-cell>
          <table:table-cell office:value-type="float" office:value="0.0300418">
            <text:p>0.0300418</text:p>
          </table:table-cell>
          <table:table-cell office:value-type="float" office:value="0.165151">
            <text:p>0.1651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315">
            <text:p>315</text:p>
          </table:table-cell>
          <table:table-cell office:value-type="float" office:value="556">
            <text:p>556</text:p>
          </table:table-cell>
          <table:table-cell office:value-type="float" office:value="642">
            <text:p>64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0278357">
            <text:p>-0.00278357</text:p>
          </table:table-cell>
          <table:table-cell office:value-type="float" office:value="0.0104596">
            <text:p>0.0104596</text:p>
          </table:table-cell>
          <table:table-cell office:value-type="float" office:value="-2.91131">
            <text:p>-2.91131</text:p>
          </table:table-cell>
          <table:table-cell office:value-type="float" office:value="0.0317164">
            <text:p>0.0317164</text:p>
          </table:table-cell>
          <table:table-cell office:value-type="float" office:value="0.16796">
            <text:p>0.167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22222">
            <text:p>-0.00222222</text:p>
          </table:table-cell>
          <table:table-cell office:value-type="float" office:value="0.00976889">
            <text:p>0.00976889</text:p>
          </table:table-cell>
          <table:table-cell office:value-type="float" office:value="-2.91136">
            <text:p>-2.91136</text:p>
          </table:table-cell>
          <table:table-cell office:value-type="float" office:value="0.0307778">
            <text:p>0.0307778</text:p>
          </table:table-cell>
          <table:table-cell office:value-type="float" office:value="0.166269">
            <text:p>0.1662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64668">
            <text:p>-0.00264668</text:p>
          </table:table-cell>
          <table:table-cell office:value-type="float" office:value="0.0106149">
            <text:p>0.0106149</text:p>
          </table:table-cell>
          <table:table-cell office:value-type="float" office:value="-2.91083">
            <text:p>-2.91083</text:p>
          </table:table-cell>
          <table:table-cell office:value-type="float" office:value="0.0303533">
            <text:p>0.0303533</text:p>
          </table:table-cell>
          <table:table-cell office:value-type="float" office:value="0.167115">
            <text:p>0.1671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13">
            <text:p>313</text:p>
          </table:table-cell>
          <table:table-cell office:value-type="float" office:value="544">
            <text:p>544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58739">
            <text:p>-0.00158739</text:p>
          </table:table-cell>
          <table:table-cell office:value-type="float" office:value="0.0106089">
            <text:p>0.0106089</text:p>
          </table:table-cell>
          <table:table-cell office:value-type="float" office:value="-2.91076">
            <text:p>-2.91076</text:p>
          </table:table-cell>
          <table:table-cell office:value-type="float" office:value="0.0284126">
            <text:p>0.0284126</text:p>
          </table:table-cell>
          <table:table-cell office:value-type="float" office:value="0.167109">
            <text:p>0.167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317">
            <text:p>317</text:p>
          </table:table-cell>
          <table:table-cell office:value-type="float" office:value="557">
            <text:p>557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30264">
            <text:p>-0.0030264</text:p>
          </table:table-cell>
          <table:table-cell office:value-type="float" office:value="0.0104374">
            <text:p>0.0104374</text:p>
          </table:table-cell>
          <table:table-cell office:value-type="float" office:value="-2.91095">
            <text:p>-2.91095</text:p>
          </table:table-cell>
          <table:table-cell office:value-type="float" office:value="0.0324736">
            <text:p>0.0324736</text:p>
          </table:table-cell>
          <table:table-cell office:value-type="float" office:value="0.168937">
            <text:p>0.168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16">
            <text:p>316</text:p>
          </table:table-cell>
          <table:table-cell office:value-type="float" office:value="544">
            <text:p>544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174216">
            <text:p>-0.00174216</text:p>
          </table:table-cell>
          <table:table-cell office:value-type="float" office:value="0.0106792">
            <text:p>0.0106792</text:p>
          </table:table-cell>
          <table:table-cell office:value-type="float" office:value="-2.91126">
            <text:p>-2.91126</text:p>
          </table:table-cell>
          <table:table-cell office:value-type="float" office:value="0.0282578">
            <text:p>0.0282578</text:p>
          </table:table-cell>
          <table:table-cell office:value-type="float" office:value="0.168679">
            <text:p>0.1686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48367">
            <text:p>-0.00248367</text:p>
          </table:table-cell>
          <table:table-cell office:value-type="float" office:value="0.0104193">
            <text:p>0.0104193</text:p>
          </table:table-cell>
          <table:table-cell office:value-type="float" office:value="-2.91161">
            <text:p>-2.91161</text:p>
          </table:table-cell>
          <table:table-cell office:value-type="float" office:value="0.0310163">
            <text:p>0.0310163</text:p>
          </table:table-cell>
          <table:table-cell office:value-type="float" office:value="0.167419">
            <text:p>0.1674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73354">
            <text:p>-0.00173354</text:p>
          </table:table-cell>
          <table:table-cell office:value-type="float" office:value="0.0107184">
            <text:p>0.0107184</text:p>
          </table:table-cell>
          <table:table-cell office:value-type="float" office:value="-2.91126">
            <text:p>-2.91126</text:p>
          </table:table-cell>
          <table:table-cell office:value-type="float" office:value="0.0312665">
            <text:p>0.0312665</text:p>
          </table:table-cell>
          <table:table-cell office:value-type="float" office:value="0.167218">
            <text:p>0.1672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317">
            <text:p>317</text:p>
          </table:table-cell>
          <table:table-cell office:value-type="float" office:value="558">
            <text:p>558</text:p>
          </table:table-cell>
          <table:table-cell office:value-type="float" office:value="642">
            <text:p>64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63239">
            <text:p>-0.00263239</text:p>
          </table:table-cell>
          <table:table-cell office:value-type="float" office:value="0.010138">
            <text:p>0.010138</text:p>
          </table:table-cell>
          <table:table-cell office:value-type="float" office:value="-2.91172">
            <text:p>-2.91172</text:p>
          </table:table-cell>
          <table:table-cell office:value-type="float" office:value="0.0338676">
            <text:p>0.0338676</text:p>
          </table:table-cell>
          <table:table-cell office:value-type="float" office:value="0.168638">
            <text:p>0.168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312">
            <text:p>312</text:p>
          </table:table-cell>
          <table:table-cell office:value-type="float" office:value="552">
            <text:p>552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03098">
            <text:p>-0.003098</text:p>
          </table:table-cell>
          <table:table-cell office:value-type="float" office:value="0.0102563">
            <text:p>0.0102563</text:p>
          </table:table-cell>
          <table:table-cell office:value-type="float" office:value="-2.91175">
            <text:p>-2.91175</text:p>
          </table:table-cell>
          <table:table-cell office:value-type="float" office:value="0.031402">
            <text:p>0.031402</text:p>
          </table:table-cell>
          <table:table-cell office:value-type="float" office:value="0.166256">
            <text:p>0.1662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15">
            <text:p>315</text:p>
          </table:table-cell>
          <table:table-cell office:value-type="float" office:value="553">
            <text:p>55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19307">
            <text:p>-0.0019307</text:p>
          </table:table-cell>
          <table:table-cell office:value-type="float" office:value="0.00975866">
            <text:p>0.00975866</text:p>
          </table:table-cell>
          <table:table-cell office:value-type="float" office:value="-2.91162">
            <text:p>-2.91162</text:p>
          </table:table-cell>
          <table:table-cell office:value-type="float" office:value="0.0335693">
            <text:p>0.0335693</text:p>
          </table:table-cell>
          <table:table-cell office:value-type="float" office:value="0.167259">
            <text:p>0.167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318">
            <text:p>318</text:p>
          </table:table-cell>
          <table:table-cell office:value-type="float" office:value="558">
            <text:p>55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25748">
            <text:p>-0.00325748</text:p>
          </table:table-cell>
          <table:table-cell office:value-type="float" office:value="0.010443">
            <text:p>0.010443</text:p>
          </table:table-cell>
          <table:table-cell office:value-type="float" office:value="-2.91144">
            <text:p>-2.91144</text:p>
          </table:table-cell>
          <table:table-cell office:value-type="float" office:value="0.0332425">
            <text:p>0.0332425</text:p>
          </table:table-cell>
          <table:table-cell office:value-type="float" office:value="0.169443">
            <text:p>0.169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12">
            <text:p>312</text:p>
          </table:table-cell>
          <table:table-cell office:value-type="float" office:value="540">
            <text:p>54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319">
            <text:p>319</text:p>
          </table:table-cell>
          <table:table-cell office:value-type="float" office:value="-0.00232436">
            <text:p>-0.00232436</text:p>
          </table:table-cell>
          <table:table-cell office:value-type="float" office:value="0.00987672">
            <text:p>0.00987672</text:p>
          </table:table-cell>
          <table:table-cell office:value-type="float" office:value="-2.91152">
            <text:p>-2.91152</text:p>
          </table:table-cell>
          <table:table-cell office:value-type="float" office:value="0.0271756">
            <text:p>0.0271756</text:p>
          </table:table-cell>
          <table:table-cell office:value-type="float" office:value="0.165877">
            <text:p>0.1658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312">
            <text:p>312</text:p>
          </table:table-cell>
          <table:table-cell office:value-type="float" office:value="552">
            <text:p>552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0297002">
            <text:p>-0.00297002</text:p>
          </table:table-cell>
          <table:table-cell office:value-type="float" office:value="0.010631">
            <text:p>0.010631</text:p>
          </table:table-cell>
          <table:table-cell office:value-type="float" office:value="-2.91151">
            <text:p>-2.91151</text:p>
          </table:table-cell>
          <table:table-cell office:value-type="float" office:value="0.03153">
            <text:p>0.03153</text:p>
          </table:table-cell>
          <table:table-cell office:value-type="float" office:value="0.166631">
            <text:p>0.1666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315">
            <text:p>315</text:p>
          </table:table-cell>
          <table:table-cell office:value-type="float" office:value="554">
            <text:p>554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4651">
            <text:p>-0.0024651</text:p>
          </table:table-cell>
          <table:table-cell office:value-type="float" office:value="0.0106666">
            <text:p>0.0106666</text:p>
          </table:table-cell>
          <table:table-cell office:value-type="float" office:value="-2.91213">
            <text:p>-2.91213</text:p>
          </table:table-cell>
          <table:table-cell office:value-type="float" office:value="0.0320349">
            <text:p>0.0320349</text:p>
          </table:table-cell>
          <table:table-cell office:value-type="float" office:value="0.168167">
            <text:p>0.168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02718">
            <text:p>-0.00302718</text:p>
          </table:table-cell>
          <table:table-cell office:value-type="float" office:value="0.0105547">
            <text:p>0.0105547</text:p>
          </table:table-cell>
          <table:table-cell office:value-type="float" office:value="-2.91263">
            <text:p>-2.91263</text:p>
          </table:table-cell>
          <table:table-cell office:value-type="float" office:value="0.0299728">
            <text:p>0.0299728</text:p>
          </table:table-cell>
          <table:table-cell office:value-type="float" office:value="0.167055">
            <text:p>0.167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312">
            <text:p>312</text:p>
          </table:table-cell>
          <table:table-cell office:value-type="float" office:value="542">
            <text:p>542</text:p>
          </table:table-cell>
          <table:table-cell office:value-type="float" office:value="631">
            <text:p>631</text:p>
          </table:table-cell>
          <table:table-cell table:number-columns-repeated="2" office:value-type="float" office:value="322">
            <text:p>322</text:p>
          </table:table-cell>
          <table:table-cell office:value-type="float" office:value="-0.00297801">
            <text:p>-0.00297801</text:p>
          </table:table-cell>
          <table:table-cell office:value-type="float" office:value="0.0103524">
            <text:p>0.0103524</text:p>
          </table:table-cell>
          <table:table-cell office:value-type="float" office:value="-2.91293">
            <text:p>-2.91293</text:p>
          </table:table-cell>
          <table:table-cell office:value-type="float" office:value="0.028522">
            <text:p>0.028522</text:p>
          </table:table-cell>
          <table:table-cell office:value-type="float" office:value="0.166352">
            <text:p>0.1663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314">
            <text:p>314</text:p>
          </table:table-cell>
          <table:table-cell office:value-type="float" office:value="548">
            <text:p>548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222843">
            <text:p>-0.00222843</text:p>
          </table:table-cell>
          <table:table-cell office:value-type="float" office:value="0.0110151">
            <text:p>0.0110151</text:p>
          </table:table-cell>
          <table:table-cell office:value-type="float" office:value="-2.91252">
            <text:p>-2.91252</text:p>
          </table:table-cell>
          <table:table-cell office:value-type="float" office:value="0.0287716">
            <text:p>0.0287716</text:p>
          </table:table-cell>
          <table:table-cell office:value-type="float" office:value="0.168015">
            <text:p>0.168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14">
            <text:p>314</text:p>
          </table:table-cell>
          <table:table-cell office:value-type="float" office:value="543">
            <text:p>543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35254">
            <text:p>-0.00235254</text:p>
          </table:table-cell>
          <table:table-cell office:value-type="float" office:value="0.0102627">
            <text:p>0.0102627</text:p>
          </table:table-cell>
          <table:table-cell office:value-type="float" office:value="-2.91307">
            <text:p>-2.91307</text:p>
          </table:table-cell>
          <table:table-cell office:value-type="float" office:value="0.0281475">
            <text:p>0.0281475</text:p>
          </table:table-cell>
          <table:table-cell office:value-type="float" office:value="0.167263">
            <text:p>0.1672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68942">
            <text:p>-0.00268942</text:p>
          </table:table-cell>
          <table:table-cell office:value-type="float" office:value="0.0104019">
            <text:p>0.0104019</text:p>
          </table:table-cell>
          <table:table-cell office:value-type="float" office:value="-2.91231">
            <text:p>-2.91231</text:p>
          </table:table-cell>
          <table:table-cell office:value-type="float" office:value="0.0308106">
            <text:p>0.0308106</text:p>
          </table:table-cell>
          <table:table-cell office:value-type="float" office:value="0.167402">
            <text:p>0.1674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551">
            <text:p>551</text:p>
          </table:table-cell>
          <table:table-cell office:value-type="float" office:value="663">
            <text:p>663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272299">
            <text:p>-0.00272299</text:p>
          </table:table-cell>
          <table:table-cell office:value-type="float" office:value="0.0102149">
            <text:p>0.0102149</text:p>
          </table:table-cell>
          <table:table-cell office:value-type="float" office:value="-2.91317">
            <text:p>-2.91317</text:p>
          </table:table-cell>
          <table:table-cell office:value-type="float" office:value="0.026777">
            <text:p>0.026777</text:p>
          </table:table-cell>
          <table:table-cell office:value-type="float" office:value="0.175715">
            <text:p>0.175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549">
            <text:p>549</text:p>
          </table:table-cell>
          <table:table-cell office:value-type="float" office:value="632">
            <text:p>632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0271048">
            <text:p>-0.00271048</text:p>
          </table:table-cell>
          <table:table-cell office:value-type="float" office:value="0.010865">
            <text:p>0.010865</text:p>
          </table:table-cell>
          <table:table-cell office:value-type="float" office:value="-2.91351">
            <text:p>-2.91351</text:p>
          </table:table-cell>
          <table:table-cell office:value-type="float" office:value="0.0302895">
            <text:p>0.0302895</text:p>
          </table:table-cell>
          <table:table-cell office:value-type="float" office:value="0.165365">
            <text:p>0.1653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18">
            <text:p>318</text:p>
          </table:table-cell>
          <table:table-cell office:value-type="float" office:value="545">
            <text:p>545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297556">
            <text:p>-0.00297556</text:p>
          </table:table-cell>
          <table:table-cell office:value-type="float" office:value="0.010516">
            <text:p>0.010516</text:p>
          </table:table-cell>
          <table:table-cell office:value-type="float" office:value="-2.9132">
            <text:p>-2.9132</text:p>
          </table:table-cell>
          <table:table-cell office:value-type="float" office:value="0.0270244">
            <text:p>0.0270244</text:p>
          </table:table-cell>
          <table:table-cell office:value-type="float" office:value="0.169516">
            <text:p>0.1695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9">
            <text:p>549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68648">
            <text:p>-0.00268648</text:p>
          </table:table-cell>
          <table:table-cell office:value-type="float" office:value="0.0105697">
            <text:p>0.0105697</text:p>
          </table:table-cell>
          <table:table-cell office:value-type="float" office:value="-2.91344">
            <text:p>-2.91344</text:p>
          </table:table-cell>
          <table:table-cell office:value-type="float" office:value="0.0308135">
            <text:p>0.0308135</text:p>
          </table:table-cell>
          <table:table-cell office:value-type="float" office:value="0.16757">
            <text:p>0.167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556">
            <text:p>556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78961">
            <text:p>-0.00278961</text:p>
          </table:table-cell>
          <table:table-cell office:value-type="float" office:value="0.0102424">
            <text:p>0.0102424</text:p>
          </table:table-cell>
          <table:table-cell office:value-type="float" office:value="-2.91326">
            <text:p>-2.91326</text:p>
          </table:table-cell>
          <table:table-cell office:value-type="float" office:value="0.0332104">
            <text:p>0.0332104</text:p>
          </table:table-cell>
          <table:table-cell office:value-type="float" office:value="0.168242">
            <text:p>0.1682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317">
            <text:p>317</text:p>
          </table:table-cell>
          <table:table-cell office:value-type="float" office:value="548">
            <text:p>54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64208">
            <text:p>-0.00264208</text:p>
          </table:table-cell>
          <table:table-cell office:value-type="float" office:value="0.0106835">
            <text:p>0.0106835</text:p>
          </table:table-cell>
          <table:table-cell office:value-type="float" office:value="-2.91353">
            <text:p>-2.91353</text:p>
          </table:table-cell>
          <table:table-cell office:value-type="float" office:value="0.0303579">
            <text:p>0.0303579</text:p>
          </table:table-cell>
          <table:table-cell office:value-type="float" office:value="0.169183">
            <text:p>0.1691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20">
            <text:p>320</text:p>
          </table:table-cell>
          <table:table-cell office:value-type="float" office:value="546">
            <text:p>546</text:p>
          </table:table-cell>
          <table:table-cell office:value-type="float" office:value="647">
            <text:p>647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309796">
            <text:p>-0.00309796</text:p>
          </table:table-cell>
          <table:table-cell office:value-type="float" office:value="0.00979388">
            <text:p>0.00979388</text:p>
          </table:table-cell>
          <table:table-cell office:value-type="float" office:value="-2.91402">
            <text:p>-2.91402</text:p>
          </table:table-cell>
          <table:table-cell office:value-type="float" office:value="0.026402">
            <text:p>0.026402</text:p>
          </table:table-cell>
          <table:table-cell office:value-type="float" office:value="0.169794">
            <text:p>0.169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318">
            <text:p>318</text:p>
          </table:table-cell>
          <table:table-cell office:value-type="float" office:value="549">
            <text:p>549</text:p>
          </table:table-cell>
          <table:table-cell office:value-type="float" office:value="645">
            <text:p>645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3484">
            <text:p>-0.003484</text:p>
          </table:table-cell>
          <table:table-cell office:value-type="float" office:value="0.00993802">
            <text:p>0.00993802</text:p>
          </table:table-cell>
          <table:table-cell office:value-type="float" office:value="-2.91439">
            <text:p>-2.91439</text:p>
          </table:table-cell>
          <table:table-cell office:value-type="float" office:value="0.027516">
            <text:p>0.027516</text:p>
          </table:table-cell>
          <table:table-cell office:value-type="float" office:value="0.168938">
            <text:p>0.1689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19">
            <text:p>319</text:p>
          </table:table-cell>
          <table:table-cell office:value-type="float" office:value="550">
            <text:p>550</text:p>
          </table:table-cell>
          <table:table-cell office:value-type="float" office:value="648">
            <text:p>648</text:p>
          </table:table-cell>
          <table:table-cell table:number-columns-repeated="2" office:value-type="float" office:value="303">
            <text:p>303</text:p>
          </table:table-cell>
          <table:table-cell office:value-type="float" office:value="-0.00375903">
            <text:p>-0.00375903</text:p>
          </table:table-cell>
          <table:table-cell office:value-type="float" office:value="0.0104027">
            <text:p>0.0104027</text:p>
          </table:table-cell>
          <table:table-cell office:value-type="float" office:value="-2.91447">
            <text:p>-2.91447</text:p>
          </table:table-cell>
          <table:table-cell office:value-type="float" office:value="0.026741">
            <text:p>0.026741</text:p>
          </table:table-cell>
          <table:table-cell office:value-type="float" office:value="0.169903">
            <text:p>0.169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314">
            <text:p>314</text:p>
          </table:table-cell>
          <table:table-cell office:value-type="float" office:value="536">
            <text:p>53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8743">
            <text:p>-0.0028743</text:p>
          </table:table-cell>
          <table:table-cell office:value-type="float" office:value="0.00978727">
            <text:p>0.00978727</text:p>
          </table:table-cell>
          <table:table-cell office:value-type="float" office:value="-2.91455">
            <text:p>-2.91455</text:p>
          </table:table-cell>
          <table:table-cell office:value-type="float" office:value="0.0241257">
            <text:p>0.0241257</text:p>
          </table:table-cell>
          <table:table-cell office:value-type="float" office:value="0.166787">
            <text:p>0.1667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548">
            <text:p>548</text:p>
          </table:table-cell>
          <table:table-cell office:value-type="float" office:value="635">
            <text:p>635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277856">
            <text:p>-0.00277856</text:p>
          </table:table-cell>
          <table:table-cell office:value-type="float" office:value="0.0104361">
            <text:p>0.0104361</text:p>
          </table:table-cell>
          <table:table-cell office:value-type="float" office:value="-2.91474">
            <text:p>-2.91474</text:p>
          </table:table-cell>
          <table:table-cell office:value-type="float" office:value="0.0302214">
            <text:p>0.0302214</text:p>
          </table:table-cell>
          <table:table-cell office:value-type="float" office:value="0.166936">
            <text:p>0.166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14">
            <text:p>314</text:p>
          </table:table-cell>
          <table:table-cell office:value-type="float" office:value="534">
            <text:p>534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268541">
            <text:p>-0.00268541</text:p>
          </table:table-cell>
          <table:table-cell office:value-type="float" office:value="0.00978702">
            <text:p>0.00978702</text:p>
          </table:table-cell>
          <table:table-cell office:value-type="float" office:value="-2.91452">
            <text:p>-2.91452</text:p>
          </table:table-cell>
          <table:table-cell office:value-type="float" office:value="0.0223146">
            <text:p>0.0223146</text:p>
          </table:table-cell>
          <table:table-cell office:value-type="float" office:value="0.166787">
            <text:p>0.1667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317">
            <text:p>317</text:p>
          </table:table-cell>
          <table:table-cell office:value-type="float" office:value="538">
            <text:p>53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46233">
            <text:p>-0.00346233</text:p>
          </table:table-cell>
          <table:table-cell office:value-type="float" office:value="0.0102126">
            <text:p>0.0102126</text:p>
          </table:table-cell>
          <table:table-cell office:value-type="float" office:value="-2.91465">
            <text:p>-2.91465</text:p>
          </table:table-cell>
          <table:table-cell office:value-type="float" office:value="0.0245377">
            <text:p>0.0245377</text:p>
          </table:table-cell>
          <table:table-cell office:value-type="float" office:value="0.168713">
            <text:p>0.1687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321">
            <text:p>321</text:p>
          </table:table-cell>
          <table:table-cell office:value-type="float" office:value="536">
            <text:p>536</text:p>
          </table:table-cell>
          <table:table-cell office:value-type="float" office:value="652">
            <text:p>652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0269418">
            <text:p>-0.00269418</text:p>
          </table:table-cell>
          <table:table-cell office:value-type="float" office:value="0.0101555">
            <text:p>0.0101555</text:p>
          </table:table-cell>
          <table:table-cell office:value-type="float" office:value="-2.91485">
            <text:p>-2.91485</text:p>
          </table:table-cell>
          <table:table-cell office:value-type="float" office:value="0.0198058">
            <text:p>0.0198058</text:p>
          </table:table-cell>
          <table:table-cell office:value-type="float" office:value="0.170655">
            <text:p>0.1706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315">
            <text:p>315</text:p>
          </table:table-cell>
          <table:table-cell office:value-type="float" office:value="540">
            <text:p>540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70294">
            <text:p>-0.00370294</text:p>
          </table:table-cell>
          <table:table-cell office:value-type="float" office:value="0.00961855">
            <text:p>0.00961855</text:p>
          </table:table-cell>
          <table:table-cell office:value-type="float" office:value="-2.91446">
            <text:p>-2.91446</text:p>
          </table:table-cell>
          <table:table-cell office:value-type="float" office:value="0.0252971">
            <text:p>0.0252971</text:p>
          </table:table-cell>
          <table:table-cell office:value-type="float" office:value="0.167119">
            <text:p>0.1671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14">
            <text:p>314</text:p>
          </table:table-cell>
          <table:table-cell office:value-type="float" office:value="532">
            <text:p>532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345906">
            <text:p>-0.00345906</text:p>
          </table:table-cell>
          <table:table-cell office:value-type="float" office:value="0.00941874">
            <text:p>0.00941874</text:p>
          </table:table-cell>
          <table:table-cell office:value-type="float" office:value="-2.91503">
            <text:p>-2.91503</text:p>
          </table:table-cell>
          <table:table-cell office:value-type="float" office:value="0.0200409">
            <text:p>0.0200409</text:p>
          </table:table-cell>
          <table:table-cell office:value-type="float" office:value="0.166419">
            <text:p>0.1664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15">
            <text:p>315</text:p>
          </table:table-cell>
          <table:table-cell office:value-type="float" office:value="536">
            <text:p>536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472806">
            <text:p>-0.00472806</text:p>
          </table:table-cell>
          <table:table-cell office:value-type="float" office:value="0.00907849">
            <text:p>0.00907849</text:p>
          </table:table-cell>
          <table:table-cell office:value-type="float" office:value="-2.91477">
            <text:p>-2.91477</text:p>
          </table:table-cell>
          <table:table-cell office:value-type="float" office:value="0.0207719">
            <text:p>0.0207719</text:p>
          </table:table-cell>
          <table:table-cell office:value-type="float" office:value="0.166579">
            <text:p>0.1665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17">
            <text:p>317</text:p>
          </table:table-cell>
          <table:table-cell office:value-type="float" office:value="534">
            <text:p>534</text:p>
          </table:table-cell>
          <table:table-cell office:value-type="float" office:value="644">
            <text:p>644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0404667">
            <text:p>-0.00404667</text:p>
          </table:table-cell>
          <table:table-cell office:value-type="float" office:value="0.00983832">
            <text:p>0.00983832</text:p>
          </table:table-cell>
          <table:table-cell office:value-type="float" office:value="-2.91515">
            <text:p>-2.91515</text:p>
          </table:table-cell>
          <table:table-cell office:value-type="float" office:value="0.0194533">
            <text:p>0.0194533</text:p>
          </table:table-cell>
          <table:table-cell office:value-type="float" office:value="0.168338">
            <text:p>0.1683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315">
            <text:p>315</text:p>
          </table:table-cell>
          <table:table-cell office:value-type="float" office:value="526">
            <text:p>526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3519">
            <text:p>-0.0033519</text:p>
          </table:table-cell>
          <table:table-cell office:value-type="float" office:value="0.00956548">
            <text:p>0.00956548</text:p>
          </table:table-cell>
          <table:table-cell office:value-type="float" office:value="-2.91516">
            <text:p>-2.91516</text:p>
          </table:table-cell>
          <table:table-cell office:value-type="float" office:value="0.0186481">
            <text:p>0.0186481</text:p>
          </table:table-cell>
          <table:table-cell office:value-type="float" office:value="0.167066">
            <text:p>0.167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15">
            <text:p>315</text:p>
          </table:table-cell>
          <table:table-cell office:value-type="float" office:value="522">
            <text:p>522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-0.00355968">
            <text:p>-0.00355968</text:p>
          </table:table-cell>
          <table:table-cell office:value-type="float" office:value="0.00991892">
            <text:p>0.00991892</text:p>
          </table:table-cell>
          <table:table-cell office:value-type="float" office:value="-2.91536">
            <text:p>-2.91536</text:p>
          </table:table-cell>
          <table:table-cell office:value-type="float" office:value="0.0134403">
            <text:p>0.0134403</text:p>
          </table:table-cell>
          <table:table-cell office:value-type="float" office:value="0.167419">
            <text:p>0.1674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18">
            <text:p>318</text:p>
          </table:table-cell>
          <table:table-cell office:value-type="float" office:value="523">
            <text:p>523</text:p>
          </table:table-cell>
          <table:table-cell office:value-type="float" office:value="645">
            <text:p>645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357572">
            <text:p>-0.00357572</text:p>
          </table:table-cell>
          <table:table-cell office:value-type="float" office:value="0.00854162">
            <text:p>0.00854162</text:p>
          </table:table-cell>
          <table:table-cell office:value-type="float" office:value="-2.91536">
            <text:p>-2.91536</text:p>
          </table:table-cell>
          <table:table-cell office:value-type="float" office:value="0.0144243">
            <text:p>0.0144243</text:p>
          </table:table-cell>
          <table:table-cell office:value-type="float" office:value="0.167542">
            <text:p>0.1675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30">
            <text:p>330</text:p>
          </table:table-cell>
          <table:table-cell office:value-type="float" office:value="530">
            <text:p>530</text:p>
          </table:table-cell>
          <table:table-cell office:value-type="float" office:value="664">
            <text:p>664</text:p>
          </table:table-cell>
          <table:table-cell table:number-columns-repeated="2" office:value-type="float" office:value="293">
            <text:p>293</text:p>
          </table:table-cell>
          <table:table-cell office:value-type="float" office:value="-0.00414472">
            <text:p>-0.00414472</text:p>
          </table:table-cell>
          <table:table-cell office:value-type="float" office:value="0.00805494">
            <text:p>0.00805494</text:p>
          </table:table-cell>
          <table:table-cell office:value-type="float" office:value="-2.91462">
            <text:p>-2.91462</text:p>
          </table:table-cell>
          <table:table-cell office:value-type="float" office:value="0.0138553">
            <text:p>0.0138553</text:p>
          </table:table-cell>
          <table:table-cell office:value-type="float" office:value="0.173055">
            <text:p>0.173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17">
            <text:p>317</text:p>
          </table:table-cell>
          <table:table-cell office:value-type="float" office:value="525">
            <text:p>525</text:p>
          </table:table-cell>
          <table:table-cell office:value-type="float" office:value="642">
            <text:p>64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464593">
            <text:p>-0.00464593</text:p>
          </table:table-cell>
          <table:table-cell office:value-type="float" office:value="0.00853565">
            <text:p>0.00853565</text:p>
          </table:table-cell>
          <table:table-cell office:value-type="float" office:value="-2.91491">
            <text:p>-2.91491</text:p>
          </table:table-cell>
          <table:table-cell office:value-type="float" office:value="0.0153541">
            <text:p>0.0153541</text:p>
          </table:table-cell>
          <table:table-cell office:value-type="float" office:value="0.167036">
            <text:p>0.167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3">
            <text:p>313</text:p>
          </table:table-cell>
          <table:table-cell office:value-type="float" office:value="519">
            <text:p>519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499446">
            <text:p>-0.00499446</text:p>
          </table:table-cell>
          <table:table-cell office:value-type="float" office:value="0.00847039">
            <text:p>0.00847039</text:p>
          </table:table-cell>
          <table:table-cell office:value-type="float" office:value="-2.9145">
            <text:p>-2.9145</text:p>
          </table:table-cell>
          <table:table-cell office:value-type="float" office:value="0.0115055">
            <text:p>0.0115055</text:p>
          </table:table-cell>
          <table:table-cell office:value-type="float" office:value="0.16497">
            <text:p>0.164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21">
            <text:p>321</text:p>
          </table:table-cell>
          <table:table-cell office:value-type="float" office:value="511">
            <text:p>511</text:p>
          </table:table-cell>
          <table:table-cell office:value-type="float" office:value="652">
            <text:p>652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0485535">
            <text:p>-0.00485535</text:p>
          </table:table-cell>
          <table:table-cell office:value-type="float" office:value="0.00858615">
            <text:p>0.00858615</text:p>
          </table:table-cell>
          <table:table-cell office:value-type="float" office:value="-2.91492">
            <text:p>-2.91492</text:p>
          </table:table-cell>
          <table:table-cell office:value-type="float" office:value="0.00514465">
            <text:p>0.00514465</text:p>
          </table:table-cell>
          <table:table-cell office:value-type="float" office:value="0.169086">
            <text:p>0.1690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23">
            <text:p>323</text:p>
          </table:table-cell>
          <table:table-cell office:value-type="float" office:value="509">
            <text:p>509</text:p>
          </table:table-cell>
          <table:table-cell office:value-type="float" office:value="652">
            <text:p>65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-0.00478442">
            <text:p>-0.00478442</text:p>
          </table:table-cell>
          <table:table-cell office:value-type="float" office:value="0.00856751">
            <text:p>0.00856751</text:p>
          </table:table-cell>
          <table:table-cell office:value-type="float" office:value="-2.91503">
            <text:p>-2.91503</text:p>
          </table:table-cell>
          <table:table-cell office:value-type="float" office:value="0.00521558">
            <text:p>0.00521558</text:p>
          </table:table-cell>
          <table:table-cell office:value-type="float" office:value="0.170068">
            <text:p>0.1700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17">
            <text:p>317</text:p>
          </table:table-cell>
          <table:table-cell office:value-type="float" office:value="508">
            <text:p>508</text:p>
          </table:table-cell>
          <table:table-cell office:value-type="float" office:value="644">
            <text:p>644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0367653">
            <text:p>-0.00367653</text:p>
          </table:table-cell>
          <table:table-cell office:value-type="float" office:value="0.00918858">
            <text:p>0.00918858</text:p>
          </table:table-cell>
          <table:table-cell office:value-type="float" office:value="-2.91472">
            <text:p>-2.91472</text:p>
          </table:table-cell>
          <table:table-cell office:value-type="float" office:value="0.00682347">
            <text:p>0.00682347</text:p>
          </table:table-cell>
          <table:table-cell office:value-type="float" office:value="0.167689">
            <text:p>0.167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[inav] new surface level: -0.69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322">
            <text:p>322</text:p>
          </table:table-cell>
          <table:table-cell office:value-type="float" office:value="508">
            <text:p>508</text:p>
          </table:table-cell>
          <table:table-cell office:value-type="float" office:value="652">
            <text:p>65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472764">
            <text:p>-0.00472764</text:p>
          </table:table-cell>
          <table:table-cell office:value-type="float" office:value="0.0089961">
            <text:p>0.0089961</text:p>
          </table:table-cell>
          <table:table-cell office:value-type="float" office:value="-2.91467">
            <text:p>-2.91467</text:p>
          </table:table-cell>
          <table:table-cell office:value-type="float" office:value="0.00427236">
            <text:p>0.00427236</text:p>
          </table:table-cell>
          <table:table-cell office:value-type="float" office:value="0.169996">
            <text:p>0.169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22">
            <text:p>322</text:p>
          </table:table-cell>
          <table:table-cell office:value-type="float" office:value="496">
            <text:p>496</text:p>
          </table:table-cell>
          <table:table-cell office:value-type="float" office:value="652">
            <text:p>65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478843">
            <text:p>-0.00478843</text:p>
          </table:table-cell>
          <table:table-cell office:value-type="float" office:value="0.00777693">
            <text:p>0.00777693</text:p>
          </table:table-cell>
          <table:table-cell office:value-type="float" office:value="-2.91498">
            <text:p>-2.91498</text:p>
          </table:table-cell>
          <table:table-cell office:value-type="float" office:value="-0.00178843">
            <text:p>-0.00178843</text:p>
          </table:table-cell>
          <table:table-cell office:value-type="float" office:value="0.168777">
            <text:p>0.1687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328">
            <text:p>328</text:p>
          </table:table-cell>
          <table:table-cell office:value-type="float" office:value="487">
            <text:p>487</text:p>
          </table:table-cell>
          <table:table-cell office:value-type="float" office:value="658">
            <text:p>65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52243">
            <text:p>-0.0052243</text:p>
          </table:table-cell>
          <table:table-cell office:value-type="float" office:value="0.00847469">
            <text:p>0.00847469</text:p>
          </table:table-cell>
          <table:table-cell office:value-type="float" office:value="-2.91524">
            <text:p>-2.91524</text:p>
          </table:table-cell>
          <table:table-cell office:value-type="float" office:value="-0.0067243">
            <text:p>-0.0067243</text:p>
          </table:table-cell>
          <table:table-cell office:value-type="float" office:value="0.172475">
            <text:p>0.1724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492">
            <text:p>492</text:p>
          </table:table-cell>
          <table:table-cell office:value-type="float" office:value="654">
            <text:p>65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528339">
            <text:p>-0.00528339</text:p>
          </table:table-cell>
          <table:table-cell office:value-type="float" office:value="0.00772547">
            <text:p>0.00772547</text:p>
          </table:table-cell>
          <table:table-cell office:value-type="float" office:value="-2.91443">
            <text:p>-2.91443</text:p>
          </table:table-cell>
          <table:table-cell office:value-type="float" office:value="-0.00528339">
            <text:p>-0.00528339</text:p>
          </table:table-cell>
          <table:table-cell office:value-type="float" office:value="0.168725">
            <text:p>0.1687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5">
            <text:p>-5</text:p>
          </table:table-cell>
          <table:table-cell office:value-type="float" office:value="320">
            <text:p>320</text:p>
          </table:table-cell>
          <table:table-cell office:value-type="float" office:value="485">
            <text:p>485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441751">
            <text:p>-0.00441751</text:p>
          </table:table-cell>
          <table:table-cell office:value-type="float" office:value="0.00725072">
            <text:p>0.00725072</text:p>
          </table:table-cell>
          <table:table-cell office:value-type="float" office:value="-2.91362">
            <text:p>-2.91362</text:p>
          </table:table-cell>
          <table:table-cell office:value-type="float" office:value="-0.00691751">
            <text:p>-0.00691751</text:p>
          </table:table-cell>
          <table:table-cell office:value-type="float" office:value="0.167251">
            <text:p>0.1672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326">
            <text:p>326</text:p>
          </table:table-cell>
          <table:table-cell office:value-type="float" office:value="487">
            <text:p>487</text:p>
          </table:table-cell>
          <table:table-cell office:value-type="float" office:value="657">
            <text:p>657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0455507">
            <text:p>-0.00455507</text:p>
          </table:table-cell>
          <table:table-cell office:value-type="float" office:value="0.00764163">
            <text:p>0.00764163</text:p>
          </table:table-cell>
          <table:table-cell office:value-type="float" office:value="-2.91396">
            <text:p>-2.91396</text:p>
          </table:table-cell>
          <table:table-cell office:value-type="float" office:value="-0.00655507">
            <text:p>-0.00655507</text:p>
          </table:table-cell>
          <table:table-cell office:value-type="float" office:value="0.170642">
            <text:p>0.1706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6">
            <text:p>-16</text:p>
          </table:table-cell>
          <table:table-cell office:value-type="float" office:value="323">
            <text:p>323</text:p>
          </table:table-cell>
          <table:table-cell office:value-type="float" office:value="469">
            <text:p>469</text:p>
          </table:table-cell>
          <table:table-cell office:value-type="float" office:value="648">
            <text:p>64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451169">
            <text:p>-0.00451169</text:p>
          </table:table-cell>
          <table:table-cell office:value-type="float" office:value="0.00798124">
            <text:p>0.00798124</text:p>
          </table:table-cell>
          <table:table-cell office:value-type="float" office:value="-2.91393">
            <text:p>-2.91393</text:p>
          </table:table-cell>
          <table:table-cell office:value-type="float" office:value="-0.0125117">
            <text:p>-0.0125117</text:p>
          </table:table-cell>
          <table:table-cell office:value-type="float" office:value="0.169481">
            <text:p>0.1694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9">
            <text:p>-9</text:p>
          </table:table-cell>
          <table:table-cell office:value-type="float" office:value="320">
            <text:p>320</text:p>
          </table:table-cell>
          <table:table-cell office:value-type="float" office:value="481">
            <text:p>481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547476">
            <text:p>-0.00547476</text:p>
          </table:table-cell>
          <table:table-cell office:value-type="float" office:value="0.00737963">
            <text:p>0.00737963</text:p>
          </table:table-cell>
          <table:table-cell office:value-type="float" office:value="-2.91395">
            <text:p>-2.91395</text:p>
          </table:table-cell>
          <table:table-cell office:value-type="float" office:value="-0.00997476">
            <text:p>-0.00997476</text:p>
          </table:table-cell>
          <table:table-cell office:value-type="float" office:value="0.16738">
            <text:p>0.16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1">
            <text:p>-21</text:p>
          </table:table-cell>
          <table:table-cell office:value-type="float" office:value="324">
            <text:p>324</text:p>
          </table:table-cell>
          <table:table-cell office:value-type="float" office:value="470">
            <text:p>470</text:p>
          </table:table-cell>
          <table:table-cell office:value-type="float" office:value="655">
            <text:p>655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0483326">
            <text:p>-0.00483326</text:p>
          </table:table-cell>
          <table:table-cell office:value-type="float" office:value="0.00668463">
            <text:p>0.00668463</text:p>
          </table:table-cell>
          <table:table-cell office:value-type="float" office:value="-2.91334">
            <text:p>-2.91334</text:p>
          </table:table-cell>
          <table:table-cell office:value-type="float" office:value="-0.0153333">
            <text:p>-0.0153333</text:p>
          </table:table-cell>
          <table:table-cell office:value-type="float" office:value="0.168685">
            <text:p>0.1686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3">
            <text:p>-23</text:p>
          </table:table-cell>
          <table:table-cell office:value-type="float" office:value="325">
            <text:p>325</text:p>
          </table:table-cell>
          <table:table-cell office:value-type="float" office:value="470">
            <text:p>470</text:p>
          </table:table-cell>
          <table:table-cell office:value-type="float" office:value="658">
            <text:p>658</text:p>
          </table:table-cell>
          <table:table-cell table:number-columns-repeated="2" office:value-type="float" office:value="294">
            <text:p>294</text:p>
          </table:table-cell>
          <table:table-cell office:value-type="float" office:value="-0.00488477">
            <text:p>-0.00488477</text:p>
          </table:table-cell>
          <table:table-cell office:value-type="float" office:value="0.00725598">
            <text:p>0.00725598</text:p>
          </table:table-cell>
          <table:table-cell office:value-type="float" office:value="-2.91314">
            <text:p>-2.91314</text:p>
          </table:table-cell>
          <table:table-cell office:value-type="float" office:value="-0.0163848">
            <text:p>-0.0163848</text:p>
          </table:table-cell>
          <table:table-cell office:value-type="float" office:value="0.169756">
            <text:p>0.1697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321">
            <text:p>321</text:p>
          </table:table-cell>
          <table:table-cell office:value-type="float" office:value="451">
            <text:p>451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517801">
            <text:p>-0.00517801</text:p>
          </table:table-cell>
          <table:table-cell office:value-type="float" office:value="0.00668407">
            <text:p>0.00668407</text:p>
          </table:table-cell>
          <table:table-cell office:value-type="float" office:value="-2.91277">
            <text:p>-2.91277</text:p>
          </table:table-cell>
          <table:table-cell office:value-type="float" office:value="-0.020678">
            <text:p>-0.020678</text:p>
          </table:table-cell>
          <table:table-cell office:value-type="float" office:value="0.167184">
            <text:p>0.1671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8">
            <text:p>-18</text:p>
          </table:table-cell>
          <table:table-cell office:value-type="float" office:value="324">
            <text:p>324</text:p>
          </table:table-cell>
          <table:table-cell office:value-type="float" office:value="472">
            <text:p>472</text:p>
          </table:table-cell>
          <table:table-cell office:value-type="float" office:value="654">
            <text:p>654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576581">
            <text:p>-0.00576581</text:p>
          </table:table-cell>
          <table:table-cell office:value-type="float" office:value="0.0068027">
            <text:p>0.0068027</text:p>
          </table:table-cell>
          <table:table-cell office:value-type="float" office:value="-2.91222">
            <text:p>-2.91222</text:p>
          </table:table-cell>
          <table:table-cell office:value-type="float" office:value="-0.0147658">
            <text:p>-0.0147658</text:p>
          </table:table-cell>
          <table:table-cell office:value-type="float" office:value="0.168803">
            <text:p>0.1688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37">
            <text:p>-37</text:p>
          </table:table-cell>
          <table:table-cell office:value-type="float" office:value="327">
            <text:p>327</text:p>
          </table:table-cell>
          <table:table-cell office:value-type="float" office:value="455">
            <text:p>455</text:p>
          </table:table-cell>
          <table:table-cell office:value-type="float" office:value="659">
            <text:p>659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5772">
            <text:p>-0.005772</text:p>
          </table:table-cell>
          <table:table-cell office:value-type="float" office:value="0.00713316">
            <text:p>0.00713316</text:p>
          </table:table-cell>
          <table:table-cell office:value-type="float" office:value="-2.91254">
            <text:p>-2.91254</text:p>
          </table:table-cell>
          <table:table-cell office:value-type="float" office:value="-0.024272">
            <text:p>-0.024272</text:p>
          </table:table-cell>
          <table:table-cell office:value-type="float" office:value="0.170633">
            <text:p>0.1706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7">
            <text:p>-37</text:p>
          </table:table-cell>
          <table:table-cell office:value-type="float" office:value="326">
            <text:p>326</text:p>
          </table:table-cell>
          <table:table-cell office:value-type="float" office:value="449">
            <text:p>449</text:p>
          </table:table-cell>
          <table:table-cell office:value-type="float" office:value="652">
            <text:p>65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512961">
            <text:p>-0.00512961</text:p>
          </table:table-cell>
          <table:table-cell office:value-type="float" office:value="0.00635254">
            <text:p>0.00635254</text:p>
          </table:table-cell>
          <table:table-cell office:value-type="float" office:value="-2.9114">
            <text:p>-2.9114</text:p>
          </table:table-cell>
          <table:table-cell office:value-type="float" office:value="-0.0236296">
            <text:p>-0.0236296</text:p>
          </table:table-cell>
          <table:table-cell office:value-type="float" office:value="0.169353">
            <text:p>0.1693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6">
            <text:p>-46</text:p>
          </table:table-cell>
          <table:table-cell office:value-type="float" office:value="323">
            <text:p>323</text:p>
          </table:table-cell>
          <table:table-cell office:value-type="float" office:value="440">
            <text:p>440</text:p>
          </table:table-cell>
          <table:table-cell office:value-type="float" office:value="649">
            <text:p>649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489566">
            <text:p>-0.00489566</text:p>
          </table:table-cell>
          <table:table-cell office:value-type="float" office:value="0.00653049">
            <text:p>0.00653049</text:p>
          </table:table-cell>
          <table:table-cell office:value-type="float" office:value="-2.9116">
            <text:p>-2.9116</text:p>
          </table:table-cell>
          <table:table-cell office:value-type="float" office:value="-0.0278957">
            <text:p>-0.0278957</text:p>
          </table:table-cell>
          <table:table-cell office:value-type="float" office:value="0.168031">
            <text:p>0.1680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323">
            <text:p>323</text:p>
          </table:table-cell>
          <table:table-cell office:value-type="float" office:value="451">
            <text:p>451</text:p>
          </table:table-cell>
          <table:table-cell office:value-type="float" office:value="655">
            <text:p>655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515098">
            <text:p>-0.00515098</text:p>
          </table:table-cell>
          <table:table-cell office:value-type="float" office:value="0.00608336">
            <text:p>0.00608336</text:p>
          </table:table-cell>
          <table:table-cell office:value-type="float" office:value="-2.91112">
            <text:p>-2.91112</text:p>
          </table:table-cell>
          <table:table-cell office:value-type="float" office:value="-0.025651">
            <text:p>-0.025651</text:p>
          </table:table-cell>
          <table:table-cell office:value-type="float" office:value="0.167583">
            <text:p>0.1675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61">
            <text:p>-61</text:p>
          </table:table-cell>
          <table:table-cell office:value-type="float" office:value="324">
            <text:p>324</text:p>
          </table:table-cell>
          <table:table-cell office:value-type="float" office:value="428">
            <text:p>428</text:p>
          </table:table-cell>
          <table:table-cell office:value-type="float" office:value="653">
            <text:p>653</text:p>
          </table:table-cell>
          <table:table-cell table:number-columns-repeated="2" office:value-type="float" office:value="303">
            <text:p>303</text:p>
          </table:table-cell>
          <table:table-cell office:value-type="float" office:value="-0.00512696">
            <text:p>-0.00512696</text:p>
          </table:table-cell>
          <table:table-cell office:value-type="float" office:value="0.00492239">
            <text:p>0.00492239</text:p>
          </table:table-cell>
          <table:table-cell office:value-type="float" office:value="-2.91047">
            <text:p>-2.91047</text:p>
          </table:table-cell>
          <table:table-cell office:value-type="float" office:value="-0.035627">
            <text:p>-0.035627</text:p>
          </table:table-cell>
          <table:table-cell office:value-type="float" office:value="0.166922">
            <text:p>0.166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79">
            <text:p>-79</text:p>
          </table:table-cell>
          <table:table-cell office:value-type="float" office:value="323">
            <text:p>323</text:p>
          </table:table-cell>
          <table:table-cell office:value-type="float" office:value="413">
            <text:p>413</text:p>
          </table:table-cell>
          <table:table-cell office:value-type="float" office:value="655">
            <text:p>655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457839">
            <text:p>-0.00457839</text:p>
          </table:table-cell>
          <table:table-cell office:value-type="float" office:value="0.00406044">
            <text:p>0.00406044</text:p>
          </table:table-cell>
          <table:table-cell office:value-type="float" office:value="-2.90876">
            <text:p>-2.90876</text:p>
          </table:table-cell>
          <table:table-cell office:value-type="float" office:value="-0.0440784">
            <text:p>-0.0440784</text:p>
          </table:table-cell>
          <table:table-cell office:value-type="float" office:value="0.16556">
            <text:p>0.16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82">
            <text:p>-82</text:p>
          </table:table-cell>
          <table:table-cell office:value-type="float" office:value="334">
            <text:p>334</text:p>
          </table:table-cell>
          <table:table-cell office:value-type="float" office:value="453">
            <text:p>453</text:p>
          </table:table-cell>
          <table:table-cell office:value-type="float" office:value="709">
            <text:p>709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0447015">
            <text:p>-0.00447015</text:p>
          </table:table-cell>
          <table:table-cell office:value-type="float" office:value="0.0057689">
            <text:p>0.0057689</text:p>
          </table:table-cell>
          <table:table-cell office:value-type="float" office:value="-2.90645">
            <text:p>-2.90645</text:p>
          </table:table-cell>
          <table:table-cell office:value-type="float" office:value="-0.0454702">
            <text:p>-0.0454702</text:p>
          </table:table-cell>
          <table:table-cell office:value-type="float" office:value="0.172769">
            <text:p>0.1727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10">
            <text:p>-410</text:p>
          </table:table-cell>
          <table:table-cell office:value-type="float" office:value="191">
            <text:p>191</text:p>
          </table:table-cell>
          <table:table-cell office:value-type="float" office:value="87">
            <text:p>87</text:p>
          </table:table-cell>
          <table:table-cell office:value-type="float" office:value="528">
            <text:p>528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0537973">
            <text:p>-0.00537973</text:p>
          </table:table-cell>
          <table:table-cell office:value-type="float" office:value="0.00452614">
            <text:p>0.00452614</text:p>
          </table:table-cell>
          <table:table-cell office:value-type="float" office:value="-2.90633">
            <text:p>-2.90633</text:p>
          </table:table-cell>
          <table:table-cell office:value-type="float" office:value="-0.21038">
            <text:p>-0.21038</text:p>
          </table:table-cell>
          <table:table-cell office:value-type="float" office:value="0.100026">
            <text:p>0.1000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6">
            <text:p>-86</text:p>
          </table:table-cell>
          <table:table-cell office:value-type="float" office:value="333">
            <text:p>333</text:p>
          </table:table-cell>
          <table:table-cell office:value-type="float" office:value="444">
            <text:p>444</text:p>
          </table:table-cell>
          <table:table-cell office:value-type="float" office:value="703">
            <text:p>703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0584651">
            <text:p>-0.00584651</text:p>
          </table:table-cell>
          <table:table-cell office:value-type="float" office:value="0.00552869">
            <text:p>0.00552869</text:p>
          </table:table-cell>
          <table:table-cell office:value-type="float" office:value="-2.90635">
            <text:p>-2.90635</text:p>
          </table:table-cell>
          <table:table-cell office:value-type="float" office:value="-0.0488465">
            <text:p>-0.0488465</text:p>
          </table:table-cell>
          <table:table-cell office:value-type="float" office:value="0.172029">
            <text:p>0.172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1">
            <text:p>-71</text:p>
          </table:table-cell>
          <table:table-cell office:value-type="float" office:value="332">
            <text:p>332</text:p>
          </table:table-cell>
          <table:table-cell office:value-type="float" office:value="461">
            <text:p>461</text:p>
          </table:table-cell>
          <table:table-cell office:value-type="float" office:value="704">
            <text:p>704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0327902">
            <text:p>-0.00327902</text:p>
          </table:table-cell>
          <table:table-cell office:value-type="float" office:value="0.00483043">
            <text:p>0.00483043</text:p>
          </table:table-cell>
          <table:table-cell office:value-type="float" office:value="-2.90661">
            <text:p>-2.90661</text:p>
          </table:table-cell>
          <table:table-cell office:value-type="float" office:value="-0.038779">
            <text:p>-0.038779</text:p>
          </table:table-cell>
          <table:table-cell office:value-type="float" office:value="0.17083">
            <text:p>0.170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06">
            <text:p>-406</text:p>
          </table:table-cell>
          <table:table-cell office:value-type="float" office:value="199">
            <text:p>199</text:p>
          </table:table-cell>
          <table:table-cell office:value-type="float" office:value="91">
            <text:p>91</text:p>
          </table:table-cell>
          <table:table-cell office:value-type="float" office:value="536">
            <text:p>536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0327902">
            <text:p>-0.00327902</text:p>
          </table:table-cell>
          <table:table-cell office:value-type="float" office:value="0.00483043">
            <text:p>0.00483043</text:p>
          </table:table-cell>
          <table:table-cell office:value-type="float" office:value="-2.90661">
            <text:p>-2.90661</text:p>
          </table:table-cell>
          <table:table-cell office:value-type="float" office:value="-0.206279">
            <text:p>-0.206279</text:p>
          </table:table-cell>
          <table:table-cell office:value-type="float" office:value="0.10433">
            <text:p>0.104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11">
            <text:p>-411</text:p>
          </table:table-cell>
          <table:table-cell office:value-type="float" office:value="199">
            <text:p>199</text:p>
          </table:table-cell>
          <table:table-cell office:value-type="float" office:value="86">
            <text:p>8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0527637">
            <text:p>-0.00527637</text:p>
          </table:table-cell>
          <table:table-cell office:value-type="float" office:value="0.0049069">
            <text:p>0.0049069</text:p>
          </table:table-cell>
          <table:table-cell office:value-type="float" office:value="-2.90725">
            <text:p>-2.90725</text:p>
          </table:table-cell>
          <table:table-cell office:value-type="float" office:value="-0.210776">
            <text:p>-0.210776</text:p>
          </table:table-cell>
          <table:table-cell office:value-type="float" office:value="0.104407">
            <text:p>0.1044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78">
            <text:p>-178</text:p>
          </table:table-cell>
          <table:table-cell office:value-type="float" office:value="188">
            <text:p>188</text:p>
          </table:table-cell>
          <table:table-cell office:value-type="float" office:value="332">
            <text:p>332</text:p>
          </table:table-cell>
          <table:table-cell office:value-type="float" office:value="538">
            <text:p>538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364953">
            <text:p>-0.00364953</text:p>
          </table:table-cell>
          <table:table-cell office:value-type="float" office:value="0.0059265">
            <text:p>0.0059265</text:p>
          </table:table-cell>
          <table:table-cell office:value-type="float" office:value="-2.90793">
            <text:p>-2.90793</text:p>
          </table:table-cell>
          <table:table-cell office:value-type="float" office:value="-0.0926495">
            <text:p>-0.0926495</text:p>
          </table:table-cell>
          <table:table-cell office:value-type="float" office:value="0.0999265">
            <text:p>0.09992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06">
            <text:p>-406</text:p>
          </table:table-cell>
          <table:table-cell office:value-type="float" office:value="195">
            <text:p>195</text:p>
          </table:table-cell>
          <table:table-cell office:value-type="float" office:value="91">
            <text:p>91</text:p>
          </table:table-cell>
          <table:table-cell office:value-type="float" office:value="532">
            <text:p>532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0488414">
            <text:p>-0.00488414</text:p>
          </table:table-cell>
          <table:table-cell office:value-type="float" office:value="0.00549139">
            <text:p>0.00549139</text:p>
          </table:table-cell>
          <table:table-cell office:value-type="float" office:value="-2.90807">
            <text:p>-2.90807</text:p>
          </table:table-cell>
          <table:table-cell office:value-type="float" office:value="-0.207884">
            <text:p>-0.207884</text:p>
          </table:table-cell>
          <table:table-cell office:value-type="float" office:value="0.102991">
            <text:p>0.1029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78">
            <text:p>-178</text:p>
          </table:table-cell>
          <table:table-cell office:value-type="float" office:value="181">
            <text:p>181</text:p>
          </table:table-cell>
          <table:table-cell office:value-type="float" office:value="332">
            <text:p>332</text:p>
          </table:table-cell>
          <table:table-cell office:value-type="float" office:value="531">
            <text:p>531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472008">
            <text:p>-0.00472008</text:p>
          </table:table-cell>
          <table:table-cell office:value-type="float" office:value="0.00601265">
            <text:p>0.00601265</text:p>
          </table:table-cell>
          <table:table-cell office:value-type="float" office:value="-2.90973">
            <text:p>-2.90973</text:p>
          </table:table-cell>
          <table:table-cell office:value-type="float" office:value="-0.0937201">
            <text:p>-0.0937201</text:p>
          </table:table-cell>
          <table:table-cell office:value-type="float" office:value="0.0965127">
            <text:p>0.09651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8">
            <text:p>-68</text:p>
          </table:table-cell>
          <table:table-cell office:value-type="float" office:value="312">
            <text:p>312</text:p>
          </table:table-cell>
          <table:table-cell office:value-type="float" office:value="410">
            <text:p>410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053679">
            <text:p>-0.0053679</text:p>
          </table:table-cell>
          <table:table-cell office:value-type="float" office:value="0.00617678">
            <text:p>0.00617678</text:p>
          </table:table-cell>
          <table:table-cell office:value-type="float" office:value="-2.9102">
            <text:p>-2.9102</text:p>
          </table:table-cell>
          <table:table-cell office:value-type="float" office:value="-0.0393679">
            <text:p>-0.0393679</text:p>
          </table:table-cell>
          <table:table-cell office:value-type="float" office:value="0.162177">
            <text:p>0.1621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79">
            <text:p>-79</text:p>
          </table:table-cell>
          <table:table-cell office:value-type="float" office:value="329">
            <text:p>329</text:p>
          </table:table-cell>
          <table:table-cell office:value-type="float" office:value="450">
            <text:p>450</text:p>
          </table:table-cell>
          <table:table-cell office:value-type="float" office:value="698">
            <text:p>698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0657134">
            <text:p>-0.00657134</text:p>
          </table:table-cell>
          <table:table-cell office:value-type="float" office:value="0.00718361">
            <text:p>0.00718361</text:p>
          </table:table-cell>
          <table:table-cell office:value-type="float" office:value="-2.91262">
            <text:p>-2.91262</text:p>
          </table:table-cell>
          <table:table-cell office:value-type="float" office:value="-0.0460713">
            <text:p>-0.0460713</text:p>
          </table:table-cell>
          <table:table-cell office:value-type="float" office:value="0.171684">
            <text:p>0.1716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65">
            <text:p>-65</text:p>
          </table:table-cell>
          <table:table-cell office:value-type="float" office:value="327">
            <text:p>327</text:p>
          </table:table-cell>
          <table:table-cell office:value-type="float" office:value="467">
            <text:p>467</text:p>
          </table:table-cell>
          <table:table-cell office:value-type="float" office:value="699">
            <text:p>699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0505776">
            <text:p>-0.00505776</text:p>
          </table:table-cell>
          <table:table-cell office:value-type="float" office:value="0.00985819">
            <text:p>0.00985819</text:p>
          </table:table-cell>
          <table:table-cell office:value-type="float" office:value="-2.91435">
            <text:p>-2.91435</text:p>
          </table:table-cell>
          <table:table-cell office:value-type="float" office:value="-0.0375578">
            <text:p>-0.0375578</text:p>
          </table:table-cell>
          <table:table-cell office:value-type="float" office:value="0.173358">
            <text:p>0.1733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8">
            <text:p>-78</text:p>
          </table:table-cell>
          <table:table-cell office:value-type="float" office:value="324">
            <text:p>324</text:p>
          </table:table-cell>
          <table:table-cell office:value-type="float" office:value="450">
            <text:p>450</text:p>
          </table:table-cell>
          <table:table-cell office:value-type="float" office:value="692">
            <text:p>69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0649027">
            <text:p>-0.00649027</text:p>
          </table:table-cell>
          <table:table-cell office:value-type="float" office:value="0.00977121">
            <text:p>0.00977121</text:p>
          </table:table-cell>
          <table:table-cell office:value-type="float" office:value="-2.91626">
            <text:p>-2.91626</text:p>
          </table:table-cell>
          <table:table-cell office:value-type="float" office:value="-0.0454903">
            <text:p>-0.0454903</text:p>
          </table:table-cell>
          <table:table-cell office:value-type="float" office:value="0.171771">
            <text:p>0.1717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67">
            <text:p>-67</text:p>
          </table:table-cell>
          <table:table-cell office:value-type="float" office:value="323">
            <text:p>323</text:p>
          </table:table-cell>
          <table:table-cell office:value-type="float" office:value="459">
            <text:p>459</text:p>
          </table:table-cell>
          <table:table-cell office:value-type="float" office:value="689">
            <text:p>689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0644077">
            <text:p>-0.00644077</text:p>
          </table:table-cell>
          <table:table-cell office:value-type="float" office:value="0.0147463">
            <text:p>0.0147463</text:p>
          </table:table-cell>
          <table:table-cell office:value-type="float" office:value="-2.92276">
            <text:p>-2.92276</text:p>
          </table:table-cell>
          <table:table-cell office:value-type="float" office:value="-0.0399408">
            <text:p>-0.0399408</text:p>
          </table:table-cell>
          <table:table-cell office:value-type="float" office:value="0.176246">
            <text:p>0.1762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72">
            <text:p>-72</text:p>
          </table:table-cell>
          <table:table-cell office:value-type="float" office:value="327">
            <text:p>327</text:p>
          </table:table-cell>
          <table:table-cell office:value-type="float" office:value="457">
            <text:p>457</text:p>
          </table:table-cell>
          <table:table-cell office:value-type="float" office:value="696">
            <text:p>696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0556761">
            <text:p>-0.00556761</text:p>
          </table:table-cell>
          <table:table-cell office:value-type="float" office:value="0.0146384">
            <text:p>0.0146384</text:p>
          </table:table-cell>
          <table:table-cell office:value-type="float" office:value="-2.92828">
            <text:p>-2.92828</text:p>
          </table:table-cell>
          <table:table-cell office:value-type="float" office:value="-0.0415676">
            <text:p>-0.0415676</text:p>
          </table:table-cell>
          <table:table-cell office:value-type="float" office:value="0.178138">
            <text:p>0.1781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63">
            <text:p>-63</text:p>
          </table:table-cell>
          <table:table-cell office:value-type="float" office:value="312">
            <text:p>312</text:p>
          </table:table-cell>
          <table:table-cell office:value-type="float" office:value="415">
            <text:p>415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0556761">
            <text:p>-0.00556761</text:p>
          </table:table-cell>
          <table:table-cell office:value-type="float" office:value="0.0146384">
            <text:p>0.0146384</text:p>
          </table:table-cell>
          <table:table-cell office:value-type="float" office:value="-2.92828">
            <text:p>-2.92828</text:p>
          </table:table-cell>
          <table:table-cell office:value-type="float" office:value="-0.0370676">
            <text:p>-0.0370676</text:p>
          </table:table-cell>
          <table:table-cell office:value-type="float" office:value="0.170638">
            <text:p>0.170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4">
            <text:p>-74</text:p>
          </table:table-cell>
          <table:table-cell office:value-type="float" office:value="311">
            <text:p>311</text:p>
          </table:table-cell>
          <table:table-cell office:value-type="float" office:value="405">
            <text:p>405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23">
            <text:p>323</text:p>
          </table:table-cell>
          <table:table-cell office:value-type="float" office:value="-0.00638412">
            <text:p>-0.00638412</text:p>
          </table:table-cell>
          <table:table-cell office:value-type="float" office:value="0.0137218">
            <text:p>0.0137218</text:p>
          </table:table-cell>
          <table:table-cell office:value-type="float" office:value="-2.93219">
            <text:p>-2.93219</text:p>
          </table:table-cell>
          <table:table-cell office:value-type="float" office:value="-0.0433841">
            <text:p>-0.0433841</text:p>
          </table:table-cell>
          <table:table-cell office:value-type="float" office:value="0.169222">
            <text:p>0.1692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70">
            <text:p>-70</text:p>
          </table:table-cell>
          <table:table-cell office:value-type="float" office:value="309">
            <text:p>309</text:p>
          </table:table-cell>
          <table:table-cell office:value-type="float" office:value="405">
            <text:p>405</text:p>
          </table:table-cell>
          <table:table-cell office:value-type="float" office:value="624">
            <text:p>62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0636544">
            <text:p>-0.00636544</text:p>
          </table:table-cell>
          <table:table-cell office:value-type="float" office:value="0.0124369">
            <text:p>0.0124369</text:p>
          </table:table-cell>
          <table:table-cell office:value-type="float" office:value="-2.93817">
            <text:p>-2.93817</text:p>
          </table:table-cell>
          <table:table-cell office:value-type="float" office:value="-0.0413654">
            <text:p>-0.0413654</text:p>
          </table:table-cell>
          <table:table-cell office:value-type="float" office:value="0.166937">
            <text:p>0.166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2">
            <text:p>-72</text:p>
          </table:table-cell>
          <table:table-cell office:value-type="float" office:value="294">
            <text:p>294</text:p>
          </table:table-cell>
          <table:table-cell office:value-type="float" office:value="398">
            <text:p>398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41">
            <text:p>341</text:p>
          </table:table-cell>
          <table:table-cell office:value-type="float" office:value="-0.00669231">
            <text:p>-0.00669231</text:p>
          </table:table-cell>
          <table:table-cell office:value-type="float" office:value="0.0136378">
            <text:p>0.0136378</text:p>
          </table:table-cell>
          <table:table-cell office:value-type="float" office:value="-2.93967">
            <text:p>-2.93967</text:p>
          </table:table-cell>
          <table:table-cell office:value-type="float" office:value="-0.0426923">
            <text:p>-0.0426923</text:p>
          </table:table-cell>
          <table:table-cell office:value-type="float" office:value="0.160638">
            <text:p>0.160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7">
            <text:p>-67</text:p>
          </table:table-cell>
          <table:table-cell office:value-type="float" office:value="306">
            <text:p>306</text:p>
          </table:table-cell>
          <table:table-cell office:value-type="float" office:value="406">
            <text:p>406</text:p>
          </table:table-cell>
          <table:table-cell office:value-type="float" office:value="619">
            <text:p>619</text:p>
          </table:table-cell>
          <table:table-cell table:number-columns-repeated="2" office:value-type="float" office:value="335">
            <text:p>335</text:p>
          </table:table-cell>
          <table:table-cell office:value-type="float" office:value="-0.00542155">
            <text:p>-0.00542155</text:p>
          </table:table-cell>
          <table:table-cell office:value-type="float" office:value="0.0144003">
            <text:p>0.0144003</text:p>
          </table:table-cell>
          <table:table-cell office:value-type="float" office:value="-2.94318">
            <text:p>-2.94318</text:p>
          </table:table-cell>
          <table:table-cell office:value-type="float" office:value="-0.0389216">
            <text:p>-0.0389216</text:p>
          </table:table-cell>
          <table:table-cell office:value-type="float" office:value="0.1674">
            <text:p>0.16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9">
            <text:p>-69</text:p>
          </table:table-cell>
          <table:table-cell office:value-type="float" office:value="296">
            <text:p>296</text:p>
          </table:table-cell>
          <table:table-cell office:value-type="float" office:value="396">
            <text:p>396</text:p>
          </table:table-cell>
          <table:table-cell office:value-type="float" office:value="601">
            <text:p>601</text:p>
          </table:table-cell>
          <table:table-cell table:number-columns-repeated="2" office:value-type="float" office:value="351">
            <text:p>351</text:p>
          </table:table-cell>
          <table:table-cell office:value-type="float" office:value="-0.00787486">
            <text:p>-0.00787486</text:p>
          </table:table-cell>
          <table:table-cell office:value-type="float" office:value="0.0146815">
            <text:p>0.0146815</text:p>
          </table:table-cell>
          <table:table-cell office:value-type="float" office:value="-2.94566">
            <text:p>-2.94566</text:p>
          </table:table-cell>
          <table:table-cell office:value-type="float" office:value="-0.0423749">
            <text:p>-0.0423749</text:p>
          </table:table-cell>
          <table:table-cell office:value-type="float" office:value="0.162681">
            <text:p>0.1626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5">
            <text:p>-65</text:p>
          </table:table-cell>
          <table:table-cell office:value-type="float" office:value="292">
            <text:p>292</text:p>
          </table:table-cell>
          <table:table-cell office:value-type="float" office:value="402">
            <text:p>402</text:p>
          </table:table-cell>
          <table:table-cell office:value-type="float" office:value="599">
            <text:p>599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0658459">
            <text:p>-0.00658459</text:p>
          </table:table-cell>
          <table:table-cell office:value-type="float" office:value="0.014497">
            <text:p>0.014497</text:p>
          </table:table-cell>
          <table:table-cell office:value-type="float" office:value="-2.9492">
            <text:p>-2.9492</text:p>
          </table:table-cell>
          <table:table-cell office:value-type="float" office:value="-0.0390846">
            <text:p>-0.0390846</text:p>
          </table:table-cell>
          <table:table-cell office:value-type="float" office:value="0.160497">
            <text:p>0.1604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1">
            <text:p>-61</text:p>
          </table:table-cell>
          <table:table-cell office:value-type="float" office:value="285">
            <text:p>285</text:p>
          </table:table-cell>
          <table:table-cell office:value-type="float" office:value="401">
            <text:p>401</text:p>
          </table:table-cell>
          <table:table-cell office:value-type="float" office:value="587">
            <text:p>587</text:p>
          </table:table-cell>
          <table:table-cell table:number-columns-repeated="2" office:value-type="float" office:value="357">
            <text:p>357</text:p>
          </table:table-cell>
          <table:table-cell office:value-type="float" office:value="-0.00621783">
            <text:p>-0.00621783</text:p>
          </table:table-cell>
          <table:table-cell office:value-type="float" office:value="0.0144883">
            <text:p>0.0144883</text:p>
          </table:table-cell>
          <table:table-cell office:value-type="float" office:value="-2.95551">
            <text:p>-2.95551</text:p>
          </table:table-cell>
          <table:table-cell office:value-type="float" office:value="-0.0367178">
            <text:p>-0.0367178</text:p>
          </table:table-cell>
          <table:table-cell office:value-type="float" office:value="0.156988">
            <text:p>0.156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50">
            <text:p>-50</text:p>
          </table:table-cell>
          <table:table-cell office:value-type="float" office:value="277">
            <text:p>277</text:p>
          </table:table-cell>
          <table:table-cell office:value-type="float" office:value="406">
            <text:p>406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0809895">
            <text:p>-0.00809895</text:p>
          </table:table-cell>
          <table:table-cell office:value-type="float" office:value="0.0141403">
            <text:p>0.0141403</text:p>
          </table:table-cell>
          <table:table-cell office:value-type="float" office:value="-2.96124">
            <text:p>-2.96124</text:p>
          </table:table-cell>
          <table:table-cell office:value-type="float" office:value="-0.0330989">
            <text:p>-0.0330989</text:p>
          </table:table-cell>
          <table:table-cell office:value-type="float" office:value="0.15264">
            <text:p>0.152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8">
            <text:p>-48</text:p>
          </table:table-cell>
          <table:table-cell office:value-type="float" office:value="266">
            <text:p>266</text:p>
          </table:table-cell>
          <table:table-cell office:value-type="float" office:value="407">
            <text:p>407</text:p>
          </table:table-cell>
          <table:table-cell office:value-type="float" office:value="561">
            <text:p>56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0565418">
            <text:p>-0.00565418</text:p>
          </table:table-cell>
          <table:table-cell office:value-type="float" office:value="0.0134208">
            <text:p>0.0134208</text:p>
          </table:table-cell>
          <table:table-cell office:value-type="float" office:value="-2.97026">
            <text:p>-2.97026</text:p>
          </table:table-cell>
          <table:table-cell office:value-type="float" office:value="-0.0296542">
            <text:p>-0.0296542</text:p>
          </table:table-cell>
          <table:table-cell office:value-type="float" office:value="0.146421">
            <text:p>0.1464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237">
            <text:p>237</text:p>
          </table:table-cell>
          <table:table-cell office:value-type="float" office:value="397">
            <text:p>397</text:p>
          </table:table-cell>
          <table:table-cell office:value-type="float" office:value="514">
            <text:p>514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0809698">
            <text:p>-0.00809698</text:p>
          </table:table-cell>
          <table:table-cell office:value-type="float" office:value="0.0144121">
            <text:p>0.0144121</text:p>
          </table:table-cell>
          <table:table-cell office:value-type="float" office:value="-2.97553">
            <text:p>-2.97553</text:p>
          </table:table-cell>
          <table:table-cell office:value-type="float" office:value="-0.028097">
            <text:p>-0.028097</text:p>
          </table:table-cell>
          <table:table-cell office:value-type="float" office:value="0.132912">
            <text:p>0.1329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8">
            <text:p>-18</text:p>
          </table:table-cell>
          <table:table-cell office:value-type="float" office:value="224">
            <text:p>224</text:p>
          </table:table-cell>
          <table:table-cell office:value-type="float" office:value="416">
            <text:p>416</text:p>
          </table:table-cell>
          <table:table-cell office:value-type="float" office:value="498">
            <text:p>498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0796124">
            <text:p>-0.00796124</text:p>
          </table:table-cell>
          <table:table-cell office:value-type="float" office:value="0.0167285">
            <text:p>0.0167285</text:p>
          </table:table-cell>
          <table:table-cell office:value-type="float" office:value="-2.988">
            <text:p>-2.988</text:p>
          </table:table-cell>
          <table:table-cell office:value-type="float" office:value="-0.0169612">
            <text:p>-0.0169612</text:p>
          </table:table-cell>
          <table:table-cell office:value-type="float" office:value="0.128728">
            <text:p>0.1287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0">
            <text:p>-10</text:p>
          </table:table-cell>
          <table:table-cell office:value-type="float" office:value="210">
            <text:p>210</text:p>
          </table:table-cell>
          <table:table-cell office:value-type="float" office:value="427">
            <text:p>427</text:p>
          </table:table-cell>
          <table:table-cell office:value-type="float" office:value="487">
            <text:p>487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0470635">
            <text:p>-0.00470635</text:p>
          </table:table-cell>
          <table:table-cell office:value-type="float" office:value="0.0186332">
            <text:p>0.0186332</text:p>
          </table:table-cell>
          <table:table-cell office:value-type="float" office:value="-2.99828">
            <text:p>-2.99828</text:p>
          </table:table-cell>
          <table:table-cell office:value-type="float" office:value="-0.00970635">
            <text:p>-0.00970635</text:p>
          </table:table-cell>
          <table:table-cell office:value-type="float" office:value="0.123633">
            <text:p>0.1236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0838775">
            <text:p>-0.00838775</text:p>
          </table:table-cell>
          <table:table-cell office:value-type="float" office:value="0.0166903">
            <text:p>0.0166903</text:p>
          </table:table-cell>
          <table:table-cell office:value-type="float" office:value="-3.007">
            <text:p>-3.007</text:p>
          </table:table-cell>
          <table:table-cell office:value-type="float" office:value="-0.00338775">
            <text:p>-0.00338775</text:p>
          </table:table-cell>
          <table:table-cell office:value-type="float" office:value="0.10819">
            <text:p>0.108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361">
            <text:p>361</text:p>
          </table:table-cell>
          <table:table-cell office:value-type="float" office:value="366">
            <text:p>366</text:p>
          </table:table-cell>
          <table:table-cell table:number-columns-repeated="2" office:value-type="float" office:value="579">
            <text:p>579</text:p>
          </table:table-cell>
          <table:table-cell office:value-type="float" office:value="-0.00623301">
            <text:p>-0.00623301</text:p>
          </table:table-cell>
          <table:table-cell office:value-type="float" office:value="0.0142212">
            <text:p>0.0142212</text:p>
          </table:table-cell>
          <table:table-cell office:value-type="float" office:value="-3.01133">
            <text:p>-3.01133</text:p>
          </table:table-cell>
          <table:table-cell office:value-type="float" office:value="-0.001233">
            <text:p>-0.001233</text:p>
          </table:table-cell>
          <table:table-cell office:value-type="float" office:value="0.101721">
            <text:p>0.1017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  <table:table-cell table:number-columns-repeated="2" office:value-type="float" office:value="600">
            <text:p>600</text:p>
          </table:table-cell>
          <table:table-cell office:value-type="float" office:value="-0.0061781">
            <text:p>-0.0061781</text:p>
          </table:table-cell>
          <table:table-cell office:value-type="float" office:value="0.014251">
            <text:p>0.014251</text:p>
          </table:table-cell>
          <table:table-cell office:value-type="float" office:value="-3.01188">
            <text:p>-3.01188</text:p>
          </table:table-cell>
          <table:table-cell office:value-type="float" office:value="0.000821902">
            <text:p>0.000821902</text:p>
          </table:table-cell>
          <table:table-cell office:value-type="float" office:value="0.096251">
            <text:p>0.0962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364">
            <text:p>364</text:p>
          </table:table-cell>
          <table:table-cell office:value-type="float" office:value="357">
            <text:p>357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0784947">
            <text:p>-0.00784947</text:p>
          </table:table-cell>
          <table:table-cell office:value-type="float" office:value="0.0155113">
            <text:p>0.0155113</text:p>
          </table:table-cell>
          <table:table-cell office:value-type="float" office:value="-3.01025">
            <text:p>-3.01025</text:p>
          </table:table-cell>
          <table:table-cell office:value-type="float" office:value="0.000150533">
            <text:p>0.000150533</text:p>
          </table:table-cell>
          <table:table-cell office:value-type="float" office:value="0.100011">
            <text:p>0.100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362">
            <text:p>362</text:p>
          </table:table-cell>
          <table:table-cell table:number-columns-repeated="2" office:value-type="float" office:value="581">
            <text:p>581</text:p>
          </table:table-cell>
          <table:table-cell office:value-type="float" office:value="-0.00764418">
            <text:p>-0.00764418</text:p>
          </table:table-cell>
          <table:table-cell office:value-type="float" office:value="0.0141495">
            <text:p>0.0141495</text:p>
          </table:table-cell>
          <table:table-cell office:value-type="float" office:value="-3.0112">
            <text:p>-3.0112</text:p>
          </table:table-cell>
          <table:table-cell office:value-type="float" office:value="-0.00164418">
            <text:p>-0.00164418</text:p>
          </table:table-cell>
          <table:table-cell office:value-type="float" office:value="0.100149">
            <text:p>0.1001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364">
            <text:p>364</text:p>
          </table:table-cell>
          <table:table-cell office:value-type="float" office:value="357">
            <text:p>357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0758515">
            <text:p>-0.00758515</text:p>
          </table:table-cell>
          <table:table-cell office:value-type="float" office:value="0.0162967">
            <text:p>0.0162967</text:p>
          </table:table-cell>
          <table:table-cell office:value-type="float" office:value="-3.01207">
            <text:p>-3.01207</text:p>
          </table:table-cell>
          <table:table-cell office:value-type="float" office:value="0.000414855">
            <text:p>0.000414855</text:p>
          </table:table-cell>
          <table:table-cell office:value-type="float" office:value="0.100797">
            <text:p>0.100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367">
            <text:p>367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0804719">
            <text:p>-0.00804719</text:p>
          </table:table-cell>
          <table:table-cell office:value-type="float" office:value="0.0160175">
            <text:p>0.0160175</text:p>
          </table:table-cell>
          <table:table-cell office:value-type="float" office:value="-3.01134">
            <text:p>-3.01134</text:p>
          </table:table-cell>
          <table:table-cell office:value-type="float" office:value="-0.000547193">
            <text:p>-0.000547193</text:p>
          </table:table-cell>
          <table:table-cell office:value-type="float" office:value="0.103518">
            <text:p>0.103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office:value-type="float" office:value="371">
            <text:p>371</text:p>
          </table:table-cell>
          <table:table-cell office:value-type="float" office:value="363">
            <text:p>363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0791434">
            <text:p>-0.00791434</text:p>
          </table:table-cell>
          <table:table-cell office:value-type="float" office:value="0.0165664">
            <text:p>0.0165664</text:p>
          </table:table-cell>
          <table:table-cell office:value-type="float" office:value="-3.01341">
            <text:p>-3.01341</text:p>
          </table:table-cell>
          <table:table-cell office:value-type="float" office:value="0.00158566">
            <text:p>0.00158566</text:p>
          </table:table-cell>
          <table:table-cell office:value-type="float" office:value="0.102066">
            <text:p>0.102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69">
            <text:p>169</text:p>
          </table:table-cell>
          <table:table-cell office:value-type="float" office:value="373">
            <text:p>373</text:p>
          </table:table-cell>
          <table:table-cell office:value-type="float" office:value="357">
            <text:p>357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0766215">
            <text:p>-0.00766215</text:p>
          </table:table-cell>
          <table:table-cell office:value-type="float" office:value="0.016176">
            <text:p>0.016176</text:p>
          </table:table-cell>
          <table:table-cell office:value-type="float" office:value="-3.01391">
            <text:p>-3.01391</text:p>
          </table:table-cell>
          <table:table-cell office:value-type="float" office:value="0.00483785">
            <text:p>0.00483785</text:p>
          </table:table-cell>
          <table:table-cell office:value-type="float" office:value="0.100676">
            <text:p>0.1006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370">
            <text:p>370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90">
            <text:p>590</text:p>
          </table:table-cell>
          <table:table-cell office:value-type="float" office:value="-0.00930234">
            <text:p>-0.00930234</text:p>
          </table:table-cell>
          <table:table-cell office:value-type="float" office:value="0.0150703">
            <text:p>0.0150703</text:p>
          </table:table-cell>
          <table:table-cell office:value-type="float" office:value="-3.01564">
            <text:p>-3.01564</text:p>
          </table:table-cell>
          <table:table-cell office:value-type="float" office:value="0.00319766">
            <text:p>0.00319766</text:p>
          </table:table-cell>
          <table:table-cell office:value-type="float" office:value="0.0945703">
            <text:p>0.09457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  <table:table-cell office:value-type="float" office:value="365">
            <text:p>365</text:p>
          </table:table-cell>
          <table:table-cell office:value-type="float" office:value="346">
            <text:p>346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0695407">
            <text:p>-0.00695407</text:p>
          </table:table-cell>
          <table:table-cell office:value-type="float" office:value="0.0155355">
            <text:p>0.0155355</text:p>
          </table:table-cell>
          <table:table-cell office:value-type="float" office:value="-3.01754">
            <text:p>-3.01754</text:p>
          </table:table-cell>
          <table:table-cell office:value-type="float" office:value="0.00354594">
            <text:p>0.00354594</text:p>
          </table:table-cell>
          <table:table-cell office:value-type="float" office:value="0.0965355">
            <text:p>0.09653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371">
            <text:p>371</text:p>
          </table:table-cell>
          <table:table-cell office:value-type="float" office:value="343">
            <text:p>343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0874939">
            <text:p>-0.00874939</text:p>
          </table:table-cell>
          <table:table-cell office:value-type="float" office:value="0.0170913">
            <text:p>0.0170913</text:p>
          </table:table-cell>
          <table:table-cell office:value-type="float" office:value="-3.01862">
            <text:p>-3.01862</text:p>
          </table:table-cell>
          <table:table-cell office:value-type="float" office:value="0.00475061">
            <text:p>0.00475061</text:p>
          </table:table-cell>
          <table:table-cell office:value-type="float" office:value="0.0965913">
            <text:p>0.0965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  <table:table-cell office:value-type="float" office:value="365">
            <text:p>365</text:p>
          </table:table-cell>
          <table:table-cell office:value-type="float" office:value="346">
            <text:p>346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0988978">
            <text:p>-0.00988978</text:p>
          </table:table-cell>
          <table:table-cell office:value-type="float" office:value="0.0147013">
            <text:p>0.0147013</text:p>
          </table:table-cell>
          <table:table-cell office:value-type="float" office:value="-3.01735">
            <text:p>-3.01735</text:p>
          </table:table-cell>
          <table:table-cell office:value-type="float" office:value="0.000610218">
            <text:p>0.000610218</text:p>
          </table:table-cell>
          <table:table-cell office:value-type="float" office:value="0.0957013">
            <text:p>0.09570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359">
            <text:p>359</text:p>
          </table:table-cell>
          <table:table-cell office:value-type="float" office:value="339">
            <text:p>339</text:p>
          </table:table-cell>
          <table:table-cell table:number-columns-repeated="2" office:value-type="float" office:value="602">
            <text:p>602</text:p>
          </table:table-cell>
          <table:table-cell office:value-type="float" office:value="-0.0100788">
            <text:p>-0.0100788</text:p>
          </table:table-cell>
          <table:table-cell office:value-type="float" office:value="0.0135894">
            <text:p>0.0135894</text:p>
          </table:table-cell>
          <table:table-cell office:value-type="float" office:value="-3.01519">
            <text:p>-3.01519</text:p>
          </table:table-cell>
          <table:table-cell table:style-name="ce1" office:value-type="string">
            <text:p>-7.88011e-05</text:p>
          </table:table-cell>
          <table:table-cell office:value-type="float" office:value="0.0935894">
            <text:p>0.09358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float" office:value="346">
            <text:p>346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0874987">
            <text:p>-0.00874987</text:p>
          </table:table-cell>
          <table:table-cell office:value-type="float" office:value="0.0129369">
            <text:p>0.0129369</text:p>
          </table:table-cell>
          <table:table-cell office:value-type="float" office:value="-3.01291">
            <text:p>-3.01291</text:p>
          </table:table-cell>
          <table:table-cell office:value-type="float" office:value="-0.00374987">
            <text:p>-0.00374987</text:p>
          </table:table-cell>
          <table:table-cell office:value-type="float" office:value="0.0934369">
            <text:p>0.09343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float" office:value="359">
            <text:p>359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97">
            <text:p>597</text:p>
          </table:table-cell>
          <table:table-cell office:value-type="float" office:value="-0.0095109">
            <text:p>-0.0095109</text:p>
          </table:table-cell>
          <table:table-cell office:value-type="float" office:value="0.0124865">
            <text:p>0.0124865</text:p>
          </table:table-cell>
          <table:table-cell office:value-type="float" office:value="-3.01284">
            <text:p>-3.01284</text:p>
          </table:table-cell>
          <table:table-cell office:value-type="float" office:value="-0.0010109">
            <text:p>-0.0010109</text:p>
          </table:table-cell>
          <table:table-cell office:value-type="float" office:value="0.0894865">
            <text:p>0.0894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334">
            <text:p>33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0958258">
            <text:p>-0.00958258</text:p>
          </table:table-cell>
          <table:table-cell office:value-type="float" office:value="0.0138025">
            <text:p>0.0138025</text:p>
          </table:table-cell>
          <table:table-cell office:value-type="float" office:value="-3.01269">
            <text:p>-3.01269</text:p>
          </table:table-cell>
          <table:table-cell office:value-type="float" office:value="-0.00158258">
            <text:p>-0.00158258</text:p>
          </table:table-cell>
          <table:table-cell office:value-type="float" office:value="0.0928025">
            <text:p>0.09280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370">
            <text:p>370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90">
            <text:p>590</text:p>
          </table:table-cell>
          <table:table-cell office:value-type="float" office:value="-0.0102597">
            <text:p>-0.0102597</text:p>
          </table:table-cell>
          <table:table-cell office:value-type="float" office:value="0.0138985">
            <text:p>0.0138985</text:p>
          </table:table-cell>
          <table:table-cell office:value-type="float" office:value="-3.01205">
            <text:p>-3.01205</text:p>
          </table:table-cell>
          <table:table-cell office:value-type="float" office:value="0.00224032">
            <text:p>0.00224032</text:p>
          </table:table-cell>
          <table:table-cell office:value-type="float" office:value="0.0933985">
            <text:p>0.0933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334">
            <text:p>33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00559">
            <text:p>-0.0100559</text:p>
          </table:table-cell>
          <table:table-cell office:value-type="float" office:value="0.0157989">
            <text:p>0.0157989</text:p>
          </table:table-cell>
          <table:table-cell office:value-type="float" office:value="-3.0119">
            <text:p>-3.0119</text:p>
          </table:table-cell>
          <table:table-cell office:value-type="float" office:value="-0.00205593">
            <text:p>-0.00205593</text:p>
          </table:table-cell>
          <table:table-cell office:value-type="float" office:value="0.0947989">
            <text:p>0.0947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  <table:table-cell office:value-type="float" office:value="365">
            <text:p>365</text:p>
          </table:table-cell>
          <table:table-cell office:value-type="float" office:value="346">
            <text:p>346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0894526">
            <text:p>-0.00894526</text:p>
          </table:table-cell>
          <table:table-cell office:value-type="float" office:value="0.0137455">
            <text:p>0.0137455</text:p>
          </table:table-cell>
          <table:table-cell office:value-type="float" office:value="-3.01234">
            <text:p>-3.01234</text:p>
          </table:table-cell>
          <table:table-cell office:value-type="float" office:value="0.00155475">
            <text:p>0.00155475</text:p>
          </table:table-cell>
          <table:table-cell office:value-type="float" office:value="0.0947455">
            <text:p>0.09474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334">
            <text:p>33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01759">
            <text:p>-0.0101759</text:p>
          </table:table-cell>
          <table:table-cell office:value-type="float" office:value="0.0133699">
            <text:p>0.0133699</text:p>
          </table:table-cell>
          <table:table-cell office:value-type="float" office:value="-3.01178">
            <text:p>-3.01178</text:p>
          </table:table-cell>
          <table:table-cell office:value-type="float" office:value="-0.00217592">
            <text:p>-0.00217592</text:p>
          </table:table-cell>
          <table:table-cell office:value-type="float" office:value="0.0923699">
            <text:p>0.0923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float" office:value="345">
            <text:p>345</text:p>
          </table:table-cell>
          <table:table-cell office:value-type="float" office:value="332">
            <text:p>332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110252">
            <text:p>-0.0110252</text:p>
          </table:table-cell>
          <table:table-cell office:value-type="float" office:value="0.0150385">
            <text:p>0.0150385</text:p>
          </table:table-cell>
          <table:table-cell office:value-type="float" office:value="-3.01214">
            <text:p>-3.01214</text:p>
          </table:table-cell>
          <table:table-cell office:value-type="float" office:value="-0.00702524">
            <text:p>-0.00702524</text:p>
          </table:table-cell>
          <table:table-cell office:value-type="float" office:value="0.0925385">
            <text:p>0.09253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334">
            <text:p>33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0847038">
            <text:p>-0.00847038</text:p>
          </table:table-cell>
          <table:table-cell office:value-type="float" office:value="0.0151122">
            <text:p>0.0151122</text:p>
          </table:table-cell>
          <table:table-cell office:value-type="float" office:value="-3.01256">
            <text:p>-3.01256</text:p>
          </table:table-cell>
          <table:table-cell office:value-type="float" office:value="-0.000470384">
            <text:p>-0.000470384</text:p>
          </table:table-cell>
          <table:table-cell office:value-type="float" office:value="0.0941122">
            <text:p>0.09411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55">
            <text:p>155</text:p>
          </table:table-cell>
          <table:table-cell office:value-type="float" office:value="351">
            <text:p>35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086443">
            <text:p>-0.0086443</text:p>
          </table:table-cell>
          <table:table-cell office:value-type="float" office:value="0.0145709">
            <text:p>0.0145709</text:p>
          </table:table-cell>
          <table:table-cell office:value-type="float" office:value="-3.01247">
            <text:p>-3.01247</text:p>
          </table:table-cell>
          <table:table-cell office:value-type="float" office:value="-0.0016443">
            <text:p>-0.0016443</text:p>
          </table:table-cell>
          <table:table-cell office:value-type="float" office:value="0.0920709">
            <text:p>0.09207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353">
            <text:p>353</text:p>
          </table:table-cell>
          <table:table-cell office:value-type="float" office:value="331">
            <text:p>331</text:p>
          </table:table-cell>
          <table:table-cell table:number-columns-repeated="2" office:value-type="float" office:value="602">
            <text:p>602</text:p>
          </table:table-cell>
          <table:table-cell office:value-type="float" office:value="-0.0104286">
            <text:p>-0.0104286</text:p>
          </table:table-cell>
          <table:table-cell office:value-type="float" office:value="0.0158015">
            <text:p>0.0158015</text:p>
          </table:table-cell>
          <table:table-cell office:value-type="float" office:value="-3.01207">
            <text:p>-3.01207</text:p>
          </table:table-cell>
          <table:table-cell office:value-type="float" office:value="-0.00342856">
            <text:p>-0.00342856</text:p>
          </table:table-cell>
          <table:table-cell office:value-type="float" office:value="0.0918016">
            <text:p>0.09180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1">
            <text:p>161</text:p>
          </table:table-cell>
          <table:table-cell office:value-type="float" office:value="354">
            <text:p>354</text:p>
          </table:table-cell>
          <table:table-cell office:value-type="float" office:value="341">
            <text:p>341</text:p>
          </table:table-cell>
          <table:table-cell table:number-columns-repeated="2" office:value-type="float" office:value="600">
            <text:p>600</text:p>
          </table:table-cell>
          <table:table-cell office:value-type="float" office:value="-0.00921618">
            <text:p>-0.00921618</text:p>
          </table:table-cell>
          <table:table-cell office:value-type="float" office:value="0.0152327">
            <text:p>0.0152327</text:p>
          </table:table-cell>
          <table:table-cell office:value-type="float" office:value="-3.01185">
            <text:p>-3.01185</text:p>
          </table:table-cell>
          <table:table-cell office:value-type="float" office:value="-0.00221618">
            <text:p>-0.00221618</text:p>
          </table:table-cell>
          <table:table-cell office:value-type="float" office:value="0.0957327">
            <text:p>0.09573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340">
            <text:p>340</text:p>
          </table:table-cell>
          <table:table-cell office:value-type="float" office:value="323">
            <text:p>32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-0.00958274">
            <text:p>-0.00958274</text:p>
          </table:table-cell>
          <table:table-cell office:value-type="float" office:value="0.0151182">
            <text:p>0.0151182</text:p>
          </table:table-cell>
          <table:table-cell office:value-type="float" office:value="-3.01209">
            <text:p>-3.01209</text:p>
          </table:table-cell>
          <table:table-cell office:value-type="float" office:value="-0.00608274">
            <text:p>-0.00608274</text:p>
          </table:table-cell>
          <table:table-cell office:value-type="float" office:value="0.0901182">
            <text:p>0.09011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float" office:value="343">
            <text:p>343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14">
            <text:p>614</text:p>
          </table:table-cell>
          <table:table-cell office:value-type="float" office:value="-0.00988828">
            <text:p>-0.00988828</text:p>
          </table:table-cell>
          <table:table-cell office:value-type="float" office:value="0.0153204">
            <text:p>0.0153204</text:p>
          </table:table-cell>
          <table:table-cell office:value-type="float" office:value="-3.01198">
            <text:p>-3.01198</text:p>
          </table:table-cell>
          <table:table-cell office:value-type="float" office:value="-0.00488828">
            <text:p>-0.00488828</text:p>
          </table:table-cell>
          <table:table-cell office:value-type="float" office:value="0.0888204">
            <text:p>0.08882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345">
            <text:p>345</text:p>
          </table:table-cell>
          <table:table-cell office:value-type="float" office:value="336">
            <text:p>336</text:p>
          </table:table-cell>
          <table:table-cell table:number-columns-repeated="2" office:value-type="float" office:value="602">
            <text:p>602</text:p>
          </table:table-cell>
          <table:table-cell office:value-type="float" office:value="-0.0105003">
            <text:p>-0.0105003</text:p>
          </table:table-cell>
          <table:table-cell office:value-type="float" office:value="0.0154152">
            <text:p>0.0154152</text:p>
          </table:table-cell>
          <table:table-cell office:value-type="float" office:value="-3.01227">
            <text:p>-3.01227</text:p>
          </table:table-cell>
          <table:table-cell office:value-type="float" office:value="-0.00750026">
            <text:p>-0.00750026</text:p>
          </table:table-cell>
          <table:table-cell office:value-type="float" office:value="0.0939152">
            <text:p>0.09391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340">
            <text:p>340</text:p>
          </table:table-cell>
          <table:table-cell office:value-type="float" office:value="322">
            <text:p>32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-0.0117642">
            <text:p>-0.0117642</text:p>
          </table:table-cell>
          <table:table-cell office:value-type="float" office:value="0.0150893">
            <text:p>0.0150893</text:p>
          </table:table-cell>
          <table:table-cell office:value-type="float" office:value="-3.01338">
            <text:p>-3.01338</text:p>
          </table:table-cell>
          <table:table-cell office:value-type="float" office:value="-0.00576421">
            <text:p>-0.00576421</text:p>
          </table:table-cell>
          <table:table-cell office:value-type="float" office:value="0.0920893">
            <text:p>0.0920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150">
            <text:p>150</text:p>
          </table:table-cell>
          <table:table-cell office:value-type="float" office:value="335">
            <text:p>335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98">
            <text:p>598</text:p>
          </table:table-cell>
          <table:table-cell office:value-type="float" office:value="-0.0112394">
            <text:p>-0.0112394</text:p>
          </table:table-cell>
          <table:table-cell office:value-type="float" office:value="0.0126553">
            <text:p>0.0126553</text:p>
          </table:table-cell>
          <table:table-cell office:value-type="float" office:value="-3.01292">
            <text:p>-3.01292</text:p>
          </table:table-cell>
          <table:table-cell office:value-type="float" office:value="-0.0142394">
            <text:p>-0.0142394</text:p>
          </table:table-cell>
          <table:table-cell office:value-type="float" office:value="0.0876553">
            <text:p>0.08765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342">
            <text:p>342</text:p>
          </table:table-cell>
          <table:table-cell office:value-type="float" office:value="332">
            <text:p>332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0778867">
            <text:p>-0.00778867</text:p>
          </table:table-cell>
          <table:table-cell office:value-type="float" office:value="0.0122831">
            <text:p>0.0122831</text:p>
          </table:table-cell>
          <table:table-cell office:value-type="float" office:value="-3.01274">
            <text:p>-3.01274</text:p>
          </table:table-cell>
          <table:table-cell office:value-type="float" office:value="-0.00528867">
            <text:p>-0.00528867</text:p>
          </table:table-cell>
          <table:table-cell office:value-type="float" office:value="0.0897831">
            <text:p>0.08978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42">
            <text:p>342</text:p>
          </table:table-cell>
          <table:table-cell office:value-type="float" office:value="328">
            <text:p>328</text:p>
          </table:table-cell>
          <table:table-cell table:number-columns-repeated="2" office:value-type="float" office:value="603">
            <text:p>603</text:p>
          </table:table-cell>
          <table:table-cell office:value-type="float" office:value="-0.0100631">
            <text:p>-0.0100631</text:p>
          </table:table-cell>
          <table:table-cell office:value-type="float" office:value="0.0129041">
            <text:p>0.0129041</text:p>
          </table:table-cell>
          <table:table-cell office:value-type="float" office:value="-3.01428">
            <text:p>-3.01428</text:p>
          </table:table-cell>
          <table:table-cell office:value-type="float" office:value="-0.00856313">
            <text:p>-0.00856313</text:p>
          </table:table-cell>
          <table:table-cell office:value-type="float" office:value="0.0874041">
            <text:p>0.0874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float" office:value="343">
            <text:p>343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14">
            <text:p>614</text:p>
          </table:table-cell>
          <table:table-cell office:value-type="float" office:value="-0.0115325">
            <text:p>-0.0115325</text:p>
          </table:table-cell>
          <table:table-cell office:value-type="float" office:value="0.0140061">
            <text:p>0.0140061</text:p>
          </table:table-cell>
          <table:table-cell office:value-type="float" office:value="-3.01419">
            <text:p>-3.01419</text:p>
          </table:table-cell>
          <table:table-cell office:value-type="float" office:value="-0.00653255">
            <text:p>-0.00653255</text:p>
          </table:table-cell>
          <table:table-cell office:value-type="float" office:value="0.0875061">
            <text:p>0.08750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42">
            <text:p>342</text:p>
          </table:table-cell>
          <table:table-cell office:value-type="float" office:value="328">
            <text:p>328</text:p>
          </table:table-cell>
          <table:table-cell table:number-columns-repeated="2" office:value-type="float" office:value="603">
            <text:p>603</text:p>
          </table:table-cell>
          <table:table-cell office:value-type="float" office:value="-0.00777134">
            <text:p>-0.00777134</text:p>
          </table:table-cell>
          <table:table-cell office:value-type="float" office:value="0.0131857">
            <text:p>0.0131857</text:p>
          </table:table-cell>
          <table:table-cell office:value-type="float" office:value="-3.01482">
            <text:p>-3.01482</text:p>
          </table:table-cell>
          <table:table-cell office:value-type="float" office:value="-0.00627134">
            <text:p>-0.00627134</text:p>
          </table:table-cell>
          <table:table-cell office:value-type="float" office:value="0.0876857">
            <text:p>0.0876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office:value-type="float" office:value="344">
            <text:p>344</text:p>
          </table:table-cell>
          <table:table-cell office:value-type="float" office:value="318">
            <text:p>318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04915">
            <text:p>-0.0104915</text:p>
          </table:table-cell>
          <table:table-cell office:value-type="float" office:value="0.0110516">
            <text:p>0.0110516</text:p>
          </table:table-cell>
          <table:table-cell office:value-type="float" office:value="-3.014">
            <text:p>-3.014</text:p>
          </table:table-cell>
          <table:table-cell office:value-type="float" office:value="-0.00649155">
            <text:p>-0.00649155</text:p>
          </table:table-cell>
          <table:table-cell office:value-type="float" office:value="0.0820516">
            <text:p>0.08205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341">
            <text:p>34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21232">
            <text:p>-0.0121232</text:p>
          </table:table-cell>
          <table:table-cell office:value-type="float" office:value="0.0127843">
            <text:p>0.0127843</text:p>
          </table:table-cell>
          <table:table-cell office:value-type="float" office:value="-3.01599">
            <text:p>-3.01599</text:p>
          </table:table-cell>
          <table:table-cell office:value-type="float" office:value="-0.00962319">
            <text:p>-0.00962319</text:p>
          </table:table-cell>
          <table:table-cell office:value-type="float" office:value="0.0867843">
            <text:p>0.08678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46">
            <text:p>146</text:p>
          </table:table-cell>
          <table:table-cell office:value-type="float" office:value="338">
            <text:p>338</text:p>
          </table:table-cell>
          <table:table-cell office:value-type="float" office:value="326">
            <text:p>326</text:p>
          </table:table-cell>
          <table:table-cell table:number-columns-repeated="2" office:value-type="float" office:value="600">
            <text:p>600</text:p>
          </table:table-cell>
          <table:table-cell office:value-type="float" office:value="-0.00973224">
            <text:p>-0.00973224</text:p>
          </table:table-cell>
          <table:table-cell office:value-type="float" office:value="0.0115703">
            <text:p>0.0115703</text:p>
          </table:table-cell>
          <table:table-cell office:value-type="float" office:value="-3.01649">
            <text:p>-3.01649</text:p>
          </table:table-cell>
          <table:table-cell office:value-type="float" office:value="-0.0107322">
            <text:p>-0.0107322</text:p>
          </table:table-cell>
          <table:table-cell office:value-type="float" office:value="0.0845703">
            <text:p>0.08457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0">
            <text:p>-10</text:p>
          </table:table-cell>
          <table:table-cell office:value-type="float" office:value="142">
            <text:p>142</text:p>
          </table:table-cell>
          <table:table-cell office:value-type="float" office:value="326">
            <text:p>326</text:p>
          </table:table-cell>
          <table:table-cell office:value-type="float" office:value="318">
            <text:p>318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07562">
            <text:p>-0.0107562</text:p>
          </table:table-cell>
          <table:table-cell office:value-type="float" office:value="0.00970673">
            <text:p>0.00970673</text:p>
          </table:table-cell>
          <table:table-cell office:value-type="float" office:value="-3.01528">
            <text:p>-3.01528</text:p>
          </table:table-cell>
          <table:table-cell office:value-type="float" office:value="-0.0157562">
            <text:p>-0.0157562</text:p>
          </table:table-cell>
          <table:table-cell office:value-type="float" office:value="0.0807067">
            <text:p>0.08070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">
            <text:p>-11</text:p>
          </table:table-cell>
          <table:table-cell office:value-type="float" office:value="142">
            <text:p>142</text:p>
          </table:table-cell>
          <table:table-cell office:value-type="float" office:value="326">
            <text:p>326</text:p>
          </table:table-cell>
          <table:table-cell office:value-type="float" office:value="319">
            <text:p>319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0998672">
            <text:p>-0.00998672</text:p>
          </table:table-cell>
          <table:table-cell office:value-type="float" office:value="0.0104415">
            <text:p>0.0104415</text:p>
          </table:table-cell>
          <table:table-cell office:value-type="float" office:value="-3.01535">
            <text:p>-3.01535</text:p>
          </table:table-cell>
          <table:table-cell office:value-type="float" office:value="-0.0154867">
            <text:p>-0.0154867</text:p>
          </table:table-cell>
          <table:table-cell office:value-type="float" office:value="0.0814415">
            <text:p>0.08144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7">
            <text:p>-17</text:p>
          </table:table-cell>
          <table:table-cell office:value-type="float" office:value="142">
            <text:p>142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0948958">
            <text:p>-0.00948958</text:p>
          </table:table-cell>
          <table:table-cell office:value-type="float" office:value="0.010883">
            <text:p>0.010883</text:p>
          </table:table-cell>
          <table:table-cell office:value-type="float" office:value="-3.0157">
            <text:p>-3.0157</text:p>
          </table:table-cell>
          <table:table-cell office:value-type="float" office:value="-0.0179896">
            <text:p>-0.0179896</text:p>
          </table:table-cell>
          <table:table-cell office:value-type="float" office:value="0.081883">
            <text:p>0.0818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47">
            <text:p>147</text:p>
          </table:table-cell>
          <table:table-cell office:value-type="float" office:value="317">
            <text:p>317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14">
            <text:p>614</text:p>
          </table:table-cell>
          <table:table-cell office:value-type="float" office:value="-0.0120021">
            <text:p>-0.0120021</text:p>
          </table:table-cell>
          <table:table-cell office:value-type="float" office:value="0.0116564">
            <text:p>0.0116564</text:p>
          </table:table-cell>
          <table:table-cell office:value-type="float" office:value="-3.01605">
            <text:p>-3.01605</text:p>
          </table:table-cell>
          <table:table-cell office:value-type="float" office:value="-0.0200021">
            <text:p>-0.0200021</text:p>
          </table:table-cell>
          <table:table-cell office:value-type="float" office:value="0.0851564">
            <text:p>0.08515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9">
            <text:p>-19</text:p>
          </table:table-cell>
          <table:table-cell office:value-type="float" office:value="140">
            <text:p>14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-0.0103164">
            <text:p>-0.0103164</text:p>
          </table:table-cell>
          <table:table-cell office:value-type="float" office:value="0.0120214">
            <text:p>0.0120214</text:p>
          </table:table-cell>
          <table:table-cell office:value-type="float" office:value="-3.01521">
            <text:p>-3.01521</text:p>
          </table:table-cell>
          <table:table-cell office:value-type="float" office:value="-0.0198165">
            <text:p>-0.0198165</text:p>
          </table:table-cell>
          <table:table-cell office:value-type="float" office:value="0.0820214">
            <text:p>0.0820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office:value-type="float" office:value="142">
            <text:p>142</text:p>
          </table:table-cell>
          <table:table-cell office:value-type="float" office:value="317">
            <text:p>317</text:p>
          </table:table-cell>
          <table:table-cell office:value-type="float" office:value="319">
            <text:p>319</text:p>
          </table:table-cell>
          <table:table-cell table:number-columns-repeated="2" office:value-type="float" office:value="607">
            <text:p>607</text:p>
          </table:table-cell>
          <table:table-cell office:value-type="float" office:value="-0.00837833">
            <text:p>-0.00837833</text:p>
          </table:table-cell>
          <table:table-cell office:value-type="float" office:value="0.0116603">
            <text:p>0.0116603</text:p>
          </table:table-cell>
          <table:table-cell office:value-type="float" office:value="-3.01532">
            <text:p>-3.01532</text:p>
          </table:table-cell>
          <table:table-cell office:value-type="float" office:value="-0.0183783">
            <text:p>-0.0183783</text:p>
          </table:table-cell>
          <table:table-cell office:value-type="float" office:value="0.0826603">
            <text:p>0.08266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2">
            <text:p>-32</text:p>
          </table:table-cell>
          <table:table-cell office:value-type="float" office:value="147">
            <text:p>147</text:p>
          </table:table-cell>
          <table:table-cell office:value-type="float" office:value="312">
            <text:p>312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108394">
            <text:p>-0.0108394</text:p>
          </table:table-cell>
          <table:table-cell office:value-type="float" office:value="0.0117455">
            <text:p>0.0117455</text:p>
          </table:table-cell>
          <table:table-cell office:value-type="float" office:value="-3.01481">
            <text:p>-3.01481</text:p>
          </table:table-cell>
          <table:table-cell office:value-type="float" office:value="-0.0268394">
            <text:p>-0.0268394</text:p>
          </table:table-cell>
          <table:table-cell office:value-type="float" office:value="0.0852455">
            <text:p>0.08524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3">
            <text:p>-23</text:p>
          </table:table-cell>
          <table:table-cell office:value-type="float" office:value="150">
            <text:p>150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 table:number-columns-repeated="2" office:value-type="float" office:value="608">
            <text:p>608</text:p>
          </table:table-cell>
          <table:table-cell office:value-type="float" office:value="-0.0100929">
            <text:p>-0.0100929</text:p>
          </table:table-cell>
          <table:table-cell office:value-type="float" office:value="0.0117178">
            <text:p>0.0117178</text:p>
          </table:table-cell>
          <table:table-cell office:value-type="float" office:value="-3.01472">
            <text:p>-3.01472</text:p>
          </table:table-cell>
          <table:table-cell office:value-type="float" office:value="-0.0215929">
            <text:p>-0.0215929</text:p>
          </table:table-cell>
          <table:table-cell office:value-type="float" office:value="0.0867178">
            <text:p>0.08671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2">
            <text:p>-32</text:p>
          </table:table-cell>
          <table:table-cell office:value-type="float" office:value="147">
            <text:p>147</text:p>
          </table:table-cell>
          <table:table-cell office:value-type="float" office:value="312">
            <text:p>312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93">
            <text:p>593</text:p>
          </table:table-cell>
          <table:table-cell office:value-type="float" office:value="-0.010276">
            <text:p>-0.010276</text:p>
          </table:table-cell>
          <table:table-cell office:value-type="float" office:value="0.00794889">
            <text:p>0.00794889</text:p>
          </table:table-cell>
          <table:table-cell office:value-type="float" office:value="-3.0121">
            <text:p>-3.0121</text:p>
          </table:table-cell>
          <table:table-cell office:value-type="float" office:value="-0.026276">
            <text:p>-0.026276</text:p>
          </table:table-cell>
          <table:table-cell office:value-type="float" office:value="0.0814489">
            <text:p>0.08144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office:value-type="float" office:value="135">
            <text:p>135</text:p>
          </table:table-cell>
          <table:table-cell office:value-type="float" office:value="316">
            <text:p>316</text:p>
          </table:table-cell>
          <table:table-cell office:value-type="float" office:value="311">
            <text:p>311</text:p>
          </table:table-cell>
          <table:table-cell table:number-columns-repeated="2" office:value-type="float" office:value="609">
            <text:p>609</text:p>
          </table:table-cell>
          <table:table-cell office:value-type="float" office:value="-0.0094182">
            <text:p>-0.0094182</text:p>
          </table:table-cell>
          <table:table-cell office:value-type="float" office:value="0.00717837">
            <text:p>0.00717837</text:p>
          </table:table-cell>
          <table:table-cell office:value-type="float" office:value="-3.00955">
            <text:p>-3.00955</text:p>
          </table:table-cell>
          <table:table-cell office:value-type="float" office:value="-0.0194182">
            <text:p>-0.0194182</text:p>
          </table:table-cell>
          <table:table-cell office:value-type="float" office:value="0.0746784">
            <text:p>0.0746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">
            <text:p>-11</text:p>
          </table:table-cell>
          <table:table-cell office:value-type="float" office:value="122">
            <text:p>122</text:p>
          </table:table-cell>
          <table:table-cell office:value-type="float" office:value="310">
            <text:p>3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639">
            <text:p>639</text:p>
          </table:table-cell>
          <table:table-cell office:value-type="float" office:value="-0.00951206">
            <text:p>-0.00951206</text:p>
          </table:table-cell>
          <table:table-cell office:value-type="float" office:value="0.00550826">
            <text:p>0.00550826</text:p>
          </table:table-cell>
          <table:table-cell office:value-type="float" office:value="-3.00807">
            <text:p>-3.00807</text:p>
          </table:table-cell>
          <table:table-cell office:value-type="float" office:value="-0.0150121">
            <text:p>-0.0150121</text:p>
          </table:table-cell>
          <table:table-cell office:value-type="float" office:value="0.0665083">
            <text:p>0.06650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307">
            <text:p>30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658">
            <text:p>658</text:p>
          </table:table-cell>
          <table:table-cell office:value-type="float" office:value="-0.0122334">
            <text:p>-0.0122334</text:p>
          </table:table-cell>
          <table:table-cell office:value-type="float" office:value="0.00731669">
            <text:p>0.00731669</text:p>
          </table:table-cell>
          <table:table-cell office:value-type="float" office:value="-3.00665">
            <text:p>-3.00665</text:p>
          </table:table-cell>
          <table:table-cell office:value-type="float" office:value="-0.0142334">
            <text:p>-0.0142334</text:p>
          </table:table-cell>
          <table:table-cell office:value-type="float" office:value="0.0523167">
            <text:p>0.0523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96">
            <text:p>296</text:p>
          </table:table-cell>
          <table:table-cell office:value-type="float" office:value="190">
            <text:p>19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-0.0103654">
            <text:p>-0.0103654</text:p>
          </table:table-cell>
          <table:table-cell office:value-type="float" office:value="0.00766181">
            <text:p>0.00766181</text:p>
          </table:table-cell>
          <table:table-cell office:value-type="float" office:value="-3.00611">
            <text:p>-3.00611</text:p>
          </table:table-cell>
          <table:table-cell office:value-type="float" office:value="-0.00736543">
            <text:p>-0.00736543</text:p>
          </table:table-cell>
          <table:table-cell office:value-type="float" office:value="0.0376618">
            <text:p>0.03766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11">
            <text:p>311</text:p>
          </table:table-cell>
          <table:table-cell office:value-type="float" office:value="172">
            <text:p>172</text:p>
          </table:table-cell>
          <table:table-cell table:number-columns-repeated="2" office:value-type="float" office:value="699">
            <text:p>699</text:p>
          </table:table-cell>
          <table:table-cell office:value-type="float" office:value="-0.0112393">
            <text:p>-0.0112393</text:p>
          </table:table-cell>
          <table:table-cell office:value-type="float" office:value="0.0135062">
            <text:p>0.0135062</text:p>
          </table:table-cell>
          <table:table-cell office:value-type="float" office:value="-3.00464">
            <text:p>-3.00464</text:p>
          </table:table-cell>
          <table:table-cell office:value-type="float" office:value="-0.00123932">
            <text:p>-0.00123932</text:p>
          </table:table-cell>
          <table:table-cell office:value-type="float" office:value="0.0340062">
            <text:p>0.03400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339">
            <text:p>339</text:p>
          </table:table-cell>
          <table:table-cell office:value-type="float" office:value="174">
            <text:p>174</text:p>
          </table:table-cell>
          <table:table-cell table:number-columns-repeated="2" office:value-type="float" office:value="690">
            <text:p>690</text:p>
          </table:table-cell>
          <table:table-cell office:value-type="float" office:value="-0.0120724">
            <text:p>-0.0120724</text:p>
          </table:table-cell>
          <table:table-cell office:value-type="float" office:value="0.00867315">
            <text:p>0.00867315</text:p>
          </table:table-cell>
          <table:table-cell office:value-type="float" office:value="-3.00287">
            <text:p>-3.00287</text:p>
          </table:table-cell>
          <table:table-cell office:value-type="float" office:value="0.00992756">
            <text:p>0.00992756</text:p>
          </table:table-cell>
          <table:table-cell office:value-type="float" office:value="0.0281732">
            <text:p>0.02817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693">
            <text:p>693</text:p>
          </table:table-cell>
          <table:table-cell office:value-type="float" office:value="-0.0115685">
            <text:p>-0.0115685</text:p>
          </table:table-cell>
          <table:table-cell office:value-type="float" office:value="0.0113139">
            <text:p>0.0113139</text:p>
          </table:table-cell>
          <table:table-cell office:value-type="float" office:value="-3.00117">
            <text:p>-3.00117</text:p>
          </table:table-cell>
          <table:table-cell office:value-type="float" office:value="0.0189315">
            <text:p>0.0189315</text:p>
          </table:table-cell>
          <table:table-cell office:value-type="float" office:value="0.0123139">
            <text:p>0.01231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716">
            <text:p>716</text:p>
          </table:table-cell>
          <table:table-cell office:value-type="float" office:value="-0.0121934">
            <text:p>-0.0121934</text:p>
          </table:table-cell>
          <table:table-cell office:value-type="float" office:value="0.0099882">
            <text:p>0.0099882</text:p>
          </table:table-cell>
          <table:table-cell office:value-type="float" office:value="-2.99983">
            <text:p>-2.99983</text:p>
          </table:table-cell>
          <table:table-cell office:value-type="float" office:value="0.0293066">
            <text:p>0.0293066</text:p>
          </table:table-cell>
          <table:table-cell office:value-type="float" office:value="0.0109882">
            <text:p>0.01098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-15">
            <text:p>-15</text:p>
          </table:table-cell>
          <table:table-cell office:value-type="float" office:value="370">
            <text:p>37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728">
            <text:p>728</text:p>
          </table:table-cell>
          <table:table-cell office:value-type="float" office:value="-0.0118901">
            <text:p>-0.0118901</text:p>
          </table:table-cell>
          <table:table-cell office:value-type="float" office:value="0.0054842">
            <text:p>0.0054842</text:p>
          </table:table-cell>
          <table:table-cell office:value-type="float" office:value="-2.99833">
            <text:p>-2.99833</text:p>
          </table:table-cell>
          <table:table-cell office:value-type="float" office:value="0.0351099">
            <text:p>0.0351099</text:p>
          </table:table-cell>
          <table:table-cell office:value-type="float" office:value="-0.0020158">
            <text:p>-0.00201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-50">
            <text:p>-50</text:p>
          </table:table-cell>
          <table:table-cell office:value-type="float" office:value="397">
            <text:p>397</text:p>
          </table:table-cell>
          <table:table-cell office:value-type="float" office:value="66">
            <text:p>66</text:p>
          </table:table-cell>
          <table:table-cell table:number-columns-repeated="2" office:value-type="float" office:value="728">
            <text:p>728</text:p>
          </table:table-cell>
          <table:table-cell office:value-type="float" office:value="-0.00911017">
            <text:p>-0.00911017</text:p>
          </table:table-cell>
          <table:table-cell office:value-type="float" office:value="0.00549133">
            <text:p>0.00549133</text:p>
          </table:table-cell>
          <table:table-cell office:value-type="float" office:value="-2.99594">
            <text:p>-2.99594</text:p>
          </table:table-cell>
          <table:table-cell office:value-type="float" office:value="0.0513898">
            <text:p>0.0513898</text:p>
          </table:table-cell>
          <table:table-cell office:value-type="float" office:value="-0.0195087">
            <text:p>-0.01950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-96">
            <text:p>-96</text:p>
          </table:table-cell>
          <table:table-cell office:value-type="float" office:value="473">
            <text:p>473</text:p>
          </table:table-cell>
          <table:table-cell office:value-type="float" office:value="60">
            <text:p>60</text:p>
          </table:table-cell>
          <table:table-cell table:number-columns-repeated="2" office:value-type="float" office:value="649">
            <text:p>649</text:p>
          </table:table-cell>
          <table:table-cell office:value-type="float" office:value="-0.0119208">
            <text:p>-0.0119208</text:p>
          </table:table-cell>
          <table:table-cell office:value-type="float" office:value="0.011031">
            <text:p>0.011031</text:p>
          </table:table-cell>
          <table:table-cell office:value-type="float" office:value="-2.9947">
            <text:p>-2.9947</text:p>
          </table:table-cell>
          <table:table-cell office:value-type="float" office:value="0.0665792">
            <text:p>0.0665792</text:p>
          </table:table-cell>
          <table:table-cell office:value-type="float" office:value="-0.036969">
            <text:p>-0.036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-131">
            <text:p>-131</text:p>
          </table:table-cell>
          <table:table-cell office:value-type="float" office:value="517">
            <text:p>517</text:p>
          </table:table-cell>
          <table:table-cell office:value-type="float" office:value="38">
            <text:p>38</text:p>
          </table:table-cell>
          <table:table-cell table:number-columns-repeated="2" office:value-type="float" office:value="622">
            <text:p>622</text:p>
          </table:table-cell>
          <table:table-cell office:value-type="float" office:value="-0.0153688">
            <text:p>-0.0153688</text:p>
          </table:table-cell>
          <table:table-cell office:value-type="float" office:value="0.00999878">
            <text:p>0.00999878</text:p>
          </table:table-cell>
          <table:table-cell office:value-type="float" office:value="-2.99279">
            <text:p>-2.99279</text:p>
          </table:table-cell>
          <table:table-cell office:value-type="float" office:value="0.0786313">
            <text:p>0.0786313</text:p>
          </table:table-cell>
          <table:table-cell office:value-type="float" office:value="-0.0555012">
            <text:p>-0.0555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-182">
            <text:p>-182</text:p>
          </table:table-cell>
          <table:table-cell office:value-type="float" office:value="573">
            <text:p>573</text:p>
          </table:table-cell>
          <table:table-cell office:value-type="float" office:value="9">
            <text:p>9</text:p>
          </table:table-cell>
          <table:table-cell table:number-columns-repeated="2" office:value-type="float" office:value="579">
            <text:p>579</text:p>
          </table:table-cell>
          <table:table-cell office:value-type="float" office:value="-0.0126765">
            <text:p>-0.0126765</text:p>
          </table:table-cell>
          <table:table-cell office:value-type="float" office:value="0.00834977">
            <text:p>0.00834977</text:p>
          </table:table-cell>
          <table:table-cell office:value-type="float" office:value="-2.99083">
            <text:p>-2.99083</text:p>
          </table:table-cell>
          <table:table-cell office:value-type="float" office:value="0.0983235">
            <text:p>0.0983235</text:p>
          </table:table-cell>
          <table:table-cell office:value-type="float" office:value="-0.0826502">
            <text:p>-0.08265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5">
            <text:p>265</text:p>
          </table:table-cell>
          <table:table-cell office:value-type="float" office:value="-246">
            <text:p>-246</text:p>
          </table:table-cell>
          <table:table-cell office:value-type="float" office:value="711">
            <text:p>711</text:p>
          </table:table-cell>
          <table:table-cell office:value-type="float" office:value="40">
            <text:p>40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137948">
            <text:p>-0.0137948</text:p>
          </table:table-cell>
          <table:table-cell office:value-type="float" office:value="0.011941">
            <text:p>0.011941</text:p>
          </table:table-cell>
          <table:table-cell office:value-type="float" office:value="-2.98935">
            <text:p>-2.98935</text:p>
          </table:table-cell>
          <table:table-cell office:value-type="float" office:value="0.118705">
            <text:p>0.118705</text:p>
          </table:table-cell>
          <table:table-cell office:value-type="float" office:value="-0.111059">
            <text:p>-0.111059</text:p>
          </table:table-cell>
          <table:table-cell office:value-type="float" office:value="-0.000113839">
            <text:p>-0.000113839</text:p>
          </table:table-cell>
          <table:table-cell office:value-type="float" office:value="0.000630777">
            <text:p>0.00063077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2">
            <text:p>292</text:p>
          </table:table-cell>
          <table:table-cell office:value-type="float" office:value="-299">
            <text:p>-299</text:p>
          </table:table-cell>
          <table:table-cell office:value-type="float" office:value="763">
            <text:p>763</text:p>
          </table:table-cell>
          <table:table-cell office:value-type="float" office:value="12">
            <text:p>12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111369">
            <text:p>-0.0111369</text:p>
          </table:table-cell>
          <table:table-cell office:value-type="float" office:value="0.0128259">
            <text:p>0.0128259</text:p>
          </table:table-cell>
          <table:table-cell office:value-type="float" office:value="-2.98662">
            <text:p>-2.98662</text:p>
          </table:table-cell>
          <table:table-cell office:value-type="float" office:value="0.134863">
            <text:p>0.134863</text:p>
          </table:table-cell>
          <table:table-cell office:value-type="float" office:value="-0.136674">
            <text:p>-0.136674</text:p>
          </table:table-cell>
          <table:table-cell office:value-type="float" office:value="-0.000113839">
            <text:p>-0.000113839</text:p>
          </table:table-cell>
          <table:table-cell office:value-type="float" office:value="0.000630777">
            <text:p>0.00063077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01">
            <text:p>301</text:p>
          </table:table-cell>
          <table:table-cell office:value-type="float" office:value="-340">
            <text:p>-340</text:p>
          </table:table-cell>
          <table:table-cell office:value-type="float" office:value="839">
            <text:p>839</text:p>
          </table:table-cell>
          <table:table-cell office:value-type="float" office:value="38">
            <text:p>38</text:p>
          </table:table-cell>
          <table:table-cell table:number-columns-repeated="2" office:value-type="float" office:value="205">
            <text:p>205</text:p>
          </table:table-cell>
          <table:table-cell office:value-type="float" office:value="0.000133249">
            <text:p>0.000133249</text:p>
          </table:table-cell>
          <table:table-cell office:value-type="float" office:value="0.0124608">
            <text:p>0.0124608</text:p>
          </table:table-cell>
          <table:table-cell office:value-type="float" office:value="-2.98228">
            <text:p>-2.98228</text:p>
          </table:table-cell>
          <table:table-cell office:value-type="float" office:value="0.150633">
            <text:p>0.150633</text:p>
          </table:table-cell>
          <table:table-cell office:value-type="float" office:value="-0.157539">
            <text:p>-0.157539</text:p>
          </table:table-cell>
          <table:table-cell office:value-type="float" office:value="0.010405">
            <text:p>0.010405</text:p>
          </table:table-cell>
          <table:table-cell office:value-type="float" office:value="0.0142533">
            <text:p>0.014253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41">
            <text:p>341</text:p>
          </table:table-cell>
          <table:table-cell office:value-type="float" office:value="-376">
            <text:p>-376</text:p>
          </table:table-cell>
          <table:table-cell office:value-type="float" office:value="889">
            <text:p>889</text:p>
          </table:table-cell>
          <table:table-cell office:value-type="float" office:value="12">
            <text:p>12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00986647">
            <text:p>-0.00986647</text:p>
          </table:table-cell>
          <table:table-cell office:value-type="float" office:value="0.0128749">
            <text:p>0.0128749</text:p>
          </table:table-cell>
          <table:table-cell office:value-type="float" office:value="-2.98135">
            <text:p>-2.98135</text:p>
          </table:table-cell>
          <table:table-cell office:value-type="float" office:value="0.160634">
            <text:p>0.160634</text:p>
          </table:table-cell>
          <table:table-cell office:value-type="float" office:value="-0.175125">
            <text:p>-0.175125</text:p>
          </table:table-cell>
          <table:table-cell office:value-type="float" office:value="0.010405">
            <text:p>0.010405</text:p>
          </table:table-cell>
          <table:table-cell office:value-type="float" office:value="0.0142533">
            <text:p>0.014253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6">
            <text:p>406</text:p>
          </table:table-cell>
          <table:table-cell office:value-type="float" office:value="-397">
            <text:p>-397</text:p>
          </table:table-cell>
          <table:table-cell office:value-type="float" office:value="969">
            <text:p>969</text:p>
          </table:table-cell>
          <table:table-cell office:value-type="float" office:value="6">
            <text:p>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-0.0169079">
            <text:p>-0.0169079</text:p>
          </table:table-cell>
          <table:table-cell office:value-type="float" office:value="0.0212311">
            <text:p>0.0212311</text:p>
          </table:table-cell>
          <table:table-cell office:value-type="float" office:value="-2.97994">
            <text:p>-2.97994</text:p>
          </table:table-cell>
          <table:table-cell office:value-type="float" office:value="0.186092">
            <text:p>0.186092</text:p>
          </table:table-cell>
          <table:table-cell office:value-type="float" office:value="-0.177269">
            <text:p>-0.177269</text:p>
          </table:table-cell>
          <table:table-cell office:value-type="float" office:value="0.010405">
            <text:p>0.010405</text:p>
          </table:table-cell>
          <table:table-cell office:value-type="float" office:value="0.0142533">
            <text:p>0.014253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66">
            <text:p>466</text:p>
          </table:table-cell>
          <table:table-cell office:value-type="float" office:value="-384">
            <text:p>-384</text:p>
          </table:table-cell>
          <table:table-cell office:value-type="float" office:value="1017">
            <text:p>1017</text:p>
          </table:table-cell>
          <table:table-cell office:value-type="float" office:value="7">
            <text:p>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315673">
            <text:p>-0.0315673</text:p>
          </table:table-cell>
          <table:table-cell office:value-type="float" office:value="0.00871395">
            <text:p>0.00871395</text:p>
          </table:table-cell>
          <table:table-cell office:value-type="float" office:value="-2.96271">
            <text:p>-2.96271</text:p>
          </table:table-cell>
          <table:table-cell office:value-type="float" office:value="0.201433">
            <text:p>0.201433</text:p>
          </table:table-cell>
          <table:table-cell office:value-type="float" office:value="-0.183286">
            <text:p>-0.183286</text:p>
          </table:table-cell>
          <table:table-cell office:value-type="float" office:value="0.0660177">
            <text:p>0.0660177</text:p>
          </table:table-cell>
          <table:table-cell office:value-type="float" office:value="0.0716425">
            <text:p>0.071642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1">
            <text:p>481</text:p>
          </table:table-cell>
          <table:table-cell office:value-type="float" office:value="-366">
            <text:p>-366</text:p>
          </table:table-cell>
          <table:table-cell office:value-type="float" office:value="1022">
            <text:p>10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-0.0373499">
            <text:p>-0.0373499</text:p>
          </table:table-cell>
          <table:table-cell office:value-type="float" office:value="0.0100046">
            <text:p>0.0100046</text:p>
          </table:table-cell>
          <table:table-cell office:value-type="float" office:value="-2.96355">
            <text:p>-2.96355</text:p>
          </table:table-cell>
          <table:table-cell office:value-type="float" office:value="0.20315">
            <text:p>0.20315</text:p>
          </table:table-cell>
          <table:table-cell office:value-type="float" office:value="-0.172995">
            <text:p>-0.172995</text:p>
          </table:table-cell>
          <table:table-cell office:value-type="float" office:value="0.0660177">
            <text:p>0.0660177</text:p>
          </table:table-cell>
          <table:table-cell office:value-type="float" office:value="0.0716425">
            <text:p>0.071642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[inav] new surface level: -1.33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34">
            <text:p>-134</text:p>
          </table:table-cell>
          <table:table-cell office:value-type="float" office:value="-278">
            <text:p>-278</text:p>
          </table:table-cell>
          <table:table-cell office:value-type="float" office:value="326">
            <text:p>326</text:p>
          </table:table-cell>
          <table:table-cell office:value-type="float" office:value="22">
            <text:p>2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-0.0226085">
            <text:p>-0.0226085</text:p>
          </table:table-cell>
          <table:table-cell office:value-type="float" office:value="0.00278864">
            <text:p>0.00278864</text:p>
          </table:table-cell>
          <table:table-cell office:value-type="float" office:value="-2.96946">
            <text:p>-2.96946</text:p>
          </table:table-cell>
          <table:table-cell office:value-type="float" office:value="-0.0896085">
            <text:p>-0.0896085</text:p>
          </table:table-cell>
          <table:table-cell office:value-type="float" office:value="-0.136211">
            <text:p>-0.136211</text:p>
          </table:table-cell>
          <table:table-cell office:value-type="float" office:value="3.00595">
            <text:p>3.00595</text:p>
          </table:table-cell>
          <table:table-cell office:value-type="float" office:value="5.66647">
            <text:p>5.6664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9">
            <text:p>-89</text:p>
          </table:table-cell>
          <table:table-cell office:value-type="float" office:value="-164">
            <text:p>-164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table:number-columns-repeated="2" office:value-type="float" office:value="602">
            <text:p>602</text:p>
          </table:table-cell>
          <table:table-cell office:value-type="float" office:value="-0.0226085">
            <text:p>-0.0226085</text:p>
          </table:table-cell>
          <table:table-cell office:value-type="float" office:value="0.00278864">
            <text:p>0.00278864</text:p>
          </table:table-cell>
          <table:table-cell office:value-type="float" office:value="-2.96946">
            <text:p>-2.96946</text:p>
          </table:table-cell>
          <table:table-cell office:value-type="float" office:value="-0.0671085">
            <text:p>-0.0671085</text:p>
          </table:table-cell>
          <table:table-cell office:value-type="float" office:value="-0.0792114">
            <text:p>-0.0792114</text:p>
          </table:table-cell>
          <table:table-cell office:value-type="float" office:value="3.00595">
            <text:p>3.00595</text:p>
          </table:table-cell>
          <table:table-cell office:value-type="float" office:value="5.66647">
            <text:p>5.6664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-78">
            <text:p>-78</text:p>
          </table:table-cell>
          <table:table-cell office:value-type="float" office:value="342">
            <text:p>342</text:p>
          </table:table-cell>
          <table:table-cell office:value-type="float" office:value="72">
            <text:p>72</text:p>
          </table:table-cell>
          <table:table-cell table:number-columns-repeated="2" office:value-type="float" office:value="661">
            <text:p>661</text:p>
          </table:table-cell>
          <table:table-cell office:value-type="float" office:value="-0.0226085">
            <text:p>-0.0226085</text:p>
          </table:table-cell>
          <table:table-cell office:value-type="float" office:value="0.00278864">
            <text:p>0.00278864</text:p>
          </table:table-cell>
          <table:table-cell office:value-type="float" office:value="-2.96946">
            <text:p>-2.96946</text:p>
          </table:table-cell>
          <table:table-cell office:value-type="float" office:value="-0.00660847">
            <text:p>-0.00660847</text:p>
          </table:table-cell>
          <table:table-cell office:value-type="float" office:value="-0.0362114">
            <text:p>-0.0362114</text:p>
          </table:table-cell>
          <table:table-cell office:value-type="float" office:value="3.00595">
            <text:p>3.00595</text:p>
          </table:table-cell>
          <table:table-cell office:value-type="float" office:value="5.66647">
            <text:p>5.6664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-71">
            <text:p>-71</text:p>
          </table:table-cell>
          <table:table-cell office:value-type="float" office:value="347">
            <text:p>347</text:p>
          </table:table-cell>
          <table:table-cell office:value-type="float" office:value="83">
            <text:p>83</text:p>
          </table:table-cell>
          <table:table-cell table:number-columns-repeated="2" office:value-type="float" office:value="652">
            <text:p>652</text:p>
          </table:table-cell>
          <table:table-cell office:value-type="float" office:value="-0.0197572">
            <text:p>-0.0197572</text:p>
          </table:table-cell>
          <table:table-cell office:value-type="float" office:value="-0.000975372">
            <text:p>-0.000975372</text:p>
          </table:table-cell>
          <table:table-cell office:value-type="float" office:value="-2.97192">
            <text:p>-2.97192</text:p>
          </table:table-cell>
          <table:table-cell office:value-type="float" office:value="-0.00325718">
            <text:p>-0.00325718</text:p>
          </table:table-cell>
          <table:table-cell office:value-type="float" office:value="-0.0364754">
            <text:p>-0.0364754</text:p>
          </table:table-cell>
          <table:table-cell office:value-type="float" office:value="3.00595">
            <text:p>3.00595</text:p>
          </table:table-cell>
          <table:table-cell office:value-type="float" office:value="5.66647">
            <text:p>5.66647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-48">
            <text:p>-48</text:p>
          </table:table-cell>
          <table:table-cell office:value-type="float" office:value="365">
            <text:p>365</text:p>
          </table:table-cell>
          <table:table-cell office:value-type="float" office:value="94">
            <text:p>94</text:p>
          </table:table-cell>
          <table:table-cell table:number-columns-repeated="2" office:value-type="float" office:value="676">
            <text:p>676</text:p>
          </table:table-cell>
          <table:table-cell office:value-type="float" office:value="-0.0110873">
            <text:p>-0.0110873</text:p>
          </table:table-cell>
          <table:table-cell office:value-type="float" office:value="0.00112951">
            <text:p>0.00112951</text:p>
          </table:table-cell>
          <table:table-cell office:value-type="float" office:value="-2.97436">
            <text:p>-2.97436</text:p>
          </table:table-cell>
          <table:table-cell office:value-type="float" office:value="0.0204127">
            <text:p>0.0204127</text:p>
          </table:table-cell>
          <table:table-cell office:value-type="float" office:value="-0.0228705">
            <text:p>-0.0228705</text:p>
          </table:table-cell>
          <table:table-cell office:value-type="float" office:value="3.01122">
            <text:p>3.01122</text:p>
          </table:table-cell>
          <table:table-cell office:value-type="float" office:value="5.65163">
            <text:p>5.6516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-41">
            <text:p>-41</text:p>
          </table:table-cell>
          <table:table-cell office:value-type="float" office:value="390">
            <text:p>390</text:p>
          </table:table-cell>
          <table:table-cell office:value-type="float" office:value="97">
            <text:p>97</text:p>
          </table:table-cell>
          <table:table-cell table:number-columns-repeated="2" office:value-type="float" office:value="685">
            <text:p>685</text:p>
          </table:table-cell>
          <table:table-cell office:value-type="float" office:value="-0.0118004">
            <text:p>-0.0118004</text:p>
          </table:table-cell>
          <table:table-cell office:value-type="float" office:value="0.00132767">
            <text:p>0.00132767</text:p>
          </table:table-cell>
          <table:table-cell office:value-type="float" office:value="-2.97545">
            <text:p>-2.97545</text:p>
          </table:table-cell>
          <table:table-cell office:value-type="float" office:value="0.0341996">
            <text:p>0.0341996</text:p>
          </table:table-cell>
          <table:table-cell office:value-type="float" office:value="-0.0191723">
            <text:p>-0.0191723</text:p>
          </table:table-cell>
          <table:table-cell office:value-type="float" office:value="3.01122">
            <text:p>3.01122</text:p>
          </table:table-cell>
          <table:table-cell office:value-type="float" office:value="5.65163">
            <text:p>5.6516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-20">
            <text:p>-20</text:p>
          </table:table-cell>
          <table:table-cell office:value-type="float" office:value="445">
            <text:p>44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691">
            <text:p>691</text:p>
          </table:table-cell>
          <table:table-cell office:value-type="float" office:value="-0.0114875">
            <text:p>-0.0114875</text:p>
          </table:table-cell>
          <table:table-cell office:value-type="float" office:value="0.00286415">
            <text:p>0.00286415</text:p>
          </table:table-cell>
          <table:table-cell office:value-type="float" office:value="-2.97549">
            <text:p>-2.97549</text:p>
          </table:table-cell>
          <table:table-cell office:value-type="float" office:value="0.0635125">
            <text:p>0.0635125</text:p>
          </table:table-cell>
          <table:table-cell office:value-type="float" office:value="-0.00713585">
            <text:p>-0.00713585</text:p>
          </table:table-cell>
          <table:table-cell office:value-type="float" office:value="3.01122">
            <text:p>3.01122</text:p>
          </table:table-cell>
          <table:table-cell office:value-type="float" office:value="5.65163">
            <text:p>5.65163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-16">
            <text:p>-16</text:p>
          </table:table-cell>
          <table:table-cell office:value-type="float" office:value="527">
            <text:p>52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671">
            <text:p>671</text:p>
          </table:table-cell>
          <table:table-cell office:value-type="float" office:value="-0.0362292">
            <text:p>-0.0362292</text:p>
          </table:table-cell>
          <table:table-cell office:value-type="float" office:value="-0.00317773">
            <text:p>-0.00317773</text:p>
          </table:table-cell>
          <table:table-cell office:value-type="float" office:value="-2.97553">
            <text:p>-2.97553</text:p>
          </table:table-cell>
          <table:table-cell office:value-type="float" office:value="0.0747708">
            <text:p>0.0747708</text:p>
          </table:table-cell>
          <table:table-cell office:value-type="float" office:value="-0.0111777">
            <text:p>-0.0111777</text:p>
          </table:table-cell>
          <table:table-cell office:value-type="float" office:value="2.99445">
            <text:p>2.99445</text:p>
          </table:table-cell>
          <table:table-cell office:value-type="float" office:value="5.62816">
            <text:p>5.6281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-15">
            <text:p>-15</text:p>
          </table:table-cell>
          <table:table-cell office:value-type="float" office:value="580">
            <text:p>58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644">
            <text:p>644</text:p>
          </table:table-cell>
          <table:table-cell office:value-type="float" office:value="-0.0467225">
            <text:p>-0.0467225</text:p>
          </table:table-cell>
          <table:table-cell office:value-type="float" office:value="-0.00418616">
            <text:p>-0.00418616</text:p>
          </table:table-cell>
          <table:table-cell office:value-type="float" office:value="-2.97474">
            <text:p>-2.97474</text:p>
          </table:table-cell>
          <table:table-cell office:value-type="float" office:value="0.0842776">
            <text:p>0.0842776</text:p>
          </table:table-cell>
          <table:table-cell office:value-type="float" office:value="-0.0116862">
            <text:p>-0.0116862</text:p>
          </table:table-cell>
          <table:table-cell office:value-type="float" office:value="2.99445">
            <text:p>2.99445</text:p>
          </table:table-cell>
          <table:table-cell office:value-type="float" office:value="5.62816">
            <text:p>5.6281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-35">
            <text:p>-35</text:p>
          </table:table-cell>
          <table:table-cell office:value-type="float" office:value="580">
            <text:p>58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654">
            <text:p>654</text:p>
          </table:table-cell>
          <table:table-cell office:value-type="float" office:value="-0.0474398">
            <text:p>-0.0474398</text:p>
          </table:table-cell>
          <table:table-cell office:value-type="float" office:value="-0.00148579">
            <text:p>-0.00148579</text:p>
          </table:table-cell>
          <table:table-cell office:value-type="float" office:value="-2.97456">
            <text:p>-2.97456</text:p>
          </table:table-cell>
          <table:table-cell office:value-type="float" office:value="0.0860602">
            <text:p>0.0860602</text:p>
          </table:table-cell>
          <table:table-cell office:value-type="float" office:value="-0.0189858">
            <text:p>-0.0189858</text:p>
          </table:table-cell>
          <table:table-cell office:value-type="float" office:value="2.99445">
            <text:p>2.99445</text:p>
          </table:table-cell>
          <table:table-cell office:value-type="float" office:value="5.62816">
            <text:p>5.6281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-76">
            <text:p>-76</text:p>
          </table:table-cell>
          <table:table-cell office:value-type="float" office:value="527">
            <text:p>527</text:p>
          </table:table-cell>
          <table:table-cell office:value-type="float" office:value="69">
            <text:p>69</text:p>
          </table:table-cell>
          <table:table-cell table:number-columns-repeated="2" office:value-type="float" office:value="671">
            <text:p>671</text:p>
          </table:table-cell>
          <table:table-cell office:value-type="float" office:value="-0.0188629">
            <text:p>-0.0188629</text:p>
          </table:table-cell>
          <table:table-cell office:value-type="float" office:value="0.00868811">
            <text:p>0.00868811</text:p>
          </table:table-cell>
          <table:table-cell office:value-type="float" office:value="-2.9723">
            <text:p>-2.9723</text:p>
          </table:table-cell>
          <table:table-cell office:value-type="float" office:value="0.0921371">
            <text:p>0.0921371</text:p>
          </table:table-cell>
          <table:table-cell office:value-type="float" office:value="-0.0293119">
            <text:p>-0.0293119</text:p>
          </table:table-cell>
          <table:table-cell office:value-type="float" office:value="2.9489">
            <text:p>2.9489</text:p>
          </table:table-cell>
          <table:table-cell office:value-type="float" office:value="5.60355">
            <text:p>5.6035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  <table:table-cell office:value-type="float" office:value="-91">
            <text:p>-91</text:p>
          </table:table-cell>
          <table:table-cell office:value-type="float" office:value="551">
            <text:p>551</text:p>
          </table:table-cell>
          <table:table-cell office:value-type="float" office:value="66">
            <text:p>66</text:p>
          </table:table-cell>
          <table:table-cell table:number-columns-repeated="2" office:value-type="float" office:value="647">
            <text:p>647</text:p>
          </table:table-cell>
          <table:table-cell office:value-type="float" office:value="-0.00804983">
            <text:p>-0.00804983</text:p>
          </table:table-cell>
          <table:table-cell office:value-type="float" office:value="0.00997166">
            <text:p>0.00997166</text:p>
          </table:table-cell>
          <table:table-cell office:value-type="float" office:value="-2.9702">
            <text:p>-2.9702</text:p>
          </table:table-cell>
          <table:table-cell office:value-type="float" office:value="0.10895">
            <text:p>0.10895</text:p>
          </table:table-cell>
          <table:table-cell office:value-type="float" office:value="-0.0355283">
            <text:p>-0.0355283</text:p>
          </table:table-cell>
          <table:table-cell office:value-type="float" office:value="2.9489">
            <text:p>2.9489</text:p>
          </table:table-cell>
          <table:table-cell office:value-type="float" office:value="5.60355">
            <text:p>5.6035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-114">
            <text:p>-114</text:p>
          </table:table-cell>
          <table:table-cell office:value-type="float" office:value="576">
            <text:p>576</text:p>
          </table:table-cell>
          <table:table-cell office:value-type="float" office:value="45">
            <text:p>45</text:p>
          </table:table-cell>
          <table:table-cell table:number-columns-repeated="2" office:value-type="float" office:value="643">
            <text:p>643</text:p>
          </table:table-cell>
          <table:table-cell office:value-type="float" office:value="-0.0171654">
            <text:p>-0.0171654</text:p>
          </table:table-cell>
          <table:table-cell office:value-type="float" office:value="0.00679874">
            <text:p>0.00679874</text:p>
          </table:table-cell>
          <table:table-cell office:value-type="float" office:value="-2.96719">
            <text:p>-2.96719</text:p>
          </table:table-cell>
          <table:table-cell office:value-type="float" office:value="0.111335">
            <text:p>0.111335</text:p>
          </table:table-cell>
          <table:table-cell office:value-type="float" office:value="-0.0502013">
            <text:p>-0.0502013</text:p>
          </table:table-cell>
          <table:table-cell office:value-type="float" office:value="2.9489">
            <text:p>2.9489</text:p>
          </table:table-cell>
          <table:table-cell office:value-type="float" office:value="5.60355">
            <text:p>5.6035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-128">
            <text:p>-128</text:p>
          </table:table-cell>
          <table:table-cell office:value-type="float" office:value="575">
            <text:p>575</text:p>
          </table:table-cell>
          <table:table-cell office:value-type="float" office:value="32">
            <text:p>3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-0.0162619">
            <text:p>-0.0162619</text:p>
          </table:table-cell>
          <table:table-cell office:value-type="float" office:value="0.0015549">
            <text:p>0.0015549</text:p>
          </table:table-cell>
          <table:table-cell office:value-type="float" office:value="-2.96371">
            <text:p>-2.96371</text:p>
          </table:table-cell>
          <table:table-cell office:value-type="float" office:value="0.111238">
            <text:p>0.111238</text:p>
          </table:table-cell>
          <table:table-cell office:value-type="float" office:value="-0.0624451">
            <text:p>-0.0624451</text:p>
          </table:table-cell>
          <table:table-cell office:value-type="float" office:value="2.9489">
            <text:p>2.9489</text:p>
          </table:table-cell>
          <table:table-cell office:value-type="float" office:value="5.60355">
            <text:p>5.60355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-172">
            <text:p>-172</text:p>
          </table:table-cell>
          <table:table-cell office:value-type="float" office:value="587">
            <text:p>587</text:p>
          </table:table-cell>
          <table:table-cell office:value-type="float" office:value="16">
            <text:p>16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0388145">
            <text:p>-0.00388145</text:p>
          </table:table-cell>
          <table:table-cell office:value-type="float" office:value="0.00464379">
            <text:p>0.00464379</text:p>
          </table:table-cell>
          <table:table-cell office:value-type="float" office:value="-2.96201">
            <text:p>-2.96201</text:p>
          </table:table-cell>
          <table:table-cell office:value-type="float" office:value="0.115619">
            <text:p>0.115619</text:p>
          </table:table-cell>
          <table:table-cell office:value-type="float" office:value="-0.0813562">
            <text:p>-0.0813562</text:p>
          </table:table-cell>
          <table:table-cell office:value-type="float" office:value="2.87758">
            <text:p>2.87758</text:p>
          </table:table-cell>
          <table:table-cell office:value-type="float" office:value="5.57896">
            <text:p>5.5789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-192">
            <text:p>-19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0916532">
            <text:p>-0.00916532</text:p>
          </table:table-cell>
          <table:table-cell office:value-type="float" office:value="0.00626821">
            <text:p>0.00626821</text:p>
          </table:table-cell>
          <table:table-cell office:value-type="float" office:value="-2.96058">
            <text:p>-2.96058</text:p>
          </table:table-cell>
          <table:table-cell office:value-type="float" office:value="0.129835">
            <text:p>0.129835</text:p>
          </table:table-cell>
          <table:table-cell office:value-type="float" office:value="-0.0897318">
            <text:p>-0.0897318</text:p>
          </table:table-cell>
          <table:table-cell office:value-type="float" office:value="2.87758">
            <text:p>2.87758</text:p>
          </table:table-cell>
          <table:table-cell office:value-type="float" office:value="5.57896">
            <text:p>5.5789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-241">
            <text:p>-241</text:p>
          </table:table-cell>
          <table:table-cell office:value-type="float" office:value="724">
            <text:p>724</text:p>
          </table:table-cell>
          <table:table-cell office:value-type="float" office:value="22">
            <text:p>22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284137">
            <text:p>-0.0284137</text:p>
          </table:table-cell>
          <table:table-cell office:value-type="float" office:value="0.00770876">
            <text:p>0.00770876</text:p>
          </table:table-cell>
          <table:table-cell office:value-type="float" office:value="-2.95398">
            <text:p>-2.95398</text:p>
          </table:table-cell>
          <table:table-cell office:value-type="float" office:value="0.122086">
            <text:p>0.122086</text:p>
          </table:table-cell>
          <table:table-cell office:value-type="float" office:value="-0.112791">
            <text:p>-0.112791</text:p>
          </table:table-cell>
          <table:table-cell office:value-type="float" office:value="2.87758">
            <text:p>2.87758</text:p>
          </table:table-cell>
          <table:table-cell office:value-type="float" office:value="5.57896">
            <text:p>5.5789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-890">
            <text:p>-890</text:p>
          </table:table-cell>
          <table:table-cell office:value-type="float" office:value="292">
            <text:p>292</text:p>
          </table:table-cell>
          <table:table-cell office:value-type="float" office:value="-273">
            <text:p>-273</text:p>
          </table:table-cell>
          <table:table-cell office:value-type="float" office:value="774">
            <text:p>774</text:p>
          </table:table-cell>
          <table:table-cell office:value-type="float" office:value="49">
            <text:p>4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274756">
            <text:p>-0.0274756</text:p>
          </table:table-cell>
          <table:table-cell office:value-type="float" office:value="0.000744162">
            <text:p>0.000744162</text:p>
          </table:table-cell>
          <table:table-cell office:value-type="float" office:value="-2.92728">
            <text:p>-2.92728</text:p>
          </table:table-cell>
          <table:table-cell office:value-type="float" office:value="0.118524">
            <text:p>0.118524</text:p>
          </table:table-cell>
          <table:table-cell office:value-type="float" office:value="-0.135756">
            <text:p>-0.135756</text:p>
          </table:table-cell>
          <table:table-cell office:value-type="float" office:value="2.78758">
            <text:p>2.78758</text:p>
          </table:table-cell>
          <table:table-cell office:value-type="float" office:value="5.53976">
            <text:p>5.5397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74">
            <text:p>274</text:p>
          </table:table-cell>
          <table:table-cell office:value-type="float" office:value="-314">
            <text:p>-314</text:p>
          </table:table-cell>
          <table:table-cell office:value-type="float" office:value="770">
            <text:p>770</text:p>
          </table:table-cell>
          <table:table-cell office:value-type="float" office:value="22">
            <text:p>2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-0.0212397">
            <text:p>-0.0212397</text:p>
          </table:table-cell>
          <table:table-cell office:value-type="float" office:value="0.00715362">
            <text:p>0.00715362</text:p>
          </table:table-cell>
          <table:table-cell office:value-type="float" office:value="-2.91475">
            <text:p>-2.91475</text:p>
          </table:table-cell>
          <table:table-cell office:value-type="float" office:value="0.11576">
            <text:p>0.11576</text:p>
          </table:table-cell>
          <table:table-cell office:value-type="float" office:value="-0.149846">
            <text:p>-0.149846</text:p>
          </table:table-cell>
          <table:table-cell office:value-type="float" office:value="2.78758">
            <text:p>2.78758</text:p>
          </table:table-cell>
          <table:table-cell office:value-type="float" office:value="5.53976">
            <text:p>5.53976</text:p>
          </table:table-cell>
          <table:table-cell office:value-type="float" office:value="0">
            <text:p>0</text:p>
          </table:table-cell>
          <table:table-cell office:value-type="string">
            <text:p>3.32337e-13</text:p>
          </table:table-cell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mpc] reset alt sp: -0.70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0">
            <text:p>-30</text:p>
          </table:table-cell>
          <table:table-cell office:value-type="float" office:value="-254">
            <text:p>-254</text:p>
          </table:table-cell>
          <table:table-cell office:value-type="float" office:value="403">
            <text:p>403</text:p>
          </table:table-cell>
          <table:table-cell office:value-type="float" office:value="19">
            <text:p>19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129721">
            <text:p>-0.0129721</text:p>
          </table:table-cell>
          <table:table-cell office:value-type="float" office:value="0.0189717">
            <text:p>0.0189717</text:p>
          </table:table-cell>
          <table:table-cell office:value-type="float" office:value="-2.94946">
            <text:p>-2.94946</text:p>
          </table:table-cell>
          <table:table-cell office:value-type="float" office:value="-0.0279721">
            <text:p>-0.0279721</text:p>
          </table:table-cell>
          <table:table-cell office:value-type="float" office:value="-0.108028">
            <text:p>-0.108028</text:p>
          </table:table-cell>
          <table:table-cell office:value-type="float" office:value="1.51895">
            <text:p>1.51895</text:p>
          </table:table-cell>
          <table:table-cell office:value-type="float" office:value="-0.707465">
            <text:p>-0.70746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439">
            <text:p>43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95">
            <text:p>595</text:p>
          </table:table-cell>
          <table:table-cell office:value-type="float" office:value="-0.0129721">
            <text:p>-0.0129721</text:p>
          </table:table-cell>
          <table:table-cell office:value-type="float" office:value="0.0189717">
            <text:p>0.0189717</text:p>
          </table:table-cell>
          <table:table-cell office:value-type="float" office:value="-2.94946">
            <text:p>-2.94946</text:p>
          </table:table-cell>
          <table:table-cell office:value-type="float" office:value="0.0350279">
            <text:p>0.0350279</text:p>
          </table:table-cell>
          <table:table-cell office:value-type="float" office:value="-0.00102827">
            <text:p>-0.00102827</text:p>
          </table:table-cell>
          <table:table-cell office:value-type="float" office:value="1.51895">
            <text:p>1.51895</text:p>
          </table:table-cell>
          <table:table-cell office:value-type="float" office:value="-0.707465">
            <text:p>-0.70746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528">
            <text:p>528</text:p>
          </table:table-cell>
          <table:table-cell office:value-type="float" office:value="310">
            <text:p>310</text:p>
          </table:table-cell>
          <table:table-cell table:number-columns-repeated="2" office:value-type="float" office:value="585">
            <text:p>585</text:p>
          </table:table-cell>
          <table:table-cell office:value-type="float" office:value="-0.0131056">
            <text:p>-0.0131056</text:p>
          </table:table-cell>
          <table:table-cell office:value-type="float" office:value="0.0179247">
            <text:p>0.0179247</text:p>
          </table:table-cell>
          <table:table-cell office:value-type="float" office:value="-2.94911">
            <text:p>-2.94911</text:p>
          </table:table-cell>
          <table:table-cell office:value-type="float" office:value="0.0768944">
            <text:p>0.0768944</text:p>
          </table:table-cell>
          <table:table-cell office:value-type="float" office:value="0.0789247">
            <text:p>0.0789247</text:p>
          </table:table-cell>
          <table:table-cell office:value-type="float" office:value="1.51895">
            <text:p>1.51895</text:p>
          </table:table-cell>
          <table:table-cell office:value-type="float" office:value="-0.707465">
            <text:p>-0.70746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2">
            <text:p>262</text:p>
          </table:table-cell>
          <table:table-cell office:value-type="float" office:value="201">
            <text:p>201</text:p>
          </table:table-cell>
          <table:table-cell office:value-type="float" office:value="688">
            <text:p>688</text:p>
          </table:table-cell>
          <table:table-cell office:value-type="float" office:value="467">
            <text:p>467</text:p>
          </table:table-cell>
          <table:table-cell table:number-columns-repeated="2" office:value-type="float" office:value="429">
            <text:p>429</text:p>
          </table:table-cell>
          <table:table-cell office:value-type="float" office:value="-0.0179066">
            <text:p>-0.0179066</text:p>
          </table:table-cell>
          <table:table-cell office:value-type="float" office:value="0.0113791">
            <text:p>0.0113791</text:p>
          </table:table-cell>
          <table:table-cell office:value-type="float" office:value="-2.94699">
            <text:p>-2.94699</text:p>
          </table:table-cell>
          <table:table-cell office:value-type="float" office:value="0.113093">
            <text:p>0.113093</text:p>
          </table:table-cell>
          <table:table-cell office:value-type="float" office:value="0.111879">
            <text:p>0.111879</text:p>
          </table:table-cell>
          <table:table-cell office:value-type="float" office:value="1.51895">
            <text:p>1.51895</text:p>
          </table:table-cell>
          <table:table-cell office:value-type="float" office:value="-0.707465">
            <text:p>-0.70746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9">
            <text:p>319</text:p>
          </table:table-cell>
          <table:table-cell office:value-type="float" office:value="279">
            <text:p>279</text:p>
          </table:table-cell>
          <table:table-cell office:value-type="float" office:value="782">
            <text:p>782</text:p>
          </table:table-cell>
          <table:table-cell office:value-type="float" office:value="582">
            <text:p>582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157025">
            <text:p>-0.0157025</text:p>
          </table:table-cell>
          <table:table-cell office:value-type="float" office:value="0.00867715">
            <text:p>0.00867715</text:p>
          </table:table-cell>
          <table:table-cell office:value-type="float" office:value="-2.94418">
            <text:p>-2.94418</text:p>
          </table:table-cell>
          <table:table-cell office:value-type="float" office:value="0.143797">
            <text:p>0.143797</text:p>
          </table:table-cell>
          <table:table-cell office:value-type="float" office:value="0.148177">
            <text:p>0.148177</text:p>
          </table:table-cell>
          <table:table-cell office:value-type="float" office:value="1.51895">
            <text:p>1.51895</text:p>
          </table:table-cell>
          <table:table-cell office:value-type="float" office:value="-0.707465">
            <text:p>-0.70746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-136">
            <text:p>-136</text:p>
          </table:table-cell>
          <table:table-cell office:value-type="float" office:value="659">
            <text:p>659</text:p>
          </table:table-cell>
          <table:table-cell office:value-type="float" office:value="59">
            <text:p>59</text:p>
          </table:table-cell>
          <table:table-cell table:number-columns-repeated="2" office:value-type="float" office:value="571">
            <text:p>571</text:p>
          </table:table-cell>
          <table:table-cell office:value-type="float" office:value="-0.0121589">
            <text:p>-0.0121589</text:p>
          </table:table-cell>
          <table:table-cell office:value-type="float" office:value="0.0129847">
            <text:p>0.0129847</text:p>
          </table:table-cell>
          <table:table-cell office:value-type="float" office:value="-2.95976">
            <text:p>-2.95976</text:p>
          </table:table-cell>
          <table:table-cell office:value-type="float" office:value="0.139841">
            <text:p>0.139841</text:p>
          </table:table-cell>
          <table:table-cell office:value-type="float" office:value="-0.0550153">
            <text:p>-0.0550153</text:p>
          </table:table-cell>
          <table:table-cell office:value-type="float" office:value="1.49466">
            <text:p>1.49466</text:p>
          </table:table-cell>
          <table:table-cell office:value-type="float" office:value="-0.738987">
            <text:p>-0.7389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-160">
            <text:p>-160</text:p>
          </table:table-cell>
          <table:table-cell office:value-type="float" office:value="486">
            <text:p>486</text:p>
          </table:table-cell>
          <table:table-cell office:value-type="float" office:value="32">
            <text:p>32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121589">
            <text:p>-0.0121589</text:p>
          </table:table-cell>
          <table:table-cell office:value-type="float" office:value="0.0129847">
            <text:p>0.0129847</text:p>
          </table:table-cell>
          <table:table-cell office:value-type="float" office:value="-2.95976">
            <text:p>-2.95976</text:p>
          </table:table-cell>
          <table:table-cell office:value-type="float" office:value="0.0548411">
            <text:p>0.0548411</text:p>
          </table:table-cell>
          <table:table-cell office:value-type="float" office:value="-0.0670153">
            <text:p>-0.0670153</text:p>
          </table:table-cell>
          <table:table-cell office:value-type="float" office:value="1.49466">
            <text:p>1.49466</text:p>
          </table:table-cell>
          <table:table-cell office:value-type="float" office:value="-0.738987">
            <text:p>-0.7389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-136">
            <text:p>-136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number-columns-repeated="2" office:value-type="float" office:value="571">
            <text:p>571</text:p>
          </table:table-cell>
          <table:table-cell office:value-type="float" office:value="-0.0121589">
            <text:p>-0.0121589</text:p>
          </table:table-cell>
          <table:table-cell office:value-type="float" office:value="0.0129847">
            <text:p>0.0129847</text:p>
          </table:table-cell>
          <table:table-cell office:value-type="float" office:value="-2.95976">
            <text:p>-2.95976</text:p>
          </table:table-cell>
          <table:table-cell office:value-type="float" office:value="0.0238411">
            <text:p>0.0238411</text:p>
          </table:table-cell>
          <table:table-cell office:value-type="float" office:value="-0.0550153">
            <text:p>-0.0550153</text:p>
          </table:table-cell>
          <table:table-cell office:value-type="float" office:value="1.49466">
            <text:p>1.49466</text:p>
          </table:table-cell>
          <table:table-cell office:value-type="float" office:value="-0.738987">
            <text:p>-0.7389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-160">
            <text:p>-160</text:p>
          </table:table-cell>
          <table:table-cell office:value-type="float" office:value="392">
            <text:p>392</text:p>
          </table:table-cell>
          <table:table-cell office:value-type="float" office:value="35">
            <text:p>35</text:p>
          </table:table-cell>
          <table:table-cell table:number-columns-repeated="2" office:value-type="float" office:value="571">
            <text:p>571</text:p>
          </table:table-cell>
          <table:table-cell office:value-type="float" office:value="-0.012957">
            <text:p>-0.012957</text:p>
          </table:table-cell>
          <table:table-cell office:value-type="float" office:value="0.0174944">
            <text:p>0.0174944</text:p>
          </table:table-cell>
          <table:table-cell office:value-type="float" office:value="-2.96021">
            <text:p>-2.96021</text:p>
          </table:table-cell>
          <table:table-cell office:value-type="float" office:value="0.00554296">
            <text:p>0.00554296</text:p>
          </table:table-cell>
          <table:table-cell office:value-type="float" office:value="-0.0625056">
            <text:p>-0.0625056</text:p>
          </table:table-cell>
          <table:table-cell office:value-type="float" office:value="1.49466">
            <text:p>1.49466</text:p>
          </table:table-cell>
          <table:table-cell office:value-type="float" office:value="-0.738987">
            <text:p>-0.7389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53">
            <text:p>-153</text:p>
          </table:table-cell>
          <table:table-cell office:value-type="float" office:value="351">
            <text:p>351</text:p>
          </table:table-cell>
          <table:table-cell office:value-type="float" office:value="39">
            <text:p>39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14687">
            <text:p>-0.014687</text:p>
          </table:table-cell>
          <table:table-cell office:value-type="float" office:value="0.0129655">
            <text:p>0.0129655</text:p>
          </table:table-cell>
          <table:table-cell office:value-type="float" office:value="-2.96247">
            <text:p>-2.96247</text:p>
          </table:table-cell>
          <table:table-cell office:value-type="float" office:value="-0.015187">
            <text:p>-0.015187</text:p>
          </table:table-cell>
          <table:table-cell office:value-type="float" office:value="-0.0635345">
            <text:p>-0.0635345</text:p>
          </table:table-cell>
          <table:table-cell office:value-type="float" office:value="1.49466">
            <text:p>1.49466</text:p>
          </table:table-cell>
          <table:table-cell office:value-type="float" office:value="-0.738987">
            <text:p>-0.7389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office:value-type="float" office:value="-159">
            <text:p>-159</text:p>
          </table:table-cell>
          <table:table-cell office:value-type="float" office:value="337">
            <text:p>337</text:p>
          </table:table-cell>
          <table:table-cell office:value-type="float" office:value="24">
            <text:p>24</text:p>
          </table:table-cell>
          <table:table-cell table:number-columns-repeated="2" office:value-type="float" office:value="594">
            <text:p>594</text:p>
          </table:table-cell>
          <table:table-cell office:value-type="float" office:value="-0.0195429">
            <text:p>-0.0195429</text:p>
          </table:table-cell>
          <table:table-cell office:value-type="float" office:value="0.007777">
            <text:p>0.007777</text:p>
          </table:table-cell>
          <table:table-cell office:value-type="float" office:value="-2.96536">
            <text:p>-2.96536</text:p>
          </table:table-cell>
          <table:table-cell office:value-type="float" office:value="-0.0225429">
            <text:p>-0.0225429</text:p>
          </table:table-cell>
          <table:table-cell office:value-type="float" office:value="-0.071723">
            <text:p>-0.071723</text:p>
          </table:table-cell>
          <table:table-cell office:value-type="float" office:value="1.49799">
            <text:p>1.49799</text:p>
          </table:table-cell>
          <table:table-cell office:value-type="float" office:value="-0.74085">
            <text:p>-0.740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9">
            <text:p>-19</text:p>
          </table:table-cell>
          <table:table-cell office:value-type="float" office:value="-187">
            <text:p>-187</text:p>
          </table:table-cell>
          <table:table-cell office:value-type="float" office:value="387">
            <text:p>387</text:p>
          </table:table-cell>
          <table:table-cell office:value-type="float" office:value="59">
            <text:p>59</text:p>
          </table:table-cell>
          <table:table-cell table:number-columns-repeated="2" office:value-type="float" office:value="469">
            <text:p>469</text:p>
          </table:table-cell>
          <table:table-cell office:value-type="float" office:value="-0.0198737">
            <text:p>-0.0198737</text:p>
          </table:table-cell>
          <table:table-cell office:value-type="float" office:value="0.0110877">
            <text:p>0.0110877</text:p>
          </table:table-cell>
          <table:table-cell office:value-type="float" office:value="-2.96841">
            <text:p>-2.96841</text:p>
          </table:table-cell>
          <table:table-cell office:value-type="float" office:value="-0.0293737">
            <text:p>-0.0293737</text:p>
          </table:table-cell>
          <table:table-cell office:value-type="float" office:value="-0.0824123">
            <text:p>-0.0824123</text:p>
          </table:table-cell>
          <table:table-cell office:value-type="float" office:value="1.49799">
            <text:p>1.49799</text:p>
          </table:table-cell>
          <table:table-cell office:value-type="float" office:value="-0.74085">
            <text:p>-0.740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8">
            <text:p>-48</text:p>
          </table:table-cell>
          <table:table-cell office:value-type="float" office:value="-211">
            <text:p>-211</text:p>
          </table:table-cell>
          <table:table-cell office:value-type="float" office:value="371">
            <text:p>371</text:p>
          </table:table-cell>
          <table:table-cell office:value-type="float" office:value="48">
            <text:p>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-0.0175525">
            <text:p>-0.0175525</text:p>
          </table:table-cell>
          <table:table-cell office:value-type="float" office:value="0.017474">
            <text:p>0.017474</text:p>
          </table:table-cell>
          <table:table-cell office:value-type="float" office:value="-2.97033">
            <text:p>-2.97033</text:p>
          </table:table-cell>
          <table:table-cell office:value-type="float" office:value="-0.0415525">
            <text:p>-0.0415525</text:p>
          </table:table-cell>
          <table:table-cell office:value-type="float" office:value="-0.088026">
            <text:p>-0.088026</text:p>
          </table:table-cell>
          <table:table-cell office:value-type="float" office:value="1.49799">
            <text:p>1.49799</text:p>
          </table:table-cell>
          <table:table-cell office:value-type="float" office:value="-0.74085">
            <text:p>-0.740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3">
            <text:p>-73</text:p>
          </table:table-cell>
          <table:table-cell office:value-type="float" office:value="-223">
            <text:p>-223</text:p>
          </table:table-cell>
          <table:table-cell office:value-type="float" office:value="343">
            <text:p>343</text:p>
          </table:table-cell>
          <table:table-cell office:value-type="float" office:value="33">
            <text:p>33</text:p>
          </table:table-cell>
          <table:table-cell table:number-columns-repeated="2" office:value-type="float" office:value="448">
            <text:p>448</text:p>
          </table:table-cell>
          <table:table-cell office:value-type="float" office:value="-0.0190612">
            <text:p>-0.0190612</text:p>
          </table:table-cell>
          <table:table-cell office:value-type="float" office:value="0.0111904">
            <text:p>0.0111904</text:p>
          </table:table-cell>
          <table:table-cell office:value-type="float" office:value="-2.97189">
            <text:p>-2.97189</text:p>
          </table:table-cell>
          <table:table-cell office:value-type="float" office:value="-0.0555612">
            <text:p>-0.0555612</text:p>
          </table:table-cell>
          <table:table-cell office:value-type="float" office:value="-0.10031">
            <text:p>-0.10031</text:p>
          </table:table-cell>
          <table:table-cell office:value-type="float" office:value="1.49126">
            <text:p>1.49126</text:p>
          </table:table-cell>
          <table:table-cell office:value-type="float" office:value="-0.757413">
            <text:p>-0.7574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90">
            <text:p>-90</text:p>
          </table:table-cell>
          <table:table-cell office:value-type="float" office:value="-240">
            <text:p>-240</text:p>
          </table:table-cell>
          <table:table-cell office:value-type="float" office:value="338">
            <text:p>338</text:p>
          </table:table-cell>
          <table:table-cell office:value-type="float" office:value="28">
            <text:p>28</text:p>
          </table:table-cell>
          <table:table-cell table:number-columns-repeated="2" office:value-type="float" office:value="425">
            <text:p>425</text:p>
          </table:table-cell>
          <table:table-cell office:value-type="float" office:value="-0.0205688">
            <text:p>-0.0205688</text:p>
          </table:table-cell>
          <table:table-cell office:value-type="float" office:value="0.00826283">
            <text:p>0.00826283</text:p>
          </table:table-cell>
          <table:table-cell office:value-type="float" office:value="-2.97287">
            <text:p>-2.97287</text:p>
          </table:table-cell>
          <table:table-cell office:value-type="float" office:value="-0.0655688">
            <text:p>-0.0655688</text:p>
          </table:table-cell>
          <table:table-cell office:value-type="float" office:value="-0.111737">
            <text:p>-0.111737</text:p>
          </table:table-cell>
          <table:table-cell office:value-type="float" office:value="1.49126">
            <text:p>1.49126</text:p>
          </table:table-cell>
          <table:table-cell office:value-type="float" office:value="-0.757413">
            <text:p>-0.7574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14">
            <text:p>-114</text:p>
          </table:table-cell>
          <table:table-cell office:value-type="float" office:value="-269">
            <text:p>-269</text:p>
          </table:table-cell>
          <table:table-cell office:value-type="float" office:value="326">
            <text:p>326</text:p>
          </table:table-cell>
          <table:table-cell office:value-type="float" office:value="11">
            <text:p>11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178627">
            <text:p>-0.0178627</text:p>
          </table:table-cell>
          <table:table-cell office:value-type="float" office:value="0.0119714">
            <text:p>0.0119714</text:p>
          </table:table-cell>
          <table:table-cell office:value-type="float" office:value="-2.97323">
            <text:p>-2.97323</text:p>
          </table:table-cell>
          <table:table-cell office:value-type="float" office:value="-0.0748627">
            <text:p>-0.0748627</text:p>
          </table:table-cell>
          <table:table-cell office:value-type="float" office:value="-0.122529">
            <text:p>-0.122529</text:p>
          </table:table-cell>
          <table:table-cell office:value-type="float" office:value="1.49126">
            <text:p>1.49126</text:p>
          </table:table-cell>
          <table:table-cell office:value-type="float" office:value="-0.757413">
            <text:p>-0.7574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21">
            <text:p>-121</text:p>
          </table:table-cell>
          <table:table-cell office:value-type="float" office:value="-277">
            <text:p>-277</text:p>
          </table:table-cell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17283">
            <text:p>-0.017283</text:p>
          </table:table-cell>
          <table:table-cell office:value-type="float" office:value="0.00686896">
            <text:p>0.00686896</text:p>
          </table:table-cell>
          <table:table-cell office:value-type="float" office:value="-2.97429">
            <text:p>-2.97429</text:p>
          </table:table-cell>
          <table:table-cell office:value-type="float" office:value="-0.077783">
            <text:p>-0.077783</text:p>
          </table:table-cell>
          <table:table-cell office:value-type="float" office:value="-0.131631">
            <text:p>-0.131631</text:p>
          </table:table-cell>
          <table:table-cell office:value-type="float" office:value="1.49126">
            <text:p>1.49126</text:p>
          </table:table-cell>
          <table:table-cell office:value-type="float" office:value="-0.757413">
            <text:p>-0.7574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125">
            <text:p>-125</text:p>
          </table:table-cell>
          <table:table-cell office:value-type="float" office:value="-317">
            <text:p>-317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248859">
            <text:p>-0.0248859</text:p>
          </table:table-cell>
          <table:table-cell office:value-type="float" office:value="0.00525178">
            <text:p>0.00525178</text:p>
          </table:table-cell>
          <table:table-cell office:value-type="float" office:value="-2.97352">
            <text:p>-2.97352</text:p>
          </table:table-cell>
          <table:table-cell office:value-type="float" office:value="-0.0873859">
            <text:p>-0.0873859</text:p>
          </table:table-cell>
          <table:table-cell office:value-type="float" office:value="-0.153248">
            <text:p>-0.153248</text:p>
          </table:table-cell>
          <table:table-cell office:value-type="float" office:value="1.47123">
            <text:p>1.47123</text:p>
          </table:table-cell>
          <table:table-cell office:value-type="float" office:value="-0.786428">
            <text:p>-0.78642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323">
            <text:p>-323</text:p>
          </table:table-cell>
          <table:table-cell office:value-type="float" office:value="-296">
            <text:p>-296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table:number-columns-repeated="2" office:value-type="float" office:value="358">
            <text:p>358</text:p>
          </table:table-cell>
          <table:table-cell office:value-type="float" office:value="0.0189894">
            <text:p>0.0189894</text:p>
          </table:table-cell>
          <table:table-cell office:value-type="float" office:value="0.0101549">
            <text:p>0.0101549</text:p>
          </table:table-cell>
          <table:table-cell office:value-type="float" office:value="-2.97038">
            <text:p>-2.97038</text:p>
          </table:table-cell>
          <table:table-cell office:value-type="float" office:value="-0.142511">
            <text:p>-0.142511</text:p>
          </table:table-cell>
          <table:table-cell office:value-type="float" office:value="-0.137845">
            <text:p>-0.137845</text:p>
          </table:table-cell>
          <table:table-cell office:value-type="float" office:value="1.58169">
            <text:p>1.58169</text:p>
          </table:table-cell>
          <table:table-cell office:value-type="float" office:value="-0.929713">
            <text:p>-0.9297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87">
            <text:p>-387</text:p>
          </table:table-cell>
          <table:table-cell office:value-type="float" office:value="-233">
            <text:p>-23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406">
            <text:p>406</text:p>
          </table:table-cell>
          <table:table-cell office:value-type="float" office:value="0.0168691">
            <text:p>0.0168691</text:p>
          </table:table-cell>
          <table:table-cell office:value-type="float" office:value="0.00731351">
            <text:p>0.00731351</text:p>
          </table:table-cell>
          <table:table-cell office:value-type="float" office:value="-2.97007">
            <text:p>-2.97007</text:p>
          </table:table-cell>
          <table:table-cell office:value-type="float" office:value="-0.176631">
            <text:p>-0.176631</text:p>
          </table:table-cell>
          <table:table-cell office:value-type="float" office:value="-0.109187">
            <text:p>-0.109187</text:p>
          </table:table-cell>
          <table:table-cell office:value-type="float" office:value="1.58169">
            <text:p>1.58169</text:p>
          </table:table-cell>
          <table:table-cell office:value-type="float" office:value="-0.929713">
            <text:p>-0.9297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77">
            <text:p>-377</text:p>
          </table:table-cell>
          <table:table-cell office:value-type="float" office:value="-179">
            <text:p>-179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-0.0244203">
            <text:p>-0.0244203</text:p>
          </table:table-cell>
          <table:table-cell office:value-type="float" office:value="0.00202122">
            <text:p>0.00202122</text:p>
          </table:table-cell>
          <table:table-cell office:value-type="float" office:value="-2.97052">
            <text:p>-2.97052</text:p>
          </table:table-cell>
          <table:table-cell office:value-type="float" office:value="-0.21292">
            <text:p>-0.21292</text:p>
          </table:table-cell>
          <table:table-cell office:value-type="float" office:value="-0.0874788">
            <text:p>-0.0874788</text:p>
          </table:table-cell>
          <table:table-cell office:value-type="float" office:value="1.58893">
            <text:p>1.58893</text:p>
          </table:table-cell>
          <table:table-cell office:value-type="float" office:value="-0.937556">
            <text:p>-0.9375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10">
            <text:p>-310</text:p>
          </table:table-cell>
          <table:table-cell office:value-type="float" office:value="-163">
            <text:p>-163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431">
            <text:p>431</text:p>
          </table:table-cell>
          <table:table-cell office:value-type="float" office:value="-0.0244203">
            <text:p>-0.0244203</text:p>
          </table:table-cell>
          <table:table-cell office:value-type="float" office:value="0.00202122">
            <text:p>0.00202122</text:p>
          </table:table-cell>
          <table:table-cell office:value-type="float" office:value="-2.97052">
            <text:p>-2.97052</text:p>
          </table:table-cell>
          <table:table-cell office:value-type="float" office:value="-0.17942">
            <text:p>-0.17942</text:p>
          </table:table-cell>
          <table:table-cell office:value-type="float" office:value="-0.0794788">
            <text:p>-0.0794788</text:p>
          </table:table-cell>
          <table:table-cell office:value-type="float" office:value="1.58893">
            <text:p>1.58893</text:p>
          </table:table-cell>
          <table:table-cell office:value-type="float" office:value="-0.937556">
            <text:p>-0.9375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49">
            <text:p>-249</text:p>
          </table:table-cell>
          <table:table-cell office:value-type="float" office:value="-171">
            <text:p>-171</text:p>
          </table:table-cell>
          <table:table-cell office:value-type="float" office:value="184">
            <text:p>18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415">
            <text:p>415</text:p>
          </table:table-cell>
          <table:table-cell office:value-type="float" office:value="-0.0242768">
            <text:p>-0.0242768</text:p>
          </table:table-cell>
          <table:table-cell office:value-type="float" office:value="0.00697933">
            <text:p>0.00697933</text:p>
          </table:table-cell>
          <table:table-cell office:value-type="float" office:value="-2.96941">
            <text:p>-2.96941</text:p>
          </table:table-cell>
          <table:table-cell office:value-type="float" office:value="-0.148777">
            <text:p>-0.148777</text:p>
          </table:table-cell>
          <table:table-cell office:value-type="float" office:value="-0.0785207">
            <text:p>-0.0785207</text:p>
          </table:table-cell>
          <table:table-cell office:value-type="float" office:value="1.58089">
            <text:p>1.58089</text:p>
          </table:table-cell>
          <table:table-cell office:value-type="float" office:value="-0.967273">
            <text:p>-0.967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08">
            <text:p>-208</text:p>
          </table:table-cell>
          <table:table-cell office:value-type="float" office:value="-179">
            <text:p>-179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table:number-columns-repeated="2" office:value-type="float" office:value="464">
            <text:p>464</text:p>
          </table:table-cell>
          <table:table-cell office:value-type="float" office:value="-0.025943">
            <text:p>-0.025943</text:p>
          </table:table-cell>
          <table:table-cell office:value-type="float" office:value="0.00778038">
            <text:p>0.00778038</text:p>
          </table:table-cell>
          <table:table-cell office:value-type="float" office:value="-2.96738">
            <text:p>-2.96738</text:p>
          </table:table-cell>
          <table:table-cell office:value-type="float" office:value="-0.129943">
            <text:p>-0.129943</text:p>
          </table:table-cell>
          <table:table-cell office:value-type="float" office:value="-0.0817196">
            <text:p>-0.0817196</text:p>
          </table:table-cell>
          <table:table-cell office:value-type="float" office:value="1.58089">
            <text:p>1.58089</text:p>
          </table:table-cell>
          <table:table-cell office:value-type="float" office:value="-0.967273">
            <text:p>-0.967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81">
            <text:p>-181</text:p>
          </table:table-cell>
          <table:table-cell office:value-type="float" office:value="-189">
            <text:p>-189</text:p>
          </table:table-cell>
          <table:table-cell office:value-type="float" office:value="238">
            <text:p>238</text:p>
          </table:table-cell>
          <table:table-cell office:value-type="float" office:value="70">
            <text:p>70</text:p>
          </table:table-cell>
          <table:table-cell table:number-columns-repeated="2" office:value-type="float" office:value="443">
            <text:p>443</text:p>
          </table:table-cell>
          <table:table-cell office:value-type="float" office:value="-0.024059">
            <text:p>-0.024059</text:p>
          </table:table-cell>
          <table:table-cell office:value-type="float" office:value="0.0122843">
            <text:p>0.0122843</text:p>
          </table:table-cell>
          <table:table-cell office:value-type="float" office:value="-2.96407">
            <text:p>-2.96407</text:p>
          </table:table-cell>
          <table:table-cell office:value-type="float" office:value="-0.114559">
            <text:p>-0.114559</text:p>
          </table:table-cell>
          <table:table-cell office:value-type="float" office:value="-0.0822157">
            <text:p>-0.0822157</text:p>
          </table:table-cell>
          <table:table-cell office:value-type="float" office:value="1.58089">
            <text:p>1.58089</text:p>
          </table:table-cell>
          <table:table-cell office:value-type="float" office:value="-0.967273">
            <text:p>-0.967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35">
            <text:p>-135</text:p>
          </table:table-cell>
          <table:table-cell office:value-type="float" office:value="-257">
            <text:p>-257</text:p>
          </table:table-cell>
          <table:table-cell office:value-type="float" office:value="298">
            <text:p>298</text:p>
          </table:table-cell>
          <table:table-cell office:value-type="float" office:value="16">
            <text:p>16</text:p>
          </table:table-cell>
          <table:table-cell table:number-columns-repeated="2" office:value-type="float" office:value="415">
            <text:p>415</text:p>
          </table:table-cell>
          <table:table-cell office:value-type="float" office:value="-0.0278041">
            <text:p>-0.0278041</text:p>
          </table:table-cell>
          <table:table-cell office:value-type="float" office:value="0.0322042">
            <text:p>0.0322042</text:p>
          </table:table-cell>
          <table:table-cell office:value-type="float" office:value="-2.96307">
            <text:p>-2.96307</text:p>
          </table:table-cell>
          <table:table-cell office:value-type="float" office:value="-0.0953042">
            <text:p>-0.0953042</text:p>
          </table:table-cell>
          <table:table-cell office:value-type="float" office:value="-0.0962958">
            <text:p>-0.0962958</text:p>
          </table:table-cell>
          <table:table-cell office:value-type="float" office:value="1.55854">
            <text:p>1.55854</text:p>
          </table:table-cell>
          <table:table-cell office:value-type="float" office:value="-0.995864">
            <text:p>-0.99586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2">
            <text:p>-32</text:p>
          </table:table-cell>
          <table:table-cell office:value-type="float" office:value="-302">
            <text:p>-302</text:p>
          </table:table-cell>
          <table:table-cell office:value-type="float" office:value="441">
            <text:p>441</text:p>
          </table:table-cell>
          <table:table-cell office:value-type="float" office:value="11">
            <text:p>11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498817">
            <text:p>-0.0498817</text:p>
          </table:table-cell>
          <table:table-cell office:value-type="float" office:value="0.00847235">
            <text:p>0.00847235</text:p>
          </table:table-cell>
          <table:table-cell office:value-type="float" office:value="-2.95906">
            <text:p>-2.95906</text:p>
          </table:table-cell>
          <table:table-cell office:value-type="float" office:value="-0.0658817">
            <text:p>-0.0658817</text:p>
          </table:table-cell>
          <table:table-cell office:value-type="float" office:value="-0.142528">
            <text:p>-0.142528</text:p>
          </table:table-cell>
          <table:table-cell office:value-type="float" office:value="1.56938">
            <text:p>1.56938</text:p>
          </table:table-cell>
          <table:table-cell office:value-type="float" office:value="-1.02497">
            <text:p>-1.024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office:value-type="float" office:value="-139">
            <text:p>-139</text:p>
          </table:table-cell>
          <table:table-cell office:value-type="float" office:value="494">
            <text:p>49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453">
            <text:p>453</text:p>
          </table:table-cell>
          <table:table-cell office:value-type="float" office:value="-0.0498817">
            <text:p>-0.0498817</text:p>
          </table:table-cell>
          <table:table-cell office:value-type="float" office:value="0.00847235">
            <text:p>0.00847235</text:p>
          </table:table-cell>
          <table:table-cell office:value-type="float" office:value="-2.95906">
            <text:p>-2.95906</text:p>
          </table:table-cell>
          <table:table-cell office:value-type="float" office:value="-0.00988171">
            <text:p>-0.00988171</text:p>
          </table:table-cell>
          <table:table-cell office:value-type="float" office:value="-0.0610277">
            <text:p>-0.0610277</text:p>
          </table:table-cell>
          <table:table-cell office:value-type="float" office:value="1.56938">
            <text:p>1.56938</text:p>
          </table:table-cell>
          <table:table-cell office:value-type="float" office:value="-1.02497">
            <text:p>-1.024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9">
            <text:p>249</text:p>
          </table:table-cell>
          <table:table-cell office:value-type="float" office:value="-110">
            <text:p>-110</text:p>
          </table:table-cell>
          <table:table-cell office:value-type="float" office:value="666">
            <text:p>66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447">
            <text:p>447</text:p>
          </table:table-cell>
          <table:table-cell office:value-type="float" office:value="-0.0560281">
            <text:p>-0.0560281</text:p>
          </table:table-cell>
          <table:table-cell office:value-type="float" office:value="0.0105134">
            <text:p>0.0105134</text:p>
          </table:table-cell>
          <table:table-cell office:value-type="float" office:value="-2.95975">
            <text:p>-2.95975</text:p>
          </table:table-cell>
          <table:table-cell office:value-type="float" office:value="0.0684719">
            <text:p>0.0684719</text:p>
          </table:table-cell>
          <table:table-cell office:value-type="float" office:value="-0.0444866">
            <text:p>-0.0444866</text:p>
          </table:table-cell>
          <table:table-cell office:value-type="float" office:value="1.56938">
            <text:p>1.56938</text:p>
          </table:table-cell>
          <table:table-cell office:value-type="float" office:value="-1.02497">
            <text:p>-1.024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1">
            <text:p>321</text:p>
          </table:table-cell>
          <table:table-cell office:value-type="float" office:value="-112">
            <text:p>-112</text:p>
          </table:table-cell>
          <table:table-cell office:value-type="float" office:value="743">
            <text:p>74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37">
            <text:p>437</text:p>
          </table:table-cell>
          <table:table-cell office:value-type="float" office:value="-0.0681181">
            <text:p>-0.0681181</text:p>
          </table:table-cell>
          <table:table-cell office:value-type="float" office:value="0.0117996">
            <text:p>0.0117996</text:p>
          </table:table-cell>
          <table:table-cell office:value-type="float" office:value="-2.96118">
            <text:p>-2.96118</text:p>
          </table:table-cell>
          <table:table-cell office:value-type="float" office:value="0.0923819">
            <text:p>0.0923819</text:p>
          </table:table-cell>
          <table:table-cell office:value-type="float" office:value="-0.0442004">
            <text:p>-0.0442004</text:p>
          </table:table-cell>
          <table:table-cell office:value-type="float" office:value="1.56933">
            <text:p>1.56933</text:p>
          </table:table-cell>
          <table:table-cell office:value-type="float" office:value="-1.02912">
            <text:p>-1.0291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2">
            <text:p>352</text:p>
          </table:table-cell>
          <table:table-cell office:value-type="float" office:value="-104">
            <text:p>-104</text:p>
          </table:table-cell>
          <table:table-cell office:value-type="float" office:value="777">
            <text:p>777</text:p>
          </table:table-cell>
          <table:table-cell office:value-type="float" office:value="161">
            <text:p>161</text:p>
          </table:table-cell>
          <table:table-cell table:number-columns-repeated="2" office:value-type="float" office:value="431">
            <text:p>431</text:p>
          </table:table-cell>
          <table:table-cell office:value-type="float" office:value="-0.0740397">
            <text:p>-0.0740397</text:p>
          </table:table-cell>
          <table:table-cell office:value-type="float" office:value="0.00969426">
            <text:p>0.00969426</text:p>
          </table:table-cell>
          <table:table-cell office:value-type="float" office:value="-2.96249">
            <text:p>-2.96249</text:p>
          </table:table-cell>
          <table:table-cell office:value-type="float" office:value="0.10196">
            <text:p>0.10196</text:p>
          </table:table-cell>
          <table:table-cell office:value-type="float" office:value="-0.0423057">
            <text:p>-0.0423057</text:p>
          </table:table-cell>
          <table:table-cell office:value-type="float" office:value="1.56933">
            <text:p>1.56933</text:p>
          </table:table-cell>
          <table:table-cell office:value-type="float" office:value="-1.02912">
            <text:p>-1.0291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2">
            <text:p>332</text:p>
          </table:table-cell>
          <table:table-cell office:value-type="float" office:value="-110">
            <text:p>-110</text:p>
          </table:table-cell>
          <table:table-cell office:value-type="float" office:value="759">
            <text:p>75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427">
            <text:p>427</text:p>
          </table:table-cell>
          <table:table-cell office:value-type="float" office:value="-0.0460137">
            <text:p>-0.0460137</text:p>
          </table:table-cell>
          <table:table-cell office:value-type="float" office:value="0.011553">
            <text:p>0.011553</text:p>
          </table:table-cell>
          <table:table-cell office:value-type="float" office:value="-2.96365">
            <text:p>-2.96365</text:p>
          </table:table-cell>
          <table:table-cell office:value-type="float" office:value="0.119986">
            <text:p>0.119986</text:p>
          </table:table-cell>
          <table:table-cell office:value-type="float" office:value="-0.043447">
            <text:p>-0.043447</text:p>
          </table:table-cell>
          <table:table-cell office:value-type="float" office:value="1.56933">
            <text:p>1.56933</text:p>
          </table:table-cell>
          <table:table-cell office:value-type="float" office:value="-1.02912">
            <text:p>-1.0291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6">
            <text:p>286</text:p>
          </table:table-cell>
          <table:table-cell office:value-type="float" office:value="-114">
            <text:p>-114</text:p>
          </table:table-cell>
          <table:table-cell office:value-type="float" office:value="712">
            <text:p>71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-0.0201104">
            <text:p>-0.0201104</text:p>
          </table:table-cell>
          <table:table-cell office:value-type="float" office:value="0.0112476">
            <text:p>0.0112476</text:p>
          </table:table-cell>
          <table:table-cell office:value-type="float" office:value="-2.96371">
            <text:p>-2.96371</text:p>
          </table:table-cell>
          <table:table-cell office:value-type="float" office:value="0.12289">
            <text:p>0.12289</text:p>
          </table:table-cell>
          <table:table-cell office:value-type="float" office:value="-0.0457524">
            <text:p>-0.0457524</text:p>
          </table:table-cell>
          <table:table-cell office:value-type="float" office:value="1.56933">
            <text:p>1.56933</text:p>
          </table:table-cell>
          <table:table-cell office:value-type="float" office:value="-1.02912">
            <text:p>-1.0291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4">
            <text:p>294</text:p>
          </table:table-cell>
          <table:table-cell office:value-type="float" office:value="-121">
            <text:p>-121</text:p>
          </table:table-cell>
          <table:table-cell office:value-type="float" office:value="717">
            <text:p>717</text:p>
          </table:table-cell>
          <table:table-cell office:value-type="float" office:value="142">
            <text:p>142</text:p>
          </table:table-cell>
          <table:table-cell table:number-columns-repeated="2" office:value-type="float" office:value="435">
            <text:p>435</text:p>
          </table:table-cell>
          <table:table-cell office:value-type="float" office:value="-0.0191057">
            <text:p>-0.0191057</text:p>
          </table:table-cell>
          <table:table-cell office:value-type="float" office:value="0.00926781">
            <text:p>0.00926781</text:p>
          </table:table-cell>
          <table:table-cell office:value-type="float" office:value="-2.96352">
            <text:p>-2.96352</text:p>
          </table:table-cell>
          <table:table-cell office:value-type="float" office:value="0.127894">
            <text:p>0.127894</text:p>
          </table:table-cell>
          <table:table-cell office:value-type="float" office:value="-0.0512322">
            <text:p>-0.0512322</text:p>
          </table:table-cell>
          <table:table-cell office:value-type="float" office:value="1.55345">
            <text:p>1.55345</text:p>
          </table:table-cell>
          <table:table-cell office:value-type="float" office:value="-1.00642">
            <text:p>-1.006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office:value-type="float" office:value="-132">
            <text:p>-132</text:p>
          </table:table-cell>
          <table:table-cell office:value-type="float" office:value="739">
            <text:p>73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153689">
            <text:p>-0.0153689</text:p>
          </table:table-cell>
          <table:table-cell office:value-type="float" office:value="0.00878229">
            <text:p>0.00878229</text:p>
          </table:table-cell>
          <table:table-cell office:value-type="float" office:value="-2.9618">
            <text:p>-2.9618</text:p>
          </table:table-cell>
          <table:table-cell office:value-type="float" office:value="0.134631">
            <text:p>0.134631</text:p>
          </table:table-cell>
          <table:table-cell office:value-type="float" office:value="-0.0572177">
            <text:p>-0.0572177</text:p>
          </table:table-cell>
          <table:table-cell office:value-type="float" office:value="1.55345">
            <text:p>1.55345</text:p>
          </table:table-cell>
          <table:table-cell office:value-type="float" office:value="-1.00642">
            <text:p>-1.006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8">
            <text:p>328</text:p>
          </table:table-cell>
          <table:table-cell office:value-type="float" office:value="-137">
            <text:p>-137</text:p>
          </table:table-cell>
          <table:table-cell office:value-type="float" office:value="755">
            <text:p>75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175086">
            <text:p>-0.0175086</text:p>
          </table:table-cell>
          <table:table-cell office:value-type="float" office:value="0.0105364">
            <text:p>0.0105364</text:p>
          </table:table-cell>
          <table:table-cell office:value-type="float" office:value="-2.96192">
            <text:p>-2.96192</text:p>
          </table:table-cell>
          <table:table-cell office:value-type="float" office:value="0.146491">
            <text:p>0.146491</text:p>
          </table:table-cell>
          <table:table-cell office:value-type="float" office:value="-0.0579636">
            <text:p>-0.0579636</text:p>
          </table:table-cell>
          <table:table-cell office:value-type="float" office:value="1.55345">
            <text:p>1.55345</text:p>
          </table:table-cell>
          <table:table-cell office:value-type="float" office:value="-1.00642">
            <text:p>-1.006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-160">
            <text:p>-160</text:p>
          </table:table-cell>
          <table:table-cell office:value-type="float" office:value="840">
            <text:p>84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570577">
            <text:p>-0.0570577</text:p>
          </table:table-cell>
          <table:table-cell office:value-type="float" office:value="0.0117906">
            <text:p>0.0117906</text:p>
          </table:table-cell>
          <table:table-cell office:value-type="float" office:value="-2.96498">
            <text:p>-2.96498</text:p>
          </table:table-cell>
          <table:table-cell office:value-type="float" office:value="0.147942">
            <text:p>0.147942</text:p>
          </table:table-cell>
          <table:table-cell office:value-type="float" office:value="-0.0682094">
            <text:p>-0.0682094</text:p>
          </table:table-cell>
          <table:table-cell office:value-type="float" office:value="1.53804">
            <text:p>1.53804</text:p>
          </table:table-cell>
          <table:table-cell office:value-type="float" office:value="-1.00518">
            <text:p>-1.0051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4">
            <text:p>484</text:p>
          </table:table-cell>
          <table:table-cell office:value-type="float" office:value="-185">
            <text:p>-185</text:p>
          </table:table-cell>
          <table:table-cell office:value-type="float" office:value="972">
            <text:p>97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305">
            <text:p>305</text:p>
          </table:table-cell>
          <table:table-cell office:value-type="float" office:value="-0.0292775">
            <text:p>-0.0292775</text:p>
          </table:table-cell>
          <table:table-cell office:value-type="float" office:value="0.0494614">
            <text:p>0.0494614</text:p>
          </table:table-cell>
          <table:table-cell office:value-type="float" office:value="-2.97677">
            <text:p>-2.97677</text:p>
          </table:table-cell>
          <table:table-cell office:value-type="float" office:value="0.212722">
            <text:p>0.212722</text:p>
          </table:table-cell>
          <table:table-cell office:value-type="float" office:value="-0.0430386">
            <text:p>-0.0430386</text:p>
          </table:table-cell>
          <table:table-cell office:value-type="float" office:value="1.50918">
            <text:p>1.50918</text:p>
          </table:table-cell>
          <table:table-cell office:value-type="float" office:value="-0.999191">
            <text:p>-0.9991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72">
            <text:p>472</text:p>
          </table:table-cell>
          <table:table-cell office:value-type="float" office:value="-214">
            <text:p>-214</text:p>
          </table:table-cell>
          <table:table-cell office:value-type="float" office:value="944">
            <text:p>944</text:p>
          </table:table-cell>
          <table:table-cell office:value-type="float" office:value="98">
            <text:p>98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239228">
            <text:p>-0.0239228</text:p>
          </table:table-cell>
          <table:table-cell office:value-type="float" office:value="0.0775031">
            <text:p>0.0775031</text:p>
          </table:table-cell>
          <table:table-cell office:value-type="float" office:value="-2.97899">
            <text:p>-2.97899</text:p>
          </table:table-cell>
          <table:table-cell office:value-type="float" office:value="0.212077">
            <text:p>0.212077</text:p>
          </table:table-cell>
          <table:table-cell office:value-type="float" office:value="-0.0294969">
            <text:p>-0.0294969</text:p>
          </table:table-cell>
          <table:table-cell office:value-type="float" office:value="1.50918">
            <text:p>1.50918</text:p>
          </table:table-cell>
          <table:table-cell office:value-type="float" office:value="-0.999191">
            <text:p>-0.9991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14">
            <text:p>214</text:p>
          </table:table-cell>
          <table:table-cell office:value-type="float" office:value="-318">
            <text:p>-318</text:p>
          </table:table-cell>
          <table:table-cell office:value-type="float" office:value="696">
            <text:p>696</text:p>
          </table:table-cell>
          <table:table-cell office:value-type="float" office:value="4">
            <text:p>4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181602">
            <text:p>-0.0181602</text:p>
          </table:table-cell>
          <table:table-cell office:value-type="float" office:value="0.00382144">
            <text:p>0.00382144</text:p>
          </table:table-cell>
          <table:table-cell office:value-type="float" office:value="-2.96783">
            <text:p>-2.96783</text:p>
          </table:table-cell>
          <table:table-cell office:value-type="float" office:value="0.0888398">
            <text:p>0.0888398</text:p>
          </table:table-cell>
          <table:table-cell office:value-type="float" office:value="-0.155179">
            <text:p>-0.155179</text:p>
          </table:table-cell>
          <table:table-cell office:value-type="float" office:value="1.43559">
            <text:p>1.43559</text:p>
          </table:table-cell>
          <table:table-cell office:value-type="float" office:value="-0.953723">
            <text:p>-0.95372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mpc] reset pos sp: 1.31, -0.79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54">
            <text:p>-54</text:p>
          </table:table-cell>
          <table:table-cell office:value-type="float" office:value="-304">
            <text:p>-304</text:p>
          </table:table-cell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223194">
            <text:p>-0.223194</text:p>
          </table:table-cell>
          <table:table-cell office:value-type="float" office:value="-0.128112">
            <text:p>-0.128112</text:p>
          </table:table-cell>
          <table:table-cell office:value-type="float" office:value="-2.96297">
            <text:p>-2.96297</text:p>
          </table:table-cell>
          <table:table-cell office:value-type="float" office:value="-0.250194">
            <text:p>-0.250194</text:p>
          </table:table-cell>
          <table:table-cell office:value-type="float" office:value="-0.280112">
            <text:p>-0.280112</text:p>
          </table:table-cell>
          <table:table-cell office:value-type="float" office:value="1.40635">
            <text:p>1.40635</text:p>
          </table:table-cell>
          <table:table-cell office:value-type="float" office:value="-0.893286">
            <text:p>-0.893286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3">
            <text:p>-53</text:p>
          </table:table-cell>
          <table:table-cell office:value-type="float" office:value="-191">
            <text:p>-191</text:p>
          </table:table-cell>
          <table:table-cell office:value-type="float" office:value="372">
            <text:p>372</text:p>
          </table:table-cell>
          <table:table-cell office:value-type="float" office:value="74">
            <text:p>7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-0.223194">
            <text:p>-0.223194</text:p>
          </table:table-cell>
          <table:table-cell office:value-type="float" office:value="-0.128112">
            <text:p>-0.128112</text:p>
          </table:table-cell>
          <table:table-cell office:value-type="float" office:value="-2.96297">
            <text:p>-2.96297</text:p>
          </table:table-cell>
          <table:table-cell office:value-type="float" office:value="-0.249694">
            <text:p>-0.249694</text:p>
          </table:table-cell>
          <table:table-cell office:value-type="float" office:value="-0.223612">
            <text:p>-0.223612</text:p>
          </table:table-cell>
          <table:table-cell office:value-type="float" office:value="1.40635">
            <text:p>1.40635</text:p>
          </table:table-cell>
          <table:table-cell office:value-type="float" office:value="-0.893286">
            <text:p>-0.893286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-57">
            <text:p>-57</text:p>
          </table:table-cell>
          <table:table-cell office:value-type="float" office:value="531">
            <text:p>531</text:p>
          </table:table-cell>
          <table:table-cell office:value-type="float" office:value="217">
            <text:p>217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17391">
            <text:p>-0.17391</text:p>
          </table:table-cell>
          <table:table-cell office:value-type="float" office:value="-0.0897692">
            <text:p>-0.0897692</text:p>
          </table:table-cell>
          <table:table-cell office:value-type="float" office:value="-2.97041">
            <text:p>-2.97041</text:p>
          </table:table-cell>
          <table:table-cell office:value-type="float" office:value="-0.12541">
            <text:p>-0.12541</text:p>
          </table:table-cell>
          <table:table-cell office:value-type="float" office:value="-0.118269">
            <text:p>-0.118269</text:p>
          </table:table-cell>
          <table:table-cell office:value-type="float" office:value="1.40635">
            <text:p>1.40635</text:p>
          </table:table-cell>
          <table:table-cell office:value-type="float" office:value="-0.893286">
            <text:p>-0.893286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207">
            <text:p>-207</text:p>
          </table:table-cell>
          <table:table-cell office:value-type="float" office:value="-289">
            <text:p>-289</text:p>
          </table:table-cell>
          <table:table-cell office:value-type="float" office:value="265">
            <text:p>265</text:p>
          </table:table-cell>
          <table:table-cell office:value-type="float" office:value="23">
            <text:p>23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0472915">
            <text:p>-0.0472915</text:p>
          </table:table-cell>
          <table:table-cell office:value-type="float" office:value="-0.00669752">
            <text:p>-0.00669752</text:p>
          </table:table-cell>
          <table:table-cell office:value-type="float" office:value="-2.97892">
            <text:p>-2.97892</text:p>
          </table:table-cell>
          <table:table-cell office:value-type="float" office:value="-0.150792">
            <text:p>-0.150792</text:p>
          </table:table-cell>
          <table:table-cell office:value-type="float" office:value="-0.151198">
            <text:p>-0.151198</text:p>
          </table:table-cell>
          <table:table-cell office:value-type="float" office:value="1.40635">
            <text:p>1.40635</text:p>
          </table:table-cell>
          <table:table-cell office:value-type="float" office:value="-0.893286">
            <text:p>-0.893286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-285">
            <text:p>-285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230189">
            <text:p>-0.0230189</text:p>
          </table:table-cell>
          <table:table-cell office:value-type="float" office:value="0.0114814">
            <text:p>0.0114814</text:p>
          </table:table-cell>
          <table:table-cell office:value-type="float" office:value="-2.97327">
            <text:p>-2.97327</text:p>
          </table:table-cell>
          <table:table-cell office:value-type="float" office:value="0.0669811">
            <text:p>0.0669811</text:p>
          </table:table-cell>
          <table:table-cell office:value-type="float" office:value="-0.131019">
            <text:p>-0.131019</text:p>
          </table:table-cell>
          <table:table-cell office:value-type="float" office:value="1.44703">
            <text:p>1.44703</text:p>
          </table:table-cell>
          <table:table-cell office:value-type="float" office:value="-0.899712">
            <text:p>-0.899712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5">
            <text:p>135</text:p>
          </table:table-cell>
          <table:table-cell office:value-type="float" office:value="-296">
            <text:p>-296</text:p>
          </table:table-cell>
          <table:table-cell office:value-type="float" office:value="598">
            <text:p>598</text:p>
          </table:table-cell>
          <table:table-cell office:value-type="float" office:value="7">
            <text:p>7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252904">
            <text:p>-0.0252904</text:p>
          </table:table-cell>
          <table:table-cell office:value-type="float" office:value="0.0117075">
            <text:p>0.0117075</text:p>
          </table:table-cell>
          <table:table-cell office:value-type="float" office:value="-2.97467">
            <text:p>-2.97467</text:p>
          </table:table-cell>
          <table:table-cell office:value-type="float" office:value="0.0422096">
            <text:p>0.0422096</text:p>
          </table:table-cell>
          <table:table-cell office:value-type="float" office:value="-0.136292">
            <text:p>-0.136292</text:p>
          </table:table-cell>
          <table:table-cell office:value-type="float" office:value="1.44703">
            <text:p>1.44703</text:p>
          </table:table-cell>
          <table:table-cell office:value-type="float" office:value="-0.899712">
            <text:p>-0.899712</text:p>
          </table:table-cell>
          <table:table-cell office:value-type="float" office:value="0.843797">
            <text:p>0.843797</text:p>
          </table:table-cell>
          <table:table-cell table:style-name="Default" office:value-type="float" office:value="-0.379581">
            <text:p>-0.379581</text:p>
          </table:table-cell>
        </table:table-row>
        <table:table-row table:style-name="ro1">
          <table:table-cell office:value-type="string">
            <text:p>status LANDED MODE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>
            <text:p>sta</text:p>
          </table:table-cell>
          <table:table-cell table:number-columns-repeated="14"/>
          <table:table-cell table:style-name="Default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>
            <text:p>detectTime</text:p>
          </table:table-cell>
          <table:table-cell office:value-type="string">
            <text:p>midx</text:p>
          </table:table-cell>
          <table:table-cell office:value-type="string">
            <text:p>mid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office:value-type="string">
            <text:p>correctureX</text:p>
          </table:table-cell>
          <table:table-cell office:value-type="string">
            <text:p>correctureY</text:p>
          </table:table-cell>
          <table:table-cell office:value-type="string">
            <text:p>localX</text:p>
          </table:table-cell>
          <table:table-cell office:value-type="string">
            <text:p>localY</text:p>
          </table:table-cell>
          <table:table-cell office:value-type="string">
            <text:p>localXSet</text:p>
          </table:table-cell>
          <table:table-cell office:value-type="string">
            <text:p>localYSet</text:p>
          </table:table-cell>
        </table:table-row>
        <table:table-row table:style-name="ro1">
          <table:table-cell office:value-type="string">
            <text:p>status gyro calibration: started</text:p>
          </table:table-cell>
          <table:table-cell table:number-columns-repeated="15"/>
        </table:table-row>
        <table:table-row table:style-name="ro1">
          <table:table-cell office:value-type="string">
            <text:p>status don't move system</text:p>
          </table:table-cell>
          <table:table-cell table:number-columns-repeated="15"/>
        </table:table-row>
        <table:table-row table:style-name="ro1">
          <table:table-cell office:value-type="string">
            <text:p>status DISARMED by RC</text:p>
          </table:table-cell>
          <table:table-cell table:number-columns-repeated="15"/>
        </table:table-row>
        <table:table-row table:style-name="ro1">
          <table:table-cell office:value-type="string">
            <text:p>status [cmd] arming state: STANDBY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1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1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2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2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3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3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4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4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5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5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6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6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7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7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8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8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9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95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progress &lt;100&gt;</text:p>
          </table:table-cell>
          <table:table-cell table:number-columns-repeated="15"/>
        </table:table-row>
        <table:table-row table:style-name="ro1">
          <table:table-cell office:value-type="string">
            <text:p>status gyro calibration: done</text:p>
          </table:table-cell>
          <table:table-cell table:number-columns-repeated="15"/>
        </table:table-row>
        <table:table-row table:style-name="ro1">
          <table:table-cell office:value-type="string">
            <text:p>status ARMED by RC</text:p>
          </table:table-cell>
          <table:table-cell table:number-columns-repeated="15"/>
        </table:table-row>
        <table:table-row table:style-name="ro1">
          <table:table-cell office:value-type="string">
            <text:p>status [cmd] arming state: ARMED</text:p>
          </table:table-cell>
          <table:table-cell table:number-columns-repeated="15"/>
        </table:table-row>
        <table:table-row table:style-name="ro1">
          <table:table-cell office:value-type="string">
            <text:p>status [sdlog2] start logging</text:p>
          </table:table-cell>
          <table:table-cell table:number-columns-repeated="15"/>
        </table:table-row>
        <table:table-row table:style-name="ro1">
          <table:table-cell office:value-type="string">
            <text:p>status [sdlog2] log dir: /fs/microsd/log/1980-01-06</text:p>
          </table:table-cell>
          <table:table-cell table:number-columns-repeated="15"/>
        </table:table-row>
        <table:table-row table:style-name="ro1">
          <table:table-cell office:value-type="string">
            <text:p>status [sdlog2] log file: perf00_02_24.txt</text:p>
          </table:table-cell>
          <table:table-cell table:number-columns-repeated="15"/>
        </table:table-row>
        <table:table-row table:style-name="ro1">
          <table:table-cell office:value-type="string">
            <text:p>status [sdlog2] log file: 00_02_24.bin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mpc] reset alt sp: -0.10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MANUA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MANUAL</text:p>
          </table:table-cell>
          <table:table-cell table:number-columns-repeated="15"/>
        </table:table-row>
        <table:table-row table:style-name="ro1">
          <table:table-cell office:value-type="string">
            <text:p>status IN AIR MODE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11">
            <text:p>511</text:p>
          </table:table-cell>
          <table:table-cell office:value-type="float" office:value="-312">
            <text:p>-312</text:p>
          </table:table-cell>
          <table:table-cell office:value-type="float" office:value="1030">
            <text:p>1030</text:p>
          </table:table-cell>
          <table:table-cell office:value-type="float" office:value="47">
            <text:p>47</text:p>
          </table:table-cell>
          <table:table-cell table:number-columns-repeated="2" office:value-type="float" office:value="243">
            <text:p>243</text:p>
          </table:table-cell>
          <table:table-cell office:value-type="float" office:value="-0.0228726">
            <text:p>-0.0228726</text:p>
          </table:table-cell>
          <table:table-cell office:value-type="float" office:value="0.00893212">
            <text:p>0.00893212</text:p>
          </table:table-cell>
          <table:table-cell office:value-type="float" office:value="-2.96773">
            <text:p>-2.96773</text:p>
          </table:table-cell>
          <table:table-cell office:value-type="float" office:value="0.232627">
            <text:p>0.232627</text:p>
          </table:table-cell>
          <table:table-cell office:value-type="float" office:value="-0.147068">
            <text:p>-0.1470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atus [inav] new surface level: -1.21</text:p>
          </table:table-cell>
          <table:table-cell table:number-columns-repeated="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-114">
            <text:p>-114</text:p>
          </table:table-cell>
          <table:table-cell office:value-type="float" office:value="753">
            <text:p>753</text:p>
          </table:table-cell>
          <table:table-cell office:value-type="float" office:value="163">
            <text:p>163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193355">
            <text:p>-0.0193355</text:p>
          </table:table-cell>
          <table:table-cell office:value-type="float" office:value="0.0160038">
            <text:p>0.0160038</text:p>
          </table:table-cell>
          <table:table-cell office:value-type="float" office:value="-3.06824">
            <text:p>-3.06824</text:p>
          </table:table-cell>
          <table:table-cell office:value-type="float" office:value="0.138664">
            <text:p>0.138664</text:p>
          </table:table-cell>
          <table:table-cell office:value-type="float" office:value="-0.0409962">
            <text:p>-0.0409962</text:p>
          </table:table-cell>
          <table:table-cell office:value-type="float" office:value="2.18729">
            <text:p>2.18729</text:p>
          </table:table-cell>
          <table:table-cell office:value-type="float" office:value="4.50162">
            <text:p>4.50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2">
            <text:p>282</text:p>
          </table:table-cell>
          <table:table-cell office:value-type="float" office:value="-51">
            <text:p>-51</text:p>
          </table:table-cell>
          <table:table-cell office:value-type="float" office:value="712">
            <text:p>712</text:p>
          </table:table-cell>
          <table:table-cell office:value-type="float" office:value="219">
            <text:p>219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192681">
            <text:p>-0.0192681</text:p>
          </table:table-cell>
          <table:table-cell office:value-type="float" office:value="0.0149472">
            <text:p>0.0149472</text:p>
          </table:table-cell>
          <table:table-cell office:value-type="float" office:value="-3.06747">
            <text:p>-3.06747</text:p>
          </table:table-cell>
          <table:table-cell office:value-type="float" office:value="0.121732">
            <text:p>0.121732</text:p>
          </table:table-cell>
          <table:table-cell office:value-type="float" office:value="-0.0105528">
            <text:p>-0.0105528</text:p>
          </table:table-cell>
          <table:table-cell office:value-type="float" office:value="2.18729">
            <text:p>2.18729</text:p>
          </table:table-cell>
          <table:table-cell office:value-type="float" office:value="4.50162">
            <text:p>4.50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1">
            <text:p>261</text:p>
          </table:table-cell>
          <table:table-cell office:value-type="float" office:value="-3">
            <text:p>-3</text:p>
          </table:table-cell>
          <table:table-cell office:value-type="float" office:value="692">
            <text:p>692</text:p>
          </table:table-cell>
          <table:table-cell office:value-type="float" office:value="268">
            <text:p>268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192681">
            <text:p>-0.0192681</text:p>
          </table:table-cell>
          <table:table-cell office:value-type="float" office:value="0.0149472">
            <text:p>0.0149472</text:p>
          </table:table-cell>
          <table:table-cell office:value-type="float" office:value="-3.06747">
            <text:p>-3.06747</text:p>
          </table:table-cell>
          <table:table-cell office:value-type="float" office:value="0.111232">
            <text:p>0.111232</text:p>
          </table:table-cell>
          <table:table-cell office:value-type="float" office:value="0.0134472">
            <text:p>0.0134472</text:p>
          </table:table-cell>
          <table:table-cell office:value-type="float" office:value="2.18729">
            <text:p>2.18729</text:p>
          </table:table-cell>
          <table:table-cell office:value-type="float" office:value="4.50162">
            <text:p>4.50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692">
            <text:p>692</text:p>
          </table:table-cell>
          <table:table-cell office:value-type="float" office:value="285">
            <text:p>285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176632">
            <text:p>-0.0176632</text:p>
          </table:table-cell>
          <table:table-cell office:value-type="float" office:value="0.0094577">
            <text:p>0.0094577</text:p>
          </table:table-cell>
          <table:table-cell office:value-type="float" office:value="-3.06636">
            <text:p>-3.06636</text:p>
          </table:table-cell>
          <table:table-cell office:value-type="float" office:value="0.112837">
            <text:p>0.112837</text:p>
          </table:table-cell>
          <table:table-cell office:value-type="float" office:value="0.0164577">
            <text:p>0.0164577</text:p>
          </table:table-cell>
          <table:table-cell office:value-type="float" office:value="2.18729">
            <text:p>2.18729</text:p>
          </table:table-cell>
          <table:table-cell office:value-type="float" office:value="4.50162">
            <text:p>4.50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698">
            <text:p>698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172586">
            <text:p>-0.0172586</text:p>
          </table:table-cell>
          <table:table-cell office:value-type="float" office:value="0.00978275">
            <text:p>0.00978275</text:p>
          </table:table-cell>
          <table:table-cell office:value-type="float" office:value="-3.06546">
            <text:p>-3.06546</text:p>
          </table:table-cell>
          <table:table-cell office:value-type="float" office:value="0.116241">
            <text:p>0.116241</text:p>
          </table:table-cell>
          <table:table-cell office:value-type="float" office:value="0.0137827">
            <text:p>0.0137827</text:p>
          </table:table-cell>
          <table:table-cell office:value-type="float" office:value="2.18729">
            <text:p>2.18729</text:p>
          </table:table-cell>
          <table:table-cell office:value-type="float" office:value="4.50162">
            <text:p>4.50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698">
            <text:p>698</text:p>
          </table:table-cell>
          <table:table-cell office:value-type="float" office:value="297">
            <text:p>297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150502">
            <text:p>-0.0150502</text:p>
          </table:table-cell>
          <table:table-cell office:value-type="float" office:value="0.0122552">
            <text:p>0.0122552</text:p>
          </table:table-cell>
          <table:table-cell office:value-type="float" office:value="-3.06582">
            <text:p>-3.06582</text:p>
          </table:table-cell>
          <table:table-cell office:value-type="float" office:value="0.11845">
            <text:p>0.11845</text:p>
          </table:table-cell>
          <table:table-cell office:value-type="float" office:value="0.0252552">
            <text:p>0.0252552</text:p>
          </table:table-cell>
          <table:table-cell office:value-type="float" office:value="2.39038">
            <text:p>2.39038</text:p>
          </table:table-cell>
          <table:table-cell office:value-type="float" office:value="4.85387">
            <text:p>4.85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">
            <text:p>294</text:p>
          </table:table-cell>
          <table:table-cell office:value-type="float" office:value="31">
            <text:p>31</text:p>
          </table:table-cell>
          <table:table-cell office:value-type="float" office:value="711">
            <text:p>711</text:p>
          </table:table-cell>
          <table:table-cell office:value-type="float" office:value="288">
            <text:p>288</text:p>
          </table:table-cell>
          <table:table-cell table:number-columns-repeated="2" office:value-type="float" office:value="446">
            <text:p>446</text:p>
          </table:table-cell>
          <table:table-cell office:value-type="float" office:value="-0.0166942">
            <text:p>-0.0166942</text:p>
          </table:table-cell>
          <table:table-cell office:value-type="float" office:value="0.0120584">
            <text:p>0.0120584</text:p>
          </table:table-cell>
          <table:table-cell office:value-type="float" office:value="-3.06483">
            <text:p>-3.06483</text:p>
          </table:table-cell>
          <table:table-cell office:value-type="float" office:value="0.130306">
            <text:p>0.130306</text:p>
          </table:table-cell>
          <table:table-cell office:value-type="float" office:value="0.0275584">
            <text:p>0.0275584</text:p>
          </table:table-cell>
          <table:table-cell office:value-type="float" office:value="2.39038">
            <text:p>2.39038</text:p>
          </table:table-cell>
          <table:table-cell office:value-type="float" office:value="4.85387">
            <text:p>4.85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3">
            <text:p>343</text:p>
          </table:table-cell>
          <table:table-cell office:value-type="float" office:value="38">
            <text:p>38</text:p>
          </table:table-cell>
          <table:table-cell office:value-type="float" office:value="769">
            <text:p>769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8">
            <text:p>428</text:p>
          </table:table-cell>
          <table:table-cell office:value-type="float" office:value="-0.0170047">
            <text:p>-0.0170047</text:p>
          </table:table-cell>
          <table:table-cell office:value-type="float" office:value="0.0114935">
            <text:p>0.0114935</text:p>
          </table:table-cell>
          <table:table-cell office:value-type="float" office:value="-3.06496">
            <text:p>-3.06496</text:p>
          </table:table-cell>
          <table:table-cell office:value-type="float" office:value="0.154495">
            <text:p>0.154495</text:p>
          </table:table-cell>
          <table:table-cell office:value-type="float" office:value="0.0304935">
            <text:p>0.0304935</text:p>
          </table:table-cell>
          <table:table-cell office:value-type="float" office:value="2.39038">
            <text:p>2.39038</text:p>
          </table:table-cell>
          <table:table-cell office:value-type="float" office:value="4.85387">
            <text:p>4.85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-147">
            <text:p>-147</text:p>
          </table:table-cell>
          <table:table-cell office:value-type="float" office:value="757">
            <text:p>757</text:p>
          </table:table-cell>
          <table:table-cell office:value-type="float" office:value="93">
            <text:p>93</text:p>
          </table:table-cell>
          <table:table-cell table:number-columns-repeated="2" office:value-type="float" office:value="481">
            <text:p>481</text:p>
          </table:table-cell>
          <table:table-cell office:value-type="float" office:value="-0.0451911">
            <text:p>-0.0451911</text:p>
          </table:table-cell>
          <table:table-cell office:value-type="float" office:value="0.038413">
            <text:p>0.038413</text:p>
          </table:table-cell>
          <table:table-cell office:value-type="float" office:value="-3.04733">
            <text:p>-3.04733</text:p>
          </table:table-cell>
          <table:table-cell office:value-type="float" office:value="0.133309">
            <text:p>0.133309</text:p>
          </table:table-cell>
          <table:table-cell office:value-type="float" office:value="-0.035087">
            <text:p>-0.035087</text:p>
          </table:table-cell>
          <table:table-cell office:value-type="float" office:value="2.51035">
            <text:p>2.51035</text:p>
          </table:table-cell>
          <table:table-cell office:value-type="float" office:value="5.15729">
            <text:p>5.157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9">
            <text:p>299</text:p>
          </table:table-cell>
          <table:table-cell office:value-type="float" office:value="-251">
            <text:p>-251</text:p>
          </table:table-cell>
          <table:table-cell office:value-type="float" office:value="733">
            <text:p>733</text:p>
          </table:table-cell>
          <table:table-cell office:value-type="float" office:value="23">
            <text:p>23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376045">
            <text:p>-0.0376045</text:p>
          </table:table-cell>
          <table:table-cell office:value-type="float" office:value="0.0342163">
            <text:p>0.0342163</text:p>
          </table:table-cell>
          <table:table-cell office:value-type="float" office:value="-3.04657">
            <text:p>-3.04657</text:p>
          </table:table-cell>
          <table:table-cell office:value-type="float" office:value="0.111895">
            <text:p>0.111895</text:p>
          </table:table-cell>
          <table:table-cell office:value-type="float" office:value="-0.0912837">
            <text:p>-0.0912837</text:p>
          </table:table-cell>
          <table:table-cell office:value-type="float" office:value="2.51035">
            <text:p>2.51035</text:p>
          </table:table-cell>
          <table:table-cell office:value-type="float" office:value="5.15729">
            <text:p>5.157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-222">
            <text:p>-222</text:p>
          </table:table-cell>
          <table:table-cell office:value-type="float" office:value="565">
            <text:p>565</text:p>
          </table:table-cell>
          <table:table-cell office:value-type="float" office:value="39">
            <text:p>39</text:p>
          </table:table-cell>
          <table:table-cell table:number-columns-repeated="2" office:value-type="float" office:value="439">
            <text:p>439</text:p>
          </table:table-cell>
          <table:table-cell office:value-type="float" office:value="-0.0190436">
            <text:p>-0.0190436</text:p>
          </table:table-cell>
          <table:table-cell office:value-type="float" office:value="0.0232114">
            <text:p>0.0232114</text:p>
          </table:table-cell>
          <table:table-cell office:value-type="float" office:value="-3.0461">
            <text:p>-3.0461</text:p>
          </table:table-cell>
          <table:table-cell office:value-type="float" office:value="0.0529564">
            <text:p>0.0529564</text:p>
          </table:table-cell>
          <table:table-cell office:value-type="float" office:value="-0.0877886">
            <text:p>-0.0877886</text:p>
          </table:table-cell>
          <table:table-cell office:value-type="float" office:value="2.45902">
            <text:p>2.45902</text:p>
          </table:table-cell>
          <table:table-cell office:value-type="float" office:value="5.08667">
            <text:p>5.08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-214">
            <text:p>-214</text:p>
          </table:table-cell>
          <table:table-cell office:value-type="float" office:value="506">
            <text:p>506</text:p>
          </table:table-cell>
          <table:table-cell office:value-type="float" office:value="36">
            <text:p>36</text:p>
          </table:table-cell>
          <table:table-cell table:number-columns-repeated="2" office:value-type="float" office:value="461">
            <text:p>461</text:p>
          </table:table-cell>
          <table:table-cell office:value-type="float" office:value="-0.0130707">
            <text:p>-0.0130707</text:p>
          </table:table-cell>
          <table:table-cell office:value-type="float" office:value="0.0173128">
            <text:p>0.0173128</text:p>
          </table:table-cell>
          <table:table-cell office:value-type="float" office:value="-3.04637">
            <text:p>-3.04637</text:p>
          </table:table-cell>
          <table:table-cell office:value-type="float" office:value="0.0349293">
            <text:p>0.0349293</text:p>
          </table:table-cell>
          <table:table-cell office:value-type="float" office:value="-0.0896872">
            <text:p>-0.0896872</text:p>
          </table:table-cell>
          <table:table-cell office:value-type="float" office:value="2.45902">
            <text:p>2.45902</text:p>
          </table:table-cell>
          <table:table-cell office:value-type="float" office:value="5.08667">
            <text:p>5.08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-222">
            <text:p>-222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135283">
            <text:p>-0.0135283</text:p>
          </table:table-cell>
          <table:table-cell office:value-type="float" office:value="0.0195097">
            <text:p>0.0195097</text:p>
          </table:table-cell>
          <table:table-cell office:value-type="float" office:value="-3.04671">
            <text:p>-3.04671</text:p>
          </table:table-cell>
          <table:table-cell office:value-type="float" office:value="0.0249717">
            <text:p>0.0249717</text:p>
          </table:table-cell>
          <table:table-cell office:value-type="float" office:value="-0.0914904">
            <text:p>-0.0914904</text:p>
          </table:table-cell>
          <table:table-cell office:value-type="float" office:value="2.45902">
            <text:p>2.45902</text:p>
          </table:table-cell>
          <table:table-cell office:value-type="float" office:value="5.08667">
            <text:p>5.08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-221">
            <text:p>-221</text:p>
          </table:table-cell>
          <table:table-cell office:value-type="float" office:value="473">
            <text:p>473</text:p>
          </table:table-cell>
          <table:table-cell office:value-type="float" office:value="40">
            <text:p>40</text:p>
          </table:table-cell>
          <table:table-cell table:number-columns-repeated="2" office:value-type="float" office:value="439">
            <text:p>439</text:p>
          </table:table-cell>
          <table:table-cell office:value-type="float" office:value="-0.00929227">
            <text:p>-0.00929227</text:p>
          </table:table-cell>
          <table:table-cell office:value-type="float" office:value="0.0148879">
            <text:p>0.0148879</text:p>
          </table:table-cell>
          <table:table-cell office:value-type="float" office:value="-3.04812">
            <text:p>-3.04812</text:p>
          </table:table-cell>
          <table:table-cell office:value-type="float" office:value="0.0167077">
            <text:p>0.0167077</text:p>
          </table:table-cell>
          <table:table-cell office:value-type="float" office:value="-0.0956121">
            <text:p>-0.0956121</text:p>
          </table:table-cell>
          <table:table-cell office:value-type="float" office:value="2.40294">
            <text:p>2.40294</text:p>
          </table:table-cell>
          <table:table-cell office:value-type="float" office:value="4.98649">
            <text:p>4.98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-230">
            <text:p>-230</text:p>
          </table:table-cell>
          <table:table-cell office:value-type="float" office:value="461">
            <text:p>461</text:p>
          </table:table-cell>
          <table:table-cell office:value-type="float" office:value="40">
            <text:p>40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0976775">
            <text:p>-0.00976775</text:p>
          </table:table-cell>
          <table:table-cell office:value-type="float" office:value="0.0124259">
            <text:p>0.0124259</text:p>
          </table:table-cell>
          <table:table-cell office:value-type="float" office:value="-3.04928">
            <text:p>-3.04928</text:p>
          </table:table-cell>
          <table:table-cell office:value-type="float" office:value="0.00573225">
            <text:p>0.00573225</text:p>
          </table:table-cell>
          <table:table-cell office:value-type="float" office:value="-0.102574">
            <text:p>-0.102574</text:p>
          </table:table-cell>
          <table:table-cell office:value-type="float" office:value="2.40294">
            <text:p>2.40294</text:p>
          </table:table-cell>
          <table:table-cell office:value-type="float" office:value="4.98649">
            <text:p>4.98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-265">
            <text:p>-265</text:p>
          </table:table-cell>
          <table:table-cell office:value-type="float" office:value="472">
            <text:p>472</text:p>
          </table:table-cell>
          <table:table-cell office:value-type="float" office:value="14">
            <text:p>14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12788">
            <text:p>-0.012788</text:p>
          </table:table-cell>
          <table:table-cell office:value-type="float" office:value="0.0233876">
            <text:p>0.0233876</text:p>
          </table:table-cell>
          <table:table-cell office:value-type="float" office:value="-3.05157">
            <text:p>-3.05157</text:p>
          </table:table-cell>
          <table:table-cell office:value-type="float" office:value="0.00371197">
            <text:p>0.00371197</text:p>
          </table:table-cell>
          <table:table-cell office:value-type="float" office:value="-0.109112">
            <text:p>-0.109112</text:p>
          </table:table-cell>
          <table:table-cell office:value-type="float" office:value="2.40294">
            <text:p>2.40294</text:p>
          </table:table-cell>
          <table:table-cell office:value-type="float" office:value="4.98649">
            <text:p>4.98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5">
            <text:p>185</text:p>
          </table:table-cell>
          <table:table-cell office:value-type="float" office:value="-252">
            <text:p>-252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number-columns-repeated="2" office:value-type="float" office:value="432">
            <text:p>432</text:p>
          </table:table-cell>
          <table:table-cell office:value-type="float" office:value="-0.016024">
            <text:p>-0.016024</text:p>
          </table:table-cell>
          <table:table-cell office:value-type="float" office:value="0.000280022">
            <text:p>0.000280022</text:p>
          </table:table-cell>
          <table:table-cell office:value-type="float" office:value="-3.05595">
            <text:p>-3.05595</text:p>
          </table:table-cell>
          <table:table-cell office:value-type="float" office:value="0.076476">
            <text:p>0.076476</text:p>
          </table:table-cell>
          <table:table-cell office:value-type="float" office:value="-0.12572">
            <text:p>-0.12572</text:p>
          </table:table-cell>
          <table:table-cell office:value-type="float" office:value="1.75787">
            <text:p>1.75787</text:p>
          </table:table-cell>
          <table:table-cell office:value-type="float" office:value="3.25902">
            <text:p>3.25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-184">
            <text:p>-184</text:p>
          </table:table-cell>
          <table:table-cell office:value-type="float" office:value="438">
            <text:p>438</text:p>
          </table:table-cell>
          <table:table-cell office:value-type="float" office:value="8">
            <text:p>8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16024">
            <text:p>-0.016024</text:p>
          </table:table-cell>
          <table:table-cell office:value-type="float" office:value="0.000280022">
            <text:p>0.000280022</text:p>
          </table:table-cell>
          <table:table-cell office:value-type="float" office:value="-3.05595">
            <text:p>-3.05595</text:p>
          </table:table-cell>
          <table:table-cell office:value-type="float" office:value="0.026976">
            <text:p>0.026976</text:p>
          </table:table-cell>
          <table:table-cell office:value-type="float" office:value="-0.09172">
            <text:p>-0.09172</text:p>
          </table:table-cell>
          <table:table-cell office:value-type="float" office:value="1.75787">
            <text:p>1.75787</text:p>
          </table:table-cell>
          <table:table-cell office:value-type="float" office:value="3.25902">
            <text:p>3.25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-112">
            <text:p>-112</text:p>
          </table:table-cell>
          <table:table-cell office:value-type="float" office:value="412">
            <text:p>412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0.0163997">
            <text:p>-0.0163997</text:p>
          </table:table-cell>
          <table:table-cell office:value-type="float" office:value="-0.000210848">
            <text:p>-0.000210848</text:p>
          </table:table-cell>
          <table:table-cell office:value-type="float" office:value="-3.05356">
            <text:p>-3.05356</text:p>
          </table:table-cell>
          <table:table-cell office:value-type="float" office:value="-0.00639967">
            <text:p>-0.00639967</text:p>
          </table:table-cell>
          <table:table-cell office:value-type="float" office:value="-0.0562108">
            <text:p>-0.0562108</text:p>
          </table:table-cell>
          <table:table-cell office:value-type="float" office:value="1.75787">
            <text:p>1.75787</text:p>
          </table:table-cell>
          <table:table-cell office:value-type="float" office:value="3.25902">
            <text:p>3.25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121">
            <text:p>-121</text:p>
          </table:table-cell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171041">
            <text:p>-0.0171041</text:p>
          </table:table-cell>
          <table:table-cell office:value-type="float" office:value="-0.000125315">
            <text:p>-0.000125315</text:p>
          </table:table-cell>
          <table:table-cell office:value-type="float" office:value="-3.05284">
            <text:p>-3.05284</text:p>
          </table:table-cell>
          <table:table-cell office:value-type="float" office:value="-0.0176041">
            <text:p>-0.0176041</text:p>
          </table:table-cell>
          <table:table-cell office:value-type="float" office:value="-0.0606253">
            <text:p>-0.0606253</text:p>
          </table:table-cell>
          <table:table-cell office:value-type="float" office:value="1.75787">
            <text:p>1.75787</text:p>
          </table:table-cell>
          <table:table-cell office:value-type="float" office:value="3.25902">
            <text:p>3.25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-114">
            <text:p>-114</text:p>
          </table:table-cell>
          <table:table-cell office:value-type="float" office:value="408">
            <text:p>408</text:p>
          </table:table-cell>
          <table:table-cell office:value-type="float" office:value="131">
            <text:p>131</text:p>
          </table:table-cell>
          <table:table-cell table:number-columns-repeated="2" office:value-type="float" office:value="471">
            <text:p>471</text:p>
          </table:table-cell>
          <table:table-cell office:value-type="float" office:value="-0.0174202">
            <text:p>-0.0174202</text:p>
          </table:table-cell>
          <table:table-cell office:value-type="float" office:value="0.00146955">
            <text:p>0.00146955</text:p>
          </table:table-cell>
          <table:table-cell office:value-type="float" office:value="-3.05176">
            <text:p>-3.05176</text:p>
          </table:table-cell>
          <table:table-cell office:value-type="float" office:value="-0.0159202">
            <text:p>-0.0159202</text:p>
          </table:table-cell>
          <table:table-cell office:value-type="float" office:value="-0.0555305">
            <text:p>-0.0555305</text:p>
          </table:table-cell>
          <table:table-cell office:value-type="float" office:value="1.75787">
            <text:p>1.75787</text:p>
          </table:table-cell>
          <table:table-cell office:value-type="float" office:value="3.25902">
            <text:p>3.25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1">
            <text:p>-11</text:p>
          </table:table-cell>
          <table:table-cell office:value-type="float" office:value="-142">
            <text:p>-142</text:p>
          </table:table-cell>
          <table:table-cell office:value-type="float" office:value="393">
            <text:p>393</text:p>
          </table:table-cell>
          <table:table-cell office:value-type="float" office:value="102">
            <text:p>10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-0.0127056">
            <text:p>-0.0127056</text:p>
          </table:table-cell>
          <table:table-cell office:value-type="float" office:value="0.0125572">
            <text:p>0.0125572</text:p>
          </table:table-cell>
          <table:table-cell office:value-type="float" office:value="-3.05054">
            <text:p>-3.05054</text:p>
          </table:table-cell>
          <table:table-cell office:value-type="float" office:value="-0.0182056">
            <text:p>-0.0182056</text:p>
          </table:table-cell>
          <table:table-cell office:value-type="float" office:value="-0.0584428">
            <text:p>-0.0584428</text:p>
          </table:table-cell>
          <table:table-cell office:value-type="float" office:value="1.66348">
            <text:p>1.66348</text:p>
          </table:table-cell>
          <table:table-cell office:value-type="float" office:value="3.14857">
            <text:p>3.14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-178">
            <text:p>-178</text:p>
          </table:table-cell>
          <table:table-cell office:value-type="float" office:value="416">
            <text:p>416</text:p>
          </table:table-cell>
          <table:table-cell office:value-type="float" office:value="79">
            <text:p>79</text:p>
          </table:table-cell>
          <table:table-cell table:number-columns-repeated="2" office:value-type="float" office:value="446">
            <text:p>446</text:p>
          </table:table-cell>
          <table:table-cell office:value-type="float" office:value="-0.0172988">
            <text:p>-0.0172988</text:p>
          </table:table-cell>
          <table:table-cell office:value-type="float" office:value="0.0314292">
            <text:p>0.0314292</text:p>
          </table:table-cell>
          <table:table-cell office:value-type="float" office:value="-3.04997">
            <text:p>-3.04997</text:p>
          </table:table-cell>
          <table:table-cell office:value-type="float" office:value="-0.0177988">
            <text:p>-0.0177988</text:p>
          </table:table-cell>
          <table:table-cell office:value-type="float" office:value="-0.0575708">
            <text:p>-0.0575708</text:p>
          </table:table-cell>
          <table:table-cell office:value-type="float" office:value="1.66348">
            <text:p>1.66348</text:p>
          </table:table-cell>
          <table:table-cell office:value-type="float" office:value="3.14857">
            <text:p>3.14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-183">
            <text:p>-183</text:p>
          </table:table-cell>
          <table:table-cell office:value-type="float" office:value="439">
            <text:p>439</text:p>
          </table:table-cell>
          <table:table-cell office:value-type="float" office:value="84">
            <text:p>84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186103">
            <text:p>-0.0186103</text:p>
          </table:table-cell>
          <table:table-cell office:value-type="float" office:value="0.0344722">
            <text:p>0.0344722</text:p>
          </table:table-cell>
          <table:table-cell office:value-type="float" office:value="-3.05006">
            <text:p>-3.05006</text:p>
          </table:table-cell>
          <table:table-cell office:value-type="float" office:value="-0.0126103">
            <text:p>-0.0126103</text:p>
          </table:table-cell>
          <table:table-cell office:value-type="float" office:value="-0.0570278">
            <text:p>-0.0570278</text:p>
          </table:table-cell>
          <table:table-cell office:value-type="float" office:value="1.66348">
            <text:p>1.66348</text:p>
          </table:table-cell>
          <table:table-cell office:value-type="float" office:value="3.14857">
            <text:p>3.14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-156">
            <text:p>-156</text:p>
          </table:table-cell>
          <table:table-cell office:value-type="float" office:value="422">
            <text:p>422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31">
            <text:p>431</text:p>
          </table:table-cell>
          <table:table-cell office:value-type="float" office:value="-0.0173462">
            <text:p>-0.0173462</text:p>
          </table:table-cell>
          <table:table-cell office:value-type="float" office:value="0.0122456">
            <text:p>0.0122456</text:p>
          </table:table-cell>
          <table:table-cell office:value-type="float" office:value="-3.0483">
            <text:p>-3.0483</text:p>
          </table:table-cell>
          <table:table-cell office:value-type="float" office:value="-0.0188462">
            <text:p>-0.0188462</text:p>
          </table:table-cell>
          <table:table-cell office:value-type="float" office:value="-0.0657544">
            <text:p>-0.0657544</text:p>
          </table:table-cell>
          <table:table-cell office:value-type="float" office:value="1.55149">
            <text:p>1.55149</text:p>
          </table:table-cell>
          <table:table-cell office:value-type="float" office:value="3.01879">
            <text:p>3.01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-161">
            <text:p>-161</text:p>
          </table:table-cell>
          <table:table-cell office:value-type="float" office:value="456">
            <text:p>456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510365">
            <text:p>-0.0510365</text:p>
          </table:table-cell>
          <table:table-cell office:value-type="float" office:value="0.0549967">
            <text:p>0.0549967</text:p>
          </table:table-cell>
          <table:table-cell office:value-type="float" office:value="-3.06105">
            <text:p>-3.06105</text:p>
          </table:table-cell>
          <table:table-cell office:value-type="float" office:value="-0.0380365">
            <text:p>-0.0380365</text:p>
          </table:table-cell>
          <table:table-cell office:value-type="float" office:value="-0.0255033">
            <text:p>-0.0255033</text:p>
          </table:table-cell>
          <table:table-cell office:value-type="float" office:value="1.43062">
            <text:p>1.43062</text:p>
          </table:table-cell>
          <table:table-cell office:value-type="float" office:value="2.88201">
            <text:p>2.88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46">
            <text:p>-46</text:p>
          </table:table-cell>
          <table:table-cell office:value-type="float" office:value="-309">
            <text:p>-309</text:p>
          </table:table-cell>
          <table:table-cell office:value-type="float" office:value="432">
            <text:p>432</text:p>
          </table:table-cell>
          <table:table-cell office:value-type="float" office:value="9">
            <text:p>9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157395">
            <text:p>-0.0157395</text:p>
          </table:table-cell>
          <table:table-cell office:value-type="float" office:value="0.00251837">
            <text:p>0.00251837</text:p>
          </table:table-cell>
          <table:table-cell office:value-type="float" office:value="-3.06249">
            <text:p>-3.06249</text:p>
          </table:table-cell>
          <table:table-cell office:value-type="float" office:value="-0.0387395">
            <text:p>-0.0387395</text:p>
          </table:table-cell>
          <table:table-cell office:value-type="float" office:value="-0.151982">
            <text:p>-0.151982</text:p>
          </table:table-cell>
          <table:table-cell office:value-type="float" office:value="1.28137">
            <text:p>1.28137</text:p>
          </table:table-cell>
          <table:table-cell office:value-type="float" office:value="2.57193">
            <text:p>2.5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5">
            <text:p>-55</text:p>
          </table:table-cell>
          <table:table-cell office:value-type="float" office:value="-197">
            <text:p>-197</text:p>
          </table:table-cell>
          <table:table-cell office:value-type="float" office:value="372">
            <text:p>372</text:p>
          </table:table-cell>
          <table:table-cell office:value-type="float" office:value="70">
            <text:p>70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16851">
            <text:p>-0.016851</text:p>
          </table:table-cell>
          <table:table-cell office:value-type="float" office:value="-0.00054688">
            <text:p>-0.00054688</text:p>
          </table:table-cell>
          <table:table-cell office:value-type="float" office:value="-3.06249">
            <text:p>-3.06249</text:p>
          </table:table-cell>
          <table:table-cell office:value-type="float" office:value="-0.044351">
            <text:p>-0.044351</text:p>
          </table:table-cell>
          <table:table-cell office:value-type="float" office:value="-0.0990469">
            <text:p>-0.0990469</text:p>
          </table:table-cell>
          <table:table-cell office:value-type="float" office:value="1.28137">
            <text:p>1.28137</text:p>
          </table:table-cell>
          <table:table-cell office:value-type="float" office:value="2.57193">
            <text:p>2.5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3">
            <text:p>-53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450">
            <text:p>450</text:p>
          </table:table-cell>
          <table:table-cell office:value-type="float" office:value="-0.016851">
            <text:p>-0.016851</text:p>
          </table:table-cell>
          <table:table-cell office:value-type="float" office:value="-0.00054688">
            <text:p>-0.00054688</text:p>
          </table:table-cell>
          <table:table-cell office:value-type="float" office:value="-3.06249">
            <text:p>-3.06249</text:p>
          </table:table-cell>
          <table:table-cell office:value-type="float" office:value="-0.043351">
            <text:p>-0.043351</text:p>
          </table:table-cell>
          <table:table-cell office:value-type="float" office:value="0.00795312">
            <text:p>0.00795312</text:p>
          </table:table-cell>
          <table:table-cell office:value-type="float" office:value="1.28137">
            <text:p>1.28137</text:p>
          </table:table-cell>
          <table:table-cell office:value-type="float" office:value="2.57193">
            <text:p>2.5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1">
            <text:p>-31</text:p>
          </table:table-cell>
          <table:table-cell office:value-type="float" office:value="60">
            <text:p>60</text:p>
          </table:table-cell>
          <table:table-cell office:value-type="float" office:value="363">
            <text:p>363</text:p>
          </table:table-cell>
          <table:table-cell office:value-type="float" office:value="294">
            <text:p>29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0.019294">
            <text:p>-0.019294</text:p>
          </table:table-cell>
          <table:table-cell office:value-type="float" office:value="-0.00479156">
            <text:p>-0.00479156</text:p>
          </table:table-cell>
          <table:table-cell office:value-type="float" office:value="-3.06388">
            <text:p>-3.06388</text:p>
          </table:table-cell>
          <table:table-cell office:value-type="float" office:value="-0.034794">
            <text:p>-0.034794</text:p>
          </table:table-cell>
          <table:table-cell office:value-type="float" office:value="0.0252084">
            <text:p>0.0252084</text:p>
          </table:table-cell>
          <table:table-cell office:value-type="float" office:value="1.28137">
            <text:p>1.28137</text:p>
          </table:table-cell>
          <table:table-cell office:value-type="float" office:value="2.57193">
            <text:p>2.5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office:value-type="float" office:value="97">
            <text:p>97</text:p>
          </table:table-cell>
          <table:table-cell office:value-type="float" office:value="403">
            <text:p>403</text:p>
          </table:table-cell>
          <table:table-cell office:value-type="float" office:value="348">
            <text:p>348</text:p>
          </table:table-cell>
          <table:table-cell table:number-columns-repeated="2" office:value-type="float" office:value="458">
            <text:p>458</text:p>
          </table:table-cell>
          <table:table-cell office:value-type="float" office:value="-0.0179557">
            <text:p>-0.0179557</text:p>
          </table:table-cell>
          <table:table-cell office:value-type="float" office:value="-0.00270271">
            <text:p>-0.00270271</text:p>
          </table:table-cell>
          <table:table-cell office:value-type="float" office:value="-3.06626">
            <text:p>-3.06626</text:p>
          </table:table-cell>
          <table:table-cell office:value-type="float" office:value="-0.0219557">
            <text:p>-0.0219557</text:p>
          </table:table-cell>
          <table:table-cell office:value-type="float" office:value="0.0457973">
            <text:p>0.0457973</text:p>
          </table:table-cell>
          <table:table-cell office:value-type="float" office:value="1.28137">
            <text:p>1.28137</text:p>
          </table:table-cell>
          <table:table-cell office:value-type="float" office:value="2.57193">
            <text:p>2.5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  <table:table-cell office:value-type="float" office:value="403">
            <text:p>403</text:p>
          </table:table-cell>
          <table:table-cell office:value-type="float" office:value="333">
            <text:p>333</text:p>
          </table:table-cell>
          <table:table-cell table:number-columns-repeated="2" office:value-type="float" office:value="557">
            <text:p>557</text:p>
          </table:table-cell>
          <table:table-cell office:value-type="float" office:value="-0.0234157">
            <text:p>-0.0234157</text:p>
          </table:table-cell>
          <table:table-cell table:style-name="ce1" office:value-type="string">
            <text:p>-8.63125e-05</text:p>
          </table:table-cell>
          <table:table-cell office:value-type="float" office:value="-3.06831">
            <text:p>-3.06831</text:p>
          </table:table-cell>
          <table:table-cell office:value-type="float" office:value="-0.00291572">
            <text:p>-0.00291572</text:p>
          </table:table-cell>
          <table:table-cell office:value-type="float" office:value="0.0654137">
            <text:p>0.0654137</text:p>
          </table:table-cell>
          <table:table-cell office:value-type="float" office:value="1.31547">
            <text:p>1.31547</text:p>
          </table:table-cell>
          <table:table-cell office:value-type="float" office:value="2.5367">
            <text:p>2.5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386">
            <text:p>386</text:p>
          </table:table-cell>
          <table:table-cell office:value-type="float" office:value="337">
            <text:p>337</text:p>
          </table:table-cell>
          <table:table-cell table:number-columns-repeated="2" office:value-type="float" office:value="594">
            <text:p>594</text:p>
          </table:table-cell>
          <table:table-cell office:value-type="float" office:value="-0.0278891">
            <text:p>-0.0278891</text:p>
          </table:table-cell>
          <table:table-cell office:value-type="float" office:value="0.00748209">
            <text:p>0.00748209</text:p>
          </table:table-cell>
          <table:table-cell office:value-type="float" office:value="-3.07119">
            <text:p>-3.07119</text:p>
          </table:table-cell>
          <table:table-cell office:value-type="float" office:value="-0.00638906">
            <text:p>-0.00638906</text:p>
          </table:table-cell>
          <table:table-cell office:value-type="float" office:value="0.0844821">
            <text:p>0.0844821</text:p>
          </table:table-cell>
          <table:table-cell office:value-type="float" office:value="1.31547">
            <text:p>1.31547</text:p>
          </table:table-cell>
          <table:table-cell office:value-type="float" office:value="2.5367">
            <text:p>2.5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79">
            <text:p>179</text:p>
          </table:table-cell>
          <table:table-cell office:value-type="float" office:value="451">
            <text:p>451</text:p>
          </table:table-cell>
          <table:table-cell office:value-type="float" office:value="374">
            <text:p>37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-0.0308722">
            <text:p>-0.0308722</text:p>
          </table:table-cell>
          <table:table-cell office:value-type="float" office:value="0.00940875">
            <text:p>0.00940875</text:p>
          </table:table-cell>
          <table:table-cell office:value-type="float" office:value="-3.07323">
            <text:p>-3.07323</text:p>
          </table:table-cell>
          <table:table-cell office:value-type="float" office:value="0.0171278">
            <text:p>0.0171278</text:p>
          </table:table-cell>
          <table:table-cell office:value-type="float" office:value="0.0989088">
            <text:p>0.0989088</text:p>
          </table:table-cell>
          <table:table-cell office:value-type="float" office:value="1.31547">
            <text:p>1.31547</text:p>
          </table:table-cell>
          <table:table-cell office:value-type="float" office:value="2.5367">
            <text:p>2.5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float" office:value="200">
            <text:p>200</text:p>
          </table:table-cell>
          <table:table-cell office:value-type="float" office:value="566">
            <text:p>566</text:p>
          </table:table-cell>
          <table:table-cell office:value-type="float" office:value="451">
            <text:p>451</text:p>
          </table:table-cell>
          <table:table-cell table:number-columns-repeated="2" office:value-type="float" office:value="459">
            <text:p>459</text:p>
          </table:table-cell>
          <table:table-cell office:value-type="float" office:value="-0.0519444">
            <text:p>-0.0519444</text:p>
          </table:table-cell>
          <table:table-cell office:value-type="float" office:value="0.00922709">
            <text:p>0.00922709</text:p>
          </table:table-cell>
          <table:table-cell office:value-type="float" office:value="-3.07591">
            <text:p>-3.07591</text:p>
          </table:table-cell>
          <table:table-cell office:value-type="float" office:value="0.0255556">
            <text:p>0.0255556</text:p>
          </table:table-cell>
          <table:table-cell office:value-type="float" office:value="0.109227">
            <text:p>0.109227</text:p>
          </table:table-cell>
          <table:table-cell office:value-type="float" office:value="1.32461">
            <text:p>1.32461</text:p>
          </table:table-cell>
          <table:table-cell office:value-type="float" office:value="2.49929">
            <text:p>2.499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8">
            <text:p>188</text:p>
          </table:table-cell>
          <table:table-cell office:value-type="float" office:value="217">
            <text:p>217</text:p>
          </table:table-cell>
          <table:table-cell office:value-type="float" office:value="588">
            <text:p>58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481">
            <text:p>481</text:p>
          </table:table-cell>
          <table:table-cell office:value-type="float" office:value="-0.0591735">
            <text:p>-0.0591735</text:p>
          </table:table-cell>
          <table:table-cell office:value-type="float" office:value="0.010025">
            <text:p>0.010025</text:p>
          </table:table-cell>
          <table:table-cell office:value-type="float" office:value="-3.07679">
            <text:p>-3.07679</text:p>
          </table:table-cell>
          <table:table-cell office:value-type="float" office:value="0.0348265">
            <text:p>0.0348265</text:p>
          </table:table-cell>
          <table:table-cell office:value-type="float" office:value="0.118525">
            <text:p>0.118525</text:p>
          </table:table-cell>
          <table:table-cell office:value-type="float" office:value="1.32461">
            <text:p>1.32461</text:p>
          </table:table-cell>
          <table:table-cell office:value-type="float" office:value="2.49929">
            <text:p>2.499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42">
            <text:p>-142</text:p>
          </table:table-cell>
          <table:table-cell office:value-type="float" office:value="-28">
            <text:p>-28</text:p>
          </table:table-cell>
          <table:table-cell office:value-type="float" office:value="341">
            <text:p>341</text:p>
          </table:table-cell>
          <table:table-cell office:value-type="float" office:value="295">
            <text:p>295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72974">
            <text:p>-0.072974</text:p>
          </table:table-cell>
          <table:table-cell office:value-type="float" office:value="0.00718216">
            <text:p>0.00718216</text:p>
          </table:table-cell>
          <table:table-cell office:value-type="float" office:value="-3.07836">
            <text:p>-3.07836</text:p>
          </table:table-cell>
          <table:table-cell office:value-type="float" office:value="-0.143974">
            <text:p>-0.143974</text:p>
          </table:table-cell>
          <table:table-cell office:value-type="float" office:value="-0.00681785">
            <text:p>-0.00681785</text:p>
          </table:table-cell>
          <table:table-cell office:value-type="float" office:value="1.32461">
            <text:p>1.32461</text:p>
          </table:table-cell>
          <table:table-cell office:value-type="float" office:value="2.49929">
            <text:p>2.499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38">
            <text:p>-138</text:p>
          </table:table-cell>
          <table:table-cell office:value-type="float" office:value="-17">
            <text:p>-17</text:p>
          </table:table-cell>
          <table:table-cell office:value-type="float" office:value="345">
            <text:p>345</text:p>
          </table:table-cell>
          <table:table-cell office:value-type="float" office:value="306">
            <text:p>306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749989">
            <text:p>-0.0749989</text:p>
          </table:table-cell>
          <table:table-cell office:value-type="float" office:value="0.00230211">
            <text:p>0.00230211</text:p>
          </table:table-cell>
          <table:table-cell office:value-type="float" office:value="-3.07921">
            <text:p>-3.07921</text:p>
          </table:table-cell>
          <table:table-cell office:value-type="float" office:value="-0.143999">
            <text:p>-0.143999</text:p>
          </table:table-cell>
          <table:table-cell office:value-type="float" office:value="-0.00619789">
            <text:p>-0.00619789</text:p>
          </table:table-cell>
          <table:table-cell office:value-type="float" office:value="1.32883">
            <text:p>1.32883</text:p>
          </table:table-cell>
          <table:table-cell office:value-type="float" office:value="2.48155">
            <text:p>2.48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0">
            <text:p>210</text:p>
          </table:table-cell>
          <table:table-cell office:value-type="float" office:value="274">
            <text:p>274</text:p>
          </table:table-cell>
          <table:table-cell office:value-type="float" office:value="647">
            <text:p>647</text:p>
          </table:table-cell>
          <table:table-cell office:value-type="float" office:value="551">
            <text:p>551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684648">
            <text:p>-0.0684648</text:p>
          </table:table-cell>
          <table:table-cell office:value-type="float" office:value="0.00286455">
            <text:p>0.00286455</text:p>
          </table:table-cell>
          <table:table-cell office:value-type="float" office:value="-3.07819">
            <text:p>-3.07819</text:p>
          </table:table-cell>
          <table:table-cell office:value-type="float" office:value="0.0365352">
            <text:p>0.0365352</text:p>
          </table:table-cell>
          <table:table-cell office:value-type="float" office:value="0.139865">
            <text:p>0.139865</text:p>
          </table:table-cell>
          <table:table-cell office:value-type="float" office:value="1.32883">
            <text:p>1.32883</text:p>
          </table:table-cell>
          <table:table-cell office:value-type="float" office:value="2.48155">
            <text:p>2.48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250">
            <text:p>250</text:p>
          </table:table-cell>
          <table:table-cell office:value-type="float" office:value="517">
            <text:p>517</text:p>
          </table:table-cell>
          <table:table-cell office:value-type="float" office:value="525">
            <text:p>525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296591">
            <text:p>-0.0296591</text:p>
          </table:table-cell>
          <table:table-cell office:value-type="float" office:value="0.00948437">
            <text:p>0.00948437</text:p>
          </table:table-cell>
          <table:table-cell office:value-type="float" office:value="-3.05879">
            <text:p>-3.05879</text:p>
          </table:table-cell>
          <table:table-cell office:value-type="float" office:value="0.0113409">
            <text:p>0.0113409</text:p>
          </table:table-cell>
          <table:table-cell office:value-type="float" office:value="0.134484">
            <text:p>0.134484</text:p>
          </table:table-cell>
          <table:table-cell office:value-type="float" office:value="1.31991">
            <text:p>1.31991</text:p>
          </table:table-cell>
          <table:table-cell office:value-type="float" office:value="2.49664">
            <text:p>2.496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float" office:value="477">
            <text:p>477</text:p>
          </table:table-cell>
          <table:table-cell office:value-type="float" office:value="482">
            <text:p>482</text:p>
          </table:table-cell>
          <table:table-cell table:number-columns-repeated="2" office:value-type="float" office:value="447">
            <text:p>447</text:p>
          </table:table-cell>
          <table:table-cell office:value-type="float" office:value="-0.0300847">
            <text:p>-0.0300847</text:p>
          </table:table-cell>
          <table:table-cell office:value-type="float" office:value="0.0074682">
            <text:p>0.0074682</text:p>
          </table:table-cell>
          <table:table-cell office:value-type="float" office:value="-3.05798">
            <text:p>-3.05798</text:p>
          </table:table-cell>
          <table:table-cell table:style-name="ce1" office:value-type="string">
            <text:p>-8.47075e-05</text:p>
          </table:table-cell>
          <table:table-cell office:value-type="float" office:value="0.119968">
            <text:p>0.119968</text:p>
          </table:table-cell>
          <table:table-cell office:value-type="float" office:value="1.3">
            <text:p>1.3</text:p>
          </table:table-cell>
          <table:table-cell office:value-type="float" office:value="2.51956">
            <text:p>2.51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150">
            <text:p>150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-0.0300847">
            <text:p>-0.0300847</text:p>
          </table:table-cell>
          <table:table-cell office:value-type="float" office:value="0.0074682">
            <text:p>0.0074682</text:p>
          </table:table-cell>
          <table:table-cell office:value-type="float" office:value="-3.05798">
            <text:p>-3.05798</text:p>
          </table:table-cell>
          <table:table-cell office:value-type="float" office:value="-0.0345847">
            <text:p>-0.0345847</text:p>
          </table:table-cell>
          <table:table-cell office:value-type="float" office:value="0.0824682">
            <text:p>0.0824682</text:p>
          </table:table-cell>
          <table:table-cell office:value-type="float" office:value="1.3">
            <text:p>1.3</text:p>
          </table:table-cell>
          <table:table-cell office:value-type="float" office:value="2.51956">
            <text:p>2.51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3">
            <text:p>-53</text:p>
          </table:table-cell>
          <table:table-cell office:value-type="float" office:value="112">
            <text:p>112</text:p>
          </table:table-cell>
          <table:table-cell office:value-type="float" office:value="298">
            <text:p>298</text:p>
          </table:table-cell>
          <table:table-cell office:value-type="float" office:value="303">
            <text:p>30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-0.0268222">
            <text:p>-0.0268222</text:p>
          </table:table-cell>
          <table:table-cell office:value-type="float" office:value="0.00504851">
            <text:p>0.00504851</text:p>
          </table:table-cell>
          <table:table-cell office:value-type="float" office:value="-3.05631">
            <text:p>-3.05631</text:p>
          </table:table-cell>
          <table:table-cell office:value-type="float" office:value="-0.0533222">
            <text:p>-0.0533222</text:p>
          </table:table-cell>
          <table:table-cell office:value-type="float" office:value="0.0610485">
            <text:p>0.0610485</text:p>
          </table:table-cell>
          <table:table-cell office:value-type="float" office:value="1.3">
            <text:p>1.3</text:p>
          </table:table-cell>
          <table:table-cell office:value-type="float" office:value="2.51956">
            <text:p>2.51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66">
            <text:p>-66</text:p>
          </table:table-cell>
          <table:table-cell office:value-type="float" office:value="35">
            <text:p>35</text:p>
          </table:table-cell>
          <table:table-cell office:value-type="float" office:value="335">
            <text:p>335</text:p>
          </table:table-cell>
          <table:table-cell office:value-type="float" office:value="276">
            <text:p>276</text:p>
          </table:table-cell>
          <table:table-cell table:number-columns-repeated="2" office:value-type="float" office:value="478">
            <text:p>478</text:p>
          </table:table-cell>
          <table:table-cell office:value-type="float" office:value="-0.0213737">
            <text:p>-0.0213737</text:p>
          </table:table-cell>
          <table:table-cell office:value-type="float" office:value="0.0207982">
            <text:p>0.0207982</text:p>
          </table:table-cell>
          <table:table-cell office:value-type="float" office:value="-3.05702">
            <text:p>-3.05702</text:p>
          </table:table-cell>
          <table:table-cell office:value-type="float" office:value="-0.0543737">
            <text:p>-0.0543737</text:p>
          </table:table-cell>
          <table:table-cell office:value-type="float" office:value="0.0382982">
            <text:p>0.0382982</text:p>
          </table:table-cell>
          <table:table-cell office:value-type="float" office:value="1.3">
            <text:p>1.3</text:p>
          </table:table-cell>
          <table:table-cell office:value-type="float" office:value="2.51956">
            <text:p>2.51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8">
            <text:p>-88</text:p>
          </table:table-cell>
          <table:table-cell office:value-type="float" office:value="-35">
            <text:p>-35</text:p>
          </table:table-cell>
          <table:table-cell office:value-type="float" office:value="267">
            <text:p>26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571">
            <text:p>571</text:p>
          </table:table-cell>
          <table:table-cell office:value-type="float" office:value="-0.0248094">
            <text:p>-0.0248094</text:p>
          </table:table-cell>
          <table:table-cell office:value-type="float" office:value="0.0417078">
            <text:p>0.0417078</text:p>
          </table:table-cell>
          <table:table-cell office:value-type="float" office:value="-3.0591">
            <text:p>-3.0591</text:p>
          </table:table-cell>
          <table:table-cell office:value-type="float" office:value="-0.0688094">
            <text:p>-0.0688094</text:p>
          </table:table-cell>
          <table:table-cell office:value-type="float" office:value="0.0242078">
            <text:p>0.0242078</text:p>
          </table:table-cell>
          <table:table-cell office:value-type="float" office:value="1.27756">
            <text:p>1.27756</text:p>
          </table:table-cell>
          <table:table-cell office:value-type="float" office:value="2.53829">
            <text:p>2.53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36">
            <text:p>-136</text:p>
          </table:table-cell>
          <table:table-cell office:value-type="float" office:value="-81">
            <text:p>-81</text:p>
          </table:table-cell>
          <table:table-cell office:value-type="float" office:value="203">
            <text:p>203</text:p>
          </table:table-cell>
          <table:table-cell office:value-type="float" office:value="98">
            <text:p>98</text:p>
          </table:table-cell>
          <table:table-cell table:number-columns-repeated="2" office:value-type="float" office:value="603">
            <text:p>603</text:p>
          </table:table-cell>
          <table:table-cell office:value-type="float" office:value="-0.0190927">
            <text:p>-0.0190927</text:p>
          </table:table-cell>
          <table:table-cell office:value-type="float" office:value="0.0488896">
            <text:p>0.0488896</text:p>
          </table:table-cell>
          <table:table-cell office:value-type="float" office:value="-3.06176">
            <text:p>-3.06176</text:p>
          </table:table-cell>
          <table:table-cell office:value-type="float" office:value="-0.0870927">
            <text:p>-0.0870927</text:p>
          </table:table-cell>
          <table:table-cell office:value-type="float" office:value="0.00838962">
            <text:p>0.00838962</text:p>
          </table:table-cell>
          <table:table-cell office:value-type="float" office:value="1.27756">
            <text:p>1.27756</text:p>
          </table:table-cell>
          <table:table-cell office:value-type="float" office:value="2.53829">
            <text:p>2.53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54">
            <text:p>-154</text:p>
          </table:table-cell>
          <table:table-cell office:value-type="float" office:value="-121">
            <text:p>-121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164477">
            <text:p>-0.0164477</text:p>
          </table:table-cell>
          <table:table-cell office:value-type="float" office:value="0.0540735">
            <text:p>0.0540735</text:p>
          </table:table-cell>
          <table:table-cell office:value-type="float" office:value="-3.06312">
            <text:p>-3.06312</text:p>
          </table:table-cell>
          <table:table-cell office:value-type="float" office:value="-0.0934477">
            <text:p>-0.0934477</text:p>
          </table:table-cell>
          <table:table-cell office:value-type="float" office:value="-0.00642654">
            <text:p>-0.00642654</text:p>
          </table:table-cell>
          <table:table-cell office:value-type="float" office:value="1.27756">
            <text:p>1.27756</text:p>
          </table:table-cell>
          <table:table-cell office:value-type="float" office:value="2.53829">
            <text:p>2.53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49">
            <text:p>-149</text:p>
          </table:table-cell>
          <table:table-cell office:value-type="float" office:value="-176">
            <text:p>-176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0.0192338">
            <text:p>-0.0192338</text:p>
          </table:table-cell>
          <table:table-cell office:value-type="float" office:value="0.0767889">
            <text:p>0.0767889</text:p>
          </table:table-cell>
          <table:table-cell office:value-type="float" office:value="-3.06637">
            <text:p>-3.06637</text:p>
          </table:table-cell>
          <table:table-cell office:value-type="float" office:value="-0.0937338">
            <text:p>-0.0937338</text:p>
          </table:table-cell>
          <table:table-cell office:value-type="float" office:value="-0.0112111">
            <text:p>-0.0112111</text:p>
          </table:table-cell>
          <table:table-cell office:value-type="float" office:value="1.27756">
            <text:p>1.27756</text:p>
          </table:table-cell>
          <table:table-cell office:value-type="float" office:value="2.53829">
            <text:p>2.53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73">
            <text:p>-173</text:p>
          </table:table-cell>
          <table:table-cell office:value-type="float" office:value="-186">
            <text:p>-186</text:p>
          </table:table-cell>
          <table:table-cell office:value-type="float" office:value="233">
            <text:p>233</text:p>
          </table:table-cell>
          <table:table-cell office:value-type="float" office:value="60">
            <text:p>60</text:p>
          </table:table-cell>
          <table:table-cell table:number-columns-repeated="2" office:value-type="float" office:value="469">
            <text:p>469</text:p>
          </table:table-cell>
          <table:table-cell office:value-type="float" office:value="-0.0188319">
            <text:p>-0.0188319</text:p>
          </table:table-cell>
          <table:table-cell office:value-type="float" office:value="0.0790212">
            <text:p>0.0790212</text:p>
          </table:table-cell>
          <table:table-cell office:value-type="float" office:value="-3.06692">
            <text:p>-3.06692</text:p>
          </table:table-cell>
          <table:table-cell office:value-type="float" office:value="-0.105332">
            <text:p>-0.105332</text:p>
          </table:table-cell>
          <table:table-cell office:value-type="float" office:value="-0.0139788">
            <text:p>-0.0139788</text:p>
          </table:table-cell>
          <table:table-cell office:value-type="float" office:value="1.27857">
            <text:p>1.27857</text:p>
          </table:table-cell>
          <table:table-cell office:value-type="float" office:value="2.54862">
            <text:p>2.54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83">
            <text:p>-183</text:p>
          </table:table-cell>
          <table:table-cell office:value-type="float" office:value="-147">
            <text:p>-147</text:p>
          </table:table-cell>
          <table:table-cell office:value-type="float" office:value="231">
            <text:p>23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52">
            <text:p>452</text:p>
          </table:table-cell>
          <table:table-cell office:value-type="float" office:value="-0.0144801">
            <text:p>-0.0144801</text:p>
          </table:table-cell>
          <table:table-cell office:value-type="float" office:value="0.0652623">
            <text:p>0.0652623</text:p>
          </table:table-cell>
          <table:table-cell office:value-type="float" office:value="-3.06729">
            <text:p>-3.06729</text:p>
          </table:table-cell>
          <table:table-cell office:value-type="float" office:value="-0.10598">
            <text:p>-0.10598</text:p>
          </table:table-cell>
          <table:table-cell office:value-type="float" office:value="-0.00823773">
            <text:p>-0.00823773</text:p>
          </table:table-cell>
          <table:table-cell office:value-type="float" office:value="1.27857">
            <text:p>1.27857</text:p>
          </table:table-cell>
          <table:table-cell office:value-type="float" office:value="2.54862">
            <text:p>2.54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91">
            <text:p>-191</text:p>
          </table:table-cell>
          <table:table-cell office:value-type="float" office:value="-89">
            <text:p>-89</text:p>
          </table:table-cell>
          <table:table-cell office:value-type="float" office:value="229">
            <text:p>22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441">
            <text:p>441</text:p>
          </table:table-cell>
          <table:table-cell office:value-type="float" office:value="-0.0194277">
            <text:p>-0.0194277</text:p>
          </table:table-cell>
          <table:table-cell office:value-type="float" office:value="0.0396196">
            <text:p>0.0396196</text:p>
          </table:table-cell>
          <table:table-cell office:value-type="float" office:value="-3.06672">
            <text:p>-3.06672</text:p>
          </table:table-cell>
          <table:table-cell office:value-type="float" office:value="-0.114928">
            <text:p>-0.114928</text:p>
          </table:table-cell>
          <table:table-cell office:value-type="float" office:value="-0.0048804">
            <text:p>-0.0048804</text:p>
          </table:table-cell>
          <table:table-cell office:value-type="float" office:value="1.27857">
            <text:p>1.27857</text:p>
          </table:table-cell>
          <table:table-cell office:value-type="float" office:value="2.54862">
            <text:p>2.54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203">
            <text:p>-203</text:p>
          </table:table-cell>
          <table:table-cell office:value-type="float" office:value="-42">
            <text:p>-42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447">
            <text:p>447</text:p>
          </table:table-cell>
          <table:table-cell office:value-type="float" office:value="-0.0200348">
            <text:p>-0.0200348</text:p>
          </table:table-cell>
          <table:table-cell office:value-type="float" office:value="0.0148535">
            <text:p>0.0148535</text:p>
          </table:table-cell>
          <table:table-cell office:value-type="float" office:value="-3.06317">
            <text:p>-3.06317</text:p>
          </table:table-cell>
          <table:table-cell office:value-type="float" office:value="-0.121535">
            <text:p>-0.121535</text:p>
          </table:table-cell>
          <table:table-cell office:value-type="float" office:value="-0.00614646">
            <text:p>-0.00614646</text:p>
          </table:table-cell>
          <table:table-cell office:value-type="float" office:value="1.3197">
            <text:p>1.3197</text:p>
          </table:table-cell>
          <table:table-cell office:value-type="float" office:value="2.54674">
            <text:p>2.54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215">
            <text:p>-215</text:p>
          </table:table-cell>
          <table:table-cell office:value-type="float" office:value="-29">
            <text:p>-29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430">
            <text:p>430</text:p>
          </table:table-cell>
          <table:table-cell office:value-type="float" office:value="-0.0194282">
            <text:p>-0.0194282</text:p>
          </table:table-cell>
          <table:table-cell office:value-type="float" office:value="0.0109636">
            <text:p>0.0109636</text:p>
          </table:table-cell>
          <table:table-cell office:value-type="float" office:value="-3.061">
            <text:p>-3.061</text:p>
          </table:table-cell>
          <table:table-cell office:value-type="float" office:value="-0.126928">
            <text:p>-0.126928</text:p>
          </table:table-cell>
          <table:table-cell office:value-type="float" office:value="-0.0035364">
            <text:p>-0.0035364</text:p>
          </table:table-cell>
          <table:table-cell office:value-type="float" office:value="1.3197">
            <text:p>1.3197</text:p>
          </table:table-cell>
          <table:table-cell office:value-type="float" office:value="2.54674">
            <text:p>2.54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26">
            <text:p>-226</text:p>
          </table:table-cell>
          <table:table-cell office:value-type="float" office:value="-15">
            <text:p>-15</text:p>
          </table:table-cell>
          <table:table-cell office:value-type="float" office:value="183">
            <text:p>183</text:p>
          </table:table-cell>
          <table:table-cell office:value-type="float" office:value="234">
            <text:p>23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-0.0185336">
            <text:p>-0.0185336</text:p>
          </table:table-cell>
          <table:table-cell office:value-type="float" office:value="0.0111628">
            <text:p>0.0111628</text:p>
          </table:table-cell>
          <table:table-cell office:value-type="float" office:value="-3.05428">
            <text:p>-3.05428</text:p>
          </table:table-cell>
          <table:table-cell office:value-type="float" office:value="-0.131534">
            <text:p>-0.131534</text:p>
          </table:table-cell>
          <table:table-cell office:value-type="float" office:value="0.00366276">
            <text:p>0.00366276</text:p>
          </table:table-cell>
          <table:table-cell office:value-type="float" office:value="1.3197">
            <text:p>1.3197</text:p>
          </table:table-cell>
          <table:table-cell office:value-type="float" office:value="2.54674">
            <text:p>2.54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28">
            <text:p>-228</text:p>
          </table:table-cell>
          <table:table-cell office:value-type="float" office:value="-9">
            <text:p>-9</text:p>
          </table:table-cell>
          <table:table-cell office:value-type="float" office:value="192">
            <text:p>192</text:p>
          </table:table-cell>
          <table:table-cell office:value-type="float" office:value="251">
            <text:p>251</text:p>
          </table:table-cell>
          <table:table-cell table:number-columns-repeated="2" office:value-type="float" office:value="440">
            <text:p>440</text:p>
          </table:table-cell>
          <table:table-cell office:value-type="float" office:value="-0.0186504">
            <text:p>-0.0186504</text:p>
          </table:table-cell>
          <table:table-cell office:value-type="float" office:value="0.0107155">
            <text:p>0.0107155</text:p>
          </table:table-cell>
          <table:table-cell office:value-type="float" office:value="-3.05191">
            <text:p>-3.05191</text:p>
          </table:table-cell>
          <table:table-cell office:value-type="float" office:value="-0.13265">
            <text:p>-0.13265</text:p>
          </table:table-cell>
          <table:table-cell office:value-type="float" office:value="0.00621549">
            <text:p>0.00621549</text:p>
          </table:table-cell>
          <table:table-cell office:value-type="float" office:value="1.36181">
            <text:p>1.36181</text:p>
          </table:table-cell>
          <table:table-cell office:value-type="float" office:value="2.52995">
            <text:p>2.52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22">
            <text:p>-222</text:p>
          </table:table-cell>
          <table:table-cell office:value-type="float" office:value="-3">
            <text:p>-3</text:p>
          </table:table-cell>
          <table:table-cell office:value-type="float" office:value="208">
            <text:p>208</text:p>
          </table:table-cell>
          <table:table-cell office:value-type="float" office:value="267">
            <text:p>267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212702">
            <text:p>-0.0212702</text:p>
          </table:table-cell>
          <table:table-cell office:value-type="float" office:value="0.0125419">
            <text:p>0.0125419</text:p>
          </table:table-cell>
          <table:table-cell office:value-type="float" office:value="-3.04855">
            <text:p>-3.04855</text:p>
          </table:table-cell>
          <table:table-cell office:value-type="float" office:value="-0.13227">
            <text:p>-0.13227</text:p>
          </table:table-cell>
          <table:table-cell office:value-type="float" office:value="0.0110419">
            <text:p>0.0110419</text:p>
          </table:table-cell>
          <table:table-cell office:value-type="float" office:value="1.36181">
            <text:p>1.36181</text:p>
          </table:table-cell>
          <table:table-cell office:value-type="float" office:value="2.52995">
            <text:p>2.52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24">
            <text:p>-224</text:p>
          </table:table-cell>
          <table:table-cell office:value-type="float" office:value="-2">
            <text:p>-2</text:p>
          </table:table-cell>
          <table:table-cell office:value-type="float" office:value="213">
            <text:p>213</text:p>
          </table:table-cell>
          <table:table-cell office:value-type="float" office:value="275">
            <text:p>275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225392">
            <text:p>-0.0225392</text:p>
          </table:table-cell>
          <table:table-cell office:value-type="float" office:value="0.0100681">
            <text:p>0.0100681</text:p>
          </table:table-cell>
          <table:table-cell office:value-type="float" office:value="-3.04514">
            <text:p>-3.04514</text:p>
          </table:table-cell>
          <table:table-cell office:value-type="float" office:value="-0.134539">
            <text:p>-0.134539</text:p>
          </table:table-cell>
          <table:table-cell office:value-type="float" office:value="0.00906807">
            <text:p>0.00906807</text:p>
          </table:table-cell>
          <table:table-cell office:value-type="float" office:value="1.36181">
            <text:p>1.36181</text:p>
          </table:table-cell>
          <table:table-cell office:value-type="float" office:value="2.52995">
            <text:p>2.52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891">
            <text:p>-891</text:p>
          </table:table-cell>
          <table:table-cell office:value-type="float" office:value="-221">
            <text:p>-221</text:p>
          </table:table-cell>
          <table:table-cell office:value-type="float" office:value="-6">
            <text:p>-6</text:p>
          </table:table-cell>
          <table:table-cell office:value-type="float" office:value="215">
            <text:p>21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409">
            <text:p>409</text:p>
          </table:table-cell>
          <table:table-cell office:value-type="float" office:value="-0.0233831">
            <text:p>-0.0233831</text:p>
          </table:table-cell>
          <table:table-cell office:value-type="float" office:value="0.00959745">
            <text:p>0.00959745</text:p>
          </table:table-cell>
          <table:table-cell office:value-type="float" office:value="-3.03843">
            <text:p>-3.03843</text:p>
          </table:table-cell>
          <table:table-cell office:value-type="float" office:value="-0.133883">
            <text:p>-0.133883</text:p>
          </table:table-cell>
          <table:table-cell office:value-type="float" office:value="0.00659745">
            <text:p>0.00659745</text:p>
          </table:table-cell>
          <table:table-cell office:value-type="float" office:value="1.3898">
            <text:p>1.3898</text:p>
          </table:table-cell>
          <table:table-cell office:value-type="float" office:value="2.5074">
            <text:p>2.50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mpc] reset alt sp: -0.60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7">
            <text:p>317</text:p>
          </table:table-cell>
          <table:table-cell office:value-type="float" office:value="-115">
            <text:p>-115</text:p>
          </table:table-cell>
          <table:table-cell office:value-type="float" office:value="747">
            <text:p>74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206779">
            <text:p>-0.0206779</text:p>
          </table:table-cell>
          <table:table-cell office:value-type="float" office:value="0.0195684">
            <text:p>0.0195684</text:p>
          </table:table-cell>
          <table:table-cell office:value-type="float" office:value="-3.11192">
            <text:p>-3.11192</text:p>
          </table:table-cell>
          <table:table-cell office:value-type="float" office:value="0.137822">
            <text:p>0.137822</text:p>
          </table:table-cell>
          <table:table-cell office:value-type="float" office:value="-0.0379316">
            <text:p>-0.0379316</text:p>
          </table:table-cell>
          <table:table-cell office:value-type="float" office:value="1.79318">
            <text:p>1.79318</text:p>
          </table:table-cell>
          <table:table-cell office:value-type="float" office:value="2.14418">
            <text:p>2.14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2.10, 1.70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  <table:table-cell office:value-type="float" office:value="-41">
            <text:p>-41</text:p>
          </table:table-cell>
          <table:table-cell office:value-type="float" office:value="653">
            <text:p>65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462">
            <text:p>462</text:p>
          </table:table-cell>
          <table:table-cell office:value-type="float" office:value="-0.0228343">
            <text:p>-0.0228343</text:p>
          </table:table-cell>
          <table:table-cell office:value-type="float" office:value="0.0319533">
            <text:p>0.0319533</text:p>
          </table:table-cell>
          <table:table-cell office:value-type="float" office:value="-3.11203">
            <text:p>-3.11203</text:p>
          </table:table-cell>
          <table:table-cell office:value-type="float" office:value="0.0991657">
            <text:p>0.0991657</text:p>
          </table:table-cell>
          <table:table-cell office:value-type="float" office:value="0.0114533">
            <text:p>0.0114533</text:p>
          </table:table-cell>
          <table:table-cell office:value-type="float" office:value="2.38388">
            <text:p>2.38388</text:p>
          </table:table-cell>
          <table:table-cell office:value-type="float" office:value="1.5158">
            <text:p>1.5158</text:p>
          </table:table-cell>
          <table:table-cell office:value-type="float" office:value="1.90157">
            <text:p>1.90157</text:p>
          </table:table-cell>
          <table:table-cell office:value-type="float" office:value="1.25701">
            <text:p>1.257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2">
            <text:p>272</text:p>
          </table:table-cell>
          <table:table-cell office:value-type="float" office:value="-3">
            <text:p>-3</text:p>
          </table:table-cell>
          <table:table-cell office:value-type="float" office:value="670">
            <text:p>67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485">
            <text:p>485</text:p>
          </table:table-cell>
          <table:table-cell office:value-type="float" office:value="-0.0228343">
            <text:p>-0.0228343</text:p>
          </table:table-cell>
          <table:table-cell office:value-type="float" office:value="0.0319533">
            <text:p>0.0319533</text:p>
          </table:table-cell>
          <table:table-cell office:value-type="float" office:value="-3.11203">
            <text:p>-3.11203</text:p>
          </table:table-cell>
          <table:table-cell office:value-type="float" office:value="0.113166">
            <text:p>0.113166</text:p>
          </table:table-cell>
          <table:table-cell office:value-type="float" office:value="0.0304533">
            <text:p>0.0304533</text:p>
          </table:table-cell>
          <table:table-cell office:value-type="float" office:value="2.38388">
            <text:p>2.38388</text:p>
          </table:table-cell>
          <table:table-cell office:value-type="float" office:value="1.5158">
            <text:p>1.5158</text:p>
          </table:table-cell>
          <table:table-cell office:value-type="float" office:value="1.90157">
            <text:p>1.90157</text:p>
          </table:table-cell>
          <table:table-cell office:value-type="float" office:value="1.25701">
            <text:p>1.257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3">
            <text:p>313</text:p>
          </table:table-cell>
          <table:table-cell office:value-type="float" office:value="81">
            <text:p>81</text:p>
          </table:table-cell>
          <table:table-cell office:value-type="float" office:value="727">
            <text:p>727</text:p>
          </table:table-cell>
          <table:table-cell office:value-type="float" office:value="335">
            <text:p>335</text:p>
          </table:table-cell>
          <table:table-cell table:number-columns-repeated="2" office:value-type="float" office:value="452">
            <text:p>452</text:p>
          </table:table-cell>
          <table:table-cell office:value-type="float" office:value="-0.0227206">
            <text:p>-0.0227206</text:p>
          </table:table-cell>
          <table:table-cell office:value-type="float" office:value="0.0278893">
            <text:p>0.0278893</text:p>
          </table:table-cell>
          <table:table-cell office:value-type="float" office:value="-3.10943">
            <text:p>-3.10943</text:p>
          </table:table-cell>
          <table:table-cell office:value-type="float" office:value="0.133779">
            <text:p>0.133779</text:p>
          </table:table-cell>
          <table:table-cell office:value-type="float" office:value="0.0683893">
            <text:p>0.0683893</text:p>
          </table:table-cell>
          <table:table-cell office:value-type="float" office:value="2.37434">
            <text:p>2.37434</text:p>
          </table:table-cell>
          <table:table-cell office:value-type="float" office:value="1.47634">
            <text:p>1.47634</text:p>
          </table:table-cell>
          <table:table-cell office:value-type="float" office:value="1.90157">
            <text:p>1.90157</text:p>
          </table:table-cell>
          <table:table-cell office:value-type="float" office:value="1.25701">
            <text:p>1.25701</text:p>
          </table:table-cell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2.86, 1.18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3.14, 1.18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2.88, 1.31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2.82, 0.77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main state: POS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POSCTL</text:p>
          </table:table-cell>
          <table:table-cell table:number-columns-repeated="15"/>
        </table:table-row>
        <table:table-row table:style-name="ro1">
          <table:table-cell office:value-type="string">
            <text:p>status [mpc] reset pos sp: 2.58, 0.85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float" office:value="-44">
            <text:p>-44</text:p>
          </table:table-cell>
          <table:table-cell office:value-type="float" office:value="578">
            <text:p>57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470">
            <text:p>470</text:p>
          </table:table-cell>
          <table:table-cell office:value-type="float" office:value="-0.0471398">
            <text:p>-0.0471398</text:p>
          </table:table-cell>
          <table:table-cell office:value-type="float" office:value="0.0218237">
            <text:p>0.0218237</text:p>
          </table:table-cell>
          <table:table-cell office:value-type="float" office:value="-3.14027">
            <text:p>-3.14027</text:p>
          </table:table-cell>
          <table:table-cell office:value-type="float" office:value="0.0393602">
            <text:p>0.0393602</text:p>
          </table:table-cell>
          <table:table-cell office:value-type="float" office:value="-0.00017627">
            <text:p>-0.00017627</text:p>
          </table:table-cell>
          <table:table-cell office:value-type="float" office:value="2.52066">
            <text:p>2.52066</text:p>
          </table:table-cell>
          <table:table-cell office:value-type="float" office:value="0.957192">
            <text:p>0.957192</text:p>
          </table:table-cell>
          <table:table-cell office:value-type="float" office:value="2.57151">
            <text:p>2.57151</text:p>
          </table:table-cell>
          <table:table-cell office:value-type="float" office:value="1.13144">
            <text:p>1.131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44">
            <text:p>444</text:p>
          </table:table-cell>
          <table:table-cell office:value-type="float" office:value="260">
            <text:p>26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0.0458515">
            <text:p>-0.0458515</text:p>
          </table:table-cell>
          <table:table-cell office:value-type="float" office:value="0.0209237">
            <text:p>0.0209237</text:p>
          </table:table-cell>
          <table:table-cell office:value-type="float" office:value="-3.14009">
            <text:p>-3.14009</text:p>
          </table:table-cell>
          <table:table-cell office:value-type="float" office:value="-0.0193515">
            <text:p>-0.0193515</text:p>
          </table:table-cell>
          <table:table-cell office:value-type="float" office:value="0.0354237">
            <text:p>0.0354237</text:p>
          </table:table-cell>
          <table:table-cell office:value-type="float" office:value="2.52066">
            <text:p>2.52066</text:p>
          </table:table-cell>
          <table:table-cell office:value-type="float" office:value="0.957192">
            <text:p>0.957192</text:p>
          </table:table-cell>
          <table:table-cell office:value-type="float" office:value="2.57151">
            <text:p>2.57151</text:p>
          </table:table-cell>
          <table:table-cell office:value-type="float" office:value="1.13144">
            <text:p>1.13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61">
            <text:p>-161</text:p>
          </table:table-cell>
          <table:table-cell office:value-type="float" office:value="135">
            <text:p>135</text:p>
          </table:table-cell>
          <table:table-cell office:value-type="float" office:value="191">
            <text:p>191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76">
            <text:p>576</text:p>
          </table:table-cell>
          <table:table-cell office:value-type="float" office:value="-0.0458515">
            <text:p>-0.0458515</text:p>
          </table:table-cell>
          <table:table-cell office:value-type="float" office:value="0.0209237">
            <text:p>0.0209237</text:p>
          </table:table-cell>
          <table:table-cell office:value-type="float" office:value="-3.14009">
            <text:p>-3.14009</text:p>
          </table:table-cell>
          <table:table-cell office:value-type="float" office:value="-0.126352">
            <text:p>-0.126352</text:p>
          </table:table-cell>
          <table:table-cell office:value-type="float" office:value="0.0884237">
            <text:p>0.0884237</text:p>
          </table:table-cell>
          <table:table-cell office:value-type="float" office:value="2.52066">
            <text:p>2.52066</text:p>
          </table:table-cell>
          <table:table-cell office:value-type="float" office:value="0.957192">
            <text:p>0.957192</text:p>
          </table:table-cell>
          <table:table-cell office:value-type="float" office:value="2.57151">
            <text:p>2.57151</text:p>
          </table:table-cell>
          <table:table-cell office:value-type="float" office:value="1.13144">
            <text:p>1.131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29">
            <text:p>-229</text:p>
          </table:table-cell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75">
            <text:p>575</text:p>
          </table:table-cell>
          <table:table-cell office:value-type="float" office:value="-0.0414226">
            <text:p>-0.0414226</text:p>
          </table:table-cell>
          <table:table-cell office:value-type="float" office:value="0.0285062">
            <text:p>0.0285062</text:p>
          </table:table-cell>
          <table:table-cell office:value-type="float" office:value="3.14151">
            <text:p>3.14151</text:p>
          </table:table-cell>
          <table:table-cell office:value-type="float" office:value="-0.155923">
            <text:p>-0.155923</text:p>
          </table:table-cell>
          <table:table-cell office:value-type="float" office:value="0.0975062">
            <text:p>0.0975062</text:p>
          </table:table-cell>
          <table:table-cell office:value-type="float" office:value="2.54389">
            <text:p>2.54389</text:p>
          </table:table-cell>
          <table:table-cell office:value-type="float" office:value="0.988688">
            <text:p>0.988688</text:p>
          </table:table-cell>
          <table:table-cell office:value-type="float" office:value="2.73344">
            <text:p>2.73344</text:p>
          </table:table-cell>
          <table:table-cell office:value-type="float" office:value="1.26882">
            <text:p>1.268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6">
            <text:p>-96</text:p>
          </table:table-cell>
          <table:table-cell office:value-type="float" office:value="-23">
            <text:p>-23</text:p>
          </table:table-cell>
          <table:table-cell office:value-type="float" office:value="254">
            <text:p>254</text:p>
          </table:table-cell>
          <table:table-cell office:value-type="float" office:value="167">
            <text:p>167</text:p>
          </table:table-cell>
          <table:table-cell table:number-columns-repeated="2" office:value-type="float" office:value="580">
            <text:p>580</text:p>
          </table:table-cell>
          <table:table-cell office:value-type="float" office:value="-0.0874929">
            <text:p>-0.0874929</text:p>
          </table:table-cell>
          <table:table-cell office:value-type="float" office:value="0.0907528">
            <text:p>0.0907528</text:p>
          </table:table-cell>
          <table:table-cell office:value-type="float" office:value="3.13361">
            <text:p>3.13361</text:p>
          </table:table-cell>
          <table:table-cell office:value-type="float" office:value="-0.135493">
            <text:p>-0.135493</text:p>
          </table:table-cell>
          <table:table-cell office:value-type="float" office:value="0.0792527">
            <text:p>0.0792527</text:p>
          </table:table-cell>
          <table:table-cell office:value-type="float" office:value="2.54389">
            <text:p>2.54389</text:p>
          </table:table-cell>
          <table:table-cell office:value-type="float" office:value="0.988688">
            <text:p>0.988688</text:p>
          </table:table-cell>
          <table:table-cell office:value-type="float" office:value="2.73344">
            <text:p>2.73344</text:p>
          </table:table-cell>
          <table:table-cell office:value-type="float" office:value="1.26882">
            <text:p>1.26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-97">
            <text:p>-97</text:p>
          </table:table-cell>
          <table:table-cell office:value-type="float" office:value="355">
            <text:p>355</text:p>
          </table:table-cell>
          <table:table-cell office:value-type="float" office:value="71">
            <text:p>71</text:p>
          </table:table-cell>
          <table:table-cell table:number-columns-repeated="2" office:value-type="float" office:value="625">
            <text:p>625</text:p>
          </table:table-cell>
          <table:table-cell office:value-type="float" office:value="-0.277693">
            <text:p>-0.277693</text:p>
          </table:table-cell>
          <table:table-cell office:value-type="float" office:value="0.241928">
            <text:p>0.241928</text:p>
          </table:table-cell>
          <table:table-cell office:value-type="float" office:value="3.10389">
            <text:p>3.10389</text:p>
          </table:table-cell>
          <table:table-cell office:value-type="float" office:value="-0.264193">
            <text:p>-0.264193</text:p>
          </table:table-cell>
          <table:table-cell office:value-type="float" office:value="0.193428">
            <text:p>0.193428</text:p>
          </table:table-cell>
          <table:table-cell office:value-type="float" office:value="2.54389">
            <text:p>2.54389</text:p>
          </table:table-cell>
          <table:table-cell office:value-type="float" office:value="0.988688">
            <text:p>0.988688</text:p>
          </table:table-cell>
          <table:table-cell office:value-type="float" office:value="2.73344">
            <text:p>2.73344</text:p>
          </table:table-cell>
          <table:table-cell office:value-type="float" office:value="1.26882">
            <text:p>1.26882</text:p>
          </table:table-cell>
        </table:table-row>
        <table:table-row table:style-name="ro1">
          <table:table-cell office:value-type="string">
            <text:p>status [cmd] main state: ALTCTL</text:p>
          </table:table-cell>
          <table:table-cell table:number-columns-repeated="15"/>
        </table:table-row>
        <table:table-row table:style-name="ro1">
          <table:table-cell office:value-type="string">
            <text:p>status [cmd] nav state: ALTCTL</text:p>
          </table:table-cell>
          <table:table-cell table:number-columns-repeated="15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4:40:18</meta:creation-date>
    <dc:date>2014-11-22T15:27:06</dc:date>
    <meta:editing-duration>PT16M27S</meta:editing-duration>
    <meta:editing-cycles>1</meta:editing-cycles>
    <meta:document-statistic meta:table-count="3" meta:cell-count="17298" meta:object-count="0"/>
    <meta:generator>LibreOffice/3.5$Linux_x86 LibreOffice_project/350m1$Build-2</meta:generator>
  </office:meta>
</office:document-meta>
</file>